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office="urn:oasis:names:tc:opendocument:xmlns:office:1.0" xmlns:ooo="http://openoffice.org/2004/office" xmlns:xlink="http://www.w3.org/1999/xlink" xmlns:fo="urn:oasis:names:tc:opendocument:xmlns:xsl-fo-compatible:1.0" xmlns:dc="http://purl.org/dc/elements/1.1/" xmlns:ooow="http://openoffice.org/2004/writer" xmlns:meta="urn:oasis:names:tc:opendocument:xmlns:meta:1.0" xmlns:oooc="http://openoffice.org/2004/calc" xmlns:style="urn:oasis:names:tc:opendocument:xmlns:style:1.0" xmlns:text="urn:oasis:names:tc:opendocument:xmlns:text:1.0" xmlns:of="urn:oasis:names:tc:opendocument:xmlns:of:1.2"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dom="http://www.w3.org/2001/xml-events" xmlns:number="urn:oasis:names:tc:opendocument:xmlns:datastyle:1.0" xmlns:math="http://www.w3.org/1998/Math/MathML" xmlns:form="urn:oasis:names:tc:opendocument:xmlns:form:1.0" xmlns:script="urn:oasis:names:tc:opendocument:xmlns:script:1.0" xmlns:xforms="http://www.w3.org/2002/xforms"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Default_20_Style" style:display-name="Default Style" style:family="table">
      <style:table-properties style:width="17cm" table:align="margins"/>
    </style:style>
    <style:style style:name="Default_20_Style.A" style:display-name="Default Style.A" style:family="table-column">
      <style:table-column-properties style:column-width="2.833cm" style:rel-column-width="10922*"/>
    </style:style>
    <style:style style:name="Default_20_Style.A1" style:display-name="Default Style.A1" style:family="table-cell">
      <style:table-cell-properties fo:padding="0.097cm" fo:border-left="0.5pt solid #000000" fo:border-right="none" fo:border-top="0.5pt solid #000000" fo:border-bottom="0.5pt solid #000000"/>
    </style:style>
    <style:style style:name="Default_20_Style.B1" style:display-name="Default Style.B1" style:family="table-cell">
      <style:table-cell-properties fo:padding="0.097cm" fo:border-left="0.5pt solid #000000" fo:border-right="none" fo:border-top="0.5pt solid #000000" fo:border-bottom="0.5pt solid #000000"/>
    </style:style>
    <style:style style:name="Default_20_Style.C1" style:display-name="Default Style.C1" style:family="table-cell">
      <style:table-cell-properties fo:padding="0.097cm" fo:border-left="0.5pt solid #000000" fo:border-right="none" fo:border-top="0.5pt solid #000000" fo:border-bottom="0.5pt solid #000000"/>
    </style:style>
    <style:style style:name="Default_20_Style.D1" style:display-name="Default Style.D1" style:family="table-cell">
      <style:table-cell-properties fo:padding="0.097cm" fo:border-left="0.5pt solid #000000" fo:border-right="none" fo:border-top="0.5pt solid #000000" fo:border-bottom="0.5pt solid #000000"/>
    </style:style>
    <style:style style:name="Default_20_Style.E1" style:display-name="Default Style.E1" style:family="table-cell">
      <style:table-cell-properties fo:padding="0.097cm" fo:border-left="0.5pt solid #000000" fo:border-right="none" fo:border-top="0.5pt solid #000000" fo:border-bottom="0.5pt solid #000000"/>
    </style:style>
    <style:style style:name="Default_20_Style.F1" style:display-name="Default Style.F1" style:family="table-cell">
      <style:table-cell-properties fo:padding="0.097cm" fo:border="0.5pt solid #000000"/>
    </style:style>
    <style:style style:name="Default_20_Style.A2" style:display-name="Default Style.A2" style:family="table-cell">
      <style:table-cell-properties fo:padding="0.097cm" fo:border-left="0.5pt solid #000000" fo:border-right="none" fo:border-top="none" fo:border-bottom="0.5pt solid #000000"/>
    </style:style>
    <style:style style:name="Default_20_Style.B2" style:display-name="Default Style.B2" style:family="table-cell">
      <style:table-cell-properties fo:padding="0.097cm" fo:border-left="0.5pt solid #000000" fo:border-right="none" fo:border-top="none" fo:border-bottom="0.5pt solid #000000"/>
    </style:style>
    <style:style style:name="Default_20_Style.C2" style:display-name="Default Style.C2" style:family="table-cell">
      <style:table-cell-properties fo:padding="0.097cm" fo:border-left="0.5pt solid #000000" fo:border-right="none" fo:border-top="none" fo:border-bottom="0.5pt solid #000000"/>
    </style:style>
    <style:style style:name="Default_20_Style.D2" style:display-name="Default Style.D2" style:family="table-cell">
      <style:table-cell-properties fo:padding="0.097cm" fo:border-left="0.5pt solid #000000" fo:border-right="none" fo:border-top="none" fo:border-bottom="0.5pt solid #000000"/>
    </style:style>
    <style:style style:name="Default_20_Style.E2" style:display-name="Default Style.E2" style:family="table-cell">
      <style:table-cell-properties fo:padding="0.097cm" fo:border-left="0.5pt solid #000000" fo:border-right="none" fo:border-top="none" fo:border-bottom="0.5pt solid #000000"/>
    </style:style>
    <style:style style:name="Default_20_Style.F2" style:display-name="Default Style.F2" style:family="table-cell">
      <style:table-cell-properties fo:padding="0.097cm" fo:border-left="0.5pt solid #000000" fo:border-right="0.5pt solid #000000" fo:border-top="none" fo:border-bottom="0.5pt solid #000000"/>
    </style:style>
    <style:style style:name="Default_20_Style.A3" style:display-name="Default Style.A3" style:family="table-cell">
      <style:table-cell-properties fo:padding="0.097cm" fo:border-left="0.5pt solid #000000" fo:border-right="none" fo:border-top="none" fo:border-bottom="0.5pt solid #000000"/>
    </style:style>
    <style:style style:name="Default_20_Style.B3" style:display-name="Default Style.B3" style:family="table-cell">
      <style:table-cell-properties fo:padding="0.097cm" fo:border-left="0.5pt solid #000000" fo:border-right="none" fo:border-top="none" fo:border-bottom="0.5pt solid #000000"/>
    </style:style>
    <style:style style:name="Default_20_Style.C3" style:display-name="Default Style.C3" style:family="table-cell">
      <style:table-cell-properties fo:padding="0.097cm" fo:border-left="0.5pt solid #000000" fo:border-right="none" fo:border-top="none" fo:border-bottom="0.5pt solid #000000"/>
    </style:style>
    <style:style style:name="Default_20_Style.D3" style:display-name="Default Style.D3" style:family="table-cell">
      <style:table-cell-properties fo:padding="0.097cm" fo:border-left="0.5pt solid #000000" fo:border-right="none" fo:border-top="none" fo:border-bottom="0.5pt solid #000000"/>
    </style:style>
    <style:style style:name="Default_20_Style.E3" style:display-name="Default Style.E3" style:family="table-cell">
      <style:table-cell-properties fo:padding="0.097cm" fo:border-left="0.5pt solid #000000" fo:border-right="none" fo:border-top="none" fo:border-bottom="0.5pt solid #000000"/>
    </style:style>
    <style:style style:name="Default_20_Style.F3" style:display-name="Default Style.F3" style:family="table-cell">
      <style:table-cell-properties fo:padding="0.097cm" fo:border-left="0.5pt solid #000000" fo:border-right="0.5pt solid #000000" fo:border-top="none" fo:border-bottom="0.5pt solid #000000"/>
    </style:style>
    <style:style style:name="Default_20_Style.A4" style:display-name="Default Style.A4" style:family="table-cell">
      <style:table-cell-properties fo:padding="0.097cm" fo:border-left="0.5pt solid #000000" fo:border-right="none" fo:border-top="none" fo:border-bottom="0.5pt solid #000000"/>
    </style:style>
    <style:style style:name="Default_20_Style.B4" style:display-name="Default Style.B4" style:family="table-cell">
      <style:table-cell-properties fo:padding="0.097cm" fo:border-left="0.5pt solid #000000" fo:border-right="none" fo:border-top="none" fo:border-bottom="0.5pt solid #000000"/>
    </style:style>
    <style:style style:name="Default_20_Style.C4" style:display-name="Default Style.C4" style:family="table-cell">
      <style:table-cell-properties fo:padding="0.097cm" fo:border-left="0.5pt solid #000000" fo:border-right="none" fo:border-top="none" fo:border-bottom="0.5pt solid #000000"/>
    </style:style>
    <style:style style:name="Default_20_Style.D4" style:display-name="Default Style.D4" style:family="table-cell">
      <style:table-cell-properties fo:padding="0.097cm" fo:border-left="0.5pt solid #000000" fo:border-right="none" fo:border-top="none" fo:border-bottom="0.5pt solid #000000"/>
    </style:style>
    <style:style style:name="Default_20_Style.E4" style:display-name="Default Style.E4" style:family="table-cell">
      <style:table-cell-properties fo:padding="0.097cm" fo:border-left="0.5pt solid #000000" fo:border-right="none" fo:border-top="none" fo:border-bottom="0.5pt solid #000000"/>
    </style:style>
    <style:style style:name="Default_20_Style.F4" style:display-name="Default Style.F4" style:family="table-cell">
      <style:table-cell-properties fo:padding="0.097cm" fo:border-left="0.5pt solid #000000" fo:border-right="0.5pt solid #000000" fo:border-top="none" fo:border-bottom="0.5pt solid #000000"/>
    </style:style>
    <style:style style:name="Default_20_Style.A5" style:display-name="Default Style.A5" style:family="table-cell">
      <style:table-cell-properties fo:padding="0.097cm" fo:border-left="0.5pt solid #000000" fo:border-right="none" fo:border-top="none" fo:border-bottom="0.5pt solid #000000"/>
    </style:style>
    <style:style style:name="Default_20_Style.B5" style:display-name="Default Style.B5" style:family="table-cell">
      <style:table-cell-properties fo:padding="0.097cm" fo:border-left="0.5pt solid #000000" fo:border-right="none" fo:border-top="none" fo:border-bottom="0.5pt solid #000000"/>
    </style:style>
    <style:style style:name="Default_20_Style.C5" style:display-name="Default Style.C5" style:family="table-cell">
      <style:table-cell-properties fo:padding="0.097cm" fo:border-left="0.5pt solid #000000" fo:border-right="none" fo:border-top="none" fo:border-bottom="0.5pt solid #000000"/>
    </style:style>
    <style:style style:name="Default_20_Style.D5" style:display-name="Default Style.D5" style:family="table-cell">
      <style:table-cell-properties fo:padding="0.097cm" fo:border-left="0.5pt solid #000000" fo:border-right="none" fo:border-top="none" fo:border-bottom="0.5pt solid #000000"/>
    </style:style>
    <style:style style:name="Default_20_Style.E5" style:display-name="Default Style.E5" style:family="table-cell">
      <style:table-cell-properties fo:padding="0.097cm" fo:border-left="0.5pt solid #000000" fo:border-right="none" fo:border-top="none" fo:border-bottom="0.5pt solid #000000"/>
    </style:style>
    <style:style style:name="Default_20_Style.F5" style:display-name="Default Style.F5" style:family="table-cell">
      <style:table-cell-properties fo:padding="0.097cm" fo:border-left="0.5pt solid #000000" fo:border-right="0.5pt solid #000000" fo:border-top="none" fo:border-bottom="0.5pt solid #000000"/>
    </style:style>
    <style:style style:name="Default_20_Style.A6" style:display-name="Default Style.A6" style:family="table-cell">
      <style:table-cell-properties fo:padding="0.097cm" fo:border-left="0.5pt solid #000000" fo:border-right="none" fo:border-top="none" fo:border-bottom="0.5pt solid #000000"/>
    </style:style>
    <style:style style:name="Default_20_Style.B6" style:display-name="Default Style.B6" style:family="table-cell">
      <style:table-cell-properties fo:padding="0.097cm" fo:border-left="0.5pt solid #000000" fo:border-right="none" fo:border-top="none" fo:border-bottom="0.5pt solid #000000"/>
    </style:style>
    <style:style style:name="Default_20_Style.C6" style:display-name="Default Style.C6" style:family="table-cell">
      <style:table-cell-properties fo:padding="0.097cm" fo:border-left="0.5pt solid #000000" fo:border-right="none" fo:border-top="none" fo:border-bottom="0.5pt solid #000000"/>
    </style:style>
    <style:style style:name="Default_20_Style.D6" style:display-name="Default Style.D6" style:family="table-cell">
      <style:table-cell-properties fo:padding="0.097cm" fo:border-left="0.5pt solid #000000" fo:border-right="none" fo:border-top="none" fo:border-bottom="0.5pt solid #000000"/>
    </style:style>
    <style:style style:name="Default_20_Style.E6" style:display-name="Default Style.E6" style:family="table-cell">
      <style:table-cell-properties fo:padding="0.097cm" fo:border-left="0.5pt solid #000000" fo:border-right="none" fo:border-top="none" fo:border-bottom="0.5pt solid #000000"/>
    </style:style>
    <style:style style:name="Default_20_Style.F6" style:display-name="Default Style.F6" style:family="table-cell">
      <style:table-cell-properties fo:padding="0.097cm" fo:border-left="0.5pt solid #000000" fo:border-right="0.5pt solid #000000" fo:border-top="none" fo:border-bottom="0.5pt solid #000000"/>
    </style:style>
    <style:style style:name="Academic" style:family="table">
      <style:table-properties style:width="17cm" table:align="margins" style:shadow="none" style:may-break-between-rows="true" table:border-model="collapsing"/>
    </style:style>
    <style:style style:name="Academic.A" style:family="table-column">
      <style:table-column-properties style:column-width="2.833cm" style:rel-column-width="10922*"/>
    </style:style>
    <style:style style:name="Academic.1" style:family="table-row">
      <style:table-row-properties fo:keep-together="auto"/>
    </style:style>
    <style:style style:name="Academic.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Academic.A2" style:family="table-cell">
      <style:table-cell-properties fo:background-color="transparent" fo:padding="0cm" fo:border="none" style:writing-mode="page">
        <style:background-image/>
      </style:table-cell-properties>
    </style:style>
    <style:style style:name="Academic.B2" style:family="table-cell" style:data-style-name="N20000">
      <style:table-cell-properties fo:background-color="transparent" fo:padding="0cm" fo:border="none" style:writing-mode="page">
        <style:background-image/>
      </style:table-cell-properties>
    </style:style>
    <style:style style:name="Academic.A6" style:family="table-cell">
      <style:table-cell-properties fo:background-color="transparent" fo:padding="0cm" fo:border-left="none" fo:border-right="none" fo:border-top="none" fo:border-bottom="0.75pt solid #000000" style:writing-mode="page">
        <style:background-image/>
      </style:table-cell-properties>
    </style:style>
    <style:style style:name="Academic.B6" style:family="table-cell" style:data-style-name="N20000">
      <style:table-cell-properties fo:background-color="transparent" fo:padding="0cm" fo:border-left="none" fo:border-right="none" fo:border-top="none" fo:border-bottom="0.75pt solid #000000" style:writing-mode="page">
        <style:background-image/>
      </style:table-cell-properties>
    </style:style>
    <style:style style:name="Box_20_List_20_Blue" style:display-name="Box List Blue" style:family="table">
      <style:table-properties style:width="17cm" table:align="margins" style:shadow="none" style:may-break-between-rows="true" table:border-model="collapsing"/>
    </style:style>
    <style:style style:name="Box_20_List_20_Blue.A" style:display-name="Box List Blue.A" style:family="table-column">
      <style:table-column-properties style:column-width="2.833cm" style:rel-column-width="10922*"/>
    </style:style>
    <style:style style:name="Box_20_List_20_Blue.1" style:display-name="Box List Blue.1" style:family="table-row">
      <style:table-row-properties fo:keep-together="auto"/>
    </style:style>
    <style:style style:name="Box_20_List_20_Blue.A1" style:display-name="Box List Blue.A1" style:family="table-cell">
      <style:table-cell-properties fo:background-color="#00599d" fo:padding="0cm" fo:border-left="none" fo:border-right="none" fo:border-top="none" fo:border-bottom="0.75pt solid #00599d" style:writing-mode="page">
        <style:background-image/>
      </style:table-cell-properties>
    </style:style>
    <style:style style:name="Box_20_List_20_Blue.A2" style:display-name="Box List Blue.A2" style:family="table-cell">
      <style:table-cell-properties fo:background-color="transparent" fo:padding="0cm" fo:border-left="0.75pt solid #00599d" fo:border-right="none" fo:border-top="none" fo:border-bottom="none" style:writing-mode="page">
        <style:background-image/>
      </style:table-cell-properties>
    </style:style>
    <style:style style:name="Box_20_List_20_Blue.B2" style:display-name="Box List Blue.B2" style:family="table-cell" style:data-style-name="N20000">
      <style:table-cell-properties fo:background-color="transparent" fo:padding="0cm" fo:border="none" style:writing-mode="page">
        <style:background-image/>
      </style:table-cell-properties>
    </style:style>
    <style:style style:name="Box_20_List_20_Blue.F2" style:display-name="Box List Blue.F2" style:family="table-cell" style:data-style-name="N20000">
      <style:table-cell-properties fo:background-color="transparent" fo:padding="0cm" fo:border-left="none" fo:border-right="0.75pt solid #00599d" fo:border-top="none" fo:border-bottom="none" style:writing-mode="page">
        <style:background-image/>
      </style:table-cell-properties>
    </style:style>
    <style:style style:name="Box_20_List_20_Blue.A3" style:display-name="Box List Blue.A3" style:family="table-cell">
      <style:table-cell-properties fo:background-color="#dddddd" fo:padding="0cm" fo:border-left="0.75pt solid #00599d" fo:border-right="none" fo:border-top="none" fo:border-bottom="none" style:writing-mode="page">
        <style:background-image/>
      </style:table-cell-properties>
    </style:style>
    <style:style style:name="Box_20_List_20_Blue.B3" style:display-name="Box List Blue.B3" style:family="table-cell" style:data-style-name="N20000">
      <style:table-cell-properties fo:background-color="#dddddd" fo:padding="0cm" fo:border="none" style:writing-mode="page">
        <style:background-image/>
      </style:table-cell-properties>
    </style:style>
    <style:style style:name="Box_20_List_20_Blue.F3" style:display-name="Box List Blue.F3" style:family="table-cell" style:data-style-name="N20000">
      <style:table-cell-properties fo:background-color="#dddddd" fo:padding="0cm" fo:border-left="none" fo:border-right="0.75pt solid #00599d" fo:border-top="none" fo:border-bottom="none" style:writing-mode="page">
        <style:background-image/>
      </style:table-cell-properties>
    </style:style>
    <style:style style:name="Box_20_List_20_Blue.A6" style:display-name="Box List Blue.A6"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Box_20_List_20_Blue.B6" style:display-name="Box List Blue.B6" style:family="table-cell" style:data-style-name="N20000">
      <style:table-cell-properties fo:background-color="#adc5e7" fo:padding="0cm" fo:border-left="none" fo:border-right="none" fo:border-top="0.75pt solid #00599d" fo:border-bottom="0.75pt solid #00599d" style:writing-mode="page">
        <style:background-image/>
      </style:table-cell-properties>
    </style:style>
    <style:style style:name="Box_20_List_20_Blue.F6" style:display-name="Box List Blue.F6" style:family="table-cell" style:data-style-name="N20000">
      <style:table-cell-properties fo:background-color="#adc5e7" fo:padding="0cm" fo:border-left="none" fo:border-right="0.75pt solid #00599d" fo:border-top="0.75pt solid #00599d" fo:border-bottom="0.75pt solid #00599d" style:writing-mode="page">
        <style:background-image/>
      </style:table-cell-properties>
    </style:style>
    <style:style style:name="Box_20_List_20_Green" style:display-name="Box List Green" style:family="table">
      <style:table-properties style:width="17cm" table:align="margins" style:shadow="none" style:may-break-between-rows="true" table:border-model="collapsing"/>
    </style:style>
    <style:style style:name="Box_20_List_20_Green.A" style:display-name="Box List Green.A" style:family="table-column">
      <style:table-column-properties style:column-width="2.833cm" style:rel-column-width="10922*"/>
    </style:style>
    <style:style style:name="Box_20_List_20_Green.1" style:display-name="Box List Green.1" style:family="table-row">
      <style:table-row-properties fo:keep-together="auto"/>
    </style:style>
    <style:style style:name="Box_20_List_20_Green.A1" style:display-name="Box List Green.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Box_20_List_20_Green.B1" style:display-name="Box List Green.B1" style:family="table-cell">
      <style:table-cell-properties fo:background-color="#009353" fo:padding="0cm" fo:border-left="none" fo:border-right="none" fo:border-top="0.75pt solid #009353" fo:border-bottom="none" style:writing-mode="page">
        <style:background-image/>
      </style:table-cell-properties>
    </style:style>
    <style:style style:name="Box_20_List_20_Green.F1" style:display-name="Box List Green.F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Box_20_List_20_Green.A2" style:display-name="Box List Green.A2" style:family="table-cell">
      <style:table-cell-properties fo:background-color="transparent" fo:padding="0cm" fo:border-left="0.75pt solid #009353" fo:border-right="none" fo:border-top="none" fo:border-bottom="none" style:writing-mode="page">
        <style:background-image/>
      </style:table-cell-properties>
    </style:style>
    <style:style style:name="Box_20_List_20_Green.B2" style:display-name="Box List Green.B2" style:family="table-cell" style:data-style-name="N20000">
      <style:table-cell-properties fo:background-color="transparent" fo:padding="0cm" fo:border="none" style:writing-mode="page">
        <style:background-image/>
      </style:table-cell-properties>
    </style:style>
    <style:style style:name="Box_20_List_20_Green.F2" style:display-name="Box List Green.F2" style:family="table-cell" style:data-style-name="N20000">
      <style:table-cell-properties fo:background-color="transparent" fo:padding="0cm" fo:border-left="none" fo:border-right="0.75pt solid #009353" fo:border-top="none" fo:border-bottom="none" style:writing-mode="page">
        <style:background-image/>
      </style:table-cell-properties>
    </style:style>
    <style:style style:name="Box_20_List_20_Green.A3" style:display-name="Box List Green.A3" style:family="table-cell">
      <style:table-cell-properties fo:background-color="#dddddd" fo:padding="0cm" fo:border-left="0.75pt solid #009353" fo:border-right="none" fo:border-top="none" fo:border-bottom="none" style:writing-mode="page">
        <style:background-image/>
      </style:table-cell-properties>
    </style:style>
    <style:style style:name="Box_20_List_20_Green.B3" style:display-name="Box List Green.B3" style:family="table-cell" style:data-style-name="N20000">
      <style:table-cell-properties fo:background-color="#dddddd" fo:padding="0cm" fo:border="none" style:writing-mode="page">
        <style:background-image/>
      </style:table-cell-properties>
    </style:style>
    <style:style style:name="Box_20_List_20_Green.F3" style:display-name="Box List Green.F3" style:family="table-cell" style:data-style-name="N20000">
      <style:table-cell-properties fo:background-color="#dddddd" fo:padding="0cm" fo:border-left="none" fo:border-right="0.75pt solid #009353" fo:border-top="none" fo:border-bottom="none" style:writing-mode="page">
        <style:background-image/>
      </style:table-cell-properties>
    </style:style>
    <style:style style:name="Box_20_List_20_Green.A6" style:display-name="Box List Green.A6"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Box_20_List_20_Green.B6" style:display-name="Box List Green.B6" style:family="table-cell" style:data-style-name="N20000">
      <style:table-cell-properties fo:background-color="#bee3d3" fo:padding="0cm" fo:border-left="none" fo:border-right="none" fo:border-top="none" fo:border-bottom="0.75pt solid #009353" style:writing-mode="page">
        <style:background-image/>
      </style:table-cell-properties>
    </style:style>
    <style:style style:name="Box_20_List_20_Green.F6" style:display-name="Box List Green.F6" style:family="table-cell" style:data-style-name="N20000">
      <style:table-cell-properties fo:background-color="#bee3d3" fo:padding="0cm" fo:border-left="none" fo:border-right="0.75pt solid #009353" fo:border-top="none" fo:border-bottom="0.75pt solid #009353" style:writing-mode="page">
        <style:background-image/>
      </style:table-cell-properties>
    </style:style>
    <style:style style:name="Box_20_List_20_Red" style:display-name="Box List Red" style:family="table">
      <style:table-properties style:width="17cm" table:align="margins" style:shadow="none" style:may-break-between-rows="true" table:border-model="collapsing"/>
    </style:style>
    <style:style style:name="Box_20_List_20_Red.A" style:display-name="Box List Red.A" style:family="table-column">
      <style:table-column-properties style:column-width="2.833cm" style:rel-column-width="10922*"/>
    </style:style>
    <style:style style:name="Box_20_List_20_Red.1" style:display-name="Box List Red.1" style:family="table-row">
      <style:table-row-properties fo:keep-together="auto"/>
    </style:style>
    <style:style style:name="Box_20_List_20_Red.A1" style:display-name="Box List Red.A1" style:family="table-cell">
      <style:table-cell-properties fo:background-color="#ce181e" fo:padding="0cm" fo:border-left="0.75pt solid #ce181e" fo:border-right="none" fo:border-top="0.75pt solid #ce181e" fo:border-bottom="none" style:writing-mode="page">
        <style:background-image/>
      </style:table-cell-properties>
    </style:style>
    <style:style style:name="Box_20_List_20_Red.B1" style:display-name="Box List Red.B1" style:family="table-cell">
      <style:table-cell-properties fo:background-color="#ce181e" fo:padding="0cm" fo:border-left="none" fo:border-right="none" fo:border-top="0.75pt solid #ce181e" fo:border-bottom="none" style:writing-mode="page">
        <style:background-image/>
      </style:table-cell-properties>
    </style:style>
    <style:style style:name="Box_20_List_20_Red.F1" style:display-name="Box List Red.F1" style:family="table-cell">
      <style:table-cell-properties fo:background-color="#ce181e" fo:padding="0cm" fo:border-left="none" fo:border-right="0.75pt solid #ce181e" fo:border-top="0.75pt solid #ce181e" fo:border-bottom="none" style:writing-mode="page">
        <style:background-image/>
      </style:table-cell-properties>
    </style:style>
    <style:style style:name="Box_20_List_20_Red.A2" style:display-name="Box List Red.A2" style:family="table-cell">
      <style:table-cell-properties fo:background-color="transparent" fo:padding="0cm" fo:border-left="0.75pt solid #ce181e" fo:border-right="none" fo:border-top="none" fo:border-bottom="none" style:writing-mode="page">
        <style:background-image/>
      </style:table-cell-properties>
    </style:style>
    <style:style style:name="Box_20_List_20_Red.B2" style:display-name="Box List Red.B2" style:family="table-cell" style:data-style-name="N20000">
      <style:table-cell-properties fo:background-color="transparent" fo:padding="0cm" fo:border="none" style:writing-mode="page">
        <style:background-image/>
      </style:table-cell-properties>
    </style:style>
    <style:style style:name="Box_20_List_20_Red.F2" style:display-name="Box List Red.F2" style:family="table-cell" style:data-style-name="N20000">
      <style:table-cell-properties fo:background-color="transparent" fo:padding="0cm" fo:border-left="none" fo:border-right="0.75pt solid #ce181e" fo:border-top="none" fo:border-bottom="none" style:writing-mode="page">
        <style:background-image/>
      </style:table-cell-properties>
    </style:style>
    <style:style style:name="Box_20_List_20_Red.A3" style:display-name="Box List Red.A3" style:family="table-cell">
      <style:table-cell-properties fo:background-color="#dddddd" fo:padding="0cm" fo:border-left="0.75pt solid #ce181e" fo:border-right="none" fo:border-top="none" fo:border-bottom="none" style:writing-mode="page">
        <style:background-image/>
      </style:table-cell-properties>
    </style:style>
    <style:style style:name="Box_20_List_20_Red.B3" style:display-name="Box List Red.B3" style:family="table-cell" style:data-style-name="N20000">
      <style:table-cell-properties fo:background-color="#dddddd" fo:padding="0cm" fo:border="none" style:writing-mode="page">
        <style:background-image/>
      </style:table-cell-properties>
    </style:style>
    <style:style style:name="Box_20_List_20_Red.F3" style:display-name="Box List Red.F3" style:family="table-cell" style:data-style-name="N20000">
      <style:table-cell-properties fo:background-color="#dddddd" fo:padding="0cm" fo:border-left="none" fo:border-right="0.75pt solid #ce181e" fo:border-top="none" fo:border-bottom="none" style:writing-mode="page">
        <style:background-image/>
      </style:table-cell-properties>
    </style:style>
    <style:style style:name="Box_20_List_20_Red.A6" style:display-name="Box List Red.A6" style:family="table-cell">
      <style:table-cell-properties fo:background-color="#fcd3c1" fo:padding="0cm" fo:border-left="0.75pt solid #ce181e" fo:border-right="none" fo:border-top="none" fo:border-bottom="0.75pt solid #ce181e" style:writing-mode="page">
        <style:background-image/>
      </style:table-cell-properties>
    </style:style>
    <style:style style:name="Box_20_List_20_Red.B6" style:display-name="Box List Red.B6" style:family="table-cell" style:data-style-name="N20000">
      <style:table-cell-properties fo:background-color="#fcd3c1" fo:padding="0cm" fo:border-left="none" fo:border-right="none" fo:border-top="none" fo:border-bottom="0.75pt solid #ce181e" style:writing-mode="page">
        <style:background-image/>
      </style:table-cell-properties>
    </style:style>
    <style:style style:name="Box_20_List_20_Red.F6" style:display-name="Box List Red.F6" style:family="table-cell" style:data-style-name="N20000">
      <style:table-cell-properties fo:background-color="#fcd3c1" fo:padding="0cm" fo:border-left="none" fo:border-right="0.75pt solid #ce181e" fo:border-top="none" fo:border-bottom="0.75pt solid #ce181e" style:writing-mode="page">
        <style:background-image/>
      </style:table-cell-properties>
    </style:style>
    <style:style style:name="Box_20_List_20_Yellow" style:display-name="Box List Yellow" style:family="table">
      <style:table-properties style:width="17cm" table:align="margins" style:shadow="none" style:may-break-between-rows="true" table:border-model="collapsing"/>
    </style:style>
    <style:style style:name="Box_20_List_20_Yellow.A" style:display-name="Box List Yellow.A" style:family="table-column">
      <style:table-column-properties style:column-width="2.833cm" style:rel-column-width="10922*"/>
    </style:style>
    <style:style style:name="Box_20_List_20_Yellow.1" style:display-name="Box List Yellow.1" style:family="table-row">
      <style:table-row-properties fo:keep-together="auto"/>
    </style:style>
    <style:style style:name="Box_20_List_20_Yellow.A1" style:display-name="Box List Yellow.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Box_20_List_20_Yellow.B1" style:display-name="Box List Yellow.B1" style:family="table-cell">
      <style:table-cell-properties fo:background-color="#faa61a" fo:padding="0cm" fo:border-left="none" fo:border-right="none" fo:border-top="0.75pt solid #faa61a" fo:border-bottom="none" style:writing-mode="page">
        <style:background-image/>
      </style:table-cell-properties>
    </style:style>
    <style:style style:name="Box_20_List_20_Yellow.F1" style:display-name="Box List Yellow.F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Box_20_List_20_Yellow.A2" style:display-name="Box List Yellow.A2" style:family="table-cell">
      <style:table-cell-properties fo:background-color="transparent" fo:padding="0cm" fo:border-left="0.75pt solid #faa61a" fo:border-right="none" fo:border-top="none" fo:border-bottom="none" style:writing-mode="page">
        <style:background-image/>
      </style:table-cell-properties>
    </style:style>
    <style:style style:name="Box_20_List_20_Yellow.B2" style:display-name="Box List Yellow.B2" style:family="table-cell" style:data-style-name="N20000">
      <style:table-cell-properties fo:background-color="transparent" fo:padding="0cm" fo:border="none" style:writing-mode="page">
        <style:background-image/>
      </style:table-cell-properties>
    </style:style>
    <style:style style:name="Box_20_List_20_Yellow.F2" style:display-name="Box List Yellow.F2" style:family="table-cell" style:data-style-name="N20000">
      <style:table-cell-properties fo:background-color="transparent" fo:padding="0cm" fo:border-left="none" fo:border-right="0.75pt solid #faa61a" fo:border-top="none" fo:border-bottom="none" style:writing-mode="page">
        <style:background-image/>
      </style:table-cell-properties>
    </style:style>
    <style:style style:name="Box_20_List_20_Yellow.A3" style:display-name="Box List Yellow.A3" style:family="table-cell">
      <style:table-cell-properties fo:background-color="#dddddd" fo:padding="0cm" fo:border-left="0.75pt solid #faa61a" fo:border-right="none" fo:border-top="none" fo:border-bottom="none" style:writing-mode="page">
        <style:background-image/>
      </style:table-cell-properties>
    </style:style>
    <style:style style:name="Box_20_List_20_Yellow.B3" style:display-name="Box List Yellow.B3" style:family="table-cell" style:data-style-name="N20000">
      <style:table-cell-properties fo:background-color="#dddddd" fo:padding="0cm" fo:border="none" style:writing-mode="page">
        <style:background-image/>
      </style:table-cell-properties>
    </style:style>
    <style:style style:name="Box_20_List_20_Yellow.F3" style:display-name="Box List Yellow.F3" style:family="table-cell" style:data-style-name="N20000">
      <style:table-cell-properties fo:background-color="#dddddd" fo:padding="0cm" fo:border-left="none" fo:border-right="0.75pt solid #faa61a" fo:border-top="none" fo:border-bottom="none" style:writing-mode="page">
        <style:background-image/>
      </style:table-cell-properties>
    </style:style>
    <style:style style:name="Box_20_List_20_Yellow.A6" style:display-name="Box List Yellow.A6"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Box_20_List_20_Yellow.B6" style:display-name="Box List Yellow.B6" style:family="table-cell" style:data-style-name="N20000">
      <style:table-cell-properties fo:background-color="#fffbcc" fo:padding="0cm" fo:border-left="none" fo:border-right="none" fo:border-top="none" fo:border-bottom="0.75pt solid #faa61a" style:writing-mode="page">
        <style:background-image/>
      </style:table-cell-properties>
    </style:style>
    <style:style style:name="Box_20_List_20_Yellow.F6" style:display-name="Box List Yellow.F6" style:family="table-cell" style:data-style-name="N20000">
      <style:table-cell-properties fo:background-color="#fffbcc" fo:padding="0cm" fo:border-left="none" fo:border-right="0.75pt solid #faa61a" fo:border-top="none" fo:border-bottom="0.75pt solid #faa61a" style:writing-mode="page">
        <style:background-image/>
      </style:table-cell-properties>
    </style:style>
    <style:style style:name="Elegant" style:family="table">
      <style:table-properties style:width="17cm" table:align="margins" style:shadow="none" style:may-break-between-rows="true" table:border-model="collapsing"/>
    </style:style>
    <style:style style:name="Elegant.A" style:family="table-column">
      <style:table-column-properties style:column-width="2.833cm" style:rel-column-width="10922*"/>
    </style:style>
    <style:style style:name="Elegant.1" style:family="table-row">
      <style:table-row-properties fo:keep-together="auto"/>
    </style:style>
    <style:style style:name="Elegant.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Elegant.A2" style:family="table-cell">
      <style:table-cell-properties fo:background-color="#eeeeee" fo:padding="0cm" fo:border-left="none" fo:border-right="none" fo:border-top="none" fo:border-bottom="0.75pt solid #999999" style:writing-mode="page">
        <style:background-image/>
      </style:table-cell-properties>
    </style:style>
    <style:style style:name="Elegant.B2" style:family="table-cell" style:data-style-name="N20000">
      <style:table-cell-properties fo:background-color="#eeeeee" fo:padding="0cm" fo:border-left="none" fo:border-right="none" fo:border-top="none" fo:border-bottom="0.75pt solid #999999" style:writing-mode="page">
        <style:background-image/>
      </style:table-cell-properties>
    </style:style>
    <style:style style:name="Elegant.A6"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Elegant.B6" style:family="table-cell" style:data-style-name="N20000">
      <style:table-cell-properties fo:background-color="transparent" fo:padding="0cm" fo:border-left="none" fo:border-right="none" fo:border-top="0.75pt solid #999999" fo:border-bottom="2pt solid #000000" style:writing-mode="page">
        <style:background-image/>
      </style:table-cell-properties>
    </style:style>
    <style:style style:name="Financial" style:family="table">
      <style:table-properties style:width="17cm" table:align="margins" style:shadow="none" style:may-break-between-rows="true" table:border-model="collapsing"/>
    </style:style>
    <style:style style:name="Financial.A" style:family="table-column">
      <style:table-column-properties style:column-width="2.833cm" style:rel-column-width="10922*"/>
    </style:style>
    <style:style style:name="Financial.1" style:family="table-row">
      <style:table-row-properties fo:keep-together="auto"/>
    </style:style>
    <style:style style:name="Financial.A1" style:family="table-cell">
      <style:table-cell-properties fo:background-color="#cccccc" fo:padding="0cm" fo:border-left="0.75pt solid #000000" fo:border-right="0.75pt solid #b2b2b2" fo:border-top="0.75pt solid #000000" fo:border-bottom="0.75pt solid #b2b2b2" style:writing-mode="page">
        <style:background-image/>
      </style:table-cell-properties>
    </style:style>
    <style:style style:name="Financial.B1" style:family="table-cell">
      <style:table-cell-properties fo:background-color="#cccccc" fo:padding="0cm" fo:border-left="none" fo:border-right="0.75pt solid #b2b2b2" fo:border-top="0.75pt solid #000000" fo:border-bottom="0.75pt solid #b2b2b2" style:writing-mode="page">
        <style:background-image/>
      </style:table-cell-properties>
    </style:style>
    <style:style style:name="Financial.F1" style:family="table-cell">
      <style:table-cell-properties fo:background-color="#cccccc" fo:padding="0cm" fo:border-left="0.75pt solid #b2b2b2" fo:border-right="0.75pt solid #000000" fo:border-top="0.75pt solid #000000" fo:border-bottom="0.75pt solid #b2b2b2" style:writing-mode="page">
        <style:background-image/>
      </style:table-cell-properties>
    </style:style>
    <style:style style:name="Financial.A2" style:family="table-cell">
      <style:table-cell-properties fo:background-color="transparent" fo:padding="0cm" fo:border-left="0.75pt solid #000000" fo:border-right="0.75pt solid #b2b2b2" fo:border-top="none" fo:border-bottom="0.75pt solid #b2b2b2" style:writing-mode="page">
        <style:background-image/>
      </style:table-cell-properties>
    </style:style>
    <style:style style:name="Financial.B2" style:family="table-cell" style:data-style-name="N104">
      <style:table-cell-properties fo:background-color="transparent" fo:padding="0cm" fo:border-left="none" fo:border-right="0.75pt solid #b2b2b2" fo:border-top="none" fo:border-bottom="0.75pt solid #b2b2b2" style:writing-mode="page">
        <style:background-image/>
      </style:table-cell-properties>
    </style:style>
    <style:style style:name="Financial.F2" style:family="table-cell" style:data-style-name="N104">
      <style:table-cell-properties fo:background-color="transparent" fo:padding="0cm" fo:border-left="0.75pt solid #b2b2b2" fo:border-right="0.75pt solid #000000" fo:border-top="none" fo:border-bottom="0.75pt solid #b2b2b2" style:writing-mode="page">
        <style:background-image/>
      </style:table-cell-properties>
    </style:style>
    <style:style style:name="Financial.A6" style:family="table-cell">
      <style:table-cell-properties fo:background-color="transparent" fo:padding="0cm" fo:border-left="0.75pt solid #000000" fo:border-right="0.75pt solid #b2b2b2" fo:border-top="1.1pt double-thin #000000" fo:border-bottom="0.75pt solid #000000" style:writing-mode="page">
        <style:background-image/>
      </style:table-cell-properties>
    </style:style>
    <style:style style:name="Financial.B6" style:family="table-cell" style:data-style-name="N104">
      <style:table-cell-properties fo:background-color="transparent" fo:padding="0cm" fo:border-left="none" fo:border-right="0.75pt solid #b2b2b2" fo:border-top="1.1pt double-thin #000000" fo:border-bottom="0.75pt solid #000000" style:writing-mode="page">
        <style:background-image/>
      </style:table-cell-properties>
    </style:style>
    <style:style style:name="Financial.F6" style:family="table-cell" style:data-style-name="N104">
      <style:table-cell-properties fo:background-color="transparent" fo:padding="0cm" fo:border-left="0.75pt solid #b2b2b2" fo:border-right="0.75pt solid #000000" fo:border-top="1.1pt double-thin #000000" fo:border-bottom="0.75pt solid #000000" style:writing-mode="page">
        <style:background-image/>
      </style:table-cell-properties>
    </style:style>
    <style:style style:name="Simple_20_Grid_20_Columns" style:display-name="Simple Grid Columns" style:family="table">
      <style:table-properties style:width="17cm" table:align="margins" style:shadow="none" style:may-break-between-rows="true" table:border-model="collapsing"/>
    </style:style>
    <style:style style:name="Simple_20_Grid_20_Columns.A" style:display-name="Simple Grid Columns.A" style:family="table-column">
      <style:table-column-properties style:column-width="2.833cm" style:rel-column-width="10922*"/>
    </style:style>
    <style:style style:name="Simple_20_Grid_20_Columns.1" style:display-name="Simple Grid Columns.1" style:family="table-row">
      <style:table-row-properties fo:keep-together="auto"/>
    </style:style>
    <style:style style:name="Simple_20_Grid_20_Columns.A1" style:display-name="Simple Grid Columns.A1" style:family="table-cell">
      <style:table-cell-properties fo:background-color="#b2b2b2" fo:padding="0cm" fo:border="0.75pt solid #666666" style:writing-mode="page">
        <style:background-image/>
      </style:table-cell-properties>
    </style:style>
    <style:style style:name="Simple_20_Grid_20_Columns.B1" style:display-name="Simple Grid Columns.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Simple_20_Grid_20_Columns.A2" style:display-name="Simple Grid Columns.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Simple_20_Grid_20_Columns.B2" style:display-name="Simple Grid Columns.B2"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Simple_20_Grid_20_Columns.C2" style:display-name="Simple Grid Columns.C2"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Simple_20_Grid_20_Columns.F2" style:display-name="Simple Grid Columns.F2"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Simple_20_Grid_20_Columns.A6" style:display-name="Simple Grid Columns.A6" style:family="table-cell">
      <style:table-cell-properties fo:background-color="transparent" fo:padding="0cm" fo:border="0.75pt solid #666666" style:writing-mode="page">
        <style:background-image/>
      </style:table-cell-properties>
    </style:style>
    <style:style style:name="Simple_20_Grid_20_Columns.B6" style:display-name="Simple Grid Columns.B6" style:family="table-cell" style:data-style-name="N20000">
      <style:table-cell-properties fo:background-color="#eeeeee" fo:padding="0cm" fo:border-left="none" fo:border-right="0.75pt solid #666666" fo:border-top="0.75pt solid #666666" fo:border-bottom="0.75pt solid #666666" style:writing-mode="page">
        <style:background-image/>
      </style:table-cell-properties>
    </style:style>
    <style:style style:name="Simple_20_Grid_20_Columns.C6" style:display-name="Simple Grid Columns.C6" style:family="table-cell" style:data-style-name="N20000">
      <style:table-cell-properties fo:background-color="transparent" fo:padding="0cm" fo:border-left="none" fo:border-right="0.75pt solid #666666" fo:border-top="0.75pt solid #666666" fo:border-bottom="0.75pt solid #666666" style:writing-mode="page">
        <style:background-image/>
      </style:table-cell-properties>
    </style:style>
    <style:style style:name="Simple_20_Grid_20_Columns.F6" style:display-name="Simple Grid Columns.F6" style:family="table-cell" style:data-style-name="N20000">
      <style:table-cell-properties fo:background-color="transparent" fo:padding="0cm" fo:border="0.75pt solid #666666" style:writing-mode="page">
        <style:background-image/>
      </style:table-cell-properties>
    </style:style>
    <style:style style:name="Simple_20_Grid_20_Rows" style:display-name="Simple Grid Rows" style:family="table">
      <style:table-properties style:width="17cm" table:align="margins" style:shadow="none" style:may-break-between-rows="true" table:border-model="collapsing"/>
    </style:style>
    <style:style style:name="Simple_20_Grid_20_Rows.A" style:display-name="Simple Grid Rows.A" style:family="table-column">
      <style:table-column-properties style:column-width="2.833cm" style:rel-column-width="10922*"/>
    </style:style>
    <style:style style:name="Simple_20_Grid_20_Rows.1" style:display-name="Simple Grid Rows.1" style:family="table-row">
      <style:table-row-properties fo:keep-together="auto"/>
    </style:style>
    <style:style style:name="Simple_20_Grid_20_Rows.A1" style:display-name="Simple Grid Rows.A1" style:family="table-cell">
      <style:table-cell-properties fo:background-color="#b2b2b2" fo:padding="0cm" fo:border="0.75pt solid #666666" style:writing-mode="page">
        <style:background-image/>
      </style:table-cell-properties>
    </style:style>
    <style:style style:name="Simple_20_Grid_20_Rows.B1" style:display-name="Simple Grid Rows.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Simple_20_Grid_20_Rows.A2" style:display-name="Simple Grid Rows.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Simple_20_Grid_20_Rows.B2" style:display-name="Simple Grid Rows.B2"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Simple_20_Grid_20_Rows.F2" style:display-name="Simple Grid Rows.F2"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Simple_20_Grid_20_Rows.A3" style:display-name="Simple Grid Rows.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Simple_20_Grid_20_Rows.B3" style:display-name="Simple Grid Rows.B3"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Simple_20_Grid_20_Rows.F3" style:display-name="Simple Grid Rows.F3"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Simple_20_Grid_20_Rows.A6" style:display-name="Simple Grid Rows.A6" style:family="table-cell">
      <style:table-cell-properties fo:background-color="#eeeeee" fo:padding="0cm" fo:border="0.75pt solid #666666" style:writing-mode="page">
        <style:background-image/>
      </style:table-cell-properties>
    </style:style>
    <style:style style:name="Simple_20_Grid_20_Rows.B6" style:display-name="Simple Grid Rows.B6" style:family="table-cell" style:data-style-name="N20000">
      <style:table-cell-properties fo:background-color="#eeeeee" fo:padding="0cm" fo:border-left="none" fo:border-right="0.75pt solid #666666" fo:border-top="0.75pt solid #666666" fo:border-bottom="0.75pt solid #666666" style:writing-mode="page">
        <style:background-image/>
      </style:table-cell-properties>
    </style:style>
    <style:style style:name="Simple_20_Grid_20_Rows.F6" style:display-name="Simple Grid Rows.F6" style:family="table-cell" style:data-style-name="N20000">
      <style:table-cell-properties fo:background-color="#eeeeee" fo:padding="0cm" fo:border="0.75pt solid #666666" style:writing-mode="page">
        <style:background-image/>
      </style:table-cell-properties>
    </style:style>
    <style:style style:name="Simple_20_List_20_Shaded" style:display-name="Simple List Shaded" style:family="table">
      <style:table-properties style:width="17cm" table:align="margins" style:shadow="none" style:may-break-between-rows="true" table:border-model="collapsing"/>
    </style:style>
    <style:style style:name="Simple_20_List_20_Shaded.A" style:display-name="Simple List Shaded.A" style:family="table-column">
      <style:table-column-properties style:column-width="2.833cm" style:rel-column-width="10922*"/>
    </style:style>
    <style:style style:name="Simple_20_List_20_Shaded.1" style:display-name="Simple List Shaded.1" style:family="table-row">
      <style:table-row-properties fo:keep-together="auto"/>
    </style:style>
    <style:style style:name="Simple_20_List_20_Shaded.A1" style:display-name="Simple List Shaded.A1" style:family="table-cell">
      <style:table-cell-properties fo:background-color="#000000" fo:padding="0cm" fo:border="none" style:writing-mode="page">
        <style:background-image/>
      </style:table-cell-properties>
    </style:style>
    <style:style style:name="Simple_20_List_20_Shaded.A2" style:display-name="Simple List Shaded.A2" style:family="table-cell">
      <style:table-cell-properties fo:background-color="transparent" fo:padding="0cm" fo:border="none" style:writing-mode="page">
        <style:background-image/>
      </style:table-cell-properties>
    </style:style>
    <style:style style:name="Simple_20_List_20_Shaded.B2" style:display-name="Simple List Shaded.B2" style:family="table-cell" style:data-style-name="N20000">
      <style:table-cell-properties fo:background-color="transparent" fo:padding="0cm" fo:border="none" style:writing-mode="page">
        <style:background-image/>
      </style:table-cell-properties>
    </style:style>
    <style:style style:name="Simple_20_List_20_Shaded.A3" style:display-name="Simple List Shaded.A3" style:family="table-cell">
      <style:table-cell-properties fo:background-color="#cccccc" fo:padding="0cm" fo:border="none" style:writing-mode="page">
        <style:background-image/>
      </style:table-cell-properties>
    </style:style>
    <style:style style:name="Simple_20_List_20_Shaded.B3" style:display-name="Simple List Shaded.B3" style:family="table-cell" style:data-style-name="N20000">
      <style:table-cell-properties fo:background-color="#cccccc" fo:padding="0cm" fo:border="none" style:writing-mode="page">
        <style:background-image/>
      </style:table-cell-properties>
    </style:style>
    <style:style style:name="Simple_20_List_20_Shaded.A6" style:display-name="Simple List Shaded.A6" style:family="table-cell">
      <style:table-cell-properties fo:background-color="transparent" fo:padding="0cm" fo:border-left="none" fo:border-right="none" fo:border-top="none" fo:border-bottom="0.75pt solid #000000" style:writing-mode="page">
        <style:background-image/>
      </style:table-cell-properties>
    </style:style>
    <style:style style:name="Simple_20_List_20_Shaded.B6" style:display-name="Simple List Shaded.B6" style:family="table-cell" style:data-style-name="N2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Index_20_1">
      <style:paragraph-properties>
        <style:tab-stops>
          <style:tab-stop style:position="16.999cm" style:type="right" style:leader-style="dotted" style:leader-text="."/>
        </style:tab-stops>
      </style:paragraph-properties>
    </style:style>
    <style:style style:name="P4" style:family="paragraph" style:parent-style-name="Index_20_2">
      <style:paragraph-properties>
        <style:tab-stops>
          <style:tab-stop style:position="16.499cm" style:type="right" style:leader-style="dotted" style:leader-text="."/>
        </style:tab-stops>
      </style:paragraph-properties>
    </style:style>
    <style:style style:name="P5" style:family="paragraph" style:parent-style-name="My_20_Style">
      <style:paragraph-properties fo:break-after="page"/>
    </style:style>
    <style:style style:name="P6" style:family="paragraph" style:parent-style-name="Standard">
      <style:paragraph-properties fo:break-after="page"/>
    </style:style>
    <style:style style:name="P7" style:family="paragraph" style:parent-style-name="My_20_Style" style:master-page-name="Standard">
      <style:paragraph-properties style:page-number="auto" fo:break-before="page"/>
    </style:style>
    <style:style style:name="P8" style:family="paragraph" style:parent-style-name="My_20_Style" style:master-page-name="First_20_Page">
      <style:paragraph-properties style:page-number="auto" fo:break-before="page"/>
    </style:style>
    <style:style style:name="P9" style:family="paragraph" style:parent-style-name="My_20_Style" style:master-page-name="Left_20_Page">
      <style:paragraph-properties style:page-number="auto" fo:break-before="page"/>
    </style:style>
    <style:style style:name="P10" style:family="paragraph" style:parent-style-name="My_20_Style" style:master-page-name="Right_20_Page">
      <style:paragraph-properties style:page-number="auto" fo:break-before="page"/>
    </style:style>
    <style:style style:name="P11" style:family="paragraph" style:parent-style-name="My_20_Style" style:master-page-name="Envelope">
      <style:paragraph-properties style:page-number="auto" fo:break-before="page"/>
    </style:style>
    <style:style style:name="P12" style:family="paragraph" style:parent-style-name="My_20_Style" style:master-page-name="Index">
      <style:paragraph-properties style:page-number="auto" fo:break-before="page"/>
    </style:style>
    <style:style style:name="P13" style:family="paragraph" style:parent-style-name="My_20_Style" style:master-page-name="HTML">
      <style:paragraph-properties style:page-number="auto" fo:break-before="page"/>
    </style:style>
    <style:style style:name="P14" style:family="paragraph" style:parent-style-name="My_20_Style" style:master-page-name="Footnote">
      <style:paragraph-properties style:page-number="auto" fo:break-before="page"/>
    </style:style>
    <style:style style:name="P15" style:family="paragraph" style:parent-style-name="My_20_Style" style:master-page-name="Endnote">
      <style:paragraph-properties style:page-number="auto" fo:break-before="page"/>
    </style:style>
    <style:style style:name="P16" style:family="paragraph" style:parent-style-name="My_20_Style" style:master-page-name="Landscape">
      <style:paragraph-properties style:page-number="auto" fo:break-before="page"/>
    </style:style>
    <style:style style:name="P17" style:family="paragraph" style:parent-style-name="Standard" style:master-page-name="Standard">
      <style:paragraph-properties style:page-number="auto" fo:break-after="page"/>
    </style:style>
    <style:style style:name="P18" style:family="paragraph" style:parent-style-name="Standard" style:list-style-name="No_20_List"/>
    <style:style style:name="P19" style:family="paragraph" style:parent-style-name="Standard" style:list-style-name="Numbering_20_123"/>
    <style:style style:name="P20" style:family="paragraph" style:parent-style-name="Standard" style:list-style-name="Numbering_20_ABC"/>
    <style:style style:name="P21" style:family="paragraph" style:parent-style-name="Standard" style:list-style-name="Numbering_20_abc"/>
    <style:style style:name="P22" style:family="paragraph" style:parent-style-name="Standard" style:list-style-name="Numbering_20_IVX"/>
    <style:style style:name="P23" style:family="paragraph" style:parent-style-name="Standard" style:list-style-name="Numbering_20_ivx"/>
    <style:style style:name="P24" style:family="paragraph" style:parent-style-name="Standard" style:list-style-name="List_20_1"/>
    <style:style style:name="P25" style:family="paragraph" style:parent-style-name="Standard" style:list-style-name="List_20_2"/>
    <style:style style:name="P26" style:family="paragraph" style:parent-style-name="Standard" style:list-style-name="List_20_3"/>
    <style:style style:name="P27" style:family="paragraph" style:parent-style-name="Standard" style:list-style-name="List_20_4"/>
    <style:style style:name="P28" style:family="paragraph" style:parent-style-name="Standard" style:list-style-name="List_20_5"/>
    <style:style style:name="P2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Heading">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Heading">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font-weight="normal"/>
    </style:style>
    <style:style style:name="T2" style:family="text">
      <style:text-properties fo:color="#0000ff"/>
    </style:style>
    <style:style style:name="fr1" style:family="graphic" style:parent-style-name="Frame">
      <style:graphic-properties style:vertical-pos="top" style:vertical-rel="paragraph-content" style:horizontal-pos="center" style:horizontal-rel="paragraph-content" fo:background-color="#ffffd7" style:background-transparency="0%" draw:fill="solid" draw:fill-color="#ffffd7" draw:opacity="100%"/>
    </style:style>
    <style:style style:name="fr2" style:family="graphic" style:parent-style-name="Graphics">
      <style:graphic-properties style:horizontal-pos="center" style:horizontal-rel="paragraph" fo:background-color="#ffffd7" style:background-transparency="0%" draw:fill="solid" draw:fill-color="#ffffd7" draw:opacity="100%"/>
    </style:style>
    <style:style style:name="fr3" style:family="graphic" style:parent-style-name="OLE">
      <style:graphic-properties style:horizontal-pos="center" style:horizontal-rel="paragraph" fo:background-color="#ffffd7" style:background-transparency="0%" draw:fill="solid" draw:fill-color="#ffffd7" draw:opacity="100%"/>
    </style:style>
    <style:style style:name="fr4" style:family="graphic" style:parent-style-name="Formula">
      <style:graphic-properties style:vertical-pos="middle" style:vertical-rel="text" fo:background-color="#ffffd7" style:background-transparency="0%" draw:fill="solid" draw:fill-color="#ffffd7" draw:opacity="100%"/>
    </style:style>
    <style:style style:name="fr5" style:family="graphic" style:parent-style-name="Marginalia">
      <style:graphic-properties fo:background-color="#ffffd7" style:background-transparency="0%" draw:fill="solid" draw:fill-color="#ffffd7" draw:opacity="100%"/>
    </style:style>
    <style:style style:name="fr6" style:family="graphic" style:parent-style-name="Labels">
      <style:graphic-properties style:vertical-pos="top" style:vertical-rel="baseline" fo:background-color="#ffffd7" style:background-transparency="0%" draw:fill="solid" draw:fill-color="#ffffd7" draw:opacity="100%"/>
    </style:style>
    <style:style style:name="fr7" style:family="graphic" style:parent-style-name="Watermark">
      <style:graphic-properties style:vertical-pos="middle" style:vertical-rel="page" style:horizontal-pos="center" style:horizontal-rel="paragraph" fo:background-color="#ffffd7" style:background-transparency="0%" draw:fill="solid" draw:fill-color="#ffffd7" draw:opacity="10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Watermark" text:anchor-type="page" text:anchor-page-number="36" svg:width="4.001cm" draw:z-index="0">
        <draw:text-box fo:min-height="0cm">
          <text:p text:style-name="Frame_20_contents"><text:s/>[Watermark@at-page] [Watermark@at-page] [Watermark@at-page]</text:p>
        </draw:text-box>
      </draw:frame>
      <text:table-of-content text:style-name="Sect1" text:protected="true" text:name="Table of Contents1">
        <text:table-of-content-source text:outline-level="10" text:use-outline-level="false" text:use-index-source-styles="true">
          <text:index-title-template text:style-name="Contents_20_Heading">Table of Style Families &amp; Styl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My_20_Family_20_Style"/>
          </text:index-source-styles>
          <text:index-source-styles text:outline-level="2">
            <text:index-source-style text:style-name="My_20_Style"/>
          </text:index-source-styles>
        </text:table-of-content-source>
        <text:index-body>
          <text:index-title text:style-name="Sect1" text:name="Table of Contents1_Head" text:protected="true">
            <text:p text:style-name="Contents_20_Heading">Table of Style Families &amp; Styles</text:p>
          </text:index-title>
          <text:p text:style-name="P1"><text:a xlink:type="simple" xlink:href="#__RefHeading___Toc392_3288193316" text:style-name="Index_20_Link" text:visited-style-name="Index_20_Link">STYLE FAMILY: CharacterStyles<text:tab/>8</text:a></text:p>
          <text:p text:style-name="P2"><text:a xlink:type="simple" xlink:href="#__RefHeading___Toc1152_3288193316" text:style-name="Index_20_Link" text:visited-style-name="Index_20_Link">Standard<text:tab/>8</text:a></text:p>
          <text:p text:style-name="P2"><text:a xlink:type="simple" xlink:href="#__RefHeading___Toc1150_3288193316" text:style-name="Index_20_Link" text:visited-style-name="Index_20_Link">Footnote Symbol<text:tab/>8</text:a></text:p>
          <text:p text:style-name="P2"><text:a xlink:type="simple" xlink:href="#__RefHeading___Toc1148_3288193316" text:style-name="Index_20_Link" text:visited-style-name="Index_20_Link">Page Number<text:tab/>8</text:a></text:p>
          <text:p text:style-name="P2"><text:a xlink:type="simple" xlink:href="#__RefHeading___Toc1146_3288193316" text:style-name="Index_20_Link" text:visited-style-name="Index_20_Link">Caption characters<text:tab/>8</text:a></text:p>
          <text:p text:style-name="P2"><text:a xlink:type="simple" xlink:href="#__RefHeading___Toc1144_3288193316" text:style-name="Index_20_Link" text:visited-style-name="Index_20_Link">Drop Caps<text:tab/>8</text:a></text:p>
          <text:p text:style-name="P2"><text:a xlink:type="simple" xlink:href="#__RefHeading___Toc1142_3288193316" text:style-name="Index_20_Link" text:visited-style-name="Index_20_Link">Numbering Symbols<text:tab/>8</text:a></text:p>
          <text:p text:style-name="P2"><text:a xlink:type="simple" xlink:href="#__RefHeading___Toc1140_3288193316" text:style-name="Index_20_Link" text:visited-style-name="Index_20_Link">Bullet Symbols<text:tab/>8</text:a></text:p>
          <text:p text:style-name="P2"><text:a xlink:type="simple" xlink:href="#__RefHeading___Toc1138_3288193316" text:style-name="Index_20_Link" text:visited-style-name="Index_20_Link">Internet link<text:tab/>8</text:a></text:p>
          <text:p text:style-name="P2"><text:a xlink:type="simple" xlink:href="#__RefHeading___Toc1136_3288193316" text:style-name="Index_20_Link" text:visited-style-name="Index_20_Link">Visited Internet Link<text:tab/>8</text:a></text:p>
          <text:p text:style-name="P2"><text:a xlink:type="simple" xlink:href="#__RefHeading___Toc1134_3288193316" text:style-name="Index_20_Link" text:visited-style-name="Index_20_Link">Placeholder<text:tab/>8</text:a></text:p>
          <text:p text:style-name="P2"><text:a xlink:type="simple" xlink:href="#__RefHeading___Toc1132_3288193316" text:style-name="Index_20_Link" text:visited-style-name="Index_20_Link">Index Link<text:tab/>8</text:a></text:p>
          <text:p text:style-name="P2"><text:a xlink:type="simple" xlink:href="#__RefHeading___Toc1130_3288193316" text:style-name="Index_20_Link" text:visited-style-name="Index_20_Link">Endnote Symbol<text:tab/>8</text:a></text:p>
          <text:p text:style-name="P2"><text:a xlink:type="simple" xlink:href="#__RefHeading___Toc1128_3288193316" text:style-name="Index_20_Link" text:visited-style-name="Index_20_Link">Line numbering<text:tab/>8</text:a></text:p>
          <text:p text:style-name="P2"><text:a xlink:type="simple" xlink:href="#__RefHeading___Toc1126_3288193316" text:style-name="Index_20_Link" text:visited-style-name="Index_20_Link">Main index entry<text:tab/>8</text:a></text:p>
          <text:p text:style-name="P2"><text:a xlink:type="simple" xlink:href="#__RefHeading___Toc1124_3288193316" text:style-name="Index_20_Link" text:visited-style-name="Index_20_Link">Footnote anchor<text:tab/>9</text:a></text:p>
          <text:p text:style-name="P2"><text:a xlink:type="simple" xlink:href="#__RefHeading___Toc1122_3288193316" text:style-name="Index_20_Link" text:visited-style-name="Index_20_Link">Endnote anchor<text:tab/>9</text:a></text:p>
          <text:p text:style-name="P2"><text:a xlink:type="simple" xlink:href="#__RefHeading___Toc1120_3288193316" text:style-name="Index_20_Link" text:visited-style-name="Index_20_Link">Rubies<text:tab/>9</text:a></text:p>
          <text:p text:style-name="P2"><text:a xlink:type="simple" xlink:href="#__RefHeading___Toc1118_3288193316" text:style-name="Index_20_Link" text:visited-style-name="Index_20_Link">Vertical Numbering Symbols<text:tab/>9</text:a></text:p>
          <text:p text:style-name="P2"><text:a xlink:type="simple" xlink:href="#__RefHeading___Toc1116_3288193316" text:style-name="Index_20_Link" text:visited-style-name="Index_20_Link">Emphasis<text:tab/>9</text:a></text:p>
          <text:p text:style-name="P2"><text:a xlink:type="simple" xlink:href="#__RefHeading___Toc1114_3288193316" text:style-name="Index_20_Link" text:visited-style-name="Index_20_Link">Citation<text:tab/>9</text:a></text:p>
          <text:p text:style-name="P2"><text:a xlink:type="simple" xlink:href="#__RefHeading___Toc1112_3288193316" text:style-name="Index_20_Link" text:visited-style-name="Index_20_Link">Strong Emphasis<text:tab/>9</text:a></text:p>
          <text:p text:style-name="P2"><text:a xlink:type="simple" xlink:href="#__RefHeading___Toc1110_3288193316" text:style-name="Index_20_Link" text:visited-style-name="Index_20_Link">Source Text<text:tab/>9</text:a></text:p>
          <text:p text:style-name="P2"><text:a xlink:type="simple" xlink:href="#__RefHeading___Toc1108_3288193316" text:style-name="Index_20_Link" text:visited-style-name="Index_20_Link">Example<text:tab/>9</text:a></text:p>
          <text:p text:style-name="P2"><text:a xlink:type="simple" xlink:href="#__RefHeading___Toc1106_3288193316" text:style-name="Index_20_Link" text:visited-style-name="Index_20_Link">User Entry<text:tab/>9</text:a></text:p>
          <text:p text:style-name="P2"><text:a xlink:type="simple" xlink:href="#__RefHeading___Toc1104_3288193316" text:style-name="Index_20_Link" text:visited-style-name="Index_20_Link">Variable<text:tab/>9</text:a></text:p>
          <text:p text:style-name="P2"><text:a xlink:type="simple" xlink:href="#__RefHeading___Toc1102_3288193316" text:style-name="Index_20_Link" text:visited-style-name="Index_20_Link">Definition<text:tab/>9</text:a></text:p>
          <text:p text:style-name="P2"><text:a xlink:type="simple" xlink:href="#__RefHeading___Toc1100_3288193316" text:style-name="Index_20_Link" text:visited-style-name="Index_20_Link">Teletype<text:tab/>9</text:a></text:p>
          <text:p text:style-name="P2"><text:a xlink:type="simple" xlink:href="#__RefHeading___Toc408_3288193316" text:style-name="Index_20_Link" text:visited-style-name="Index_20_Link">--- END STYLE FAMILY `CharacterStyles' ---<text:tab/>9</text:a></text:p>
          <text:p text:style-name="P1"><text:a xlink:type="simple" xlink:href="#__RefHeading___Toc406_3288193316" text:style-name="Index_20_Link" text:visited-style-name="Index_20_Link">STYLE FAMILY: ParagraphStyles<text:tab/>10</text:a></text:p>
          <text:p text:style-name="P2"><text:a xlink:type="simple" xlink:href="#__RefHeading___Toc1098_3288193316" text:style-name="Index_20_Link" text:visited-style-name="Index_20_Link">Standard<text:tab/>10</text:a></text:p>
          <text:p text:style-name="P2"><text:a xlink:type="simple" xlink:href="#__RefHeading___Toc1096_3288193316" text:style-name="Index_20_Link" text:visited-style-name="Index_20_Link">Heading<text:tab/>10</text:a></text:p>
          <text:p text:style-name="P2"><text:a xlink:type="simple" xlink:href="#__RefHeading___Toc1094_3288193316" text:style-name="Index_20_Link" text:visited-style-name="Index_20_Link">Text body<text:tab/>10</text:a></text:p>
          <text:p text:style-name="P2"><text:a xlink:type="simple" xlink:href="#__RefHeading___Toc1092_3288193316" text:style-name="Index_20_Link" text:visited-style-name="Index_20_Link">List<text:tab/>10</text:a></text:p>
          <text:p text:style-name="P2"><text:a xlink:type="simple" xlink:href="#__RefHeading___Toc1090_3288193316" text:style-name="Index_20_Link" text:visited-style-name="Index_20_Link">Caption<text:tab/>10</text:a></text:p>
          <text:p text:style-name="P2"><text:a xlink:type="simple" xlink:href="#__RefHeading___Toc1088_3288193316" text:style-name="Index_20_Link" text:visited-style-name="Index_20_Link">Index<text:tab/>10</text:a></text:p>
          <text:p text:style-name="P2"><text:a xlink:type="simple" xlink:href="#__RefHeading___Toc1086_3288193316" text:style-name="Index_20_Link" text:visited-style-name="Index_20_Link">Header and Footer<text:tab/>10</text:a></text:p>
          <text:p text:style-name="P2"><text:a xlink:type="simple" xlink:href="#__RefHeading___Toc1084_3288193316" text:style-name="Index_20_Link" text:visited-style-name="Index_20_Link">Footer<text:tab/>10</text:a></text:p>
          <text:p text:style-name="P2"><text:a xlink:type="simple" xlink:href="#__RefHeading___Toc1082_3288193316" text:style-name="Index_20_Link" text:visited-style-name="Index_20_Link">My Family Style<text:tab/>11</text:a></text:p>
          <text:p text:style-name="P1"><text:a xlink:type="simple" xlink:href="#__RefHeading___Toc404_3288193316" text:style-name="Index_20_Link" text:visited-style-name="Index_20_Link">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text:tab/>11</text:a></text:p>
          <text:p text:style-name="P2"><text:a xlink:type="simple" xlink:href="#__RefHeading___Toc1080_3288193316" text:style-name="Index_20_Link" text:visited-style-name="Index_20_Link">My Style<text:tab/>11</text:a></text:p>
          <text:p text:style-name="P2"><text:a xlink:type="simple" xlink:href="#__RefHeading___Toc1078_3288193316" text:style-name="Index_20_Link" text:visited-style-name="Index_20_Link">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text:soft-page-break/>magna voluptate mollit. Nulla in qui ad elit, duis sit sit. Dolor et cupidatat in eiusmod ex. Occaecat culpa dolor et magna sed do culpa.<text:tab/>11</text:a></text:p>
          <text:p text:style-name="P2"><text:a xlink:type="simple" xlink:href="#__RefHeading___Toc1076_3288193316" text:style-name="Index_20_Link" text:visited-style-name="Index_20_Link">First line indent<text:tab/>11</text:a></text:p>
          <text:p text:style-name="P2"><text:a xlink:type="simple" xlink:href="#__RefHeading___Toc1074_3288193316" text:style-name="Index_20_Link" text:visited-style-name="Index_20_Link">Hanging indent<text:tab/>11</text:a></text:p>
          <text:p text:style-name="P2"><text:a xlink:type="simple" xlink:href="#__RefHeading___Toc1072_3288193316" text:style-name="Index_20_Link" text:visited-style-name="Index_20_Link">Text body indent<text:tab/>11</text:a></text:p>
          <text:p text:style-name="P2"><text:a xlink:type="simple" xlink:href="#__RefHeading___Toc1070_3288193316" text:style-name="Index_20_Link" text:visited-style-name="Index_20_Link">Salutation<text:tab/>11</text:a></text:p>
          <text:p text:style-name="P2"><text:a xlink:type="simple" xlink:href="#__RefHeading___Toc1068_3288193316" text:style-name="Index_20_Link" text:visited-style-name="Index_20_Link">Signature<text:tab/>11</text:a></text:p>
          <text:p text:style-name="P2"><text:a xlink:type="simple" xlink:href="#__RefHeading___Toc1066_3288193316" text:style-name="Index_20_Link" text:visited-style-name="Index_20_Link">List Indent<text:tab/>11</text:a></text:p>
          <text:p text:style-name="P2"><text:a xlink:type="simple" xlink:href="#__RefHeading___Toc1064_3288193316" text:style-name="Index_20_Link" text:visited-style-name="Index_20_Link">Marginalia<text:tab/>12</text:a></text:p>
          <text:p text:style-name="P2"><text:a xlink:type="simple" xlink:href="#__RefHeading___Toc1062_3288193316" text:style-name="Index_20_Link" text:visited-style-name="Index_20_Link">Heading 1<text:tab/>12</text:a></text:p>
          <text:p text:style-name="P2"><text:a xlink:type="simple" xlink:href="#__RefHeading___Toc1060_3288193316" text:style-name="Index_20_Link" text:visited-style-name="Index_20_Link">Heading 2<text:tab/>12</text:a></text:p>
          <text:p text:style-name="P2"><text:a xlink:type="simple" xlink:href="#__RefHeading___Toc1058_3288193316" text:style-name="Index_20_Link" text:visited-style-name="Index_20_Link">Heading 3<text:tab/>12</text:a></text:p>
          <text:p text:style-name="P2"><text:a xlink:type="simple" xlink:href="#__RefHeading___Toc1056_3288193316" text:style-name="Index_20_Link" text:visited-style-name="Index_20_Link">Heading 4<text:tab/>12</text:a></text:p>
          <text:p text:style-name="P2"><text:a xlink:type="simple" xlink:href="#__RefHeading___Toc1054_3288193316" text:style-name="Index_20_Link" text:visited-style-name="Index_20_Link">Heading 5<text:tab/>13</text:a></text:p>
          <text:p text:style-name="P2"><text:a xlink:type="simple" xlink:href="#__RefHeading___Toc1052_3288193316" text:style-name="Index_20_Link" text:visited-style-name="Index_20_Link">Heading 6<text:tab/>13</text:a></text:p>
          <text:p text:style-name="P2"><text:a xlink:type="simple" xlink:href="#__RefHeading___Toc1050_3288193316" text:style-name="Index_20_Link" text:visited-style-name="Index_20_Link">Heading 7<text:tab/>13</text:a></text:p>
          <text:p text:style-name="P2"><text:a xlink:type="simple" xlink:href="#__RefHeading___Toc1048_3288193316" text:style-name="Index_20_Link" text:visited-style-name="Index_20_Link">Heading 8<text:tab/>13</text:a></text:p>
          <text:p text:style-name="P2"><text:a xlink:type="simple" xlink:href="#__RefHeading___Toc1046_3288193316" text:style-name="Index_20_Link" text:visited-style-name="Index_20_Link">Heading 9<text:tab/>13</text:a></text:p>
          <text:p text:style-name="P2"><text:a xlink:type="simple" xlink:href="#__RefHeading___Toc1044_3288193316" text:style-name="Index_20_Link" text:visited-style-name="Index_20_Link">Heading 10<text:tab/>13</text:a></text:p>
          <text:p text:style-name="P2"><text:a xlink:type="simple" xlink:href="#__RefHeading___Toc1042_3288193316" text:style-name="Index_20_Link" text:visited-style-name="Index_20_Link">Title<text:tab/>13</text:a></text:p>
          <text:p text:style-name="P2"><text:a xlink:type="simple" xlink:href="#__RefHeading___Toc1040_3288193316" text:style-name="Index_20_Link" text:visited-style-name="Index_20_Link">Subtitle<text:tab/>14</text:a></text:p>
          <text:p text:style-name="P2"><text:a xlink:type="simple" xlink:href="#__RefHeading___Toc1038_3288193316" text:style-name="Index_20_Link" text:visited-style-name="Index_20_Link">Appendix<text:tab/>14</text:a></text:p>
          <text:p text:style-name="P2"><text:a xlink:type="simple" xlink:href="#__RefHeading___Toc1036_3288193316" text:style-name="Index_20_Link" text:visited-style-name="Index_20_Link">Numbering 1 Start<text:tab/>15</text:a></text:p>
          <text:p text:style-name="P2"><text:a xlink:type="simple" xlink:href="#__RefHeading___Toc1034_3288193316" text:style-name="Index_20_Link" text:visited-style-name="Index_20_Link">Numbering 1<text:tab/>15</text:a></text:p>
          <text:p text:style-name="P2"><text:a xlink:type="simple" xlink:href="#__RefHeading___Toc1032_3288193316" text:style-name="Index_20_Link" text:visited-style-name="Index_20_Link">Numbering 1 End<text:tab/>15</text:a></text:p>
          <text:p text:style-name="P2"><text:a xlink:type="simple" xlink:href="#__RefHeading___Toc1030_3288193316" text:style-name="Index_20_Link" text:visited-style-name="Index_20_Link">Numbering 1 Cont.<text:tab/>15</text:a></text:p>
          <text:p text:style-name="P2"><text:a xlink:type="simple" xlink:href="#__RefHeading___Toc1028_3288193316" text:style-name="Index_20_Link" text:visited-style-name="Index_20_Link">Numbering 2 Start<text:tab/>15</text:a></text:p>
          <text:p text:style-name="P2"><text:a xlink:type="simple" xlink:href="#__RefHeading___Toc1026_3288193316" text:style-name="Index_20_Link" text:visited-style-name="Index_20_Link">Numbering 2<text:tab/>15</text:a></text:p>
          <text:p text:style-name="P2"><text:a xlink:type="simple" xlink:href="#__RefHeading___Toc1024_3288193316" text:style-name="Index_20_Link" text:visited-style-name="Index_20_Link">Numbering 2 End<text:tab/>16</text:a></text:p>
          <text:p text:style-name="P2"><text:a xlink:type="simple" xlink:href="#__RefHeading___Toc1022_3288193316" text:style-name="Index_20_Link" text:visited-style-name="Index_20_Link">Numbering 2 Cont.<text:tab/>16</text:a></text:p>
          <text:p text:style-name="P2"><text:a xlink:type="simple" xlink:href="#__RefHeading___Toc1020_3288193316" text:style-name="Index_20_Link" text:visited-style-name="Index_20_Link">Numbering 3 Start<text:tab/>16</text:a></text:p>
          <text:p text:style-name="P2"><text:a xlink:type="simple" xlink:href="#__RefHeading___Toc1018_3288193316" text:style-name="Index_20_Link" text:visited-style-name="Index_20_Link">Numbering 3<text:tab/>16</text:a></text:p>
          <text:p text:style-name="P2"><text:a xlink:type="simple" xlink:href="#__RefHeading___Toc1016_3288193316" text:style-name="Index_20_Link" text:visited-style-name="Index_20_Link">Numbering 3 End<text:tab/>16</text:a></text:p>
          <text:p text:style-name="P2"><text:a xlink:type="simple" xlink:href="#__RefHeading___Toc1014_3288193316" text:style-name="Index_20_Link" text:visited-style-name="Index_20_Link">Numbering 3 Cont.<text:tab/>16</text:a></text:p>
          <text:p text:style-name="P2"><text:a xlink:type="simple" xlink:href="#__RefHeading___Toc1012_3288193316" text:style-name="Index_20_Link" text:visited-style-name="Index_20_Link">Numbering 4 Start<text:tab/>16</text:a></text:p>
          <text:p text:style-name="P2"><text:a xlink:type="simple" xlink:href="#__RefHeading___Toc1010_3288193316" text:style-name="Index_20_Link" text:visited-style-name="Index_20_Link">Numbering 4<text:tab/>17</text:a></text:p>
          <text:p text:style-name="P2"><text:a xlink:type="simple" xlink:href="#__RefHeading___Toc1008_3288193316" text:style-name="Index_20_Link" text:visited-style-name="Index_20_Link">Numbering 4 End<text:tab/>17</text:a></text:p>
          <text:p text:style-name="P2"><text:a xlink:type="simple" xlink:href="#__RefHeading___Toc1006_3288193316" text:style-name="Index_20_Link" text:visited-style-name="Index_20_Link">Numbering 4 Cont.<text:tab/>17</text:a></text:p>
          <text:p text:style-name="P2"><text:a xlink:type="simple" xlink:href="#__RefHeading___Toc1004_3288193316" text:style-name="Index_20_Link" text:visited-style-name="Index_20_Link">Numbering 5 Start<text:tab/>17</text:a></text:p>
          <text:p text:style-name="P2"><text:a xlink:type="simple" xlink:href="#__RefHeading___Toc1002_3288193316" text:style-name="Index_20_Link" text:visited-style-name="Index_20_Link">Numbering 5<text:tab/>17</text:a></text:p>
          <text:p text:style-name="P2"><text:a xlink:type="simple" xlink:href="#__RefHeading___Toc1000_3288193316" text:style-name="Index_20_Link" text:visited-style-name="Index_20_Link">Numbering 5 End<text:tab/>17</text:a></text:p>
          <text:p text:style-name="P2"><text:a xlink:type="simple" xlink:href="#__RefHeading___Toc998_3288193316" text:style-name="Index_20_Link" text:visited-style-name="Index_20_Link">Numbering 5 Cont.<text:tab/>18</text:a></text:p>
          <text:p text:style-name="P2"><text:a xlink:type="simple" xlink:href="#__RefHeading___Toc996_3288193316" text:style-name="Index_20_Link" text:visited-style-name="Index_20_Link">List 1 Start<text:tab/>18</text:a></text:p>
          <text:p text:style-name="P2"><text:a xlink:type="simple" xlink:href="#__RefHeading___Toc994_3288193316" text:style-name="Index_20_Link" text:visited-style-name="Index_20_Link">List 1<text:tab/>18</text:a></text:p>
          <text:p text:style-name="P2"><text:a xlink:type="simple" xlink:href="#__RefHeading___Toc992_3288193316" text:style-name="Index_20_Link" text:visited-style-name="Index_20_Link">List 1 End<text:tab/>18</text:a></text:p>
          <text:p text:style-name="P2"><text:a xlink:type="simple" xlink:href="#__RefHeading___Toc990_3288193316" text:style-name="Index_20_Link" text:visited-style-name="Index_20_Link">List 1 Cont.<text:tab/>18</text:a></text:p>
          <text:p text:style-name="P2"><text:a xlink:type="simple" xlink:href="#__RefHeading___Toc988_3288193316" text:style-name="Index_20_Link" text:visited-style-name="Index_20_Link">List 2 Start<text:tab/>18</text:a></text:p>
          <text:p text:style-name="P2"><text:a xlink:type="simple" xlink:href="#__RefHeading___Toc986_3288193316" text:style-name="Index_20_Link" text:visited-style-name="Index_20_Link">List 2<text:tab/>19</text:a></text:p>
          <text:p text:style-name="P2"><text:a xlink:type="simple" xlink:href="#__RefHeading___Toc984_3288193316" text:style-name="Index_20_Link" text:visited-style-name="Index_20_Link">List 2 End<text:tab/>19</text:a></text:p>
          <text:p text:style-name="P2"><text:a xlink:type="simple" xlink:href="#__RefHeading___Toc982_3288193316" text:style-name="Index_20_Link" text:visited-style-name="Index_20_Link">List 2 Cont.<text:tab/>19</text:a></text:p>
          <text:p text:style-name="P2"><text:a xlink:type="simple" xlink:href="#__RefHeading___Toc980_3288193316" text:style-name="Index_20_Link" text:visited-style-name="Index_20_Link">List 3 Start<text:tab/>19</text:a></text:p>
          <text:p text:style-name="P2"><text:a xlink:type="simple" xlink:href="#__RefHeading___Toc978_3288193316" text:style-name="Index_20_Link" text:visited-style-name="Index_20_Link"><text:soft-page-break/>List 3<text:tab/>19</text:a></text:p>
          <text:p text:style-name="P2"><text:a xlink:type="simple" xlink:href="#__RefHeading___Toc976_3288193316" text:style-name="Index_20_Link" text:visited-style-name="Index_20_Link">List 3 End<text:tab/>19</text:a></text:p>
          <text:p text:style-name="P2"><text:a xlink:type="simple" xlink:href="#__RefHeading___Toc974_3288193316" text:style-name="Index_20_Link" text:visited-style-name="Index_20_Link">List 3 Cont.<text:tab/>19</text:a></text:p>
          <text:p text:style-name="P2"><text:a xlink:type="simple" xlink:href="#__RefHeading___Toc972_3288193316" text:style-name="Index_20_Link" text:visited-style-name="Index_20_Link">List 4 Start<text:tab/>20</text:a></text:p>
          <text:p text:style-name="P2"><text:a xlink:type="simple" xlink:href="#__RefHeading___Toc970_3288193316" text:style-name="Index_20_Link" text:visited-style-name="Index_20_Link">List 4<text:tab/>20</text:a></text:p>
          <text:p text:style-name="P2"><text:a xlink:type="simple" xlink:href="#__RefHeading___Toc968_3288193316" text:style-name="Index_20_Link" text:visited-style-name="Index_20_Link">List 4 End<text:tab/>20</text:a></text:p>
          <text:p text:style-name="P2"><text:a xlink:type="simple" xlink:href="#__RefHeading___Toc966_3288193316" text:style-name="Index_20_Link" text:visited-style-name="Index_20_Link">List 4 Cont.<text:tab/>20</text:a></text:p>
          <text:p text:style-name="P2"><text:a xlink:type="simple" xlink:href="#__RefHeading___Toc964_3288193316" text:style-name="Index_20_Link" text:visited-style-name="Index_20_Link">List 5 Start<text:tab/>20</text:a></text:p>
          <text:p text:style-name="P2"><text:a xlink:type="simple" xlink:href="#__RefHeading___Toc962_3288193316" text:style-name="Index_20_Link" text:visited-style-name="Index_20_Link">List 5<text:tab/>20</text:a></text:p>
          <text:p text:style-name="P2"><text:a xlink:type="simple" xlink:href="#__RefHeading___Toc960_3288193316" text:style-name="Index_20_Link" text:visited-style-name="Index_20_Link">List 5 End<text:tab/>21</text:a></text:p>
          <text:p text:style-name="P2"><text:a xlink:type="simple" xlink:href="#__RefHeading___Toc958_3288193316" text:style-name="Index_20_Link" text:visited-style-name="Index_20_Link">List 5 Cont.<text:tab/>21</text:a></text:p>
          <text:p text:style-name="P2"><text:a xlink:type="simple" xlink:href="#__RefHeading___Toc956_3288193316" text:style-name="Index_20_Link" text:visited-style-name="Index_20_Link">Index Heading<text:tab/>21</text:a></text:p>
          <text:p text:style-name="P2"><text:a xlink:type="simple" xlink:href="#__RefHeading___Toc954_3288193316" text:style-name="Index_20_Link" text:visited-style-name="Index_20_Link">Index 1<text:tab/>21</text:a></text:p>
          <text:p text:style-name="P2"><text:a xlink:type="simple" xlink:href="#__RefHeading___Toc952_3288193316" text:style-name="Index_20_Link" text:visited-style-name="Index_20_Link">Index 2<text:tab/>21</text:a></text:p>
          <text:p text:style-name="P2"><text:a xlink:type="simple" xlink:href="#__RefHeading___Toc950_3288193316" text:style-name="Index_20_Link" text:visited-style-name="Index_20_Link">Index 3<text:tab/>21</text:a></text:p>
          <text:p text:style-name="P2"><text:a xlink:type="simple" xlink:href="#__RefHeading___Toc948_3288193316" text:style-name="Index_20_Link" text:visited-style-name="Index_20_Link">Index Separator<text:tab/>22</text:a></text:p>
          <text:p text:style-name="P2"><text:a xlink:type="simple" xlink:href="#__RefHeading___Toc946_3288193316" text:style-name="Index_20_Link" text:visited-style-name="Index_20_Link">Contents Heading<text:tab/>22</text:a></text:p>
          <text:p text:style-name="P2"><text:a xlink:type="simple" xlink:href="#__RefHeading___Toc944_3288193316" text:style-name="Index_20_Link" text:visited-style-name="Index_20_Link">Contents 1<text:tab/>22</text:a></text:p>
          <text:p text:style-name="P2"><text:a xlink:type="simple" xlink:href="#__RefHeading___Toc942_3288193316" text:style-name="Index_20_Link" text:visited-style-name="Index_20_Link">Contents 2<text:tab/>22</text:a></text:p>
          <text:p text:style-name="P2"><text:a xlink:type="simple" xlink:href="#__RefHeading___Toc940_3288193316" text:style-name="Index_20_Link" text:visited-style-name="Index_20_Link">Contents 3<text:tab/>22</text:a></text:p>
          <text:p text:style-name="P2"><text:a xlink:type="simple" xlink:href="#__RefHeading___Toc938_3288193316" text:style-name="Index_20_Link" text:visited-style-name="Index_20_Link">Contents 4<text:tab/>22</text:a></text:p>
          <text:p text:style-name="P2"><text:a xlink:type="simple" xlink:href="#__RefHeading___Toc936_3288193316" text:style-name="Index_20_Link" text:visited-style-name="Index_20_Link">Contents 5<text:tab/>22</text:a></text:p>
          <text:p text:style-name="P2"><text:a xlink:type="simple" xlink:href="#__RefHeading___Toc934_3288193316" text:style-name="Index_20_Link" text:visited-style-name="Index_20_Link">User Index Heading<text:tab/>22</text:a></text:p>
          <text:p text:style-name="P2"><text:a xlink:type="simple" xlink:href="#__RefHeading___Toc932_3288193316" text:style-name="Index_20_Link" text:visited-style-name="Index_20_Link">User Index 1<text:tab/>23</text:a></text:p>
          <text:p text:style-name="P2"><text:a xlink:type="simple" xlink:href="#__RefHeading___Toc930_3288193316" text:style-name="Index_20_Link" text:visited-style-name="Index_20_Link">User Index 2<text:tab/>23</text:a></text:p>
          <text:p text:style-name="P2"><text:a xlink:type="simple" xlink:href="#__RefHeading___Toc928_3288193316" text:style-name="Index_20_Link" text:visited-style-name="Index_20_Link">User Index 3<text:tab/>23</text:a></text:p>
          <text:p text:style-name="P2"><text:a xlink:type="simple" xlink:href="#__RefHeading___Toc926_3288193316" text:style-name="Index_20_Link" text:visited-style-name="Index_20_Link">User Index 4<text:tab/>23</text:a></text:p>
          <text:p text:style-name="P2"><text:a xlink:type="simple" xlink:href="#__RefHeading___Toc924_3288193316" text:style-name="Index_20_Link" text:visited-style-name="Index_20_Link">User Index 5<text:tab/>23</text:a></text:p>
          <text:p text:style-name="P2"><text:a xlink:type="simple" xlink:href="#__RefHeading___Toc922_3288193316" text:style-name="Index_20_Link" text:visited-style-name="Index_20_Link">Contents 6<text:tab/>23</text:a></text:p>
          <text:p text:style-name="P2"><text:a xlink:type="simple" xlink:href="#__RefHeading___Toc920_3288193316" text:style-name="Index_20_Link" text:visited-style-name="Index_20_Link">Contents 7<text:tab/>23</text:a></text:p>
          <text:p text:style-name="P2"><text:a xlink:type="simple" xlink:href="#__RefHeading___Toc918_3288193316" text:style-name="Index_20_Link" text:visited-style-name="Index_20_Link">Contents 8<text:tab/>24</text:a></text:p>
          <text:p text:style-name="P2"><text:a xlink:type="simple" xlink:href="#__RefHeading___Toc916_3288193316" text:style-name="Index_20_Link" text:visited-style-name="Index_20_Link">Contents 9<text:tab/>24</text:a></text:p>
          <text:p text:style-name="P2"><text:a xlink:type="simple" xlink:href="#__RefHeading___Toc914_3288193316" text:style-name="Index_20_Link" text:visited-style-name="Index_20_Link">Contents 10<text:tab/>24</text:a></text:p>
          <text:p text:style-name="P2"><text:a xlink:type="simple" xlink:href="#__RefHeading___Toc912_3288193316" text:style-name="Index_20_Link" text:visited-style-name="Index_20_Link">Figure Index Heading<text:tab/>24</text:a></text:p>
          <text:p text:style-name="P2"><text:a xlink:type="simple" xlink:href="#__RefHeading___Toc910_3288193316" text:style-name="Index_20_Link" text:visited-style-name="Index_20_Link">Figure Index 1<text:tab/>24</text:a></text:p>
          <text:p text:style-name="P2"><text:a xlink:type="simple" xlink:href="#__RefHeading___Toc908_3288193316" text:style-name="Index_20_Link" text:visited-style-name="Index_20_Link">Object index heading<text:tab/>24</text:a></text:p>
          <text:p text:style-name="P2"><text:a xlink:type="simple" xlink:href="#__RefHeading___Toc906_3288193316" text:style-name="Index_20_Link" text:visited-style-name="Index_20_Link">Object index 1<text:tab/>25</text:a></text:p>
          <text:p text:style-name="P2"><text:a xlink:type="simple" xlink:href="#__RefHeading___Toc904_3288193316" text:style-name="Index_20_Link" text:visited-style-name="Index_20_Link">Table index heading<text:tab/>25</text:a></text:p>
          <text:p text:style-name="P2"><text:a xlink:type="simple" xlink:href="#__RefHeading___Toc902_3288193316" text:style-name="Index_20_Link" text:visited-style-name="Index_20_Link">Table index 1<text:tab/>25</text:a></text:p>
          <text:p text:style-name="P2"><text:a xlink:type="simple" xlink:href="#__RefHeading___Toc900_3288193316" text:style-name="Index_20_Link" text:visited-style-name="Index_20_Link">Bibliography Heading<text:tab/>25</text:a></text:p>
          <text:p text:style-name="P2"><text:a xlink:type="simple" xlink:href="#__RefHeading___Toc898_3288193316" text:style-name="Index_20_Link" text:visited-style-name="Index_20_Link">Bibliography 1<text:tab/>25</text:a></text:p>
          <text:p text:style-name="P2"><text:a xlink:type="simple" xlink:href="#__RefHeading___Toc896_3288193316" text:style-name="Index_20_Link" text:visited-style-name="Index_20_Link">User Index 6<text:tab/>26</text:a></text:p>
          <text:p text:style-name="P2"><text:a xlink:type="simple" xlink:href="#__RefHeading___Toc894_3288193316" text:style-name="Index_20_Link" text:visited-style-name="Index_20_Link">User Index 7<text:tab/>26</text:a></text:p>
          <text:p text:style-name="P2"><text:a xlink:type="simple" xlink:href="#__RefHeading___Toc892_3288193316" text:style-name="Index_20_Link" text:visited-style-name="Index_20_Link">User Index 8<text:tab/>26</text:a></text:p>
          <text:p text:style-name="P2"><text:a xlink:type="simple" xlink:href="#__RefHeading___Toc890_3288193316" text:style-name="Index_20_Link" text:visited-style-name="Index_20_Link">User Index 9<text:tab/>26</text:a></text:p>
          <text:p text:style-name="P2"><text:a xlink:type="simple" xlink:href="#__RefHeading___Toc888_3288193316" text:style-name="Index_20_Link" text:visited-style-name="Index_20_Link">User Index 10<text:tab/>26</text:a></text:p>
          <text:p text:style-name="P2"><text:a xlink:type="simple" xlink:href="#__RefHeading___Toc886_3288193316" text:style-name="Index_20_Link" text:visited-style-name="Index_20_Link">Header<text:tab/>26</text:a></text:p>
          <text:p text:style-name="P2"><text:a xlink:type="simple" xlink:href="#__RefHeading___Toc884_3288193316" text:style-name="Index_20_Link" text:visited-style-name="Index_20_Link">Header left<text:tab/>26</text:a></text:p>
          <text:p text:style-name="P2"><text:a xlink:type="simple" xlink:href="#__RefHeading___Toc882_3288193316" text:style-name="Index_20_Link" text:visited-style-name="Index_20_Link">Header right<text:tab/>26</text:a></text:p>
          <text:p text:style-name="P2"><text:a xlink:type="simple" xlink:href="#__RefHeading___Toc880_3288193316" text:style-name="Index_20_Link" text:visited-style-name="Index_20_Link">Footer left<text:tab/>27</text:a></text:p>
          <text:p text:style-name="P2"><text:a xlink:type="simple" xlink:href="#__RefHeading___Toc878_3288193316" text:style-name="Index_20_Link" text:visited-style-name="Index_20_Link">Footer right<text:tab/>27</text:a></text:p>
          <text:p text:style-name="P2"><text:a xlink:type="simple" xlink:href="#__RefHeading___Toc876_3288193316" text:style-name="Index_20_Link" text:visited-style-name="Index_20_Link"><text:soft-page-break/>Table Contents<text:tab/>27</text:a></text:p>
          <text:p text:style-name="P2"><text:a xlink:type="simple" xlink:href="#__RefHeading___Toc874_3288193316" text:style-name="Index_20_Link" text:visited-style-name="Index_20_Link">Table Heading<text:tab/>27</text:a></text:p>
          <text:p text:style-name="P2"><text:a xlink:type="simple" xlink:href="#__RefHeading___Toc872_3288193316" text:style-name="Index_20_Link" text:visited-style-name="Index_20_Link">Illustration<text:tab/>27</text:a></text:p>
          <text:p text:style-name="P2"><text:a xlink:type="simple" xlink:href="#__RefHeading___Toc870_3288193316" text:style-name="Index_20_Link" text:visited-style-name="Index_20_Link">Table<text:tab/>27</text:a></text:p>
          <text:p text:style-name="P2"><text:a xlink:type="simple" xlink:href="#__RefHeading___Toc868_3288193316" text:style-name="Index_20_Link" text:visited-style-name="Index_20_Link">Text<text:tab/>27</text:a></text:p>
          <text:p text:style-name="P2"><text:a xlink:type="simple" xlink:href="#__RefHeading___Toc866_3288193316" text:style-name="Index_20_Link" text:visited-style-name="Index_20_Link">Figure<text:tab/>27</text:a></text:p>
          <text:p text:style-name="P2"><text:a xlink:type="simple" xlink:href="#__RefHeading___Toc864_3288193316" text:style-name="Index_20_Link" text:visited-style-name="Index_20_Link">Frame contents<text:tab/>28</text:a></text:p>
          <text:p text:style-name="P2"><text:a xlink:type="simple" xlink:href="#__RefHeading___Toc862_3288193316" text:style-name="Index_20_Link" text:visited-style-name="Index_20_Link">Footnote<text:tab/>28</text:a></text:p>
          <text:p text:style-name="P2"><text:a xlink:type="simple" xlink:href="#__RefHeading___Toc860_3288193316" text:style-name="Index_20_Link" text:visited-style-name="Index_20_Link">Addressee<text:tab/>28</text:a></text:p>
          <text:p text:style-name="P2"><text:a xlink:type="simple" xlink:href="#__RefHeading___Toc858_3288193316" text:style-name="Index_20_Link" text:visited-style-name="Index_20_Link">Sender<text:tab/>28</text:a></text:p>
          <text:p text:style-name="P2"><text:a xlink:type="simple" xlink:href="#__RefHeading___Toc856_3288193316" text:style-name="Index_20_Link" text:visited-style-name="Index_20_Link">Endnote<text:tab/>28</text:a></text:p>
          <text:p text:style-name="P2"><text:a xlink:type="simple" xlink:href="#__RefHeading___Toc854_3288193316" text:style-name="Index_20_Link" text:visited-style-name="Index_20_Link">Drawing<text:tab/>28</text:a></text:p>
          <text:p text:style-name="P2"><text:a xlink:type="simple" xlink:href="#__RefHeading___Toc852_3288193316" text:style-name="Index_20_Link" text:visited-style-name="Index_20_Link">Comment<text:tab/>28</text:a></text:p>
          <text:p text:style-name="P2"><text:a xlink:type="simple" xlink:href="#__RefHeading___Toc850_3288193316" text:style-name="Index_20_Link" text:visited-style-name="Index_20_Link">Quotations<text:tab/>28</text:a></text:p>
          <text:p text:style-name="P2"><text:a xlink:type="simple" xlink:href="#__RefHeading___Toc848_3288193316" text:style-name="Index_20_Link" text:visited-style-name="Index_20_Link">Preformatted Text<text:tab/>28</text:a></text:p>
          <text:p text:style-name="P2"><text:a xlink:type="simple" xlink:href="#__RefHeading___Toc846_3288193316" text:style-name="Index_20_Link" text:visited-style-name="Index_20_Link">Horizontal Line<text:tab/>29</text:a></text:p>
          <text:p text:style-name="P2"><text:a xlink:type="simple" xlink:href="#__RefHeading___Toc844_3288193316" text:style-name="Index_20_Link" text:visited-style-name="Index_20_Link">List Contents<text:tab/>29</text:a></text:p>
          <text:p text:style-name="P2"><text:a xlink:type="simple" xlink:href="#__RefHeading___Toc842_3288193316" text:style-name="Index_20_Link" text:visited-style-name="Index_20_Link">List Heading<text:tab/>29</text:a></text:p>
          <text:p text:style-name="P1"><text:a xlink:type="simple" xlink:href="#__RefHeading___Toc402_3288193316" text:style-name="Index_20_Link" text:visited-style-name="Index_20_Link">STYLE FAMILY: PageStyles<text:tab/>30</text:a></text:p>
          <text:p text:style-name="P2"><text:a xlink:type="simple" xlink:href="#__RefHeading___Toc840_3288193316" text:style-name="Index_20_Link" text:visited-style-name="Index_20_Link">Standard {PageStyles}<text:tab/>31</text:a></text:p>
          <text:p text:style-name="P2"><text:a xlink:type="simple" xlink:href="#__RefHeading___Toc838_3288193316" text:style-name="Index_20_Link" text:visited-style-name="Index_20_Link">First Page {PageStyles}<text:tab/>32</text:a></text:p>
          <text:p text:style-name="P2"><text:a xlink:type="simple" xlink:href="#__RefHeading___Toc836_3288193316" text:style-name="Index_20_Link" text:visited-style-name="Index_20_Link">Left Page {PageStyles}<text:tab/>34</text:a></text:p>
          <text:p text:style-name="P2"><text:a xlink:type="simple" xlink:href="#__RefHeading___Toc834_3288193316" text:style-name="Index_20_Link" text:visited-style-name="Index_20_Link">Right Page {PageStyles}<text:tab/>35</text:a></text:p>
          <text:p text:style-name="P2"><text:a xlink:type="simple" xlink:href="#__RefHeading___Toc832_3288193316" text:style-name="Index_20_Link" text:visited-style-name="Index_20_Link">Envelope {PageStyles}<text:tab/>36</text:a></text:p>
          <text:p text:style-name="P2"><text:a xlink:type="simple" xlink:href="#__RefHeading___Toc830_3288193316" text:style-name="Index_20_Link" text:visited-style-name="Index_20_Link">Index {PageStyles}<text:tab/>37</text:a></text:p>
          <text:p text:style-name="P2"><text:a xlink:type="simple" xlink:href="#__RefHeading___Toc828_3288193316" text:style-name="Index_20_Link" text:visited-style-name="Index_20_Link">HTML {PageStyles}<text:tab/>38</text:a></text:p>
          <text:p text:style-name="P2"><text:a xlink:type="simple" xlink:href="#__RefHeading___Toc826_3288193316" text:style-name="Index_20_Link" text:visited-style-name="Index_20_Link">Footnote {PageStyles}<text:tab/>39</text:a></text:p>
          <text:p text:style-name="P2"><text:a xlink:type="simple" xlink:href="#__RefHeading___Toc824_3288193316" text:style-name="Index_20_Link" text:visited-style-name="Index_20_Link">Endnote {PageStyles}<text:tab/>40</text:a></text:p>
          <text:p text:style-name="P2"><text:a xlink:type="simple" xlink:href="#__RefHeading___Toc822_3288193316" text:style-name="Index_20_Link" text:visited-style-name="Index_20_Link">Landscape {PageStyles}<text:tab/>41</text:a></text:p>
          <text:p text:style-name="P1"><text:a xlink:type="simple" xlink:href="#__RefHeading___Toc400_3288193316" text:style-name="Index_20_Link" text:visited-style-name="Index_20_Link">STYLE FAMILY: FrameStyles<text:tab/>43</text:a></text:p>
          <text:p text:style-name="P2"><text:a xlink:type="simple" xlink:href="#__RefHeading___Toc820_3288193316" text:style-name="Index_20_Link" text:visited-style-name="Index_20_Link"><text:s/>Frame {FrameStyles}<text:tab/>43</text:a></text:p>
          <text:p text:style-name="P2"><text:a xlink:type="simple" xlink:href="#__RefHeading___Toc818_3288193316" text:style-name="Index_20_Link" text:visited-style-name="Index_20_Link"><text:s/>Graphics {FrameStyles}<text:tab/>43</text:a></text:p>
          <text:p text:style-name="P2"><text:a xlink:type="simple" xlink:href="#__RefHeading___Toc816_3288193316" text:style-name="Index_20_Link" text:visited-style-name="Index_20_Link"><text:s/>OLE {FrameStyles}<text:tab/>43</text:a></text:p>
          <text:p text:style-name="P2"><text:a xlink:type="simple" xlink:href="#__RefHeading___Toc814_3288193316" text:style-name="Index_20_Link" text:visited-style-name="Index_20_Link"><text:s/>Formula {FrameStyles}<text:tab/>43</text:a></text:p>
          <text:p text:style-name="P2"><text:a xlink:type="simple" xlink:href="#__RefHeading___Toc812_3288193316" text:style-name="Index_20_Link" text:visited-style-name="Index_20_Link"><text:s/>Marginalia {FrameStyles}<text:tab/>44</text:a></text:p>
          <text:p text:style-name="P2"><text:a xlink:type="simple" xlink:href="#__RefHeading___Toc810_3288193316" text:style-name="Index_20_Link" text:visited-style-name="Index_20_Link"><text:s/>Watermark {FrameStyles}<text:tab/>44</text:a></text:p>
          <text:p text:style-name="P2"><text:a xlink:type="simple" xlink:href="#__RefHeading___Toc808_3288193316" text:style-name="Index_20_Link" text:visited-style-name="Index_20_Link"><text:s/>Labels {FrameStyles}<text:tab/>44</text:a></text:p>
          <text:p text:style-name="P1"><text:a xlink:type="simple" xlink:href="#__RefHeading___Toc398_3288193316" text:style-name="Index_20_Link" text:visited-style-name="Index_20_Link">STYLE FAMILY: NumberingStyles<text:tab/>45</text:a></text:p>
          <text:p text:style-name="P2"><text:a xlink:type="simple" xlink:href="#__RefHeading___Toc806_3288193316" text:style-name="Index_20_Link" text:visited-style-name="Index_20_Link">No List<text:tab/>45</text:a></text:p>
          <text:p text:style-name="P2"><text:a xlink:type="simple" xlink:href="#__RefHeading___Toc804_3288193316" text:style-name="Index_20_Link" text:visited-style-name="Index_20_Link">Numbering 123<text:tab/>46</text:a></text:p>
          <text:p text:style-name="P2"><text:a xlink:type="simple" xlink:href="#__RefHeading___Toc802_3288193316" text:style-name="Index_20_Link" text:visited-style-name="Index_20_Link">Numbering ABC<text:tab/>47</text:a></text:p>
          <text:p text:style-name="P2"><text:a xlink:type="simple" xlink:href="#__RefHeading___Toc800_3288193316" text:style-name="Index_20_Link" text:visited-style-name="Index_20_Link">Numbering abc<text:tab/>49</text:a></text:p>
          <text:p text:style-name="P2"><text:a xlink:type="simple" xlink:href="#__RefHeading___Toc798_3288193316" text:style-name="Index_20_Link" text:visited-style-name="Index_20_Link">Numbering IVX<text:tab/>50</text:a></text:p>
          <text:p text:style-name="P2"><text:a xlink:type="simple" xlink:href="#__RefHeading___Toc796_3288193316" text:style-name="Index_20_Link" text:visited-style-name="Index_20_Link">Numbering ivx<text:tab/>52</text:a></text:p>
          <text:p text:style-name="P2"><text:a xlink:type="simple" xlink:href="#__RefHeading___Toc794_3288193316" text:style-name="Index_20_Link" text:visited-style-name="Index_20_Link">List 1<text:tab/>54</text:a></text:p>
          <text:p text:style-name="P2"><text:a xlink:type="simple" xlink:href="#__RefHeading___Toc792_3288193316" text:style-name="Index_20_Link" text:visited-style-name="Index_20_Link">List 2<text:tab/>55</text:a></text:p>
          <text:p text:style-name="P2"><text:a xlink:type="simple" xlink:href="#__RefHeading___Toc790_3288193316" text:style-name="Index_20_Link" text:visited-style-name="Index_20_Link">List 3<text:tab/>56</text:a></text:p>
          <text:p text:style-name="P2"><text:a xlink:type="simple" xlink:href="#__RefHeading___Toc788_3288193316" text:style-name="Index_20_Link" text:visited-style-name="Index_20_Link">List 4<text:tab/>57</text:a></text:p>
          <text:p text:style-name="P2"><text:a xlink:type="simple" xlink:href="#__RefHeading___Toc786_3288193316" text:style-name="Index_20_Link" text:visited-style-name="Index_20_Link">List 5<text:tab/>58</text:a></text:p>
          <text:p text:style-name="P1"><text:a xlink:type="simple" xlink:href="#__RefHeading___Toc396_3288193316" text:style-name="Index_20_Link" text:visited-style-name="Index_20_Link">STYLE FAMILY: TableStyles<text:tab/>60</text:a></text:p>
          <text:p text:style-name="P2"><text:a xlink:type="simple" xlink:href="#__RefHeading___Toc784_3288193316" text:style-name="Index_20_Link" text:visited-style-name="Index_20_Link">Default Style<text:tab/>60</text:a></text:p>
          <text:p text:style-name="P2"><text:a xlink:type="simple" xlink:href="#__RefHeading___Toc782_3288193316" text:style-name="Index_20_Link" text:visited-style-name="Index_20_Link"><text:soft-page-break/>Academic<text:tab/>60</text:a></text:p>
          <text:p text:style-name="P2"><text:a xlink:type="simple" xlink:href="#__RefHeading___Toc780_3288193316" text:style-name="Index_20_Link" text:visited-style-name="Index_20_Link">Box List Blue<text:tab/>60</text:a></text:p>
          <text:p text:style-name="P2"><text:a xlink:type="simple" xlink:href="#__RefHeading___Toc778_3288193316" text:style-name="Index_20_Link" text:visited-style-name="Index_20_Link">Box List Green<text:tab/>60</text:a></text:p>
          <text:p text:style-name="P2"><text:a xlink:type="simple" xlink:href="#__RefHeading___Toc776_3288193316" text:style-name="Index_20_Link" text:visited-style-name="Index_20_Link">Box List Red<text:tab/>60</text:a></text:p>
          <text:p text:style-name="P2"><text:a xlink:type="simple" xlink:href="#__RefHeading___Toc774_3288193316" text:style-name="Index_20_Link" text:visited-style-name="Index_20_Link">Box List Yellow<text:tab/>60</text:a></text:p>
          <text:p text:style-name="P2"><text:a xlink:type="simple" xlink:href="#__RefHeading___Toc772_3288193316" text:style-name="Index_20_Link" text:visited-style-name="Index_20_Link">Elegant<text:tab/>61</text:a></text:p>
          <text:p text:style-name="P2"><text:a xlink:type="simple" xlink:href="#__RefHeading___Toc770_3288193316" text:style-name="Index_20_Link" text:visited-style-name="Index_20_Link">Financial<text:tab/>61</text:a></text:p>
          <text:p text:style-name="P2"><text:a xlink:type="simple" xlink:href="#__RefHeading___Toc768_3288193316" text:style-name="Index_20_Link" text:visited-style-name="Index_20_Link">Simple Grid Columns<text:tab/>61</text:a></text:p>
          <text:p text:style-name="P2"><text:a xlink:type="simple" xlink:href="#__RefHeading___Toc766_3288193316" text:style-name="Index_20_Link" text:visited-style-name="Index_20_Link">Simple Grid Rows<text:tab/>61</text:a></text:p>
          <text:p text:style-name="P2"><text:a xlink:type="simple" xlink:href="#__RefHeading___Toc764_3288193316" text:style-name="Index_20_Link" text:visited-style-name="Index_20_Link">Simple List Shaded<text:tab/>61</text:a></text:p>
          <text:p text:style-name="P1"><text:a xlink:type="simple" xlink:href="#__RefHeading___Toc394_3288193316" text:style-name="Index_20_Link" text:visited-style-name="Index_20_Link">STYLE FAMILY: CellStyles<text:tab/>63</text:a></text:p>
          <text:p text:style-name="P2"><text:a xlink:type="simple" xlink:href="#__RefHeading___Toc762_3288193316" text:style-name="Index_20_Link" text:visited-style-name="Index_20_Link">Default Style.1 {CellStyles}<text:tab/>63</text:a></text:p>
          <text:p text:style-name="P2"><text:a xlink:type="simple" xlink:href="#__RefHeading___Toc760_3288193316" text:style-name="Index_20_Link" text:visited-style-name="Index_20_Link">Default Style.2 {CellStyles}<text:tab/>63</text:a></text:p>
          <text:p text:style-name="P2"><text:a xlink:type="simple" xlink:href="#__RefHeading___Toc758_3288193316" text:style-name="Index_20_Link" text:visited-style-name="Index_20_Link">Default Style.3 {CellStyles}<text:tab/>63</text:a></text:p>
          <text:p text:style-name="P2"><text:a xlink:type="simple" xlink:href="#__RefHeading___Toc756_3288193316" text:style-name="Index_20_Link" text:visited-style-name="Index_20_Link">Default Style.4 {CellStyles}<text:tab/>63</text:a></text:p>
          <text:p text:style-name="P2"><text:a xlink:type="simple" xlink:href="#__RefHeading___Toc754_3288193316" text:style-name="Index_20_Link" text:visited-style-name="Index_20_Link">Default Style.5 {CellStyles}<text:tab/>63</text:a></text:p>
          <text:p text:style-name="P2"><text:a xlink:type="simple" xlink:href="#__RefHeading___Toc752_3288193316" text:style-name="Index_20_Link" text:visited-style-name="Index_20_Link">Default Style.6 {CellStyles}<text:tab/>63</text:a></text:p>
          <text:p text:style-name="P2"><text:a xlink:type="simple" xlink:href="#__RefHeading___Toc750_3288193316" text:style-name="Index_20_Link" text:visited-style-name="Index_20_Link">Default Style.7 {CellStyles}<text:tab/>63</text:a></text:p>
          <text:p text:style-name="P2"><text:a xlink:type="simple" xlink:href="#__RefHeading___Toc748_3288193316" text:style-name="Index_20_Link" text:visited-style-name="Index_20_Link">Default Style.8 {CellStyles}<text:tab/>63</text:a></text:p>
          <text:p text:style-name="P2"><text:a xlink:type="simple" xlink:href="#__RefHeading___Toc746_3288193316" text:style-name="Index_20_Link" text:visited-style-name="Index_20_Link">Default Style.9 {CellStyles}<text:tab/>63</text:a></text:p>
          <text:p text:style-name="P2"><text:a xlink:type="simple" xlink:href="#__RefHeading___Toc744_3288193316" text:style-name="Index_20_Link" text:visited-style-name="Index_20_Link">Default Style.10 {CellStyles}<text:tab/>63</text:a></text:p>
          <text:p text:style-name="P2"><text:a xlink:type="simple" xlink:href="#__RefHeading___Toc742_3288193316" text:style-name="Index_20_Link" text:visited-style-name="Index_20_Link">Default Style.11 {CellStyles}<text:tab/>63</text:a></text:p>
          <text:p text:style-name="P2"><text:a xlink:type="simple" xlink:href="#__RefHeading___Toc740_3288193316" text:style-name="Index_20_Link" text:visited-style-name="Index_20_Link">Default Style.12 {CellStyles}<text:tab/>63</text:a></text:p>
          <text:p text:style-name="P2"><text:a xlink:type="simple" xlink:href="#__RefHeading___Toc738_3288193316" text:style-name="Index_20_Link" text:visited-style-name="Index_20_Link">Default Style.13 {CellStyles}<text:tab/>63</text:a></text:p>
          <text:p text:style-name="P2"><text:a xlink:type="simple" xlink:href="#__RefHeading___Toc736_3288193316" text:style-name="Index_20_Link" text:visited-style-name="Index_20_Link">Default Style.14 {CellStyles}<text:tab/>63</text:a></text:p>
          <text:p text:style-name="P2"><text:a xlink:type="simple" xlink:href="#__RefHeading___Toc734_3288193316" text:style-name="Index_20_Link" text:visited-style-name="Index_20_Link">Default Style.15 {CellStyles}<text:tab/>63</text:a></text:p>
          <text:p text:style-name="P2"><text:a xlink:type="simple" xlink:href="#__RefHeading___Toc732_3288193316" text:style-name="Index_20_Link" text:visited-style-name="Index_20_Link">Default Style.16 {CellStyles}<text:tab/>63</text:a></text:p>
          <text:p text:style-name="P2"><text:a xlink:type="simple" xlink:href="#__RefHeading___Toc730_3288193316" text:style-name="Index_20_Link" text:visited-style-name="Index_20_Link">Academic.1 {CellStyles}<text:tab/>63</text:a></text:p>
          <text:p text:style-name="P2"><text:a xlink:type="simple" xlink:href="#__RefHeading___Toc728_3288193316" text:style-name="Index_20_Link" text:visited-style-name="Index_20_Link">Academic.2 {CellStyles}<text:tab/>63</text:a></text:p>
          <text:p text:style-name="P2"><text:a xlink:type="simple" xlink:href="#__RefHeading___Toc726_3288193316" text:style-name="Index_20_Link" text:visited-style-name="Index_20_Link">Academic.3 {CellStyles}<text:tab/>63</text:a></text:p>
          <text:p text:style-name="P2"><text:a xlink:type="simple" xlink:href="#__RefHeading___Toc724_3288193316" text:style-name="Index_20_Link" text:visited-style-name="Index_20_Link">Academic.4 {CellStyles}<text:tab/>63</text:a></text:p>
          <text:p text:style-name="P2"><text:a xlink:type="simple" xlink:href="#__RefHeading___Toc722_3288193316" text:style-name="Index_20_Link" text:visited-style-name="Index_20_Link">Academic.5 {CellStyles}<text:tab/>63</text:a></text:p>
          <text:p text:style-name="P2"><text:a xlink:type="simple" xlink:href="#__RefHeading___Toc720_3288193316" text:style-name="Index_20_Link" text:visited-style-name="Index_20_Link">Academic.6 {CellStyles}<text:tab/>63</text:a></text:p>
          <text:p text:style-name="P2"><text:a xlink:type="simple" xlink:href="#__RefHeading___Toc718_3288193316" text:style-name="Index_20_Link" text:visited-style-name="Index_20_Link">Academic.7 {CellStyles}<text:tab/>63</text:a></text:p>
          <text:p text:style-name="P2"><text:a xlink:type="simple" xlink:href="#__RefHeading___Toc716_3288193316" text:style-name="Index_20_Link" text:visited-style-name="Index_20_Link">Academic.8 {CellStyles}<text:tab/>63</text:a></text:p>
          <text:p text:style-name="P2"><text:a xlink:type="simple" xlink:href="#__RefHeading___Toc714_3288193316" text:style-name="Index_20_Link" text:visited-style-name="Index_20_Link">Academic.9 {CellStyles}<text:tab/>63</text:a></text:p>
          <text:p text:style-name="P2"><text:a xlink:type="simple" xlink:href="#__RefHeading___Toc712_3288193316" text:style-name="Index_20_Link" text:visited-style-name="Index_20_Link">Academic.10 {CellStyles}<text:tab/>63</text:a></text:p>
          <text:p text:style-name="P2"><text:a xlink:type="simple" xlink:href="#__RefHeading___Toc710_3288193316" text:style-name="Index_20_Link" text:visited-style-name="Index_20_Link">Academic.11 {CellStyles}<text:tab/>63</text:a></text:p>
          <text:p text:style-name="P2"><text:a xlink:type="simple" xlink:href="#__RefHeading___Toc708_3288193316" text:style-name="Index_20_Link" text:visited-style-name="Index_20_Link">Academic.12 {CellStyles}<text:tab/>63</text:a></text:p>
          <text:p text:style-name="P2"><text:a xlink:type="simple" xlink:href="#__RefHeading___Toc706_3288193316" text:style-name="Index_20_Link" text:visited-style-name="Index_20_Link">Academic.13 {CellStyles}<text:tab/>63</text:a></text:p>
          <text:p text:style-name="P2"><text:a xlink:type="simple" xlink:href="#__RefHeading___Toc704_3288193316" text:style-name="Index_20_Link" text:visited-style-name="Index_20_Link">Academic.14 {CellStyles}<text:tab/>63</text:a></text:p>
          <text:p text:style-name="P2"><text:a xlink:type="simple" xlink:href="#__RefHeading___Toc702_3288193316" text:style-name="Index_20_Link" text:visited-style-name="Index_20_Link">Academic.15 {CellStyles}<text:tab/>63</text:a></text:p>
          <text:p text:style-name="P2"><text:a xlink:type="simple" xlink:href="#__RefHeading___Toc700_3288193316" text:style-name="Index_20_Link" text:visited-style-name="Index_20_Link">Academic.16 {CellStyles}<text:tab/>63</text:a></text:p>
          <text:p text:style-name="P2"><text:a xlink:type="simple" xlink:href="#__RefHeading___Toc698_3288193316" text:style-name="Index_20_Link" text:visited-style-name="Index_20_Link">Box List Blue.1 {CellStyles}<text:tab/>63</text:a></text:p>
          <text:p text:style-name="P2"><text:a xlink:type="simple" xlink:href="#__RefHeading___Toc696_3288193316" text:style-name="Index_20_Link" text:visited-style-name="Index_20_Link">Box List Blue.2 {CellStyles}<text:tab/>63</text:a></text:p>
          <text:p text:style-name="P2"><text:a xlink:type="simple" xlink:href="#__RefHeading___Toc694_3288193316" text:style-name="Index_20_Link" text:visited-style-name="Index_20_Link">Box List Blue.3 {CellStyles}<text:tab/>63</text:a></text:p>
          <text:p text:style-name="P2"><text:a xlink:type="simple" xlink:href="#__RefHeading___Toc692_3288193316" text:style-name="Index_20_Link" text:visited-style-name="Index_20_Link">Box List Blue.4 {CellStyles}<text:tab/>63</text:a></text:p>
          <text:p text:style-name="P2"><text:a xlink:type="simple" xlink:href="#__RefHeading___Toc690_3288193316" text:style-name="Index_20_Link" text:visited-style-name="Index_20_Link">Box List Blue.5 {CellStyles}<text:tab/>63</text:a></text:p>
          <text:p text:style-name="P2"><text:a xlink:type="simple" xlink:href="#__RefHeading___Toc688_3288193316" text:style-name="Index_20_Link" text:visited-style-name="Index_20_Link">Box List Blue.6 {CellStyles}<text:tab/>63</text:a></text:p>
          <text:p text:style-name="P2"><text:a xlink:type="simple" xlink:href="#__RefHeading___Toc686_3288193316" text:style-name="Index_20_Link" text:visited-style-name="Index_20_Link">Box List Blue.7 {CellStyles}<text:tab/>63</text:a></text:p>
          <text:p text:style-name="P2"><text:a xlink:type="simple" xlink:href="#__RefHeading___Toc684_3288193316" text:style-name="Index_20_Link" text:visited-style-name="Index_20_Link">Box List Blue.8 {CellStyles}<text:tab/>63</text:a></text:p>
          <text:p text:style-name="P2"><text:a xlink:type="simple" xlink:href="#__RefHeading___Toc682_3288193316" text:style-name="Index_20_Link" text:visited-style-name="Index_20_Link"><text:soft-page-break/>Box List Blue.9 {CellStyles}<text:tab/>63</text:a></text:p>
          <text:p text:style-name="P2"><text:a xlink:type="simple" xlink:href="#__RefHeading___Toc680_3288193316" text:style-name="Index_20_Link" text:visited-style-name="Index_20_Link">Box List Blue.10 {CellStyles}<text:tab/>63</text:a></text:p>
          <text:p text:style-name="P2"><text:a xlink:type="simple" xlink:href="#__RefHeading___Toc678_3288193316" text:style-name="Index_20_Link" text:visited-style-name="Index_20_Link">Box List Blue.11 {CellStyles}<text:tab/>63</text:a></text:p>
          <text:p text:style-name="P2"><text:a xlink:type="simple" xlink:href="#__RefHeading___Toc676_3288193316" text:style-name="Index_20_Link" text:visited-style-name="Index_20_Link">Box List Blue.12 {CellStyles}<text:tab/>63</text:a></text:p>
          <text:p text:style-name="P2"><text:a xlink:type="simple" xlink:href="#__RefHeading___Toc674_3288193316" text:style-name="Index_20_Link" text:visited-style-name="Index_20_Link">Box List Blue.13 {CellStyles}<text:tab/>63</text:a></text:p>
          <text:p text:style-name="P2"><text:a xlink:type="simple" xlink:href="#__RefHeading___Toc672_3288193316" text:style-name="Index_20_Link" text:visited-style-name="Index_20_Link">Box List Blue.14 {CellStyles}<text:tab/>63</text:a></text:p>
          <text:p text:style-name="P2"><text:a xlink:type="simple" xlink:href="#__RefHeading___Toc670_3288193316" text:style-name="Index_20_Link" text:visited-style-name="Index_20_Link">Box List Blue.15 {CellStyles}<text:tab/>63</text:a></text:p>
          <text:p text:style-name="P2"><text:a xlink:type="simple" xlink:href="#__RefHeading___Toc668_3288193316" text:style-name="Index_20_Link" text:visited-style-name="Index_20_Link">Box List Blue.16 {CellStyles}<text:tab/>63</text:a></text:p>
          <text:p text:style-name="P2"><text:a xlink:type="simple" xlink:href="#__RefHeading___Toc666_3288193316" text:style-name="Index_20_Link" text:visited-style-name="Index_20_Link">Box List Green.1 {CellStyles}<text:tab/>63</text:a></text:p>
          <text:p text:style-name="P2"><text:a xlink:type="simple" xlink:href="#__RefHeading___Toc664_3288193316" text:style-name="Index_20_Link" text:visited-style-name="Index_20_Link">Box List Green.2 {CellStyles}<text:tab/>63</text:a></text:p>
          <text:p text:style-name="P2"><text:a xlink:type="simple" xlink:href="#__RefHeading___Toc662_3288193316" text:style-name="Index_20_Link" text:visited-style-name="Index_20_Link">Box List Green.3 {CellStyles}<text:tab/>64</text:a></text:p>
          <text:p text:style-name="P2"><text:a xlink:type="simple" xlink:href="#__RefHeading___Toc660_3288193316" text:style-name="Index_20_Link" text:visited-style-name="Index_20_Link">Box List Green.4 {CellStyles}<text:tab/>64</text:a></text:p>
          <text:p text:style-name="P2"><text:a xlink:type="simple" xlink:href="#__RefHeading___Toc658_3288193316" text:style-name="Index_20_Link" text:visited-style-name="Index_20_Link">Box List Green.5 {CellStyles}<text:tab/>64</text:a></text:p>
          <text:p text:style-name="P2"><text:a xlink:type="simple" xlink:href="#__RefHeading___Toc656_3288193316" text:style-name="Index_20_Link" text:visited-style-name="Index_20_Link">Box List Green.6 {CellStyles}<text:tab/>64</text:a></text:p>
          <text:p text:style-name="P2"><text:a xlink:type="simple" xlink:href="#__RefHeading___Toc654_3288193316" text:style-name="Index_20_Link" text:visited-style-name="Index_20_Link">Box List Green.7 {CellStyles}<text:tab/>64</text:a></text:p>
          <text:p text:style-name="P2"><text:a xlink:type="simple" xlink:href="#__RefHeading___Toc652_3288193316" text:style-name="Index_20_Link" text:visited-style-name="Index_20_Link">Box List Green.8 {CellStyles}<text:tab/>64</text:a></text:p>
          <text:p text:style-name="P2"><text:a xlink:type="simple" xlink:href="#__RefHeading___Toc650_3288193316" text:style-name="Index_20_Link" text:visited-style-name="Index_20_Link">Box List Green.9 {CellStyles}<text:tab/>64</text:a></text:p>
          <text:p text:style-name="P2"><text:a xlink:type="simple" xlink:href="#__RefHeading___Toc648_3288193316" text:style-name="Index_20_Link" text:visited-style-name="Index_20_Link">Box List Green.10 {CellStyles}<text:tab/>64</text:a></text:p>
          <text:p text:style-name="P2"><text:a xlink:type="simple" xlink:href="#__RefHeading___Toc646_3288193316" text:style-name="Index_20_Link" text:visited-style-name="Index_20_Link">Box List Green.11 {CellStyles}<text:tab/>64</text:a></text:p>
          <text:p text:style-name="P2"><text:a xlink:type="simple" xlink:href="#__RefHeading___Toc644_3288193316" text:style-name="Index_20_Link" text:visited-style-name="Index_20_Link">Box List Green.12 {CellStyles}<text:tab/>64</text:a></text:p>
          <text:p text:style-name="P2"><text:a xlink:type="simple" xlink:href="#__RefHeading___Toc642_3288193316" text:style-name="Index_20_Link" text:visited-style-name="Index_20_Link">Box List Green.13 {CellStyles}<text:tab/>64</text:a></text:p>
          <text:p text:style-name="P2"><text:a xlink:type="simple" xlink:href="#__RefHeading___Toc640_3288193316" text:style-name="Index_20_Link" text:visited-style-name="Index_20_Link">Box List Green.14 {CellStyles}<text:tab/>64</text:a></text:p>
          <text:p text:style-name="P2"><text:a xlink:type="simple" xlink:href="#__RefHeading___Toc638_3288193316" text:style-name="Index_20_Link" text:visited-style-name="Index_20_Link">Box List Green.15 {CellStyles}<text:tab/>64</text:a></text:p>
          <text:p text:style-name="P2"><text:a xlink:type="simple" xlink:href="#__RefHeading___Toc636_3288193316" text:style-name="Index_20_Link" text:visited-style-name="Index_20_Link">Box List Green.16 {CellStyles}<text:tab/>64</text:a></text:p>
          <text:p text:style-name="P2"><text:a xlink:type="simple" xlink:href="#__RefHeading___Toc634_3288193316" text:style-name="Index_20_Link" text:visited-style-name="Index_20_Link">Box List Red.1 {CellStyles}<text:tab/>64</text:a></text:p>
          <text:p text:style-name="P2"><text:a xlink:type="simple" xlink:href="#__RefHeading___Toc632_3288193316" text:style-name="Index_20_Link" text:visited-style-name="Index_20_Link">Box List Red.2 {CellStyles}<text:tab/>64</text:a></text:p>
          <text:p text:style-name="P2"><text:a xlink:type="simple" xlink:href="#__RefHeading___Toc630_3288193316" text:style-name="Index_20_Link" text:visited-style-name="Index_20_Link">Box List Red.3 {CellStyles}<text:tab/>64</text:a></text:p>
          <text:p text:style-name="P2"><text:a xlink:type="simple" xlink:href="#__RefHeading___Toc628_3288193316" text:style-name="Index_20_Link" text:visited-style-name="Index_20_Link">Box List Red.4 {CellStyles}<text:tab/>64</text:a></text:p>
          <text:p text:style-name="P2"><text:a xlink:type="simple" xlink:href="#__RefHeading___Toc626_3288193316" text:style-name="Index_20_Link" text:visited-style-name="Index_20_Link">Box List Red.5 {CellStyles}<text:tab/>64</text:a></text:p>
          <text:p text:style-name="P2"><text:a xlink:type="simple" xlink:href="#__RefHeading___Toc624_3288193316" text:style-name="Index_20_Link" text:visited-style-name="Index_20_Link">Box List Red.6 {CellStyles}<text:tab/>64</text:a></text:p>
          <text:p text:style-name="P2"><text:a xlink:type="simple" xlink:href="#__RefHeading___Toc622_3288193316" text:style-name="Index_20_Link" text:visited-style-name="Index_20_Link">Box List Red.7 {CellStyles}<text:tab/>64</text:a></text:p>
          <text:p text:style-name="P2"><text:a xlink:type="simple" xlink:href="#__RefHeading___Toc620_3288193316" text:style-name="Index_20_Link" text:visited-style-name="Index_20_Link">Box List Red.8 {CellStyles}<text:tab/>64</text:a></text:p>
          <text:p text:style-name="P2"><text:a xlink:type="simple" xlink:href="#__RefHeading___Toc618_3288193316" text:style-name="Index_20_Link" text:visited-style-name="Index_20_Link">Box List Red.9 {CellStyles}<text:tab/>64</text:a></text:p>
          <text:p text:style-name="P2"><text:a xlink:type="simple" xlink:href="#__RefHeading___Toc616_3288193316" text:style-name="Index_20_Link" text:visited-style-name="Index_20_Link">Box List Red.10 {CellStyles}<text:tab/>64</text:a></text:p>
          <text:p text:style-name="P2"><text:a xlink:type="simple" xlink:href="#__RefHeading___Toc614_3288193316" text:style-name="Index_20_Link" text:visited-style-name="Index_20_Link">Box List Red.11 {CellStyles}<text:tab/>64</text:a></text:p>
          <text:p text:style-name="P2"><text:a xlink:type="simple" xlink:href="#__RefHeading___Toc612_3288193316" text:style-name="Index_20_Link" text:visited-style-name="Index_20_Link">Box List Red.12 {CellStyles}<text:tab/>64</text:a></text:p>
          <text:p text:style-name="P2"><text:a xlink:type="simple" xlink:href="#__RefHeading___Toc610_3288193316" text:style-name="Index_20_Link" text:visited-style-name="Index_20_Link">Box List Red.13 {CellStyles}<text:tab/>64</text:a></text:p>
          <text:p text:style-name="P2"><text:a xlink:type="simple" xlink:href="#__RefHeading___Toc608_3288193316" text:style-name="Index_20_Link" text:visited-style-name="Index_20_Link">Box List Red.14 {CellStyles}<text:tab/>64</text:a></text:p>
          <text:p text:style-name="P2"><text:a xlink:type="simple" xlink:href="#__RefHeading___Toc606_3288193316" text:style-name="Index_20_Link" text:visited-style-name="Index_20_Link">Box List Red.15 {CellStyles}<text:tab/>64</text:a></text:p>
          <text:p text:style-name="P2"><text:a xlink:type="simple" xlink:href="#__RefHeading___Toc604_3288193316" text:style-name="Index_20_Link" text:visited-style-name="Index_20_Link">Box List Red.16 {CellStyles}<text:tab/>64</text:a></text:p>
          <text:p text:style-name="P2"><text:a xlink:type="simple" xlink:href="#__RefHeading___Toc602_3288193316" text:style-name="Index_20_Link" text:visited-style-name="Index_20_Link">Box List Yellow.1 {CellStyles}<text:tab/>64</text:a></text:p>
          <text:p text:style-name="P2"><text:a xlink:type="simple" xlink:href="#__RefHeading___Toc600_3288193316" text:style-name="Index_20_Link" text:visited-style-name="Index_20_Link">Box List Yellow.2 {CellStyles}<text:tab/>64</text:a></text:p>
          <text:p text:style-name="P2"><text:a xlink:type="simple" xlink:href="#__RefHeading___Toc598_3288193316" text:style-name="Index_20_Link" text:visited-style-name="Index_20_Link">Box List Yellow.3 {CellStyles}<text:tab/>64</text:a></text:p>
          <text:p text:style-name="P2"><text:a xlink:type="simple" xlink:href="#__RefHeading___Toc596_3288193316" text:style-name="Index_20_Link" text:visited-style-name="Index_20_Link">Box List Yellow.4 {CellStyles}<text:tab/>64</text:a></text:p>
          <text:p text:style-name="P2"><text:a xlink:type="simple" xlink:href="#__RefHeading___Toc594_3288193316" text:style-name="Index_20_Link" text:visited-style-name="Index_20_Link">Box List Yellow.5 {CellStyles}<text:tab/>64</text:a></text:p>
          <text:p text:style-name="P2"><text:a xlink:type="simple" xlink:href="#__RefHeading___Toc592_3288193316" text:style-name="Index_20_Link" text:visited-style-name="Index_20_Link">Box List Yellow.6 {CellStyles}<text:tab/>64</text:a></text:p>
          <text:p text:style-name="P2"><text:a xlink:type="simple" xlink:href="#__RefHeading___Toc590_3288193316" text:style-name="Index_20_Link" text:visited-style-name="Index_20_Link">Box List Yellow.7 {CellStyles}<text:tab/>64</text:a></text:p>
          <text:p text:style-name="P2"><text:a xlink:type="simple" xlink:href="#__RefHeading___Toc588_3288193316" text:style-name="Index_20_Link" text:visited-style-name="Index_20_Link">Box List Yellow.8 {CellStyles}<text:tab/>64</text:a></text:p>
          <text:p text:style-name="P2"><text:a xlink:type="simple" xlink:href="#__RefHeading___Toc586_3288193316" text:style-name="Index_20_Link" text:visited-style-name="Index_20_Link">Box List Yellow.9 {CellStyles}<text:tab/>64</text:a></text:p>
          <text:p text:style-name="P2"><text:a xlink:type="simple" xlink:href="#__RefHeading___Toc584_3288193316" text:style-name="Index_20_Link" text:visited-style-name="Index_20_Link">Box List Yellow.10 {CellStyles}<text:tab/>64</text:a></text:p>
          <text:p text:style-name="P2"><text:a xlink:type="simple" xlink:href="#__RefHeading___Toc582_3288193316" text:style-name="Index_20_Link" text:visited-style-name="Index_20_Link">Box List Yellow.11 {CellStyles}<text:tab/>64</text:a></text:p>
          <text:p text:style-name="P2"><text:a xlink:type="simple" xlink:href="#__RefHeading___Toc580_3288193316" text:style-name="Index_20_Link" text:visited-style-name="Index_20_Link"><text:soft-page-break/>Box List Yellow.12 {CellStyles}<text:tab/>64</text:a></text:p>
          <text:p text:style-name="P2"><text:a xlink:type="simple" xlink:href="#__RefHeading___Toc578_3288193316" text:style-name="Index_20_Link" text:visited-style-name="Index_20_Link">Box List Yellow.13 {CellStyles}<text:tab/>64</text:a></text:p>
          <text:p text:style-name="P2"><text:a xlink:type="simple" xlink:href="#__RefHeading___Toc576_3288193316" text:style-name="Index_20_Link" text:visited-style-name="Index_20_Link">Box List Yellow.14 {CellStyles}<text:tab/>64</text:a></text:p>
          <text:p text:style-name="P2"><text:a xlink:type="simple" xlink:href="#__RefHeading___Toc574_3288193316" text:style-name="Index_20_Link" text:visited-style-name="Index_20_Link">Box List Yellow.15 {CellStyles}<text:tab/>64</text:a></text:p>
          <text:p text:style-name="P2"><text:a xlink:type="simple" xlink:href="#__RefHeading___Toc572_3288193316" text:style-name="Index_20_Link" text:visited-style-name="Index_20_Link">Box List Yellow.16 {CellStyles}<text:tab/>64</text:a></text:p>
          <text:p text:style-name="P2"><text:a xlink:type="simple" xlink:href="#__RefHeading___Toc570_3288193316" text:style-name="Index_20_Link" text:visited-style-name="Index_20_Link">Elegant.1 {CellStyles}<text:tab/>64</text:a></text:p>
          <text:p text:style-name="P2"><text:a xlink:type="simple" xlink:href="#__RefHeading___Toc568_3288193316" text:style-name="Index_20_Link" text:visited-style-name="Index_20_Link">Elegant.2 {CellStyles}<text:tab/>64</text:a></text:p>
          <text:p text:style-name="P2"><text:a xlink:type="simple" xlink:href="#__RefHeading___Toc566_3288193316" text:style-name="Index_20_Link" text:visited-style-name="Index_20_Link">Elegant.3 {CellStyles}<text:tab/>64</text:a></text:p>
          <text:p text:style-name="P2"><text:a xlink:type="simple" xlink:href="#__RefHeading___Toc564_3288193316" text:style-name="Index_20_Link" text:visited-style-name="Index_20_Link">Elegant.4 {CellStyles}<text:tab/>64</text:a></text:p>
          <text:p text:style-name="P2"><text:a xlink:type="simple" xlink:href="#__RefHeading___Toc562_3288193316" text:style-name="Index_20_Link" text:visited-style-name="Index_20_Link">Elegant.5 {CellStyles}<text:tab/>64</text:a></text:p>
          <text:p text:style-name="P2"><text:a xlink:type="simple" xlink:href="#__RefHeading___Toc560_3288193316" text:style-name="Index_20_Link" text:visited-style-name="Index_20_Link">Elegant.6 {CellStyles}<text:tab/>65</text:a></text:p>
          <text:p text:style-name="P2"><text:a xlink:type="simple" xlink:href="#__RefHeading___Toc558_3288193316" text:style-name="Index_20_Link" text:visited-style-name="Index_20_Link">Elegant.7 {CellStyles}<text:tab/>65</text:a></text:p>
          <text:p text:style-name="P2"><text:a xlink:type="simple" xlink:href="#__RefHeading___Toc556_3288193316" text:style-name="Index_20_Link" text:visited-style-name="Index_20_Link">Elegant.8 {CellStyles}<text:tab/>65</text:a></text:p>
          <text:p text:style-name="P2"><text:a xlink:type="simple" xlink:href="#__RefHeading___Toc554_3288193316" text:style-name="Index_20_Link" text:visited-style-name="Index_20_Link">Elegant.9 {CellStyles}<text:tab/>65</text:a></text:p>
          <text:p text:style-name="P2"><text:a xlink:type="simple" xlink:href="#__RefHeading___Toc552_3288193316" text:style-name="Index_20_Link" text:visited-style-name="Index_20_Link">Elegant.10 {CellStyles}<text:tab/>65</text:a></text:p>
          <text:p text:style-name="P2"><text:a xlink:type="simple" xlink:href="#__RefHeading___Toc550_3288193316" text:style-name="Index_20_Link" text:visited-style-name="Index_20_Link">Elegant.11 {CellStyles}<text:tab/>65</text:a></text:p>
          <text:p text:style-name="P2"><text:a xlink:type="simple" xlink:href="#__RefHeading___Toc548_3288193316" text:style-name="Index_20_Link" text:visited-style-name="Index_20_Link">Elegant.12 {CellStyles}<text:tab/>65</text:a></text:p>
          <text:p text:style-name="P2"><text:a xlink:type="simple" xlink:href="#__RefHeading___Toc546_3288193316" text:style-name="Index_20_Link" text:visited-style-name="Index_20_Link">Elegant.13 {CellStyles}<text:tab/>65</text:a></text:p>
          <text:p text:style-name="P2"><text:a xlink:type="simple" xlink:href="#__RefHeading___Toc544_3288193316" text:style-name="Index_20_Link" text:visited-style-name="Index_20_Link">Elegant.14 {CellStyles}<text:tab/>65</text:a></text:p>
          <text:p text:style-name="P2"><text:a xlink:type="simple" xlink:href="#__RefHeading___Toc542_3288193316" text:style-name="Index_20_Link" text:visited-style-name="Index_20_Link">Elegant.15 {CellStyles}<text:tab/>65</text:a></text:p>
          <text:p text:style-name="P2"><text:a xlink:type="simple" xlink:href="#__RefHeading___Toc540_3288193316" text:style-name="Index_20_Link" text:visited-style-name="Index_20_Link">Elegant.16 {CellStyles}<text:tab/>65</text:a></text:p>
          <text:p text:style-name="P2"><text:a xlink:type="simple" xlink:href="#__RefHeading___Toc538_3288193316" text:style-name="Index_20_Link" text:visited-style-name="Index_20_Link">Financial.1 {CellStyles}<text:tab/>65</text:a></text:p>
          <text:p text:style-name="P2"><text:a xlink:type="simple" xlink:href="#__RefHeading___Toc536_3288193316" text:style-name="Index_20_Link" text:visited-style-name="Index_20_Link">Financial.2 {CellStyles}<text:tab/>65</text:a></text:p>
          <text:p text:style-name="P2"><text:a xlink:type="simple" xlink:href="#__RefHeading___Toc534_3288193316" text:style-name="Index_20_Link" text:visited-style-name="Index_20_Link">Financial.3 {CellStyles}<text:tab/>65</text:a></text:p>
          <text:p text:style-name="P2"><text:a xlink:type="simple" xlink:href="#__RefHeading___Toc532_3288193316" text:style-name="Index_20_Link" text:visited-style-name="Index_20_Link">Financial.4 {CellStyles}<text:tab/>65</text:a></text:p>
          <text:p text:style-name="P2"><text:a xlink:type="simple" xlink:href="#__RefHeading___Toc530_3288193316" text:style-name="Index_20_Link" text:visited-style-name="Index_20_Link">Financial.5 {CellStyles}<text:tab/>65</text:a></text:p>
          <text:p text:style-name="P2"><text:a xlink:type="simple" xlink:href="#__RefHeading___Toc528_3288193316" text:style-name="Index_20_Link" text:visited-style-name="Index_20_Link">Financial.6 {CellStyles}<text:tab/>65</text:a></text:p>
          <text:p text:style-name="P2"><text:a xlink:type="simple" xlink:href="#__RefHeading___Toc526_3288193316" text:style-name="Index_20_Link" text:visited-style-name="Index_20_Link">Financial.7 {CellStyles}<text:tab/>65</text:a></text:p>
          <text:p text:style-name="P2"><text:a xlink:type="simple" xlink:href="#__RefHeading___Toc524_3288193316" text:style-name="Index_20_Link" text:visited-style-name="Index_20_Link">Financial.8 {CellStyles}<text:tab/>65</text:a></text:p>
          <text:p text:style-name="P2"><text:a xlink:type="simple" xlink:href="#__RefHeading___Toc522_3288193316" text:style-name="Index_20_Link" text:visited-style-name="Index_20_Link">Financial.9 {CellStyles}<text:tab/>65</text:a></text:p>
          <text:p text:style-name="P2"><text:a xlink:type="simple" xlink:href="#__RefHeading___Toc520_3288193316" text:style-name="Index_20_Link" text:visited-style-name="Index_20_Link">Financial.10 {CellStyles}<text:tab/>65</text:a></text:p>
          <text:p text:style-name="P2"><text:a xlink:type="simple" xlink:href="#__RefHeading___Toc518_3288193316" text:style-name="Index_20_Link" text:visited-style-name="Index_20_Link">Financial.11 {CellStyles}<text:tab/>65</text:a></text:p>
          <text:p text:style-name="P2"><text:a xlink:type="simple" xlink:href="#__RefHeading___Toc516_3288193316" text:style-name="Index_20_Link" text:visited-style-name="Index_20_Link">Financial.12 {CellStyles}<text:tab/>65</text:a></text:p>
          <text:p text:style-name="P2"><text:a xlink:type="simple" xlink:href="#__RefHeading___Toc514_3288193316" text:style-name="Index_20_Link" text:visited-style-name="Index_20_Link">Financial.13 {CellStyles}<text:tab/>65</text:a></text:p>
          <text:p text:style-name="P2"><text:a xlink:type="simple" xlink:href="#__RefHeading___Toc512_3288193316" text:style-name="Index_20_Link" text:visited-style-name="Index_20_Link">Financial.14 {CellStyles}<text:tab/>65</text:a></text:p>
          <text:p text:style-name="P2"><text:a xlink:type="simple" xlink:href="#__RefHeading___Toc510_3288193316" text:style-name="Index_20_Link" text:visited-style-name="Index_20_Link">Financial.15 {CellStyles}<text:tab/>65</text:a></text:p>
          <text:p text:style-name="P2"><text:a xlink:type="simple" xlink:href="#__RefHeading___Toc508_3288193316" text:style-name="Index_20_Link" text:visited-style-name="Index_20_Link">Financial.16 {CellStyles}<text:tab/>65</text:a></text:p>
          <text:p text:style-name="P2"><text:a xlink:type="simple" xlink:href="#__RefHeading___Toc506_3288193316" text:style-name="Index_20_Link" text:visited-style-name="Index_20_Link">Simple Grid Columns.1 {CellStyles}<text:tab/>65</text:a></text:p>
          <text:p text:style-name="P2"><text:a xlink:type="simple" xlink:href="#__RefHeading___Toc504_3288193316" text:style-name="Index_20_Link" text:visited-style-name="Index_20_Link">Simple Grid Columns.2 {CellStyles}<text:tab/>65</text:a></text:p>
          <text:p text:style-name="P2"><text:a xlink:type="simple" xlink:href="#__RefHeading___Toc502_3288193316" text:style-name="Index_20_Link" text:visited-style-name="Index_20_Link">Simple Grid Columns.3 {CellStyles}<text:tab/>65</text:a></text:p>
          <text:p text:style-name="P2"><text:a xlink:type="simple" xlink:href="#__RefHeading___Toc500_3288193316" text:style-name="Index_20_Link" text:visited-style-name="Index_20_Link">Simple Grid Columns.4 {CellStyles}<text:tab/>65</text:a></text:p>
          <text:p text:style-name="P2"><text:a xlink:type="simple" xlink:href="#__RefHeading___Toc498_3288193316" text:style-name="Index_20_Link" text:visited-style-name="Index_20_Link">Simple Grid Columns.5 {CellStyles}<text:tab/>65</text:a></text:p>
          <text:p text:style-name="P2"><text:a xlink:type="simple" xlink:href="#__RefHeading___Toc496_3288193316" text:style-name="Index_20_Link" text:visited-style-name="Index_20_Link">Simple Grid Columns.6 {CellStyles}<text:tab/>65</text:a></text:p>
          <text:p text:style-name="P2"><text:a xlink:type="simple" xlink:href="#__RefHeading___Toc494_3288193316" text:style-name="Index_20_Link" text:visited-style-name="Index_20_Link">Simple Grid Columns.7 {CellStyles}<text:tab/>65</text:a></text:p>
          <text:p text:style-name="P2"><text:a xlink:type="simple" xlink:href="#__RefHeading___Toc492_3288193316" text:style-name="Index_20_Link" text:visited-style-name="Index_20_Link">Simple Grid Columns.8 {CellStyles}<text:tab/>65</text:a></text:p>
          <text:p text:style-name="P2"><text:a xlink:type="simple" xlink:href="#__RefHeading___Toc490_3288193316" text:style-name="Index_20_Link" text:visited-style-name="Index_20_Link">Simple Grid Columns.9 {CellStyles}<text:tab/>65</text:a></text:p>
          <text:p text:style-name="P2"><text:a xlink:type="simple" xlink:href="#__RefHeading___Toc488_3288193316" text:style-name="Index_20_Link" text:visited-style-name="Index_20_Link">Simple Grid Columns.10 {CellStyles}<text:tab/>65</text:a></text:p>
          <text:p text:style-name="P2"><text:a xlink:type="simple" xlink:href="#__RefHeading___Toc486_3288193316" text:style-name="Index_20_Link" text:visited-style-name="Index_20_Link">Simple Grid Columns.11 {CellStyles}<text:tab/>65</text:a></text:p>
          <text:p text:style-name="P2"><text:a xlink:type="simple" xlink:href="#__RefHeading___Toc484_3288193316" text:style-name="Index_20_Link" text:visited-style-name="Index_20_Link">Simple Grid Columns.12 {CellStyles}<text:tab/>65</text:a></text:p>
          <text:p text:style-name="P2"><text:a xlink:type="simple" xlink:href="#__RefHeading___Toc482_3288193316" text:style-name="Index_20_Link" text:visited-style-name="Index_20_Link">Simple Grid Columns.13 {CellStyles}<text:tab/>65</text:a></text:p>
          <text:p text:style-name="P2"><text:a xlink:type="simple" xlink:href="#__RefHeading___Toc480_3288193316" text:style-name="Index_20_Link" text:visited-style-name="Index_20_Link">Simple Grid Columns.14 {CellStyles}<text:tab/>65</text:a></text:p>
          <text:p text:style-name="P2"><text:a xlink:type="simple" xlink:href="#__RefHeading___Toc478_3288193316" text:style-name="Index_20_Link" text:visited-style-name="Index_20_Link"><text:soft-page-break/>Simple Grid Columns.15 {CellStyles}<text:tab/>65</text:a></text:p>
          <text:p text:style-name="P2"><text:a xlink:type="simple" xlink:href="#__RefHeading___Toc476_3288193316" text:style-name="Index_20_Link" text:visited-style-name="Index_20_Link">Simple Grid Columns.16 {CellStyles}<text:tab/>65</text:a></text:p>
          <text:p text:style-name="P2"><text:a xlink:type="simple" xlink:href="#__RefHeading___Toc474_3288193316" text:style-name="Index_20_Link" text:visited-style-name="Index_20_Link">Simple Grid Rows.1 {CellStyles}<text:tab/>65</text:a></text:p>
          <text:p text:style-name="P2"><text:a xlink:type="simple" xlink:href="#__RefHeading___Toc472_3288193316" text:style-name="Index_20_Link" text:visited-style-name="Index_20_Link">Simple Grid Rows.2 {CellStyles}<text:tab/>65</text:a></text:p>
          <text:p text:style-name="P2"><text:a xlink:type="simple" xlink:href="#__RefHeading___Toc470_3288193316" text:style-name="Index_20_Link" text:visited-style-name="Index_20_Link">Simple Grid Rows.3 {CellStyles}<text:tab/>65</text:a></text:p>
          <text:p text:style-name="P2"><text:a xlink:type="simple" xlink:href="#__RefHeading___Toc468_3288193316" text:style-name="Index_20_Link" text:visited-style-name="Index_20_Link">Simple Grid Rows.4 {CellStyles}<text:tab/>65</text:a></text:p>
          <text:p text:style-name="P2"><text:a xlink:type="simple" xlink:href="#__RefHeading___Toc466_3288193316" text:style-name="Index_20_Link" text:visited-style-name="Index_20_Link">Simple Grid Rows.5 {CellStyles}<text:tab/>65</text:a></text:p>
          <text:p text:style-name="P2"><text:a xlink:type="simple" xlink:href="#__RefHeading___Toc464_3288193316" text:style-name="Index_20_Link" text:visited-style-name="Index_20_Link">Simple Grid Rows.6 {CellStyles}<text:tab/>65</text:a></text:p>
          <text:p text:style-name="P2"><text:a xlink:type="simple" xlink:href="#__RefHeading___Toc462_3288193316" text:style-name="Index_20_Link" text:visited-style-name="Index_20_Link">Simple Grid Rows.7 {CellStyles}<text:tab/>65</text:a></text:p>
          <text:p text:style-name="P2"><text:a xlink:type="simple" xlink:href="#__RefHeading___Toc460_3288193316" text:style-name="Index_20_Link" text:visited-style-name="Index_20_Link">Simple Grid Rows.8 {CellStyles}<text:tab/>65</text:a></text:p>
          <text:p text:style-name="P2"><text:a xlink:type="simple" xlink:href="#__RefHeading___Toc458_3288193316" text:style-name="Index_20_Link" text:visited-style-name="Index_20_Link">Simple Grid Rows.9 {CellStyles}<text:tab/>66</text:a></text:p>
          <text:p text:style-name="P2"><text:a xlink:type="simple" xlink:href="#__RefHeading___Toc456_3288193316" text:style-name="Index_20_Link" text:visited-style-name="Index_20_Link">Simple Grid Rows.10 {CellStyles}<text:tab/>66</text:a></text:p>
          <text:p text:style-name="P2"><text:a xlink:type="simple" xlink:href="#__RefHeading___Toc454_3288193316" text:style-name="Index_20_Link" text:visited-style-name="Index_20_Link">Simple Grid Rows.11 {CellStyles}<text:tab/>66</text:a></text:p>
          <text:p text:style-name="P2"><text:a xlink:type="simple" xlink:href="#__RefHeading___Toc452_3288193316" text:style-name="Index_20_Link" text:visited-style-name="Index_20_Link">Simple Grid Rows.12 {CellStyles}<text:tab/>66</text:a></text:p>
          <text:p text:style-name="P2"><text:a xlink:type="simple" xlink:href="#__RefHeading___Toc450_3288193316" text:style-name="Index_20_Link" text:visited-style-name="Index_20_Link">Simple Grid Rows.13 {CellStyles}<text:tab/>66</text:a></text:p>
          <text:p text:style-name="P2"><text:a xlink:type="simple" xlink:href="#__RefHeading___Toc448_3288193316" text:style-name="Index_20_Link" text:visited-style-name="Index_20_Link">Simple Grid Rows.14 {CellStyles}<text:tab/>66</text:a></text:p>
          <text:p text:style-name="P2"><text:a xlink:type="simple" xlink:href="#__RefHeading___Toc446_3288193316" text:style-name="Index_20_Link" text:visited-style-name="Index_20_Link">Simple Grid Rows.15 {CellStyles}<text:tab/>66</text:a></text:p>
          <text:p text:style-name="P2"><text:a xlink:type="simple" xlink:href="#__RefHeading___Toc444_3288193316" text:style-name="Index_20_Link" text:visited-style-name="Index_20_Link">Simple Grid Rows.16 {CellStyles}<text:tab/>66</text:a></text:p>
          <text:p text:style-name="P2"><text:a xlink:type="simple" xlink:href="#__RefHeading___Toc442_3288193316" text:style-name="Index_20_Link" text:visited-style-name="Index_20_Link">Simple List Shaded.1 {CellStyles}<text:tab/>66</text:a></text:p>
          <text:p text:style-name="P2"><text:a xlink:type="simple" xlink:href="#__RefHeading___Toc440_3288193316" text:style-name="Index_20_Link" text:visited-style-name="Index_20_Link">Simple List Shaded.2 {CellStyles}<text:tab/>66</text:a></text:p>
          <text:p text:style-name="P2"><text:a xlink:type="simple" xlink:href="#__RefHeading___Toc438_3288193316" text:style-name="Index_20_Link" text:visited-style-name="Index_20_Link">Simple List Shaded.3 {CellStyles}<text:tab/>66</text:a></text:p>
          <text:p text:style-name="P2"><text:a xlink:type="simple" xlink:href="#__RefHeading___Toc436_3288193316" text:style-name="Index_20_Link" text:visited-style-name="Index_20_Link">Simple List Shaded.4 {CellStyles}<text:tab/>66</text:a></text:p>
          <text:p text:style-name="P2"><text:a xlink:type="simple" xlink:href="#__RefHeading___Toc434_3288193316" text:style-name="Index_20_Link" text:visited-style-name="Index_20_Link">Simple List Shaded.5 {CellStyles}<text:tab/>66</text:a></text:p>
          <text:p text:style-name="P2"><text:a xlink:type="simple" xlink:href="#__RefHeading___Toc432_3288193316" text:style-name="Index_20_Link" text:visited-style-name="Index_20_Link">Simple List Shaded.6 {CellStyles}<text:tab/>66</text:a></text:p>
          <text:p text:style-name="P2"><text:a xlink:type="simple" xlink:href="#__RefHeading___Toc430_3288193316" text:style-name="Index_20_Link" text:visited-style-name="Index_20_Link">Simple List Shaded.7 {CellStyles}<text:tab/>66</text:a></text:p>
          <text:p text:style-name="P2"><text:a xlink:type="simple" xlink:href="#__RefHeading___Toc428_3288193316" text:style-name="Index_20_Link" text:visited-style-name="Index_20_Link">Simple List Shaded.8 {CellStyles}<text:tab/>66</text:a></text:p>
          <text:p text:style-name="P2"><text:a xlink:type="simple" xlink:href="#__RefHeading___Toc426_3288193316" text:style-name="Index_20_Link" text:visited-style-name="Index_20_Link">Simple List Shaded.9 {CellStyles}<text:tab/>66</text:a></text:p>
          <text:p text:style-name="P2"><text:a xlink:type="simple" xlink:href="#__RefHeading___Toc424_3288193316" text:style-name="Index_20_Link" text:visited-style-name="Index_20_Link">Simple List Shaded.10 {CellStyles}<text:tab/>66</text:a></text:p>
          <text:p text:style-name="P2"><text:a xlink:type="simple" xlink:href="#__RefHeading___Toc422_3288193316" text:style-name="Index_20_Link" text:visited-style-name="Index_20_Link">Simple List Shaded.11 {CellStyles}<text:tab/>66</text:a></text:p>
          <text:p text:style-name="P2"><text:a xlink:type="simple" xlink:href="#__RefHeading___Toc420_3288193316" text:style-name="Index_20_Link" text:visited-style-name="Index_20_Link">Simple List Shaded.12 {CellStyles}<text:tab/>66</text:a></text:p>
          <text:p text:style-name="P2"><text:a xlink:type="simple" xlink:href="#__RefHeading___Toc418_3288193316" text:style-name="Index_20_Link" text:visited-style-name="Index_20_Link">Simple List Shaded.13 {CellStyles}<text:tab/>66</text:a></text:p>
          <text:p text:style-name="P2"><text:a xlink:type="simple" xlink:href="#__RefHeading___Toc416_3288193316" text:style-name="Index_20_Link" text:visited-style-name="Index_20_Link">Simple List Shaded.14 {CellStyles}<text:tab/>66</text:a></text:p>
          <text:p text:style-name="P2"><text:a xlink:type="simple" xlink:href="#__RefHeading___Toc414_3288193316" text:style-name="Index_20_Link" text:visited-style-name="Index_20_Link">Simple List Shaded.15 {CellStyles}<text:tab/>66</text:a></text:p>
          <text:p text:style-name="P2"><text:a xlink:type="simple" xlink:href="#__RefHeading___Toc412_3288193316" text:style-name="Index_20_Link" text:visited-style-name="Index_20_Link">Simple List Shaded.16 {CellStyles}<text:tab/>66</text:a></text:p>
          <text:p text:style-name="P2"><text:a xlink:type="simple" xlink:href="#__RefHeading___Toc410_3288193316" text:style-name="Index_20_Link" text:visited-style-name="Index_20_Link">--- END STYLE FAMILY `CellStyles' ---<text:tab/>66</text:a></text:p>
        </text:index-body>
      </text:table-of-content>
      <text:alphabetical-index text:style-name="Sect1" text:protected="true" text:name="Alphabetical Index1">
        <text:alphabetical-index-source text:ignore-case="true" text:combine-entries="false" text:combine-entries-with-pp="false" fo:language="en" fo:country="IN">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Index_20_Heading">Alphabetical Index</text:p>
          </text:index-title>
          <text:p text:style-name="P3">CellStyles<text:tab/></text:p>
          <text:p text:style-name="P4">Academic.1<text:tab/>69</text:p>
          <text:p text:style-name="P4">Academic.10<text:tab/>69</text:p>
          <text:p text:style-name="P4">Academic.11<text:tab/>69</text:p>
          <text:p text:style-name="P4">Academic.12<text:tab/>69</text:p>
          <text:p text:style-name="P4">Academic.13<text:tab/>69</text:p>
          <text:p text:style-name="P4">Academic.14<text:tab/>69</text:p>
          <text:p text:style-name="P4">Academic.15<text:tab/>69</text:p>
          <text:p text:style-name="P4">Academic.16<text:tab/>69</text:p>
          <text:p text:style-name="P4">Academic.2<text:tab/>69</text:p>
          <text:p text:style-name="P4">Academic.3<text:tab/>69</text:p>
          <text:p text:style-name="P4">Academic.4<text:tab/>69</text:p>
          <text:p text:style-name="P4">Academic.5<text:tab/>69</text:p>
          <text:p text:style-name="P4">Academic.6<text:tab/>69</text:p>
          <text:p text:style-name="P4"><text:soft-page-break/>Academic.7<text:tab/>69</text:p>
          <text:p text:style-name="P4">Academic.8<text:tab/>69</text:p>
          <text:p text:style-name="P4">Academic.9<text:tab/>69</text:p>
          <text:p text:style-name="P4">Box List Blue.1<text:tab/>69</text:p>
          <text:p text:style-name="P4">Box List Blue.10<text:tab/>69</text:p>
          <text:p text:style-name="P4">Box List Blue.11<text:tab/>69</text:p>
          <text:p text:style-name="P4">Box List Blue.12<text:tab/>69</text:p>
          <text:p text:style-name="P4">Box List Blue.13<text:tab/>69</text:p>
          <text:p text:style-name="P4">Box List Blue.14<text:tab/>69</text:p>
          <text:p text:style-name="P4">Box List Blue.15<text:tab/>69</text:p>
          <text:p text:style-name="P4">Box List Blue.16<text:tab/>69</text:p>
          <text:p text:style-name="P4">Box List Blue.2<text:tab/>69</text:p>
          <text:p text:style-name="P4">Box List Blue.3<text:tab/>69</text:p>
          <text:p text:style-name="P4">Box List Blue.4<text:tab/>69</text:p>
          <text:p text:style-name="P4">Box List Blue.5<text:tab/>69</text:p>
          <text:p text:style-name="P4">Box List Blue.6<text:tab/>69</text:p>
          <text:p text:style-name="P4">Box List Blue.7<text:tab/>69</text:p>
          <text:p text:style-name="P4">Box List Blue.8<text:tab/>69</text:p>
          <text:p text:style-name="P4">Box List Blue.9<text:tab/>69</text:p>
          <text:p text:style-name="P4">Box List Green.1<text:tab/>69</text:p>
          <text:p text:style-name="P4">Box List Green.10<text:tab/>70</text:p>
          <text:p text:style-name="P4">Box List Green.11<text:tab/>70</text:p>
          <text:p text:style-name="P4">Box List Green.12<text:tab/>70</text:p>
          <text:p text:style-name="P4">Box List Green.13<text:tab/>70</text:p>
          <text:p text:style-name="P4">Box List Green.14<text:tab/>70</text:p>
          <text:p text:style-name="P4">Box List Green.15<text:tab/>70</text:p>
          <text:p text:style-name="P4">Box List Green.16<text:tab/>70</text:p>
          <text:p text:style-name="P4">Box List Green.2<text:tab/>69</text:p>
          <text:p text:style-name="P4">Box List Green.3<text:tab/>70</text:p>
          <text:p text:style-name="P4">Box List Green.4<text:tab/>70</text:p>
          <text:p text:style-name="P4">Box List Green.5<text:tab/>70</text:p>
          <text:p text:style-name="P4">Box List Green.6<text:tab/>70</text:p>
          <text:p text:style-name="P4">Box List Green.7<text:tab/>70</text:p>
          <text:p text:style-name="P4">Box List Green.8<text:tab/>70</text:p>
          <text:p text:style-name="P4">Box List Green.9<text:tab/>70</text:p>
          <text:p text:style-name="P4">Box List Red.1<text:tab/>70</text:p>
          <text:p text:style-name="P4">Box List Red.10<text:tab/>70</text:p>
          <text:p text:style-name="P4">Box List Red.11<text:tab/>70</text:p>
          <text:p text:style-name="P4">Box List Red.12<text:tab/>70</text:p>
          <text:p text:style-name="P4">Box List Red.13<text:tab/>70</text:p>
          <text:p text:style-name="P4">Box List Red.14<text:tab/>70</text:p>
          <text:p text:style-name="P4">Box List Red.15<text:tab/>70</text:p>
          <text:p text:style-name="P4">Box List Red.16<text:tab/>70</text:p>
          <text:p text:style-name="P4">Box List Red.2<text:tab/>70</text:p>
          <text:p text:style-name="P4">Box List Red.3<text:tab/>70</text:p>
          <text:p text:style-name="P4">Box List Red.4<text:tab/>70</text:p>
          <text:p text:style-name="P4">Box List Red.5<text:tab/>70</text:p>
          <text:p text:style-name="P4">Box List Red.6<text:tab/>70</text:p>
          <text:p text:style-name="P4">Box List Red.7<text:tab/>70</text:p>
          <text:p text:style-name="P4">Box List Red.8<text:tab/>70</text:p>
          <text:p text:style-name="P4">Box List Red.9<text:tab/>70</text:p>
          <text:p text:style-name="P4"><text:soft-page-break/>Box List Yellow.1<text:tab/>70</text:p>
          <text:p text:style-name="P4">Box List Yellow.10<text:tab/>70</text:p>
          <text:p text:style-name="P4">Box List Yellow.11<text:tab/>70</text:p>
          <text:p text:style-name="P4">Box List Yellow.12<text:tab/>70</text:p>
          <text:p text:style-name="P4">Box List Yellow.13<text:tab/>70</text:p>
          <text:p text:style-name="P4">Box List Yellow.14<text:tab/>70</text:p>
          <text:p text:style-name="P4">Box List Yellow.15<text:tab/>70</text:p>
          <text:p text:style-name="P4">Box List Yellow.16<text:tab/>70</text:p>
          <text:p text:style-name="P4">Box List Yellow.2<text:tab/>70</text:p>
          <text:p text:style-name="P4">Box List Yellow.3<text:tab/>70</text:p>
          <text:p text:style-name="P4">Box List Yellow.4<text:tab/>70</text:p>
          <text:p text:style-name="P4">Box List Yellow.5<text:tab/>70</text:p>
          <text:p text:style-name="P4">Box List Yellow.6<text:tab/>70</text:p>
          <text:p text:style-name="P4">Box List Yellow.7<text:tab/>70</text:p>
          <text:p text:style-name="P4">Box List Yellow.8<text:tab/>70</text:p>
          <text:p text:style-name="P4">Box List Yellow.9<text:tab/>70</text:p>
          <text:p text:style-name="P4">Default Style.1<text:tab/>69</text:p>
          <text:p text:style-name="P4">Default Style.10<text:tab/>69</text:p>
          <text:p text:style-name="P4">Default Style.11<text:tab/>69</text:p>
          <text:p text:style-name="P4">Default Style.12<text:tab/>69</text:p>
          <text:p text:style-name="P4">Default Style.13<text:tab/>69</text:p>
          <text:p text:style-name="P4">Default Style.14<text:tab/>69</text:p>
          <text:p text:style-name="P4">Default Style.15<text:tab/>69</text:p>
          <text:p text:style-name="P4">Default Style.16<text:tab/>69</text:p>
          <text:p text:style-name="P4">Default Style.2<text:tab/>69</text:p>
          <text:p text:style-name="P4">Default Style.3<text:tab/>69</text:p>
          <text:p text:style-name="P4">Default Style.4<text:tab/>69</text:p>
          <text:p text:style-name="P4">Default Style.5<text:tab/>69</text:p>
          <text:p text:style-name="P4">Default Style.6<text:tab/>69</text:p>
          <text:p text:style-name="P4">Default Style.7<text:tab/>69</text:p>
          <text:p text:style-name="P4">Default Style.8<text:tab/>69</text:p>
          <text:p text:style-name="P4">Default Style.9<text:tab/>69</text:p>
          <text:p text:style-name="P4">Elegant.1<text:tab/>70</text:p>
          <text:p text:style-name="P4">Elegant.10<text:tab/>71</text:p>
          <text:p text:style-name="P4">Elegant.11<text:tab/>71</text:p>
          <text:p text:style-name="P4">Elegant.12<text:tab/>71</text:p>
          <text:p text:style-name="P4">Elegant.13<text:tab/>71</text:p>
          <text:p text:style-name="P4">Elegant.14<text:tab/>71</text:p>
          <text:p text:style-name="P4">Elegant.15<text:tab/>71</text:p>
          <text:p text:style-name="P4">Elegant.16<text:tab/>71</text:p>
          <text:p text:style-name="P4">Elegant.2<text:tab/>70</text:p>
          <text:p text:style-name="P4">Elegant.3<text:tab/>70</text:p>
          <text:p text:style-name="P4">Elegant.4<text:tab/>70</text:p>
          <text:p text:style-name="P4">Elegant.5<text:tab/>70</text:p>
          <text:p text:style-name="P4">Elegant.6<text:tab/>71</text:p>
          <text:p text:style-name="P4">Elegant.7<text:tab/>71</text:p>
          <text:p text:style-name="P4">Elegant.8<text:tab/>71</text:p>
          <text:p text:style-name="P4">Elegant.9<text:tab/>71</text:p>
          <text:p text:style-name="P4">Financial.1<text:tab/>71</text:p>
          <text:p text:style-name="P4">Financial.10<text:tab/>71</text:p>
          <text:p text:style-name="P4">Financial.11<text:tab/>71</text:p>
          <text:p text:style-name="P4"><text:soft-page-break/>Financial.12<text:tab/>71</text:p>
          <text:p text:style-name="P4">Financial.13<text:tab/>71</text:p>
          <text:p text:style-name="P4">Financial.14<text:tab/>71</text:p>
          <text:p text:style-name="P4">Financial.15<text:tab/>71</text:p>
          <text:p text:style-name="P4">Financial.16<text:tab/>71</text:p>
          <text:p text:style-name="P4">Financial.2<text:tab/>71</text:p>
          <text:p text:style-name="P4">Financial.3<text:tab/>71</text:p>
          <text:p text:style-name="P4">Financial.4<text:tab/>71</text:p>
          <text:p text:style-name="P4">Financial.5<text:tab/>71</text:p>
          <text:p text:style-name="P4">Financial.6<text:tab/>71</text:p>
          <text:p text:style-name="P4">Financial.7<text:tab/>71</text:p>
          <text:p text:style-name="P4">Financial.8<text:tab/>71</text:p>
          <text:p text:style-name="P4">Financial.9<text:tab/>71</text:p>
          <text:p text:style-name="P4">Simple Grid Columns.1<text:tab/>71</text:p>
          <text:p text:style-name="P4">Simple Grid Columns.10<text:tab/>71</text:p>
          <text:p text:style-name="P4">Simple Grid Columns.11<text:tab/>71</text:p>
          <text:p text:style-name="P4">Simple Grid Columns.12<text:tab/>71</text:p>
          <text:p text:style-name="P4">Simple Grid Columns.13<text:tab/>71</text:p>
          <text:p text:style-name="P4">Simple Grid Columns.14<text:tab/>71</text:p>
          <text:p text:style-name="P4">Simple Grid Columns.15<text:tab/>71</text:p>
          <text:p text:style-name="P4">Simple Grid Columns.16<text:tab/>71</text:p>
          <text:p text:style-name="P4">Simple Grid Columns.2<text:tab/>71</text:p>
          <text:p text:style-name="P4">Simple Grid Columns.3<text:tab/>71</text:p>
          <text:p text:style-name="P4">Simple Grid Columns.4<text:tab/>71</text:p>
          <text:p text:style-name="P4">Simple Grid Columns.5<text:tab/>71</text:p>
          <text:p text:style-name="P4">Simple Grid Columns.6<text:tab/>71</text:p>
          <text:p text:style-name="P4">Simple Grid Columns.7<text:tab/>71</text:p>
          <text:p text:style-name="P4">Simple Grid Columns.8<text:tab/>71</text:p>
          <text:p text:style-name="P4">Simple Grid Columns.9<text:tab/>71</text:p>
          <text:p text:style-name="P4">Simple Grid Rows.1<text:tab/>71</text:p>
          <text:p text:style-name="P4">Simple Grid Rows.10<text:tab/>72</text:p>
          <text:p text:style-name="P4">Simple Grid Rows.11<text:tab/>72</text:p>
          <text:p text:style-name="P4">Simple Grid Rows.12<text:tab/>72</text:p>
          <text:p text:style-name="P4">Simple Grid Rows.13<text:tab/>72</text:p>
          <text:p text:style-name="P4">Simple Grid Rows.14<text:tab/>72</text:p>
          <text:p text:style-name="P4">Simple Grid Rows.15<text:tab/>72</text:p>
          <text:p text:style-name="P4">Simple Grid Rows.16<text:tab/>72</text:p>
          <text:p text:style-name="P4">Simple Grid Rows.2<text:tab/>71</text:p>
          <text:p text:style-name="P4">Simple Grid Rows.3<text:tab/>71</text:p>
          <text:p text:style-name="P4">Simple Grid Rows.4<text:tab/>71</text:p>
          <text:p text:style-name="P4">Simple Grid Rows.5<text:tab/>71</text:p>
          <text:p text:style-name="P4">Simple Grid Rows.6<text:tab/>71</text:p>
          <text:p text:style-name="P4">Simple Grid Rows.7<text:tab/>71</text:p>
          <text:p text:style-name="P4">Simple Grid Rows.8<text:tab/>71</text:p>
          <text:p text:style-name="P4">Simple Grid Rows.9<text:tab/>72</text:p>
          <text:p text:style-name="P4">Simple List Shaded.1<text:tab/>72</text:p>
          <text:p text:style-name="P4">Simple List Shaded.10<text:tab/>72</text:p>
          <text:p text:style-name="P4">Simple List Shaded.11<text:tab/>72</text:p>
          <text:p text:style-name="P4">Simple List Shaded.12<text:tab/>72</text:p>
          <text:p text:style-name="P4">Simple List Shaded.13<text:tab/>72</text:p>
          <text:p text:style-name="P4">Simple List Shaded.14<text:tab/>72</text:p>
          <text:p text:style-name="P4"><text:soft-page-break/>Simple List Shaded.15<text:tab/>72</text:p>
          <text:p text:style-name="P4">Simple List Shaded.16<text:tab/>72</text:p>
          <text:p text:style-name="P4">Simple List Shaded.2<text:tab/>72</text:p>
          <text:p text:style-name="P4">Simple List Shaded.3<text:tab/>72</text:p>
          <text:p text:style-name="P4">Simple List Shaded.4<text:tab/>72</text:p>
          <text:p text:style-name="P4">Simple List Shaded.5<text:tab/>72</text:p>
          <text:p text:style-name="P4">Simple List Shaded.6<text:tab/>72</text:p>
          <text:p text:style-name="P4">Simple List Shaded.7<text:tab/>72</text:p>
          <text:p text:style-name="P4">Simple List Shaded.8<text:tab/>72</text:p>
          <text:p text:style-name="P4">Simple List Shaded.9<text:tab/>72</text:p>
          <text:p text:style-name="P3">CharacterStyles<text:tab/></text:p>
          <text:p text:style-name="P4">Bullet Symbols<text:tab/>16</text:p>
          <text:p text:style-name="P4">Caption characters<text:tab/>16</text:p>
          <text:p text:style-name="P4">Citation<text:tab/>16</text:p>
          <text:p text:style-name="P4">Definition<text:tab/>16</text:p>
          <text:p text:style-name="P4">Drop Caps<text:tab/>16</text:p>
          <text:p text:style-name="P4">Emphasis<text:tab/>16</text:p>
          <text:p text:style-name="P4">Endnote anchor<text:tab/>16</text:p>
          <text:p text:style-name="P4">Endnote Symbol<text:tab/>16</text:p>
          <text:p text:style-name="P4">Example<text:tab/>16</text:p>
          <text:p text:style-name="P4">Footnote anchor<text:tab/>16</text:p>
          <text:p text:style-name="P4">Footnote Symbol<text:tab/>16</text:p>
          <text:p text:style-name="P4">Index Link<text:tab/>16</text:p>
          <text:p text:style-name="P4">Internet link<text:tab/>16</text:p>
          <text:p text:style-name="P4">Line numbering<text:tab/>16</text:p>
          <text:p text:style-name="P4">Main index entry<text:tab/>16</text:p>
          <text:p text:style-name="P4">Numbering Symbols<text:tab/>16</text:p>
          <text:p text:style-name="P4">Page Number<text:tab/>16</text:p>
          <text:p text:style-name="P4">Placeholder<text:tab/>16</text:p>
          <text:p text:style-name="P4">Rubies<text:tab/>16</text:p>
          <text:p text:style-name="P4">Source Text<text:tab/>16</text:p>
          <text:p text:style-name="P4">Standard<text:tab/>16</text:p>
          <text:p text:style-name="P4">Strong Emphasis<text:tab/>16</text:p>
          <text:p text:style-name="P4">Teletype<text:tab/>16</text:p>
          <text:p text:style-name="P4">User Entry<text:tab/>16</text:p>
          <text:p text:style-name="P4">Variable<text:tab/>16</text:p>
          <text:p text:style-name="P4">Vertical Numbering Symbols<text:tab/>16</text:p>
          <text:p text:style-name="P4">Visited Internet Link<text:tab/>16</text:p>
          <text:p text:style-name="P3">FrameStyles<text:tab/></text:p>
          <text:p text:style-name="P4">Formula<text:tab/>49</text:p>
          <text:p text:style-name="P4">Frame<text:tab/>49</text:p>
          <text:p text:style-name="P4">Graphics<text:tab/>49</text:p>
          <text:p text:style-name="P4">Labels<text:tab/>50</text:p>
          <text:p text:style-name="P4">Marginalia<text:tab/>50</text:p>
          <text:p text:style-name="P4">OLE<text:tab/>49</text:p>
          <text:p text:style-name="P4">Watermark<text:tab/>50</text:p>
          <text:p text:style-name="P3">NumberingStyles<text:tab/></text:p>
          <text:p text:style-name="P4">List 1<text:tab/>60</text:p>
          <text:p text:style-name="P4">List 2<text:tab/>61</text:p>
          <text:p text:style-name="P4">List 3<text:tab/>62</text:p>
          <text:p text:style-name="P4">List 4<text:tab/>63</text:p>
          <text:p text:style-name="P4"><text:soft-page-break/>List 5<text:tab/>64</text:p>
          <text:p text:style-name="P4">No List<text:tab/>51</text:p>
          <text:p text:style-name="P4">Numbering 123<text:tab/>52</text:p>
          <text:p text:style-name="P4">Numbering ABC<text:tab/>53</text:p>
          <text:p text:style-name="P4">Numbering abc<text:tab/>55</text:p>
          <text:p text:style-name="P4">Numbering IVX<text:tab/>56</text:p>
          <text:p text:style-name="P4">Numbering ivx<text:tab/>58</text:p>
          <text:p text:style-name="P3">PageStyles<text:tab/></text:p>
          <text:p text:style-name="P4">Endnote<text:tab/>47</text:p>
          <text:p text:style-name="P4">Envelope<text:tab/>43</text:p>
          <text:p text:style-name="P4">First Page<text:tab/>40</text:p>
          <text:p text:style-name="P4">Footnote<text:tab/>46</text:p>
          <text:p text:style-name="P4">HTML<text:tab/>45</text:p>
          <text:p text:style-name="P4">Index<text:tab/>44</text:p>
          <text:p text:style-name="P4">Landscape<text:tab/>48</text:p>
          <text:p text:style-name="P4">Left Page<text:tab/>41</text:p>
          <text:p text:style-name="P4">Right Page<text:tab/>42</text:p>
          <text:p text:style-name="P4">Standard<text:tab/>39</text:p>
          <text:p text:style-name="P3">ParagraphStyles<text:tab/></text:p>
          <text:p text:style-name="P4">Addressee<text:tab/>35</text:p>
          <text:p text:style-name="P4">Appendix<text:tab/>21</text:p>
          <text:p text:style-name="P4">Bibliography 1<text:tab/>32</text:p>
          <text:p text:style-name="P4">Bibliography Heading<text:tab/>32</text:p>
          <text:p text:style-name="P4">Caption<text:tab/>17</text:p>
          <text:p text:style-name="P4">Comment<text:tab/>35</text:p>
          <text:p text:style-name="P4">Contents 1<text:tab/>29</text:p>
          <text:p text:style-name="P4">Contents 10<text:tab/>31</text:p>
          <text:p text:style-name="P4">Contents 2<text:tab/>29</text:p>
          <text:p text:style-name="P4">Contents 3<text:tab/>29</text:p>
          <text:p text:style-name="P4">Contents 4<text:tab/>29</text:p>
          <text:p text:style-name="P4">Contents 5<text:tab/>29</text:p>
          <text:p text:style-name="P4">Contents 6<text:tab/>30</text:p>
          <text:p text:style-name="P4">Contents 7<text:tab/>30</text:p>
          <text:p text:style-name="P4">Contents 8<text:tab/>31</text:p>
          <text:p text:style-name="P4">Contents 9<text:tab/>31</text:p>
          <text:p text:style-name="P4">Contents Heading<text:tab/>29</text:p>
          <text:p text:style-name="P4">Drawing<text:tab/>35</text:p>
          <text:p text:style-name="P4">Endnote<text:tab/>35</text:p>
          <text:p text:style-name="P4">Figure<text:tab/>34</text:p>
          <text:p text:style-name="P4">Figure Index 1<text:tab/>31</text:p>
          <text:p text:style-name="P4">Figure Index Heading<text:tab/>31</text:p>
          <text:p text:style-name="P4">First line indent<text:tab/>18</text:p>
          <text:p text:style-name="P4">Footer<text:tab/>17</text:p>
          <text:p text:style-name="P4">Footer left<text:tab/>34</text:p>
          <text:p text:style-name="P4">Footer right<text:tab/>34</text:p>
          <text:p text:style-name="P4">Footnote<text:tab/>35</text:p>
          <text:p text:style-name="P4">Frame contents<text:tab/>35</text:p>
          <text:p text:style-name="P4">Hanging indent<text:tab/>18</text:p>
          <text:p text:style-name="P4">Header<text:tab/>33</text:p>
          <text:p text:style-name="P4">Header and Footer<text:tab/>17</text:p>
          <text:p text:style-name="P4">Header left<text:tab/>33</text:p>
          <text:p text:style-name="P4"><text:soft-page-break/>Header right<text:tab/>33</text:p>
          <text:p text:style-name="P4">Heading<text:tab/>17</text:p>
          <text:p text:style-name="P4">Heading 1<text:tab/>19</text:p>
          <text:p text:style-name="P4">Heading 10<text:tab/>20</text:p>
          <text:p text:style-name="P4">Heading 2<text:tab/>19</text:p>
          <text:p text:style-name="P4">Heading 3<text:tab/>19</text:p>
          <text:p text:style-name="P4">Heading 4<text:tab/>19</text:p>
          <text:p text:style-name="P4">Heading 5<text:tab/>20</text:p>
          <text:p text:style-name="P4">Heading 6<text:tab/>20</text:p>
          <text:p text:style-name="P4">Heading 7<text:tab/>20</text:p>
          <text:p text:style-name="P4">Heading 8<text:tab/>20</text:p>
          <text:p text:style-name="P4">Heading 9<text:tab/>20</text:p>
          <text:p text:style-name="P4">Horizontal Line<text:tab/>36</text:p>
          <text:p text:style-name="P4">Illustration<text:tab/>34</text:p>
          <text:p text:style-name="P4">Index<text:tab/>17</text:p>
          <text:p text:style-name="P4">Index 1<text:tab/>28</text:p>
          <text:p text:style-name="P4">Index 2<text:tab/>28</text:p>
          <text:p text:style-name="P4">Index 3<text:tab/>28</text:p>
          <text:p text:style-name="P4">Index Heading<text:tab/>28</text:p>
          <text:p text:style-name="P4">Index Separator<text:tab/>29</text:p>
          <text:p text:style-name="P4">List<text:tab/>17</text:p>
          <text:p text:style-name="P4">List 1<text:tab/>25</text:p>
          <text:p text:style-name="P4">List 1 Cont.<text:tab/>25</text:p>
          <text:p text:style-name="P4">List 1 End<text:tab/>25</text:p>
          <text:p text:style-name="P4">List 1 Start<text:tab/>25</text:p>
          <text:p text:style-name="P4">List 2<text:tab/>26</text:p>
          <text:p text:style-name="P4">List 2 Cont.<text:tab/>26</text:p>
          <text:p text:style-name="P4">List 2 End<text:tab/>26</text:p>
          <text:p text:style-name="P4">List 2 Start<text:tab/>25</text:p>
          <text:p text:style-name="P4">List 3<text:tab/>26</text:p>
          <text:p text:style-name="P4">List 3 Cont.<text:tab/>26</text:p>
          <text:p text:style-name="P4">List 3 End<text:tab/>26</text:p>
          <text:p text:style-name="P4">List 3 Start<text:tab/>26</text:p>
          <text:p text:style-name="P4">List 4<text:tab/>27</text:p>
          <text:p text:style-name="P4">List 4 Cont.<text:tab/>27</text:p>
          <text:p text:style-name="P4">List 4 End<text:tab/>27</text:p>
          <text:p text:style-name="P4">List 4 Start<text:tab/>27</text:p>
          <text:p text:style-name="P4">List 5<text:tab/>27</text:p>
          <text:p text:style-name="P4">List 5 Cont.<text:tab/>28</text:p>
          <text:p text:style-name="P4">List 5 End<text:tab/>28</text:p>
          <text:p text:style-name="P4">List 5 Start<text:tab/>27</text:p>
          <text:p text:style-name="P4">List Contents<text:tab/>36</text:p>
          <text:p text:style-name="P4">List Heading<text:tab/>36</text:p>
          <text:p text:style-name="P4">List Indent<text:tab/>18</text:p>
          <text:p text:style-name="P4">Marginalia<text:tab/>19</text:p>
          <text:p text:style-name="P4">My Family Style<text:tab/>18</text:p>
          <text:p text:style-name="P4">My Style<text:tab/>18</text:p>
          <text:p text:style-name="P4">Numbering 1<text:tab/>22</text:p>
          <text:p text:style-name="P4">Numbering 1 Cont.<text:tab/>22</text:p>
          <text:p text:style-name="P4">Numbering 1 End<text:tab/>22</text:p>
          <text:p text:style-name="P4">Numbering 1 Start<text:tab/>22</text:p>
          <text:p text:style-name="P4"><text:soft-page-break/>Numbering 2<text:tab/>22</text:p>
          <text:p text:style-name="P4">Numbering 2 Cont.<text:tab/>23</text:p>
          <text:p text:style-name="P4">Numbering 2 End<text:tab/>23</text:p>
          <text:p text:style-name="P4">Numbering 2 Start<text:tab/>22</text:p>
          <text:p text:style-name="P4">Numbering 3<text:tab/>23</text:p>
          <text:p text:style-name="P4">Numbering 3 Cont.<text:tab/>23</text:p>
          <text:p text:style-name="P4">Numbering 3 End<text:tab/>23</text:p>
          <text:p text:style-name="P4">Numbering 3 Start<text:tab/>23</text:p>
          <text:p text:style-name="P4">Numbering 4<text:tab/>24</text:p>
          <text:p text:style-name="P4">Numbering 4 Cont.<text:tab/>24</text:p>
          <text:p text:style-name="P4">Numbering 4 End<text:tab/>24</text:p>
          <text:p text:style-name="P4">Numbering 4 Start<text:tab/>23</text:p>
          <text:p text:style-name="P4">Numbering 5<text:tab/>24</text:p>
          <text:p text:style-name="P4">Numbering 5 Cont.<text:tab/>25</text:p>
          <text:p text:style-name="P4">Numbering 5 End<text:tab/>24</text:p>
          <text:p text:style-name="P4">Numbering 5 Start<text:tab/>24</text:p>
          <text:p text:style-name="P4">Object index 1<text:tab/>32</text:p>
          <text:p text:style-name="P4">Object index heading<text:tab/>31</text:p>
          <text:p text:style-name="P4">Preformatted Text<text:tab/>35</text:p>
          <text:p text:style-name="P4">Quotations<text:tab/>35</text:p>
          <text:p text:style-name="P4">Salutation<text:tab/>18</text:p>
          <text:p text:style-name="P4">Sender<text:tab/>35</text:p>
          <text:p text:style-name="P4">Signature<text:tab/>18</text:p>
          <text:p text:style-name="P4">Standard<text:tab/>17</text:p>
          <text:p text:style-name="P4">Subtitle<text:tab/>21</text:p>
          <text:p text:style-name="P4">Table<text:tab/>34</text:p>
          <text:p text:style-name="P4">Table Contents<text:tab/>34</text:p>
          <text:p text:style-name="P4">Table Heading<text:tab/>34</text:p>
          <text:p text:style-name="P4">Table index 1<text:tab/>32</text:p>
          <text:p text:style-name="P4">Table index heading<text:tab/>32</text:p>
          <text:p text:style-name="P4">Text<text:tab/>34</text:p>
          <text:p text:style-name="P4">Text body<text:tab/>17</text:p>
          <text:p text:style-name="P4">Text body indent<text:tab/>18</text:p>
          <text:p text:style-name="P4">Title<text:tab/>20</text:p>
          <text:p text:style-name="P4">User Index 1<text:tab/>30</text:p>
          <text:p text:style-name="P4">User Index 10<text:tab/>33</text:p>
          <text:p text:style-name="P4">User Index 2<text:tab/>30</text:p>
          <text:p text:style-name="P4">User Index 3<text:tab/>30</text:p>
          <text:p text:style-name="P4">User Index 4<text:tab/>30</text:p>
          <text:p text:style-name="P4">User Index 5<text:tab/>30</text:p>
          <text:p text:style-name="P4">User Index 6<text:tab/>33</text:p>
          <text:p text:style-name="P4">User Index 7<text:tab/>33</text:p>
          <text:p text:style-name="P4">User Index 8<text:tab/>33</text:p>
          <text:p text:style-name="P4">User Index 9<text:tab/>33</text:p>
          <text:p text:style-name="P4">User Index Heading<text:tab/>29</text:p>
          <text:p text:style-name="P3">TableStyles<text:tab/></text:p>
          <text:p text:style-name="P4">Academic<text:tab/>66</text:p>
          <text:p text:style-name="P4">Box List Blue<text:tab/>66</text:p>
          <text:p text:style-name="P4">Box List Green<text:tab/>66</text:p>
          <text:p text:style-name="P4">Box List Red<text:tab/>66</text:p>
          <text:p text:style-name="P4">Box List Yellow<text:tab/>66</text:p>
          <text:p text:style-name="P4"><text:soft-page-break/>Default Style<text:tab/>66</text:p>
          <text:p text:style-name="P4">Elegant<text:tab/>67</text:p>
          <text:p text:style-name="P4">Financial<text:tab/>67</text:p>
          <text:p text:style-name="P4">Simple Grid Columns<text:tab/>67</text:p>
          <text:p text:style-name="P4">Simple Grid Rows<text:tab/>67</text:p>
          <text:p text:style-name="P4">Simple List Shaded<text:tab/>67</text:p>
        </text:index-body>
      </text:alphabetical-index>
      <text:p text:style-name="My_20_Family_20_Style"><text:bookmark-start text:name="__RefHeading___Toc392_3288193316"/>STYLE FAMILY: CharacterStyles<text:bookmark-end text:name="__RefHeading___Toc392_3288193316"/></text:p>
      <text:p text:style-name="My_20_Style"><text:bookmark-start text:name="__RefHeading___Toc1152_3288193316"/><text:alphabetical-index-mark text:string-value="Standard" text:key1="CharacterStyles"/>Standard<text:bookmark-end text:name="__RefHeading___Toc1152_3288193316"/></text:p>
      <text:p text:style-name="My_20_Style"><text:bookmark-start text:name="__RefHeading___Toc1150_3288193316"/><text:alphabetical-index-mark text:string-value="Footnote Symbol" text:key1="CharacterStyles"/><text:span text:style-name="Footnote_20_Symbol">Footnote Symbol</text:span><text:bookmark-end text:name="__RefHeading___Toc1150_3288193316"/></text:p>
      <text:p text:style-name="My_20_Style"><text:bookmark-start text:name="__RefHeading___Toc1148_3288193316"/><text:alphabetical-index-mark text:string-value="Page Number" text:key1="CharacterStyles"/><text:span text:style-name="Page_20_Number">Page Number</text:span><text:bookmark-end text:name="__RefHeading___Toc1148_3288193316"/></text:p>
      <text:p text:style-name="My_20_Style"><text:bookmark-start text:name="__RefHeading___Toc1146_3288193316"/><text:alphabetical-index-mark text:string-value="Caption characters" text:key1="CharacterStyles"/><text:span text:style-name="Caption_20_characters">Caption characters</text:span><text:bookmark-end text:name="__RefHeading___Toc1146_3288193316"/></text:p>
      <text:p text:style-name="My_20_Style"><text:bookmark-start text:name="__RefHeading___Toc1144_3288193316"/><text:alphabetical-index-mark text:string-value="Drop Caps" text:key1="CharacterStyles"/><text:span text:style-name="Drop_20_Caps">Drop Caps</text:span><text:bookmark-end text:name="__RefHeading___Toc1144_3288193316"/></text:p>
      <text:p text:style-name="My_20_Style"><text:bookmark-start text:name="__RefHeading___Toc1142_3288193316"/><text:alphabetical-index-mark text:string-value="Numbering Symbols" text:key1="CharacterStyles"/><text:span text:style-name="Numbering_20_Symbols">Numbering Symbols</text:span><text:bookmark-end text:name="__RefHeading___Toc1142_3288193316"/></text:p>
      <text:p text:style-name="My_20_Style"><text:bookmark-start text:name="__RefHeading___Toc1140_3288193316"/><text:alphabetical-index-mark text:string-value="Bullet Symbols" text:key1="CharacterStyles"/><text:span text:style-name="Bullet_20_Symbols">Bullet Symbols</text:span><text:bookmark-end text:name="__RefHeading___Toc1140_3288193316"/></text:p>
      <text:p text:style-name="My_20_Style"><text:bookmark-start text:name="__RefHeading___Toc1138_3288193316"/><text:alphabetical-index-mark text:string-value="Internet link" text:key1="CharacterStyles"/><text:span text:style-name="Internet_20_link">Internet link</text:span><text:bookmark-end text:name="__RefHeading___Toc1138_3288193316"/></text:p>
      <text:p text:style-name="My_20_Style"><text:bookmark-start text:name="__RefHeading___Toc1136_3288193316"/><text:alphabetical-index-mark text:string-value="Visited Internet Link" text:key1="CharacterStyles"/><text:span text:style-name="Visited_20_Internet_20_Link">Visited Internet Link</text:span><text:bookmark-end text:name="__RefHeading___Toc1136_3288193316"/></text:p>
      <text:p text:style-name="My_20_Style"><text:bookmark-start text:name="__RefHeading___Toc1134_3288193316"/><text:alphabetical-index-mark text:string-value="Placeholder" text:key1="CharacterStyles"/><text:span text:style-name="Placeholder">Placeholder</text:span><text:bookmark-end text:name="__RefHeading___Toc1134_3288193316"/></text:p>
      <text:p text:style-name="My_20_Style"><text:bookmark-start text:name="__RefHeading___Toc1132_3288193316"/><text:alphabetical-index-mark text:string-value="Index Link" text:key1="CharacterStyles"/><text:span text:style-name="Index_20_Link">Index Link</text:span><text:bookmark-end text:name="__RefHeading___Toc1132_3288193316"/></text:p>
      <text:p text:style-name="My_20_Style"><text:bookmark-start text:name="__RefHeading___Toc1130_3288193316"/><text:alphabetical-index-mark text:string-value="Endnote Symbol" text:key1="CharacterStyles"/><text:span text:style-name="Endnote_20_Symbol">Endnote Symbol</text:span><text:bookmark-end text:name="__RefHeading___Toc1130_3288193316"/></text:p>
      <text:p text:style-name="My_20_Style"><text:bookmark-start text:name="__RefHeading___Toc1128_3288193316"/><text:alphabetical-index-mark text:string-value="Line numbering" text:key1="CharacterStyles"/><text:span text:style-name="Line_20_numbering">Line numbering</text:span><text:bookmark-end text:name="__RefHeading___Toc1128_3288193316"/></text:p>
      <text:p text:style-name="My_20_Style"><text:bookmark-start text:name="__RefHeading___Toc1126_3288193316"/><text:alphabetical-index-mark text:string-value="Main index entry" text:key1="CharacterStyles"/><text:span text:style-name="Main_20_index_20_entry">Main index entry</text:span><text:bookmark-end text:name="__RefHeading___Toc1126_3288193316"/></text:p>
      <text:p text:style-name="My_20_Style"><text:bookmark-start text:name="__RefHeading___Toc1124_3288193316"/><text:alphabetical-index-mark text:string-value="Footnote anchor" text:key1="CharacterStyles"/><text:span text:style-name="Footnote_20_anchor">Footnote anchor</text:span><text:bookmark-end text:name="__RefHeading___Toc1124_3288193316"/></text:p>
      <text:p text:style-name="My_20_Style"><text:bookmark-start text:name="__RefHeading___Toc1122_3288193316"/><text:alphabetical-index-mark text:string-value="Endnote anchor" text:key1="CharacterStyles"/><text:span text:style-name="Endnote_20_anchor">Endnote anchor</text:span><text:bookmark-end text:name="__RefHeading___Toc1122_3288193316"/></text:p>
      <text:p text:style-name="My_20_Style"><text:bookmark-start text:name="__RefHeading___Toc1120_3288193316"/><text:alphabetical-index-mark text:string-value="Rubies" text:key1="CharacterStyles"/><text:span text:style-name="Rubies">Rubies</text:span><text:bookmark-end text:name="__RefHeading___Toc1120_3288193316"/></text:p>
      <text:p text:style-name="My_20_Style"><text:bookmark-start text:name="__RefHeading___Toc1118_3288193316"/><text:alphabetical-index-mark text:string-value="Vertical Numbering Symbols" text:key1="CharacterStyles"/><text:span text:style-name="Vertical_20_Numbering_20_Symbols">Vertical Numbering Symbols</text:span><text:bookmark-end text:name="__RefHeading___Toc1118_3288193316"/></text:p>
      <text:p text:style-name="My_20_Style"><text:bookmark-start text:name="__RefHeading___Toc1116_3288193316"/><text:alphabetical-index-mark text:string-value="Emphasis" text:key1="CharacterStyles"/><text:span text:style-name="Emphasis">Emphasis</text:span><text:bookmark-end text:name="__RefHeading___Toc1116_3288193316"/></text:p>
      <text:p text:style-name="My_20_Style"><text:bookmark-start text:name="__RefHeading___Toc1114_3288193316"/><text:alphabetical-index-mark text:string-value="Citation" text:key1="CharacterStyles"/><text:span text:style-name="Citation">Citation</text:span><text:bookmark-end text:name="__RefHeading___Toc1114_3288193316"/></text:p>
      <text:p text:style-name="My_20_Style"><text:bookmark-start text:name="__RefHeading___Toc1112_3288193316"/><text:alphabetical-index-mark text:string-value="Strong Emphasis" text:key1="CharacterStyles"/><text:span text:style-name="Strong_20_Emphasis">Strong Emphasis</text:span><text:bookmark-end text:name="__RefHeading___Toc1112_3288193316"/></text:p>
      <text:p text:style-name="My_20_Style"><text:bookmark-start text:name="__RefHeading___Toc1110_3288193316"/><text:alphabetical-index-mark text:string-value="Source Text" text:key1="CharacterStyles"/><text:span text:style-name="Source_20_Text">Source Text</text:span><text:bookmark-end text:name="__RefHeading___Toc1110_3288193316"/></text:p>
      <text:p text:style-name="My_20_Style"><text:bookmark-start text:name="__RefHeading___Toc1108_3288193316"/><text:alphabetical-index-mark text:string-value="Example" text:key1="CharacterStyles"/><text:span text:style-name="Example">Example</text:span><text:bookmark-end text:name="__RefHeading___Toc1108_3288193316"/></text:p>
      <text:p text:style-name="My_20_Style"><text:bookmark-start text:name="__RefHeading___Toc1106_3288193316"/><text:alphabetical-index-mark text:string-value="User Entry" text:key1="CharacterStyles"/><text:span text:style-name="User_20_Entry">User Entry</text:span><text:bookmark-end text:name="__RefHeading___Toc1106_3288193316"/></text:p>
      <text:p text:style-name="My_20_Style"><text:bookmark-start text:name="__RefHeading___Toc1104_3288193316"/><text:alphabetical-index-mark text:string-value="Variable" text:key1="CharacterStyles"/><text:span text:style-name="Variable">Variable</text:span><text:bookmark-end text:name="__RefHeading___Toc1104_3288193316"/></text:p>
      <text:p text:style-name="My_20_Style"><text:bookmark-start text:name="__RefHeading___Toc1102_3288193316"/><text:alphabetical-index-mark text:string-value="Definition" text:key1="CharacterStyles"/><text:span text:style-name="Definition">Definition</text:span><text:bookmark-end text:name="__RefHeading___Toc1102_3288193316"/></text:p>
      <text:p text:style-name="My_20_Style"><text:bookmark-start text:name="__RefHeading___Toc1100_3288193316"/><text:alphabetical-index-mark text:string-value="Teletype" text:key1="CharacterStyles"/><text:span text:style-name="Teletype">Teletype</text:span><text:bookmark-end text:name="__RefHeading___Toc1100_3288193316"/></text:p>
      <text:p text:style-name="P5"><text:bookmark-start text:name="__RefHeading___Toc408_3288193316"/>--- END STYLE FAMILY `CharacterStyles' ---<text:bookmark-end text:name="__RefHeading___Toc408_3288193316"/></text:p>
      <text:p text:style-name="My_20_Family_20_Style"><text:bookmark-start text:name="__RefHeading___Toc406_3288193316"/>STYLE FAMILY: ParagraphStyles<text:bookmark-end text:name="__RefHeading___Toc406_3288193316"/></text:p>
      <text:p text:style-name="My_20_Style"><text:bookmark-start text:name="__RefHeading___Toc1098_3288193316"/><text:alphabetical-index-mark text:string-value="Standard" text:key1="ParagraphStyles"/>Standard<text:bookmark-end text:name="__RefHeading___Toc1098_3288193316"/></text:p>
      <text:p text:style-name="Standard">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96_3288193316"/><text:alphabetical-index-mark text:string-value="Heading" text:key1="ParagraphStyles"/>Heading<text:bookmark-end text:name="__RefHeading___Toc1096_3288193316"/></text:p>
      <text:p text:style-name="Heading">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94_3288193316"/><text:alphabetical-index-mark text:string-value="Text body" text:key1="ParagraphStyles"/>Text body<text:bookmark-end text:name="__RefHeading___Toc1094_3288193316"/></text:p>
      <text:p text:style-name="Text_20_body">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92_3288193316"/><text:alphabetical-index-mark text:string-value="List" text:key1="ParagraphStyles"/>List<text:bookmark-end text:name="__RefHeading___Toc1092_3288193316"/></text:p>
      <text:p text:style-name="List">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90_3288193316"/><text:alphabetical-index-mark text:string-value="Caption" text:key1="ParagraphStyles"/>Caption<text:bookmark-end text:name="__RefHeading___Toc1090_3288193316"/></text:p>
      <text:p text:style-name="Caption">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88_3288193316"/><text:alphabetical-index-mark text:string-value="Index" text:key1="ParagraphStyles"/>Index<text:bookmark-end text:name="__RefHeading___Toc1088_3288193316"/></text:p>
      <text:p text:style-name="Index">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86_3288193316"/><text:alphabetical-index-mark text:string-value="Header and Footer" text:key1="ParagraphStyles"/>Header and Footer<text:bookmark-end text:name="__RefHeading___Toc1086_3288193316"/></text:p>
      <text:p text:style-name="Header_20_and_20_Footer">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84_3288193316"/><text:alphabetical-index-mark text:string-value="Footer" text:key1="ParagraphStyles"/>Footer<text:bookmark-end text:name="__RefHeading___Toc1084_3288193316"/></text:p>
      <text:p text:style-name="Footer"><text:soft-page-break/>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82_3288193316"/><text:alphabetical-index-mark text:string-value="My Family Style" text:key1="ParagraphStyles"/>My Family Style<text:bookmark-end text:name="__RefHeading___Toc1082_3288193316"/></text:p>
      <text:p text:style-name="My_20_Family_20_Style"><text:bookmark-start text:name="__RefHeading___Toc404_3288193316"/>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bookmark-end text:name="__RefHeading___Toc404_3288193316"/></text:p>
      <text:p text:style-name="My_20_Style"><text:bookmark-start text:name="__RefHeading___Toc1080_3288193316"/><text:alphabetical-index-mark text:string-value="My Style" text:key1="ParagraphStyles"/>My Style<text:bookmark-end text:name="__RefHeading___Toc1080_3288193316"/></text:p>
      <text:p text:style-name="My_20_Style"><text:bookmark-start text:name="__RefHeading___Toc1078_3288193316"/>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bookmark-end text:name="__RefHeading___Toc1078_3288193316"/></text:p>
      <text:p text:style-name="My_20_Style"><text:bookmark-start text:name="__RefHeading___Toc1076_3288193316"/><text:alphabetical-index-mark text:string-value="First line indent" text:key1="ParagraphStyles"/>First line indent<text:bookmark-end text:name="__RefHeading___Toc1076_3288193316"/></text:p>
      <text:p text:style-name="First_20_line_20_indent">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74_3288193316"/><text:alphabetical-index-mark text:string-value="Hanging indent" text:key1="ParagraphStyles"/>Hanging indent<text:bookmark-end text:name="__RefHeading___Toc1074_3288193316"/></text:p>
      <text:p text:style-name="Hanging_20_indent">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72_3288193316"/><text:alphabetical-index-mark text:string-value="Text body indent" text:key1="ParagraphStyles"/>Text body indent<text:bookmark-end text:name="__RefHeading___Toc1072_3288193316"/></text:p>
      <text:p text:style-name="Text_20_body_20_indent">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70_3288193316"/><text:alphabetical-index-mark text:string-value="Salutation" text:key1="ParagraphStyles"/>Salutation<text:bookmark-end text:name="__RefHeading___Toc1070_3288193316"/></text:p>
      <text:p text:style-name="Salutation">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68_3288193316"/><text:alphabetical-index-mark text:string-value="Signature" text:key1="ParagraphStyles"/>Signature<text:bookmark-end text:name="__RefHeading___Toc1068_3288193316"/></text:p>
      <text:p text:style-name="Signature">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66_3288193316"/><text:alphabetical-index-mark text:string-value="List Indent" text:key1="ParagraphStyles"/>List Indent<text:bookmark-end text:name="__RefHeading___Toc1066_3288193316"/></text:p>
      <text:p text:style-name="List_20_Indent"><text:soft-page-break/>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64_3288193316"/><text:alphabetical-index-mark text:string-value="Marginalia" text:key1="ParagraphStyles"/>Marginalia<text:bookmark-end text:name="__RefHeading___Toc1064_3288193316"/></text:p>
      <text:p text:style-name="Marginalia">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62_3288193316"/><text:alphabetical-index-mark text:string-value="Heading 1" text:key1="ParagraphStyles"/>Heading 1<text:bookmark-end text:name="__RefHeading___Toc1062_3288193316"/></text:p>
      <text:h text:style-name="Heading_20_1" text:outline-level="1">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h>
      <text:p text:style-name="My_20_Style"><text:bookmark-start text:name="__RefHeading___Toc1060_3288193316"/><text:alphabetical-index-mark text:string-value="Heading 2" text:key1="ParagraphStyles"/>Heading 2<text:bookmark-end text:name="__RefHeading___Toc1060_3288193316"/></text:p>
      <text:h text:style-name="Heading_20_2" text:outline-level="2">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h>
      <text:p text:style-name="My_20_Style"><text:bookmark-start text:name="__RefHeading___Toc1058_3288193316"/><text:alphabetical-index-mark text:string-value="Heading 3" text:key1="ParagraphStyles"/>Heading 3<text:bookmark-end text:name="__RefHeading___Toc1058_3288193316"/></text:p>
      <text:h text:style-name="Heading_20_3" text:outline-level="3">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h>
      <text:p text:style-name="My_20_Style"><text:bookmark-start text:name="__RefHeading___Toc1056_3288193316"/><text:alphabetical-index-mark text:string-value="Heading 4" text:key1="ParagraphStyles"/>Heading 4<text:bookmark-end text:name="__RefHeading___Toc1056_3288193316"/></text:p>
      <text:h text:style-name="Heading_20_4" text:outline-level="4"><text:soft-page-break/>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h>
      <text:p text:style-name="My_20_Style"><text:bookmark-start text:name="__RefHeading___Toc1054_3288193316"/><text:alphabetical-index-mark text:string-value="Heading 5" text:key1="ParagraphStyles"/>Heading 5<text:bookmark-end text:name="__RefHeading___Toc1054_3288193316"/></text:p>
      <text:h text:style-name="Heading_20_5" text:outline-level="5">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h>
      <text:p text:style-name="My_20_Style"><text:bookmark-start text:name="__RefHeading___Toc1052_3288193316"/><text:alphabetical-index-mark text:string-value="Heading 6" text:key1="ParagraphStyles"/>Heading 6<text:bookmark-end text:name="__RefHeading___Toc1052_3288193316"/></text:p>
      <text:h text:style-name="Heading_20_6" text:outline-level="6">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h>
      <text:p text:style-name="My_20_Style"><text:bookmark-start text:name="__RefHeading___Toc1050_3288193316"/><text:alphabetical-index-mark text:string-value="Heading 7" text:key1="ParagraphStyles"/>Heading 7<text:bookmark-end text:name="__RefHeading___Toc1050_3288193316"/></text:p>
      <text:h text:style-name="Heading_20_7" text:outline-level="7">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h>
      <text:p text:style-name="My_20_Style"><text:bookmark-start text:name="__RefHeading___Toc1048_3288193316"/><text:alphabetical-index-mark text:string-value="Heading 8" text:key1="ParagraphStyles"/>Heading 8<text:bookmark-end text:name="__RefHeading___Toc1048_3288193316"/></text:p>
      <text:h text:style-name="Heading_20_8" text:outline-level="8">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h>
      <text:p text:style-name="My_20_Style"><text:bookmark-start text:name="__RefHeading___Toc1046_3288193316"/><text:alphabetical-index-mark text:string-value="Heading 9" text:key1="ParagraphStyles"/>Heading 9<text:bookmark-end text:name="__RefHeading___Toc1046_3288193316"/></text:p>
      <text:h text:style-name="Heading_20_9" text:outline-level="9">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h>
      <text:p text:style-name="My_20_Style"><text:bookmark-start text:name="__RefHeading___Toc1044_3288193316"/><text:alphabetical-index-mark text:string-value="Heading 10" text:key1="ParagraphStyles"/>Heading 10<text:bookmark-end text:name="__RefHeading___Toc1044_3288193316"/></text:p>
      <text:h text:style-name="Heading_20_10" text:outline-level="10">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h>
      <text:p text:style-name="My_20_Style"><text:bookmark-start text:name="__RefHeading___Toc1042_3288193316"/><text:alphabetical-index-mark text:string-value="Title" text:key1="ParagraphStyles"/>Title<text:bookmark-end text:name="__RefHeading___Toc1042_3288193316"/></text:p>
      <text:p text:style-name="Title"><text:soft-page-break/>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40_3288193316"/><text:alphabetical-index-mark text:string-value="Subtitle" text:key1="ParagraphStyles"/>Subtitle<text:bookmark-end text:name="__RefHeading___Toc1040_3288193316"/></text:p>
      <text:p text:style-name="Subtitle">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38_3288193316"/><text:alphabetical-index-mark text:string-value="Appendix" text:key1="ParagraphStyles"/>Appendix<text:bookmark-end text:name="__RefHeading___Toc1038_3288193316"/></text:p>
      <text:p text:style-name="Appendix"><text:soft-page-break/>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36_3288193316"/><text:alphabetical-index-mark text:string-value="Numbering 1 Start" text:key1="ParagraphStyles"/>Numbering 1 Start<text:bookmark-end text:name="__RefHeading___Toc1036_3288193316"/></text:p>
      <text:p text:style-name="Numbering_20_1_20_Start">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34_3288193316"/><text:alphabetical-index-mark text:string-value="Numbering 1" text:key1="ParagraphStyles"/>Numbering 1<text:bookmark-end text:name="__RefHeading___Toc1034_3288193316"/></text:p>
      <text:p text:style-name="Numbering_20_1">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32_3288193316"/><text:alphabetical-index-mark text:string-value="Numbering 1 End" text:key1="ParagraphStyles"/>Numbering 1 End<text:bookmark-end text:name="__RefHeading___Toc1032_3288193316"/></text:p>
      <text:p text:style-name="Numbering_20_1_20_End">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30_3288193316"/><text:alphabetical-index-mark text:string-value="Numbering 1 Cont." text:key1="ParagraphStyles"/>Numbering 1 Cont.<text:bookmark-end text:name="__RefHeading___Toc1030_3288193316"/></text:p>
      <text:p text:style-name="Numbering_20_1_20_Cont.">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28_3288193316"/><text:alphabetical-index-mark text:string-value="Numbering 2 Start" text:key1="ParagraphStyles"/>Numbering 2 Start<text:bookmark-end text:name="__RefHeading___Toc1028_3288193316"/></text:p>
      <text:p text:style-name="Numbering_20_2_20_Start">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26_3288193316"/><text:alphabetical-index-mark text:string-value="Numbering 2" text:key1="ParagraphStyles"/>Numbering 2<text:bookmark-end text:name="__RefHeading___Toc1026_3288193316"/></text:p>
      <text:p text:style-name="Numbering_20_2">Id amet, velit fugiat sunt mollit dolor. Fugiat laborum deserunt cillum aliqua magna voluptate mollit. Nulla in qui ad elit, duis sit sit. Dolor et cupidatat in eiusmod ex. Occaecat culpa <text:soft-page-break/>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24_3288193316"/><text:alphabetical-index-mark text:string-value="Numbering 2 End" text:key1="ParagraphStyles"/>Numbering 2 End<text:bookmark-end text:name="__RefHeading___Toc1024_3288193316"/></text:p>
      <text:p text:style-name="Numbering_20_2_20_End">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22_3288193316"/><text:alphabetical-index-mark text:string-value="Numbering 2 Cont." text:key1="ParagraphStyles"/>Numbering 2 Cont.<text:bookmark-end text:name="__RefHeading___Toc1022_3288193316"/></text:p>
      <text:p text:style-name="Numbering_20_2_20_Cont.">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20_3288193316"/><text:alphabetical-index-mark text:string-value="Numbering 3 Start" text:key1="ParagraphStyles"/>Numbering 3 Start<text:bookmark-end text:name="__RefHeading___Toc1020_3288193316"/></text:p>
      <text:p text:style-name="Numbering_20_3_20_Start">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18_3288193316"/><text:alphabetical-index-mark text:string-value="Numbering 3" text:key1="ParagraphStyles"/>Numbering 3<text:bookmark-end text:name="__RefHeading___Toc1018_3288193316"/></text:p>
      <text:p text:style-name="Numbering_20_3">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16_3288193316"/><text:alphabetical-index-mark text:string-value="Numbering 3 End" text:key1="ParagraphStyles"/>Numbering 3 End<text:bookmark-end text:name="__RefHeading___Toc1016_3288193316"/></text:p>
      <text:p text:style-name="Numbering_20_3_20_End">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14_3288193316"/><text:alphabetical-index-mark text:string-value="Numbering 3 Cont." text:key1="ParagraphStyles"/>Numbering 3 Cont.<text:bookmark-end text:name="__RefHeading___Toc1014_3288193316"/></text:p>
      <text:p text:style-name="Numbering_20_3_20_Cont.">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12_3288193316"/><text:alphabetical-index-mark text:string-value="Numbering 4 Start" text:key1="ParagraphStyles"/>Numbering 4 Start<text:bookmark-end text:name="__RefHeading___Toc1012_3288193316"/></text:p>
      <text:p text:style-name="Numbering_20_4_20_Start"><text:soft-page-break/>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10_3288193316"/><text:alphabetical-index-mark text:string-value="Numbering 4" text:key1="ParagraphStyles"/>Numbering 4<text:bookmark-end text:name="__RefHeading___Toc1010_3288193316"/></text:p>
      <text:p text:style-name="Numbering_20_4">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08_3288193316"/><text:alphabetical-index-mark text:string-value="Numbering 4 End" text:key1="ParagraphStyles"/>Numbering 4 End<text:bookmark-end text:name="__RefHeading___Toc1008_3288193316"/></text:p>
      <text:p text:style-name="Numbering_20_4_20_End">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06_3288193316"/><text:alphabetical-index-mark text:string-value="Numbering 4 Cont." text:key1="ParagraphStyles"/>Numbering 4 Cont.<text:bookmark-end text:name="__RefHeading___Toc1006_3288193316"/></text:p>
      <text:p text:style-name="Numbering_20_4_20_Cont.">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04_3288193316"/><text:alphabetical-index-mark text:string-value="Numbering 5 Start" text:key1="ParagraphStyles"/>Numbering 5 Start<text:bookmark-end text:name="__RefHeading___Toc1004_3288193316"/></text:p>
      <text:p text:style-name="Numbering_20_5_20_Start">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02_3288193316"/><text:alphabetical-index-mark text:string-value="Numbering 5" text:key1="ParagraphStyles"/>Numbering 5<text:bookmark-end text:name="__RefHeading___Toc1002_3288193316"/></text:p>
      <text:p text:style-name="Numbering_20_5">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1000_3288193316"/><text:alphabetical-index-mark text:string-value="Numbering 5 End" text:key1="ParagraphStyles"/>Numbering 5 End<text:bookmark-end text:name="__RefHeading___Toc1000_3288193316"/></text:p>
      <text:p text:style-name="Numbering_20_5_20_End"><text:soft-page-break/>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98_3288193316"/><text:alphabetical-index-mark text:string-value="Numbering 5 Cont." text:key1="ParagraphStyles"/>Numbering 5 Cont.<text:bookmark-end text:name="__RefHeading___Toc998_3288193316"/></text:p>
      <text:p text:style-name="Numbering_20_5_20_Cont.">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96_3288193316"/><text:alphabetical-index-mark text:string-value="List 1 Start" text:key1="ParagraphStyles"/>List 1 Start<text:bookmark-end text:name="__RefHeading___Toc996_3288193316"/></text:p>
      <text:p text:style-name="List_20_1_20_Start">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94_3288193316"/><text:alphabetical-index-mark text:string-value="List 1" text:key1="ParagraphStyles"/>List 1<text:bookmark-end text:name="__RefHeading___Toc994_3288193316"/></text:p>
      <text:p text:style-name="List_20_1">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92_3288193316"/><text:alphabetical-index-mark text:string-value="List 1 End" text:key1="ParagraphStyles"/>List 1 End<text:bookmark-end text:name="__RefHeading___Toc992_3288193316"/></text:p>
      <text:p text:style-name="List_20_1_20_End">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90_3288193316"/><text:alphabetical-index-mark text:string-value="List 1 Cont." text:key1="ParagraphStyles"/>List 1 Cont.<text:bookmark-end text:name="__RefHeading___Toc990_3288193316"/></text:p>
      <text:p text:style-name="List_20_1_20_Cont.">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88_3288193316"/><text:alphabetical-index-mark text:string-value="List 2 Start" text:key1="ParagraphStyles"/>List 2 Start<text:bookmark-end text:name="__RefHeading___Toc988_3288193316"/></text:p>
      <text:p text:style-name="List_20_2_20_Start">Id amet, velit fugiat sunt mollit dolor. Fugiat laborum deserunt cillum aliqua magna voluptate mollit. Nulla in qui ad elit, duis sit sit. Dolor et cupidatat in eiusmod ex. Occaecat culpa dolor et magna sed do culpa. Id amet, velit fugiat sunt mollit dolor. Fugiat laborum deserunt <text:soft-page-break/>cillum aliqua magna voluptate mollit. Nulla in qui ad elit, duis sit sit. Dolor et cupidatat in eiusmod ex. Occaecat culpa dolor et magna sed do culpa. </text:p>
      <text:p text:style-name="My_20_Style"><text:bookmark-start text:name="__RefHeading___Toc986_3288193316"/><text:alphabetical-index-mark text:string-value="List 2" text:key1="ParagraphStyles"/>List 2<text:bookmark-end text:name="__RefHeading___Toc986_3288193316"/></text:p>
      <text:p text:style-name="List_20_2">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84_3288193316"/><text:alphabetical-index-mark text:string-value="List 2 End" text:key1="ParagraphStyles"/>List 2 End<text:bookmark-end text:name="__RefHeading___Toc984_3288193316"/></text:p>
      <text:p text:style-name="List_20_2_20_End">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82_3288193316"/><text:alphabetical-index-mark text:string-value="List 2 Cont." text:key1="ParagraphStyles"/>List 2 Cont.<text:bookmark-end text:name="__RefHeading___Toc982_3288193316"/></text:p>
      <text:p text:style-name="List_20_2_20_Cont.">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80_3288193316"/><text:alphabetical-index-mark text:string-value="List 3 Start" text:key1="ParagraphStyles"/>List 3 Start<text:bookmark-end text:name="__RefHeading___Toc980_3288193316"/></text:p>
      <text:p text:style-name="List_20_3_20_Start">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78_3288193316"/><text:alphabetical-index-mark text:string-value="List 3" text:key1="ParagraphStyles"/>List 3<text:bookmark-end text:name="__RefHeading___Toc978_3288193316"/></text:p>
      <text:p text:style-name="List_20_3">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76_3288193316"/><text:alphabetical-index-mark text:string-value="List 3 End" text:key1="ParagraphStyles"/>List 3 End<text:bookmark-end text:name="__RefHeading___Toc976_3288193316"/></text:p>
      <text:p text:style-name="List_20_3_20_End">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74_3288193316"/><text:alphabetical-index-mark text:string-value="List 3 Cont." text:key1="ParagraphStyles"/>List 3 Cont.<text:bookmark-end text:name="__RefHeading___Toc974_3288193316"/></text:p>
      <text:p text:style-name="List_20_3_20_Cont.">Id amet, velit fugiat sunt mollit dolor. Fugiat laborum deserunt cillum aliqua magna voluptate mollit. Nulla in qui ad elit, duis sit sit. Dolor et cupidatat in eiusmod ex. <text:soft-page-break/>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72_3288193316"/><text:alphabetical-index-mark text:string-value="List 4 Start" text:key1="ParagraphStyles"/>List 4 Start<text:bookmark-end text:name="__RefHeading___Toc972_3288193316"/></text:p>
      <text:p text:style-name="List_20_4_20_Start">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70_3288193316"/><text:alphabetical-index-mark text:string-value="List 4" text:key1="ParagraphStyles"/>List 4<text:bookmark-end text:name="__RefHeading___Toc970_3288193316"/></text:p>
      <text:p text:style-name="List_20_4">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68_3288193316"/><text:alphabetical-index-mark text:string-value="List 4 End" text:key1="ParagraphStyles"/>List 4 End<text:bookmark-end text:name="__RefHeading___Toc968_3288193316"/></text:p>
      <text:p text:style-name="List_20_4_20_End">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66_3288193316"/><text:alphabetical-index-mark text:string-value="List 4 Cont." text:key1="ParagraphStyles"/>List 4 Cont.<text:bookmark-end text:name="__RefHeading___Toc966_3288193316"/></text:p>
      <text:p text:style-name="List_20_4_20_Cont.">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64_3288193316"/><text:alphabetical-index-mark text:string-value="List 5 Start" text:key1="ParagraphStyles"/>List 5 Start<text:bookmark-end text:name="__RefHeading___Toc964_3288193316"/></text:p>
      <text:p text:style-name="List_20_5_20_Start">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62_3288193316"/><text:alphabetical-index-mark text:string-value="List 5" text:key1="ParagraphStyles"/>List 5<text:bookmark-end text:name="__RefHeading___Toc962_3288193316"/></text:p>
      <text:p text:style-name="List_20_5">Id amet, velit fugiat sunt mollit dolor. Fugiat laborum deserunt cillum aliqua magna voluptate mollit. Nulla in qui ad elit, duis sit sit. Dolor et cupidatat in eiusmod <text:soft-page-break/>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60_3288193316"/><text:alphabetical-index-mark text:string-value="List 5 End" text:key1="ParagraphStyles"/>List 5 End<text:bookmark-end text:name="__RefHeading___Toc960_3288193316"/></text:p>
      <text:p text:style-name="List_20_5_20_End">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58_3288193316"/><text:alphabetical-index-mark text:string-value="List 5 Cont." text:key1="ParagraphStyles"/>List 5 Cont.<text:bookmark-end text:name="__RefHeading___Toc958_3288193316"/></text:p>
      <text:p text:style-name="List_20_5_20_Cont.">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56_3288193316"/><text:alphabetical-index-mark text:string-value="Index Heading" text:key1="ParagraphStyles"/>Index Heading<text:bookmark-end text:name="__RefHeading___Toc956_3288193316"/></text:p>
      <text:p text:style-name="Index_20_Heading">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54_3288193316"/><text:alphabetical-index-mark text:string-value="Index 1" text:key1="ParagraphStyles"/>Index 1<text:bookmark-end text:name="__RefHeading___Toc954_3288193316"/></text:p>
      <text:p text:style-name="Index_20_1">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52_3288193316"/><text:alphabetical-index-mark text:string-value="Index 2" text:key1="ParagraphStyles"/>Index 2<text:bookmark-end text:name="__RefHeading___Toc952_3288193316"/></text:p>
      <text:p text:style-name="Index_20_2">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50_3288193316"/><text:alphabetical-index-mark text:string-value="Index 3" text:key1="ParagraphStyles"/>Index 3<text:bookmark-end text:name="__RefHeading___Toc950_3288193316"/></text:p>
      <text:p text:style-name="Index_20_3">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text:soft-page-break/>aliqua magna voluptate mollit. Nulla in qui ad elit, duis sit sit. Dolor et cupidatat in eiusmod ex. Occaecat culpa dolor et magna sed do culpa. </text:p>
      <text:p text:style-name="My_20_Style"><text:bookmark-start text:name="__RefHeading___Toc948_3288193316"/><text:alphabetical-index-mark text:string-value="Index Separator" text:key1="ParagraphStyles"/>Index Separator<text:bookmark-end text:name="__RefHeading___Toc948_3288193316"/></text:p>
      <text:p text:style-name="Index_20_Separator">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46_3288193316"/><text:alphabetical-index-mark text:string-value="Contents Heading" text:key1="ParagraphStyles"/>Contents Heading<text:bookmark-end text:name="__RefHeading___Toc946_3288193316"/></text:p>
      <text:p text:style-name="Contents_20_Heading">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44_3288193316"/><text:alphabetical-index-mark text:string-value="Contents 1" text:key1="ParagraphStyles"/>Contents 1<text:bookmark-end text:name="__RefHeading___Toc944_3288193316"/></text:p>
      <text:p text:style-name="Contents_20_1">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42_3288193316"/><text:alphabetical-index-mark text:string-value="Contents 2" text:key1="ParagraphStyles"/>Contents 2<text:bookmark-end text:name="__RefHeading___Toc942_3288193316"/></text:p>
      <text:p text:style-name="Contents_20_2">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40_3288193316"/><text:alphabetical-index-mark text:string-value="Contents 3" text:key1="ParagraphStyles"/>Contents 3<text:bookmark-end text:name="__RefHeading___Toc940_3288193316"/></text:p>
      <text:p text:style-name="Contents_20_3">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38_3288193316"/><text:alphabetical-index-mark text:string-value="Contents 4" text:key1="ParagraphStyles"/>Contents 4<text:bookmark-end text:name="__RefHeading___Toc938_3288193316"/></text:p>
      <text:p text:style-name="Contents_20_4">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36_3288193316"/><text:alphabetical-index-mark text:string-value="Contents 5" text:key1="ParagraphStyles"/>Contents 5<text:bookmark-end text:name="__RefHeading___Toc936_3288193316"/></text:p>
      <text:p text:style-name="Contents_20_5">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34_3288193316"/><text:alphabetical-index-mark text:string-value="User Index Heading" text:key1="ParagraphStyles"/>User Index Heading<text:bookmark-end text:name="__RefHeading___Toc934_3288193316"/></text:p>
      <text:p text:style-name="User_20_Index_20_Heading"><text:soft-page-break/>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32_3288193316"/><text:alphabetical-index-mark text:string-value="User Index 1" text:key1="ParagraphStyles"/>User Index 1<text:bookmark-end text:name="__RefHeading___Toc932_3288193316"/></text:p>
      <text:p text:style-name="User_20_Index_20_1">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30_3288193316"/><text:alphabetical-index-mark text:string-value="User Index 2" text:key1="ParagraphStyles"/>User Index 2<text:bookmark-end text:name="__RefHeading___Toc930_3288193316"/></text:p>
      <text:p text:style-name="User_20_Index_20_2">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28_3288193316"/><text:alphabetical-index-mark text:string-value="User Index 3" text:key1="ParagraphStyles"/>User Index 3<text:bookmark-end text:name="__RefHeading___Toc928_3288193316"/></text:p>
      <text:p text:style-name="User_20_Index_20_3">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26_3288193316"/><text:alphabetical-index-mark text:string-value="User Index 4" text:key1="ParagraphStyles"/>User Index 4<text:bookmark-end text:name="__RefHeading___Toc926_3288193316"/></text:p>
      <text:p text:style-name="User_20_Index_20_4">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24_3288193316"/><text:alphabetical-index-mark text:string-value="User Index 5" text:key1="ParagraphStyles"/>User Index 5<text:bookmark-end text:name="__RefHeading___Toc924_3288193316"/></text:p>
      <text:p text:style-name="User_20_Index_20_5">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22_3288193316"/><text:alphabetical-index-mark text:string-value="Contents 6" text:key1="ParagraphStyles"/>Contents 6<text:bookmark-end text:name="__RefHeading___Toc922_3288193316"/></text:p>
      <text:p text:style-name="Contents_20_6">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20_3288193316"/><text:alphabetical-index-mark text:string-value="Contents 7" text:key1="ParagraphStyles"/>Contents 7<text:bookmark-end text:name="__RefHeading___Toc920_3288193316"/></text:p>
      <text:p text:style-name="Contents_20_7">Id amet, velit fugiat sunt mollit dolor. Fugiat laborum deserunt cillum aliqua magna voluptate mollit. Nulla in qui ad elit, duis sit sit. Dolor et cupidatat in eiusmod ex. Occaecat culpa dolor et magna sed do culpa. Id amet, velit fugiat sunt <text:soft-page-break/>mollit dolor. Fugiat laborum deserunt cillum aliqua magna voluptate mollit. Nulla in qui ad elit, duis sit sit. Dolor et cupidatat in eiusmod ex. Occaecat culpa dolor et magna sed do culpa. </text:p>
      <text:p text:style-name="My_20_Style"><text:bookmark-start text:name="__RefHeading___Toc918_3288193316"/><text:alphabetical-index-mark text:string-value="Contents 8" text:key1="ParagraphStyles"/>Contents 8<text:bookmark-end text:name="__RefHeading___Toc918_3288193316"/></text:p>
      <text:p text:style-name="Contents_20_8">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16_3288193316"/><text:alphabetical-index-mark text:string-value="Contents 9" text:key1="ParagraphStyles"/>Contents 9<text:bookmark-end text:name="__RefHeading___Toc916_3288193316"/></text:p>
      <text:p text:style-name="Contents_20_9">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14_3288193316"/><text:alphabetical-index-mark text:string-value="Contents 10" text:key1="ParagraphStyles"/>Contents 10<text:bookmark-end text:name="__RefHeading___Toc914_3288193316"/></text:p>
      <text:p text:style-name="Contents_20_10">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12_3288193316"/><text:alphabetical-index-mark text:string-value="Figure Index Heading" text:key1="ParagraphStyles"/>Figure Index Heading<text:bookmark-end text:name="__RefHeading___Toc912_3288193316"/></text:p>
      <text:p text:style-name="Figure_20_Index_20_Heading">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10_3288193316"/><text:alphabetical-index-mark text:string-value="Figure Index 1" text:key1="ParagraphStyles"/>Figure Index 1<text:bookmark-end text:name="__RefHeading___Toc910_3288193316"/></text:p>
      <text:p text:style-name="Figure_20_Index_20_1">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08_3288193316"/><text:alphabetical-index-mark text:string-value="Object index heading" text:key1="ParagraphStyles"/>Object index heading<text:bookmark-end text:name="__RefHeading___Toc908_3288193316"/></text:p>
      <text:p text:style-name="Object_20_index_20_heading"><text:soft-page-break/>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06_3288193316"/><text:alphabetical-index-mark text:string-value="Object index 1" text:key1="ParagraphStyles"/>Object index 1<text:bookmark-end text:name="__RefHeading___Toc906_3288193316"/></text:p>
      <text:p text:style-name="Object_20_index_20_1">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04_3288193316"/><text:alphabetical-index-mark text:string-value="Table index heading" text:key1="ParagraphStyles"/>Table index heading<text:bookmark-end text:name="__RefHeading___Toc904_3288193316"/></text:p>
      <text:p text:style-name="Table_20_index_20_heading">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02_3288193316"/><text:alphabetical-index-mark text:string-value="Table index 1" text:key1="ParagraphStyles"/>Table index 1<text:bookmark-end text:name="__RefHeading___Toc902_3288193316"/></text:p>
      <text:p text:style-name="Table_20_index_20_1">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900_3288193316"/><text:alphabetical-index-mark text:string-value="Bibliography Heading" text:key1="ParagraphStyles"/>Bibliography Heading<text:bookmark-end text:name="__RefHeading___Toc900_3288193316"/></text:p>
      <text:p text:style-name="Bibliography_20_Heading">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898_3288193316"/><text:alphabetical-index-mark text:string-value="Bibliography 1" text:key1="ParagraphStyles"/>Bibliography 1<text:bookmark-end text:name="__RefHeading___Toc898_3288193316"/></text:p>
      <text:p text:style-name="Bibliography_20_1">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896_3288193316"/><text:soft-page-break/><text:alphabetical-index-mark text:string-value="User Index 6" text:key1="ParagraphStyles"/>User Index 6<text:bookmark-end text:name="__RefHeading___Toc896_3288193316"/></text:p>
      <text:p text:style-name="User_20_Index_20_6">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894_3288193316"/><text:alphabetical-index-mark text:string-value="User Index 7" text:key1="ParagraphStyles"/>User Index 7<text:bookmark-end text:name="__RefHeading___Toc894_3288193316"/></text:p>
      <text:p text:style-name="User_20_Index_20_7">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892_3288193316"/><text:alphabetical-index-mark text:string-value="User Index 8" text:key1="ParagraphStyles"/>User Index 8<text:bookmark-end text:name="__RefHeading___Toc892_3288193316"/></text:p>
      <text:p text:style-name="User_20_Index_20_8">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890_3288193316"/><text:alphabetical-index-mark text:string-value="User Index 9" text:key1="ParagraphStyles"/>User Index 9<text:bookmark-end text:name="__RefHeading___Toc890_3288193316"/></text:p>
      <text:p text:style-name="User_20_Index_20_9">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888_3288193316"/><text:alphabetical-index-mark text:string-value="User Index 10" text:key1="ParagraphStyles"/>User Index 10<text:bookmark-end text:name="__RefHeading___Toc888_3288193316"/></text:p>
      <text:p text:style-name="User_20_Index_20_10">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886_3288193316"/><text:alphabetical-index-mark text:string-value="Header" text:key1="ParagraphStyles"/>Header<text:bookmark-end text:name="__RefHeading___Toc886_3288193316"/></text:p>
      <text:p text:style-name="Header">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884_3288193316"/><text:alphabetical-index-mark text:string-value="Header left" text:key1="ParagraphStyles"/>Header left<text:bookmark-end text:name="__RefHeading___Toc884_3288193316"/></text:p>
      <text:p text:style-name="Header_20_left">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882_3288193316"/><text:alphabetical-index-mark text:string-value="Header right" text:key1="ParagraphStyles"/>Header right<text:bookmark-end text:name="__RefHeading___Toc882_3288193316"/></text:p>
      <text:p text:style-name="Header_20_right">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text:soft-page-break/>magna voluptate mollit. Nulla in qui ad elit, duis sit sit. Dolor et cupidatat in eiusmod ex. Occaecat culpa dolor et magna sed do culpa. </text:p>
      <text:p text:style-name="My_20_Style"><text:bookmark-start text:name="__RefHeading___Toc880_3288193316"/><text:alphabetical-index-mark text:string-value="Footer left" text:key1="ParagraphStyles"/>Footer left<text:bookmark-end text:name="__RefHeading___Toc880_3288193316"/></text:p>
      <text:p text:style-name="Footer_20_left">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878_3288193316"/><text:alphabetical-index-mark text:string-value="Footer right" text:key1="ParagraphStyles"/>Footer right<text:bookmark-end text:name="__RefHeading___Toc878_3288193316"/></text:p>
      <text:p text:style-name="Footer_20_right">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876_3288193316"/><text:alphabetical-index-mark text:string-value="Table Contents" text:key1="ParagraphStyles"/>Table Contents<text:bookmark-end text:name="__RefHeading___Toc876_3288193316"/></text:p>
      <text:p text:style-name="Table_20_Contents">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874_3288193316"/><text:alphabetical-index-mark text:string-value="Table Heading" text:key1="ParagraphStyles"/>Table Heading<text:bookmark-end text:name="__RefHeading___Toc874_3288193316"/></text:p>
      <text:p text:style-name="Table_20_Heading">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872_3288193316"/><text:alphabetical-index-mark text:string-value="Illustration" text:key1="ParagraphStyles"/>Illustration<text:bookmark-end text:name="__RefHeading___Toc872_3288193316"/></text:p>
      <text:p text:style-name="Illustration">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870_3288193316"/><text:alphabetical-index-mark text:string-value="Table" text:key1="ParagraphStyles"/>Table<text:bookmark-end text:name="__RefHeading___Toc870_3288193316"/></text:p>
      <text:p text:style-name="Table">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868_3288193316"/><text:alphabetical-index-mark text:string-value="Text" text:key1="ParagraphStyles"/>Text<text:bookmark-end text:name="__RefHeading___Toc868_3288193316"/></text:p>
      <text:p text:style-name="Text">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866_3288193316"/><text:alphabetical-index-mark text:string-value="Figure" text:key1="ParagraphStyles"/>Figure<text:bookmark-end text:name="__RefHeading___Toc866_3288193316"/></text:p>
      <text:p text:style-name="Figure">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text:soft-page-break/>magna voluptate mollit. Nulla in qui ad elit, duis sit sit. Dolor et cupidatat in eiusmod ex. Occaecat culpa dolor et magna sed do culpa. </text:p>
      <text:p text:style-name="My_20_Style"><text:bookmark-start text:name="__RefHeading___Toc864_3288193316"/><text:alphabetical-index-mark text:string-value="Frame contents" text:key1="ParagraphStyles"/>Frame contents<text:bookmark-end text:name="__RefHeading___Toc864_3288193316"/></text:p>
      <text:p text:style-name="Frame_20_contents">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862_3288193316"/><text:alphabetical-index-mark text:string-value="Footnote" text:key1="ParagraphStyles"/>Footnote<text:bookmark-end text:name="__RefHeading___Toc862_3288193316"/></text:p>
      <text:p text:style-name="Footnote">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860_3288193316"/><text:alphabetical-index-mark text:string-value="Addressee" text:key1="ParagraphStyles"/>Addressee<text:bookmark-end text:name="__RefHeading___Toc860_3288193316"/></text:p>
      <text:p text:style-name="Addressee">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858_3288193316"/><text:alphabetical-index-mark text:string-value="Sender" text:key1="ParagraphStyles"/>Sender<text:bookmark-end text:name="__RefHeading___Toc858_3288193316"/></text:p>
      <text:p text:style-name="Sender">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856_3288193316"/><text:alphabetical-index-mark text:string-value="Endnote" text:key1="ParagraphStyles"/>Endnote<text:bookmark-end text:name="__RefHeading___Toc856_3288193316"/></text:p>
      <text:p text:style-name="Endnote">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854_3288193316"/><text:alphabetical-index-mark text:string-value="Drawing" text:key1="ParagraphStyles"/>Drawing<text:bookmark-end text:name="__RefHeading___Toc854_3288193316"/></text:p>
      <text:p text:style-name="Drawing">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852_3288193316"/><text:alphabetical-index-mark text:string-value="Comment" text:key1="ParagraphStyles"/>Comment<text:bookmark-end text:name="__RefHeading___Toc852_3288193316"/></text:p>
      <text:p text:style-name="Comment">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850_3288193316"/><text:alphabetical-index-mark text:string-value="Quotations" text:key1="ParagraphStyles"/>Quotations<text:bookmark-end text:name="__RefHeading___Toc850_3288193316"/></text:p>
      <text:p text:style-name="Quotations">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848_3288193316"/><text:alphabetical-index-mark text:string-value="Preformatted Text" text:key1="ParagraphStyles"/>Preformatted Text<text:bookmark-end text:name="__RefHeading___Toc848_3288193316"/></text:p>
      <text:p text:style-name="Preformatted_20_Text">Id amet, velit fugiat sunt mollit dolor. Fugiat laborum deserunt cillum aliqua magna voluptate mollit. Nulla in qui ad elit, duis sit sit. Dolor et cupidatat in eiusmod ex. Occaecat culpa dolor et magna sed do culpa. Id amet, velit fugiat <text:soft-page-break/>sunt mollit dolor. Fugiat laborum deserunt cillum aliqua magna voluptate mollit. Nulla in qui ad elit, duis sit sit. Dolor et cupidatat in eiusmod ex. Occaecat culpa dolor et magna sed do culpa. </text:p>
      <text:p text:style-name="My_20_Style"><text:bookmark-start text:name="__RefHeading___Toc846_3288193316"/><text:alphabetical-index-mark text:string-value="Horizontal Line" text:key1="ParagraphStyles"/>Horizontal Line<text:bookmark-end text:name="__RefHeading___Toc846_3288193316"/></text:p>
      <text:p text:style-name="Horizontal_20_Line">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844_3288193316"/><text:alphabetical-index-mark text:string-value="List Contents" text:key1="ParagraphStyles"/>List Contents<text:bookmark-end text:name="__RefHeading___Toc844_3288193316"/></text:p>
      <text:p text:style-name="List_20_Contents">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My_20_Style"><text:bookmark-start text:name="__RefHeading___Toc842_3288193316"/><text:alphabetical-index-mark text:string-value="List Heading" text:key1="ParagraphStyles"/>List Heading<text:bookmark-end text:name="__RefHeading___Toc842_3288193316"/></text:p>
      <text:p text:style-name="List_20_Heading">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p text:style-name="P6">--- END STYLE FAMILY `ParagraphStyles' ---</text:p>
      <text:p text:style-name="My_20_Family_20_Style"><text:bookmark-start text:name="__RefHeading___Toc402_3288193316"/>STYLE FAMILY: PageStyles<text:bookmark-end text:name="__RefHeading___Toc402_3288193316"/></text:p>
      <text:p text:style-name="P7"><text:bookmark-start text:name="__RefHeading___Toc840_3288193316"/>Standard {PageStyles}<text:bookmark-end text:name="__RefHeading___Toc840_3288193316"/></text:p>
      <text:p text:style-name="P8"><text:bookmark-start text:name="__RefHeading___Toc838_3288193316"/><text:alphabetical-index-mark text:string-value="Standard" text:key1="PageStyles"/><text:span text:style-name="T1">First Page {PageStyles}</text:span><text:bookmark-end text:name="__RefHeading___Toc838_3288193316"/></text:p>
      <text:p text:style-name="P9"><text:bookmark-start text:name="__RefHeading___Toc836_3288193316"/><text:alphabetical-index-mark text:string-value="First Page" text:key1="PageStyles"/><text:span text:style-name="T1">Left Page {PageStyles}</text:span><text:bookmark-end text:name="__RefHeading___Toc836_3288193316"/></text:p>
      <text:p text:style-name="P10"><text:bookmark-start text:name="__RefHeading___Toc834_3288193316"/><text:alphabetical-index-mark text:string-value="Left Page" text:key1="PageStyles"/><text:span text:style-name="T1">Right Page {PageStyles}</text:span><text:bookmark-end text:name="__RefHeading___Toc834_3288193316"/></text:p>
      <text:p text:style-name="P11"><text:bookmark-start text:name="__RefHeading___Toc832_3288193316"/><text:alphabetical-index-mark text:string-value="Right Page" text:key1="PageStyles"/><text:span text:style-name="T1">Envelope {PageStyles}</text:span><text:bookmark-end text:name="__RefHeading___Toc832_3288193316"/></text:p>
      <text:p text:style-name="P12"><text:bookmark-start text:name="__RefHeading___Toc830_3288193316"/><text:alphabetical-index-mark text:string-value="Envelope" text:key1="PageStyles"/><text:span text:style-name="T1">Index {PageStyles}</text:span><text:bookmark-end text:name="__RefHeading___Toc830_3288193316"/></text:p>
      <text:p text:style-name="P13"><text:bookmark-start text:name="__RefHeading___Toc828_3288193316"/><text:alphabetical-index-mark text:string-value="Index" text:key1="PageStyles"/><text:span text:style-name="T1">HTML {PageStyles}</text:span><text:bookmark-end text:name="__RefHeading___Toc828_3288193316"/></text:p>
      <text:p text:style-name="P14"><text:bookmark-start text:name="__RefHeading___Toc826_3288193316"/><text:alphabetical-index-mark text:string-value="HTML" text:key1="PageStyles"/><text:span text:style-name="T1">Footnote {PageStyles}</text:span><text:bookmark-end text:name="__RefHeading___Toc826_3288193316"/></text:p>
      <text:p text:style-name="P15"><text:bookmark-start text:name="__RefHeading___Toc824_3288193316"/><text:alphabetical-index-mark text:string-value="Footnote" text:key1="PageStyles"/><text:span text:style-name="T1">Endnote {PageStyles}</text:span><text:bookmark-end text:name="__RefHeading___Toc824_3288193316"/></text:p>
      <text:p text:style-name="P16"><text:bookmark-start text:name="__RefHeading___Toc822_3288193316"/><text:alphabetical-index-mark text:string-value="Endnote" text:key1="PageStyles"/><text:span text:style-name="T1">Landscape {PageStyles}</text:span><text:bookmark-end text:name="__RefHeading___Toc822_3288193316"/></text:p>
      <text:p text:style-name="P17"><text:alphabetical-index-mark text:string-value="Landscape" text:key1="PageStyles"/><text:span text:style-name="T1">--- END STYLE FAMILY `PageStyles' ---</text:span></text:p>
      <text:p text:style-name="My_20_Family_20_Style"><text:bookmark-start text:name="__RefHeading___Toc400_3288193316"/><text:span text:style-name="T1">STYLE FAMILY: FrameStyles</text:span><text:bookmark-end text:name="__RefHeading___Toc400_3288193316"/></text:p>
      <text:p text:style-name="My_20_Style"><text:bookmark-start text:name="__RefHeading___Toc820_3288193316"/><text:alphabetical-index-mark text:string-value="Frame" text:key1="FrameStyles"/><text:line-break/>Frame {FrameStyles}<text:line-break/><text:bookmark-end text:name="__RefHeading___Toc820_3288193316"/></text:p>
      <text:p text:style-name="Standard"><draw:frame draw:style-name="fr1" draw:name="Frame" text:anchor-type="paragraph" svg:width="4.001cm" draw:z-index="1">
     <draw:text-box fo:min-height="0cm">
      <text:p text:style-name="Frame_20_contents"><text:s/>[Frame@at-paragraph] [Frame@at-paragraph] [Frame@at-paragraph]</text:p>
     </draw:text-box>
    </draw:frame>^^^PARA BEGIN: Frame xxxxxxxx yyyyyyyy xxxxxxxx yyyyyyyy xxxxxxxx yyyyyyyy xxxxxxxx yyyyyyyy xxxxxxxx yyyyyyyy xxxxxxxx yyyyyyyy xxxxxxxx yyyyyyyy xxxxxxxx yyyyyyyy xxxxxxxx yyyyyyyy xxxxxxxx yyyyyyyy+++++++++--------- aaaaaaaa bbbbbbbb aaaaaaaa bbbbbbbb aaaaaaaa bbbbbbbb aaaaaaaa bbbbbbbb aaaaaaaa bbbbbbbb aaaaaaaa bbbbbbbb aaaaaaaa bbbbbbbb aaaaaaaa bbbbbbbb aaaaaaaa bbbbbbbb aaaaaaaa bbbbbbbb aaaaaaaa bbbbbbbb aaaaaaaa bbbbbbbb aaaaaaaa bbbbbbbb aaaaaaaa bbbbbbbb aaaaaaaa bbbbbbbb aaaaaaaa bbbbbbbbFrame :PARA END$$$$</text:p>
      <text:p text:style-name="My_20_Style"><text:bookmark-start text:name="__RefHeading___Toc818_3288193316"/><text:alphabetical-index-mark text:string-value="Graphics" text:key1="FrameStyles"/><text:line-break/>Graphics {FrameStyles}<text:line-break/><text:bookmark-end text:name="__RefHeading___Toc818_3288193316"/></text:p>
      <text:p text:style-name="Standard"><draw:frame draw:style-name="fr2" draw:name="Graphics" text:anchor-type="paragraph" svg:width="4.001cm" draw:z-index="2">
     <draw:text-box fo:min-height="0cm">
      <text:p text:style-name="Frame_20_contents"><text:s/>[Graphics@at-paragraph] [Graphics@at-paragraph] [Graphics@at-paragraph]</text:p>
     </draw:text-box>
    </draw:frame>^^^PARA BEGIN: Graphics xxxxxxxx yyyyyyyy xxxxxxxx yyyyyyyy xxxxxxxx yyyyyyyy xxxxxxxx yyyyyyyy xxxxxxxx yyyyyyyy xxxxxxxx yyyyyyyy xxxxxxxx yyyyyyyy xxxxxxxx yyyyyyyy xxxxxxxx yyyyyyyy xxxxxxxx yyyyyyyy+++++++++--------- aaaaaaaa bbbbbbbb aaaaaaaa bbbbbbbb aaaaaaaa bbbbbbbb aaaaaaaa bbbbbbbb aaaaaaaa bbbbbbbb aaaaaaaa bbbbbbbb aaaaaaaa bbbbbbbb aaaaaaaa bbbbbbbb aaaaaaaa bbbbbbbb aaaaaaaa bbbbbbbb aaaaaaaa bbbbbbbb aaaaaaaa bbbbbbbb aaaaaaaa bbbbbbbb aaaaaaaa bbbbbbbb aaaaaaaa bbbbbbbb aaaaaaaa bbbbbbbbGraphics :PARA END$$$$</text:p>
      <text:p text:style-name="My_20_Style"><text:bookmark-start text:name="__RefHeading___Toc816_3288193316"/><text:alphabetical-index-mark text:string-value="OLE" text:key1="FrameStyles"/><text:line-break/>OLE {FrameStyles}<text:line-break/><text:bookmark-end text:name="__RefHeading___Toc816_3288193316"/></text:p>
      <text:p text:style-name="Standard"><draw:frame draw:style-name="fr3" draw:name="OLE" text:anchor-type="paragraph" svg:width="4.001cm" draw:z-index="3">
     <draw:text-box fo:min-height="0cm">
      <text:p text:style-name="Frame_20_contents"><text:s/>[OLE@at-paragraph] [OLE@at-paragraph] [OLE@at-paragraph]</text:p>
     </draw:text-box>
    </draw:frame>^^^PARA BEGIN: OLE xxxxxxxx yyyyyyyy xxxxxxxx yyyyyyyy xxxxxxxx yyyyyyyy xxxxxxxx yyyyyyyy xxxxxxxx yyyyyyyy xxxxxxxx yyyyyyyy xxxxxxxx yyyyyyyy xxxxxxxx yyyyyyyy xxxxxxxx yyyyyyyy xxxxxxxx yyyyyyyy+++++++++--------- aaaaaaaa bbbbbbbb aaaaaaaa bbbbbbbb aaaaaaaa bbbbbbbb aaaaaaaa bbbbbbbb aaaaaaaa bbbbbbbb aaaaaaaa bbbbbbbb aaaaaaaa bbbbbbbb aaaaaaaa bbbbbbbb aaaaaaaa bbbbbbbb aaaaaaaa bbbbbbbb aaaaaaaa bbbbbbbb aaaaaaaa bbbbbbbb aaaaaaaa bbbbbbbb aaaaaaaa bbbbbbbb aaaaaaaa bbbbbbbb aaaaaaaa bbbbbbbbOLE :PARA END$$$$</text:p>
      <text:p text:style-name="My_20_Style"><text:bookmark-start text:name="__RefHeading___Toc814_3288193316"/><text:alphabetical-index-mark text:string-value="Formula" text:key1="FrameStyles"/><text:line-break/>Formula {FrameStyles}<text:line-break/><text:bookmark-end text:name="__RefHeading___Toc814_3288193316"/></text:p>
      <text:p text:style-name="Standard">^^^PARA BEGIN: Formula xxxxxxxx <draw:frame draw:style-name="fr4" draw:name="Formula" text:anchor-type="as-char" svg:width="4.001cm" draw:z-index="4">
     <draw:text-box fo:min-height="0cm">
      <text:p text:style-name="Frame_20_contents"><text:s/>[Formula@as-character] [Formula@as-character] [Formula@as-character]</text:p>
     </draw:text-box>
    </draw:frame>yyyyyyyy xxxxxxxx yyyyyyyy xxxxxxxx yyyyyyyy xxxxxxxx yyyyyyyy xxxxxxxx yyyyyyyy xxxxxxxx yyyyyyyy xxxxxxxx yyyyyyyy xxxxxxxx yyyyyyyy xxxxxxxx yyyyyyyy xxxxxxxx yyyyyyyy+++++++++--------- <text:soft-page-break/>aaaaaaaa bbbbbbbb aaaaaaaa bbbbbbbb aaaaaaaa bbbbbbbb aaaaaaaa bbbbbbbb aaaaaaaa bbbbbbbb aaaaaaaa bbbbbbbb aaaaaaaa bbbbbbbb aaaaaaaa bbbbbbbb aaaaaaaa bbbbbbbb aaaaaaaa bbbbbbbb aaaaaaaa bbbbbbbb aaaaaaaa bbbbbbbb aaaaaaaa bbbbbbbb aaaaaaaa bbbbbbbb aaaaaaaa bbbbbbbb aaaaaaaa bbbbbbbbFormula :PARA END$$$$</text:p>
      <text:p text:style-name="My_20_Style"><text:bookmark-start text:name="__RefHeading___Toc812_3288193316"/><text:alphabetical-index-mark text:string-value="Marginalia" text:key1="FrameStyles"/><text:line-break/>Marginalia {FrameStyles}<text:line-break/><text:bookmark-end text:name="__RefHeading___Toc812_3288193316"/></text:p>
      <text:p text:style-name="Standard"><draw:frame draw:style-name="fr5" draw:name="Marginalia" text:anchor-type="paragraph" svg:width="4.001cm" draw:z-index="5">
     <draw:text-box fo:min-height="0.499cm">
      <text:p text:style-name="Frame_20_contents"><text:s/>[Marginalia@at-paragraph] [Marginalia@at-paragraph] [Marginalia@at-paragraph]</text:p>
     </draw:text-box>
    </draw:frame>^^^PARA BEGIN: Marginalia xxxxxxxx yyyyyyyy xxxxxxxx yyyyyyyy xxxxxxxx yyyyyyyy xxxxxxxx yyyyyyyy xxxxxxxx yyyyyyyy xxxxxxxx yyyyyyyy xxxxxxxx yyyyyyyy xxxxxxxx yyyyyyyy xxxxxxxx yyyyyyyy xxxxxxxx yyyyyyyy+++++++++--------- aaaaaaaa bbbbbbbb aaaaaaaa bbbbbbbb aaaaaaaa bbbbbbbb aaaaaaaa bbbbbbbb aaaaaaaa bbbbbbbb aaaaaaaa bbbbbbbb aaaaaaaa bbbbbbbb aaaaaaaa bbbbbbbb aaaaaaaa bbbbbbbb aaaaaaaa bbbbbbbb aaaaaaaa bbbbbbbb aaaaaaaa bbbbbbbb aaaaaaaa bbbbbbbb aaaaaaaa bbbbbbbb aaaaaaaa bbbbbbbb aaaaaaaa bbbbbbbbMarginalia :PARA END$$$$</text:p>
      <text:p text:style-name="My_20_Style"><text:bookmark-start text:name="__RefHeading___Toc810_3288193316"/><text:alphabetical-index-mark text:string-value="Watermark" text:key1="FrameStyles"/><text:line-break/>Watermark {FrameStyles}<text:line-break/><text:bookmark-end text:name="__RefHeading___Toc810_3288193316"/></text:p>
      <text:p text:style-name="Standard">^^^PARA BEGIN: Watermark xxxxxxxx yyyyyyyy xxxxxxxx yyyyyyyy xxxxxxxx yyyyyyyy xxxxxxxx yyyyyyyy xxxxxxxx yyyyyyyy xxxxxxxx yyyyyyyy xxxxxxxx yyyyyyyy xxxxxxxx yyyyyyyy xxxxxxxx yyyyyyyy xxxxxxxx yyyyyyyy+++++++++--------- aaaaaaaa bbbbbbbb aaaaaaaa bbbbbbbb aaaaaaaa bbbbbbbb aaaaaaaa bbbbbbbb aaaaaaaa bbbbbbbb aaaaaaaa bbbbbbbb aaaaaaaa bbbbbbbb aaaaaaaa bbbbbbbb aaaaaaaa bbbbbbbb aaaaaaaa bbbbbbbb aaaaaaaa bbbbbbbb aaaaaaaa bbbbbbbb aaaaaaaa bbbbbbbb aaaaaaaa bbbbbbbb aaaaaaaa bbbbbbbb aaaaaaaa bbbbbbbbWatermark :PARA END$$$$</text:p>
      <text:p text:style-name="My_20_Style"><text:bookmark-start text:name="__RefHeading___Toc808_3288193316"/><text:alphabetical-index-mark text:string-value="Labels" text:key1="FrameStyles"/><text:line-break/>Labels {FrameStyles}<text:line-break/><text:bookmark-end text:name="__RefHeading___Toc808_3288193316"/></text:p>
      <text:p text:style-name="Standard">^^^PARA BEGIN: Labels xxxxxxxx yyyyyyyy <draw:frame draw:style-name="fr6" draw:name="Labels" text:anchor-type="as-char" svg:width="4.001cm" draw:z-index="6">
     <draw:text-box fo:min-height="0cm">
      <text:p text:style-name="Frame_20_contents"><text:s/>[Labels@as-character] [Labels@as-character] [Labels@as-character]</text:p>
     </draw:text-box>
    </draw:frame>xxxxxxxx yyyyyyyy xxxxxxxx yyyyyyyy xxxxxxxx yyyyyyyy xxxxxxxx yyyyyyyy xxxxxxxx yyyyyyyy xxxxxxxx yyyyyyyy xxxxxxxx yyyyyyyy xxxxxxxx yyyyyyyy xxxxxxxx yyyyyyyy+++++++++--------- aaaaaaaa bbbbbbbb aaaaaaaa bbbbbbbb aaaaaaaa bbbbbbbb aaaaaaaa bbbbbbbb aaaaaaaa bbbbbbbb aaaaaaaa bbbbbbbb aaaaaaaa bbbbbbbb aaaaaaaa bbbbbbbb aaaaaaaa bbbbbbbb aaaaaaaa bbbbbbbb aaaaaaaa bbbbbbbb aaaaaaaa bbbbbbbb aaaaaaaa bbbbbbbb aaaaaaaa bbbbbbbb aaaaaaaa bbbbbbbb aaaaaaaa bbbbbbbbLabels :PARA END$$$$</text:p>
      <text:p text:style-name="P6">--- END STYLE FAMILY `FrameStyles' ---</text:p>
      <text:p text:style-name="My_20_Family_20_Style"><text:bookmark-start text:name="__RefHeading___Toc398_3288193316"/>STYLE FAMILY: NumberingStyles<text:bookmark-end text:name="__RefHeading___Toc398_3288193316"/></text:p>
      <text:p text:style-name="My_20_Style"><text:bookmark-start text:name="__RefHeading___Toc806_3288193316"/><text:alphabetical-index-mark text:string-value="No List" text:key1="NumberingStyles"/>No List<text:bookmark-end text:name="__RefHeading___Toc806_3288193316"/></text:p>
      <text:list text:style-name="No_20_List">
        <text:list-item>
          <text:p text:style-name="P18"><text:span text:style-name="T2">No List [Level 0]</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18"><text:span text:style-name="T2">No List [Level 1]</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18"><text:span text:style-name="T2">No List [Level 2]</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18"><text:span text:style-name="T2">No List [Level 3]</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18"><text:span text:style-name="T2">No List [Level 4]</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18"><text:span text:style-name="T2">No List [Level 5]</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18"><text:span text:style-name="T2">No List [Level 6]</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18"><text:span text:style-name="T2">No List [Level 7]</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text:soft-page-break/>mollit. Nulla in qui ad elit, duis sit sit. Dolor et cupidatat in eiusmod ex. Occaecat culpa dolor et magna sed do culpa. </text:p>
                                      <text:list>
                                        <text:list-item>
                                          <text:p text:style-name="P18"><text:span text:style-name="T2">No List [Level 8]</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18"><text:span text:style-name="T2">No List [Level 9]</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item>
                                          </text:list>
                                        </text:list-item>
                                      </text:list>
                                    </text:list-item>
                                  </text:list>
                                </text:list-item>
                              </text:list>
                            </text:list-item>
                          </text:list>
                        </text:list-item>
                      </text:list>
                    </text:list-item>
                  </text:list>
                </text:list-item>
              </text:list>
            </text:list-item>
          </text:list>
        </text:list-item>
      </text:list>
      <text:p text:style-name="My_20_Style"><text:bookmark-start text:name="__RefHeading___Toc804_3288193316"/><text:alphabetical-index-mark text:string-value="Numbering 123" text:key1="NumberingStyles"/>Numbering 123<text:bookmark-end text:name="__RefHeading___Toc804_3288193316"/></text:p>
      <text:list text:style-name="Numbering_20_123">
        <text:list-item>
          <text:p text:style-name="P19"><text:span text:style-name="T2">Numbering 123 [Level 0]</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19"><text:span text:style-name="T2">Numbering 123 [Level 1]</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19"><text:span text:style-name="T2">Numbering 123 [Level 2]</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19"><text:span text:style-name="T2">Numbering 123 [Level 3]</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19"><text:span text:style-name="T2">Numbering 123 [Level 4]</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19"><text:span text:style-name="T2">Numbering 123 [Level 5]</text:span> Id amet, velit fugiat sunt mollit dolor. Fugiat laborum deserunt cillum aliqua magna voluptate mollit. Nulla in qui ad <text:soft-page-break/>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19"><text:span text:style-name="T2">Numbering 123 [Level 6]</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19"><text:span text:style-name="T2">Numbering 123 [Level 7]</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19"><text:span text:style-name="T2">Numbering 123 [Level 8]</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19"><text:span text:style-name="T2">Numbering 123 [Level 9]</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item>
                                          </text:list>
                                        </text:list-item>
                                      </text:list>
                                    </text:list-item>
                                  </text:list>
                                </text:list-item>
                              </text:list>
                            </text:list-item>
                          </text:list>
                        </text:list-item>
                      </text:list>
                    </text:list-item>
                  </text:list>
                </text:list-item>
              </text:list>
            </text:list-item>
          </text:list>
        </text:list-item>
      </text:list>
      <text:p text:style-name="My_20_Style"><text:bookmark-start text:name="__RefHeading___Toc802_3288193316"/><text:alphabetical-index-mark text:string-value="Numbering ABC" text:key1="NumberingStyles"/>Numbering ABC<text:bookmark-end text:name="__RefHeading___Toc802_3288193316"/></text:p>
      <text:list text:style-name="Numbering_20_ABC">
        <text:list-item>
          <text:p text:style-name="P20"><text:span text:style-name="T2">Numbering ABC [Level 0]</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0"><text:span text:style-name="T2">Numbering ABC [Level 1]</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0"><text:span text:style-name="T2">Numbering ABC [Level 2]</text:span> Id amet, velit fugiat sunt mollit dolor. Fugiat laborum deserunt cillum aliqua magna voluptate mollit. Nulla in qui ad elit, duis sit sit. <text:soft-page-break/>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0"><text:span text:style-name="T2">Numbering ABC [Level 3]</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0"><text:span text:style-name="T2">Numbering ABC [Level 4]</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0"><text:span text:style-name="T2">Numbering ABC [Level 5]</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0"><text:span text:style-name="T2">Numbering ABC [Level 6]</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0"><text:span text:style-name="T2">Numbering ABC [Level 7]</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0"><text:span text:style-name="T2">Numbering ABC [Level 8]</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0"><text:span text:style-name="T2">Numbering ABC [Level 9]</text:span> Id amet, velit fugiat sunt mollit dolor. Fugiat laborum deserunt cillum aliqua magna voluptate mollit. Nulla in qui ad elit, duis sit sit. Dolor et cupidatat in eiusmod ex. Occaecat culpa dolor <text:soft-page-break/>et magna sed do culpa. Id amet, velit fugiat sunt mollit dolor. Fugiat laborum deserunt cillum aliqua magna voluptate mollit. Nulla in qui ad elit, duis sit sit. Dolor et cupidatat in eiusmod ex. Occaecat culpa dolor et magna sed do culpa. </text:p>
                                            </text:list-item>
                                          </text:list>
                                        </text:list-item>
                                      </text:list>
                                    </text:list-item>
                                  </text:list>
                                </text:list-item>
                              </text:list>
                            </text:list-item>
                          </text:list>
                        </text:list-item>
                      </text:list>
                    </text:list-item>
                  </text:list>
                </text:list-item>
              </text:list>
            </text:list-item>
          </text:list>
        </text:list-item>
      </text:list>
      <text:p text:style-name="My_20_Style"><text:bookmark-start text:name="__RefHeading___Toc800_3288193316"/><text:alphabetical-index-mark text:string-value="Numbering abc" text:key1="NumberingStyles"/>Numbering abc<text:bookmark-end text:name="__RefHeading___Toc800_3288193316"/></text:p>
      <text:list text:style-name="Numbering_20_abc">
        <text:list-item>
          <text:p text:style-name="P21"><text:span text:style-name="T2">Numbering abc [Level 0]</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1"><text:span text:style-name="T2">Numbering abc [Level 1]</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1"><text:span text:style-name="T2">Numbering abc [Level 2]</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1"><text:span text:style-name="T2">Numbering abc [Level 3]</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1"><text:span text:style-name="T2">Numbering abc [Level 4]</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1"><text:span text:style-name="T2">Numbering abc [Level 5]</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1"><text:span text:style-name="T2">Numbering abc [Level 6]</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1"><text:soft-page-break/><text:span text:style-name="T2">Numbering abc [Level 7]</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1"><text:span text:style-name="T2">Numbering abc [Level 8]</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1"><text:span text:style-name="T2">Numbering abc [Level 9]</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item>
                                          </text:list>
                                        </text:list-item>
                                      </text:list>
                                    </text:list-item>
                                  </text:list>
                                </text:list-item>
                              </text:list>
                            </text:list-item>
                          </text:list>
                        </text:list-item>
                      </text:list>
                    </text:list-item>
                  </text:list>
                </text:list-item>
              </text:list>
            </text:list-item>
          </text:list>
        </text:list-item>
      </text:list>
      <text:p text:style-name="My_20_Style"><text:bookmark-start text:name="__RefHeading___Toc798_3288193316"/><text:alphabetical-index-mark text:string-value="Numbering IVX" text:key1="NumberingStyles"/>Numbering IVX<text:bookmark-end text:name="__RefHeading___Toc798_3288193316"/></text:p>
      <text:list text:style-name="Numbering_20_IVX">
        <text:list-item>
          <text:p text:style-name="P22"><text:span text:style-name="T2">Numbering IVX [Level 0]</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2"><text:span text:style-name="T2">Numbering IVX [Level 1]</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2"><text:span text:style-name="T2">Numbering IVX [Level 2]</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2"><text:span text:style-name="T2">Numbering IVX [Level 3]</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2"><text:soft-page-break/><text:span text:style-name="T2">Numbering IVX [Level 4]</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2"><text:span text:style-name="T2">Numbering IVX [Level 5]</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2"><text:span text:style-name="T2">Numbering IVX [Level 6]</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2"><text:span text:style-name="T2">Numbering IVX [Level 7]</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2"><text:span text:style-name="T2">Numbering IVX [Level 8]</text:span> Id amet, velit fugiat sunt mollit dolor. Fugiat laborum deserunt cillum aliqua magna voluptate mollit. Nulla in qui ad elit, duis sit sit. Dolor et cupidatat in eiusmod ex. Occaecat culpa dolor et magna sed do culpa. Id amet, velit fugiat sunt mollit dolor. <text:soft-page-break/>Fugiat laborum deserunt cillum aliqua magna voluptate mollit. Nulla in qui ad elit, duis sit sit. Dolor et cupidatat in eiusmod ex. Occaecat culpa dolor et magna sed do culpa. </text:p>
                                          <text:list>
                                            <text:list-item>
                                              <text:p text:style-name="P22"><text:span text:style-name="T2">Numbering IVX [Level 9]</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item>
                                          </text:list>
                                        </text:list-item>
                                      </text:list>
                                    </text:list-item>
                                  </text:list>
                                </text:list-item>
                              </text:list>
                            </text:list-item>
                          </text:list>
                        </text:list-item>
                      </text:list>
                    </text:list-item>
                  </text:list>
                </text:list-item>
              </text:list>
            </text:list-item>
          </text:list>
        </text:list-item>
      </text:list>
      <text:p text:style-name="My_20_Style"><text:bookmark-start text:name="__RefHeading___Toc796_3288193316"/><text:alphabetical-index-mark text:string-value="Numbering ivx" text:key1="NumberingStyles"/>Numbering ivx<text:bookmark-end text:name="__RefHeading___Toc796_3288193316"/></text:p>
      <text:list text:style-name="Numbering_20_ivx">
        <text:list-item>
          <text:p text:style-name="P23"><text:span text:style-name="T2">Numbering ivx [Level 0]</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3"><text:span text:style-name="T2">Numbering ivx [Level 1]</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3"><text:span text:style-name="T2">Numbering ivx [Level 2]</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3"><text:span text:style-name="T2">Numbering ivx [Level 3]</text:span> Id amet, velit fugiat sunt mollit dolor. Fugiat laborum deserunt cillum aliqua magna voluptate mollit. Nulla in qui ad <text:soft-page-break/>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3"><text:span text:style-name="T2">Numbering ivx [Level 4]</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3"><text:span text:style-name="T2">Numbering ivx [Level 5]</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3"><text:span text:style-name="T2">Numbering ivx [Level 6]</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3"><text:span text:style-name="T2">Numbering ivx [Level 7]</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3"><text:span text:style-name="T2">Numbering ivx [Level 8]</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3"><text:span text:style-name="T2">Numbering ivx [Level 9]</text:span> Id amet, velit fugiat sunt mollit dolor. Fugiat laborum deserunt cillum aliqua magna voluptate mollit. Nulla in qui ad elit, duis sit sit. Dolor et cupidatat in eiusmod ex. Occaecat culpa dolor et magna sed do culpa. Id <text:soft-page-break/>amet, velit fugiat sunt mollit dolor. Fugiat laborum deserunt cillum aliqua magna voluptate mollit. Nulla in qui ad elit, duis sit sit. Dolor et cupidatat in eiusmod ex. Occaecat culpa dolor et magna sed do culpa. </text:p>
                                            </text:list-item>
                                          </text:list>
                                        </text:list-item>
                                      </text:list>
                                    </text:list-item>
                                  </text:list>
                                </text:list-item>
                              </text:list>
                            </text:list-item>
                          </text:list>
                        </text:list-item>
                      </text:list>
                    </text:list-item>
                  </text:list>
                </text:list-item>
              </text:list>
            </text:list-item>
          </text:list>
        </text:list-item>
      </text:list>
      <text:p text:style-name="My_20_Style"><text:bookmark-start text:name="__RefHeading___Toc794_3288193316"/><text:alphabetical-index-mark text:string-value="List 1" text:key1="NumberingStyles"/>List 1<text:bookmark-end text:name="__RefHeading___Toc794_3288193316"/></text:p>
      <text:list text:style-name="List_20_1">
        <text:list-item>
          <text:p text:style-name="P24"><text:span text:style-name="T2">List 1 [Level 0]</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4"><text:span text:style-name="T2">List 1 [Level 1]</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4"><text:span text:style-name="T2">List 1 [Level 2]</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4"><text:span text:style-name="T2">List 1 [Level 3]</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4"><text:span text:style-name="T2">List 1 [Level 4]</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4"><text:span text:style-name="T2">List 1 [Level 5]</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4"><text:span text:style-name="T2">List 1 [Level 6]</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4"><text:span text:style-name="T2">List 1 [Level 7]</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4"><text:soft-page-break/><text:span text:style-name="T2">List 1 [Level 8]</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4"><text:span text:style-name="T2">List 1 [Level 9]</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item>
                                          </text:list>
                                        </text:list-item>
                                      </text:list>
                                    </text:list-item>
                                  </text:list>
                                </text:list-item>
                              </text:list>
                            </text:list-item>
                          </text:list>
                        </text:list-item>
                      </text:list>
                    </text:list-item>
                  </text:list>
                </text:list-item>
              </text:list>
            </text:list-item>
          </text:list>
        </text:list-item>
      </text:list>
      <text:p text:style-name="My_20_Style"><text:bookmark-start text:name="__RefHeading___Toc792_3288193316"/><text:alphabetical-index-mark text:string-value="List 2" text:key1="NumberingStyles"/>List 2<text:bookmark-end text:name="__RefHeading___Toc792_3288193316"/></text:p>
      <text:list text:style-name="List_20_2">
        <text:list-item>
          <text:p text:style-name="P25"><text:span text:style-name="T2">List 2 [Level 0]</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5"><text:span text:style-name="T2">List 2 [Level 1]</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5"><text:span text:style-name="T2">List 2 [Level 2]</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5"><text:span text:style-name="T2">List 2 [Level 3]</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5"><text:span text:style-name="T2">List 2 [Level 4]</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5"><text:span text:style-name="T2">List 2 [Level 5]</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5"><text:span text:style-name="T2">List 2 [Level 6]</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5"><text:soft-page-break/><text:span text:style-name="T2">List 2 [Level 7]</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5"><text:span text:style-name="T2">List 2 [Level 8]</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5"><text:span text:style-name="T2">List 2 [Level 9]</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item>
                                          </text:list>
                                        </text:list-item>
                                      </text:list>
                                    </text:list-item>
                                  </text:list>
                                </text:list-item>
                              </text:list>
                            </text:list-item>
                          </text:list>
                        </text:list-item>
                      </text:list>
                    </text:list-item>
                  </text:list>
                </text:list-item>
              </text:list>
            </text:list-item>
          </text:list>
        </text:list-item>
      </text:list>
      <text:p text:style-name="My_20_Style"><text:bookmark-start text:name="__RefHeading___Toc790_3288193316"/><text:alphabetical-index-mark text:string-value="List 3" text:key1="NumberingStyles"/>List 3<text:bookmark-end text:name="__RefHeading___Toc790_3288193316"/></text:p>
      <text:list text:style-name="List_20_3">
        <text:list-item>
          <text:p text:style-name="P26"><text:span text:style-name="T2">List 3 [Level 0]</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6"><text:span text:style-name="T2">List 3 [Level 1]</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6"><text:span text:style-name="T2">List 3 [Level 2]</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6"><text:span text:style-name="T2">List 3 [Level 3]</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6"><text:span text:style-name="T2">List 3 [Level 4]</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6"><text:span text:style-name="T2">List 3 [Level 5]</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6"><text:span text:style-name="T2">List 3 [Level 6]</text:span> Id amet, velit fugiat sunt mollit dolor. Fugiat laborum deserunt cillum aliqua magna voluptate mollit. Nulla in qui ad elit, duis sit sit. Dolor et cupidatat in eiusmod ex. <text:soft-page-break/>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6"><text:span text:style-name="T2">List 3 [Level 7]</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6"><text:span text:style-name="T2">List 3 [Level 8]</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6"><text:span text:style-name="T2">List 3 [Level 9]</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item>
                                          </text:list>
                                        </text:list-item>
                                      </text:list>
                                    </text:list-item>
                                  </text:list>
                                </text:list-item>
                              </text:list>
                            </text:list-item>
                          </text:list>
                        </text:list-item>
                      </text:list>
                    </text:list-item>
                  </text:list>
                </text:list-item>
              </text:list>
            </text:list-item>
          </text:list>
        </text:list-item>
      </text:list>
      <text:p text:style-name="My_20_Style"><text:bookmark-start text:name="__RefHeading___Toc788_3288193316"/><text:alphabetical-index-mark text:string-value="List 4" text:key1="NumberingStyles"/>List 4<text:bookmark-end text:name="__RefHeading___Toc788_3288193316"/></text:p>
      <text:list text:style-name="List_20_4">
        <text:list-item>
          <text:p text:style-name="P27"><text:span text:style-name="T2">List 4 [Level 0]</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7"><text:span text:style-name="T2">List 4 [Level 1]</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7"><text:span text:style-name="T2">List 4 [Level 2]</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7"><text:span text:style-name="T2">List 4 [Level 3]</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7"><text:span text:style-name="T2">List 4 [Level 4]</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7"><text:span text:style-name="T2">List 4 [Level 5]</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7"><text:soft-page-break/><text:span text:style-name="T2">List 4 [Level 6]</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7"><text:span text:style-name="T2">List 4 [Level 7]</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7"><text:span text:style-name="T2">List 4 [Level 8]</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7"><text:span text:style-name="T2">List 4 [Level 9]</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item>
                                          </text:list>
                                        </text:list-item>
                                      </text:list>
                                    </text:list-item>
                                  </text:list>
                                </text:list-item>
                              </text:list>
                            </text:list-item>
                          </text:list>
                        </text:list-item>
                      </text:list>
                    </text:list-item>
                  </text:list>
                </text:list-item>
              </text:list>
            </text:list-item>
          </text:list>
        </text:list-item>
      </text:list>
      <text:p text:style-name="My_20_Style"><text:bookmark-start text:name="__RefHeading___Toc786_3288193316"/><text:alphabetical-index-mark text:string-value="List 5" text:key1="NumberingStyles"/>List 5<text:bookmark-end text:name="__RefHeading___Toc786_3288193316"/></text:p>
      <text:list text:style-name="List_20_5">
        <text:list-item>
          <text:p text:style-name="P28"><text:span text:style-name="T2">List 5 [Level 0]</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8"><text:span text:style-name="T2">List 5 [Level 1]</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8"><text:span text:style-name="T2">List 5 [Level 2]</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8"><text:span text:style-name="T2">List 5 [Level 3]</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8"><text:span text:style-name="T2">List 5 [Level 4]</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8"><text:soft-page-break/><text:span text:style-name="T2">List 5 [Level 5]</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8"><text:span text:style-name="T2">List 5 [Level 6]</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8"><text:span text:style-name="T2">List 5 [Level 7]</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8"><text:span text:style-name="T2">List 5 [Level 8]</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
                                            <text:list-item>
                                              <text:p text:style-name="P28"><text:span text:style-name="T2">List 5 [Level 9]</text:span> Id amet, velit fugiat sunt mollit dolor. Fugiat laborum deserunt cillum aliqua magna voluptate mollit. Nulla in qui ad elit, duis sit sit. Dolor et cupidatat in eiusmod ex. Occaecat culpa dolor et magna sed do culpa. Id amet, velit fugiat sunt mollit dolor. Fugiat laborum deserunt cillum aliqua magna voluptate mollit. Nulla in qui ad elit, duis sit sit. Dolor et cupidatat in eiusmod ex. Occaecat culpa dolor et magna sed do culpa. </text:p>
                                            </text:list-item>
                                          </text:list>
                                        </text:list-item>
                                      </text:list>
                                    </text:list-item>
                                  </text:list>
                                </text:list-item>
                              </text:list>
                            </text:list-item>
                          </text:list>
                        </text:list-item>
                      </text:list>
                    </text:list-item>
                  </text:list>
                </text:list-item>
              </text:list>
            </text:list-item>
          </text:list>
        </text:list-item>
      </text:list>
      <text:p text:style-name="P6">--- END STYLE FAMILY `NumberingStyles' ---</text:p>
      <text:p text:style-name="My_20_Family_20_Style"><text:bookmark-start text:name="__RefHeading___Toc396_3288193316"/>STYLE FAMILY: TableStyles<text:bookmark-end text:name="__RefHeading___Toc396_3288193316"/></text:p>
      <text:p text:style-name="My_20_Style"><text:bookmark-start text:name="__RefHeading___Toc784_3288193316"/><text:alphabetical-index-mark text:string-value="Default Style" text:key1="TableStyles"/>Default Style<text:bookmark-end text:name="__RefHeading___Toc784_3288193316"/></text:p>
      <table:table table:name="Default Style" table:style-name="Default_20_Style">
        <table:table-column table:style-name="Default_20_Style.A" table:number-columns-repeated="6"/>
        <table:table-row>
          <table:table-cell table:style-name="Default_20_Style.A1" office:value-type="string">
            <text:p text:style-name="Table_20_Heading">Default Style {TableStyles}</text:p>
          </table:table-cell>
          <table:table-cell table:style-name="Default_20_Style.B1" office:value-type="string">
            <text:p text:style-name="Table_20_Heading"/>
          </table:table-cell>
          <table:table-cell table:style-name="Default_20_Style.B1" office:value-type="string">
            <text:p text:style-name="Table_20_Heading"/>
          </table:table-cell>
          <table:table-cell table:style-name="Default_20_Style.B1" office:value-type="string">
            <text:p text:style-name="Table_20_Heading"/>
          </table:table-cell>
          <table:table-cell table:style-name="Default_20_Style.B1" office:value-type="string">
            <text:p text:style-name="Table_20_Heading"/>
          </table:table-cell>
          <table:table-cell table:style-name="Default_20_Style.F1" office:value-type="string">
            <text:p text:style-name="Table_20_Heading"/>
          </table:table-cell>
        </table:table-row>
        <table:table-row>
          <table:table-cell table:style-name="Default_20_Style.A2" office:value-type="string">
            <text:p text:style-name="Table_20_Contents"/>
          </table:table-cell>
          <table:table-cell table:style-name="Default_20_Style.A2" office:value-type="string">
            <text:p text:style-name="Table_20_Contents"/>
          </table:table-cell>
          <table:table-cell table:style-name="Default_20_Style.A2" office:value-type="string">
            <text:p text:style-name="Table_20_Contents"/>
          </table:table-cell>
          <table:table-cell table:style-name="Default_20_Style.A2" office:value-type="string">
            <text:p text:style-name="Table_20_Contents"/>
          </table:table-cell>
          <table:table-cell table:style-name="Default_20_Style.A2" office:value-type="string">
            <text:p text:style-name="Table_20_Contents"/>
          </table:table-cell>
          <table:table-cell table:style-name="Default_20_Style.F2" office:value-type="string">
            <text:p text:style-name="Table_20_Contents"/>
          </table:table-cell>
        </table:table-row>
        <table:table-row>
          <table:table-cell table:style-name="Default_20_Style.A2" office:value-type="string">
            <text:p text:style-name="Table_20_Contents"/>
          </table:table-cell>
          <table:table-cell table:style-name="Default_20_Style.A2" office:value-type="string">
            <text:p text:style-name="Table_20_Contents"/>
          </table:table-cell>
          <table:table-cell table:style-name="Default_20_Style.A2" office:value-type="string">
            <text:p text:style-name="Table_20_Contents"/>
          </table:table-cell>
          <table:table-cell table:style-name="Default_20_Style.A2" office:value-type="string">
            <text:p text:style-name="Table_20_Contents"/>
          </table:table-cell>
          <table:table-cell table:style-name="Default_20_Style.A2" office:value-type="string">
            <text:p text:style-name="Table_20_Contents"/>
          </table:table-cell>
          <table:table-cell table:style-name="Default_20_Style.F2" office:value-type="string">
            <text:p text:style-name="Table_20_Contents"/>
          </table:table-cell>
        </table:table-row>
        <table:table-row>
          <table:table-cell table:style-name="Default_20_Style.A2" office:value-type="string">
            <text:p text:style-name="Table_20_Contents"/>
          </table:table-cell>
          <table:table-cell table:style-name="Default_20_Style.A2" office:value-type="string">
            <text:p text:style-name="Table_20_Contents"/>
          </table:table-cell>
          <table:table-cell table:style-name="Default_20_Style.A2" office:value-type="string">
            <text:p text:style-name="Table_20_Contents"/>
          </table:table-cell>
          <table:table-cell table:style-name="Default_20_Style.A2" office:value-type="string">
            <text:p text:style-name="Table_20_Contents"/>
          </table:table-cell>
          <table:table-cell table:style-name="Default_20_Style.A2" office:value-type="string">
            <text:p text:style-name="Table_20_Contents"/>
          </table:table-cell>
          <table:table-cell table:style-name="Default_20_Style.F2" office:value-type="string">
            <text:p text:style-name="Table_20_Contents"/>
          </table:table-cell>
        </table:table-row>
        <table:table-row>
          <table:table-cell table:style-name="Default_20_Style.A2" office:value-type="string">
            <text:p text:style-name="Table_20_Contents"/>
          </table:table-cell>
          <table:table-cell table:style-name="Default_20_Style.A2" office:value-type="string">
            <text:p text:style-name="Table_20_Contents"/>
          </table:table-cell>
          <table:table-cell table:style-name="Default_20_Style.A2" office:value-type="string">
            <text:p text:style-name="Table_20_Contents"/>
          </table:table-cell>
          <table:table-cell table:style-name="Default_20_Style.A2" office:value-type="string">
            <text:p text:style-name="Table_20_Contents"/>
          </table:table-cell>
          <table:table-cell table:style-name="Default_20_Style.A2" office:value-type="string">
            <text:p text:style-name="Table_20_Contents"/>
          </table:table-cell>
          <table:table-cell table:style-name="Default_20_Style.F2" office:value-type="string">
            <text:p text:style-name="Table_20_Contents"/>
          </table:table-cell>
        </table:table-row>
        <table:table-row>
          <table:table-cell table:style-name="Default_20_Style.A2" office:value-type="string">
            <text:p text:style-name="Table_20_Contents"/>
          </table:table-cell>
          <table:table-cell table:style-name="Default_20_Style.A2" office:value-type="string">
            <text:p text:style-name="Table_20_Contents"/>
          </table:table-cell>
          <table:table-cell table:style-name="Default_20_Style.A2" office:value-type="string">
            <text:p text:style-name="Table_20_Contents"/>
          </table:table-cell>
          <table:table-cell table:style-name="Default_20_Style.A2" office:value-type="string">
            <text:p text:style-name="Table_20_Contents"/>
          </table:table-cell>
          <table:table-cell table:style-name="Default_20_Style.A2" office:value-type="string">
            <text:p text:style-name="Table_20_Contents"/>
          </table:table-cell>
          <table:table-cell table:style-name="Default_20_Style.F2" office:value-type="string">
            <text:p text:style-name="Table_20_Contents"/>
          </table:table-cell>
        </table:table-row>
      </table:table>
      <text:p text:style-name="Standard"/>
      <text:p text:style-name="My_20_Style"><text:bookmark-start text:name="__RefHeading___Toc782_3288193316"/><text:alphabetical-index-mark text:string-value="Academic" text:key1="TableStyles"/>Academic<text:bookmark-end text:name="__RefHeading___Toc782_3288193316"/></text:p>
      <table:table table:name="Academic" table:style-name="Academic" table:template-name="Academic">
        <table:table-column table:style-name="Academic.A" table:number-columns-repeated="6"/>
        <table:table-row table:style-name="Academic.1">
          <table:table-cell table:style-name="Academic.A1" office:value-type="string">
            <text:p text:style-name="P29">Academic {TableStyles}</text:p>
          </table:table-cell>
          <table:table-cell table:style-name="Academic.A1" office:value-type="string">
            <text:p text:style-name="P29"/>
          </table:table-cell>
          <table:table-cell table:style-name="Academic.A1" office:value-type="string">
            <text:p text:style-name="P29"/>
          </table:table-cell>
          <table:table-cell table:style-name="Academic.A1" office:value-type="string">
            <text:p text:style-name="P29"/>
          </table:table-cell>
          <table:table-cell table:style-name="Academic.A1" office:value-type="string">
            <text:p text:style-name="P29"/>
          </table:table-cell>
          <table:table-cell table:style-name="Academic.A1" office:value-type="string">
            <text:p text:style-name="P29"/>
          </table:table-cell>
        </table:table-row>
        <table:table-row>
          <table:table-cell table:style-name="Academic.A2" office:value-type="string">
            <text:p text:style-name="P30"/>
          </table:table-cell>
          <table:table-cell table:style-name="Academic.B2">
            <text:p text:style-name="P30"/>
          </table:table-cell>
          <table:table-cell table:style-name="Academic.B2">
            <text:p text:style-name="P30"/>
          </table:table-cell>
          <table:table-cell table:style-name="Academic.B2">
            <text:p text:style-name="P30"/>
          </table:table-cell>
          <table:table-cell table:style-name="Academic.B2">
            <text:p text:style-name="P30"/>
          </table:table-cell>
          <table:table-cell table:style-name="Academic.B2">
            <text:p text:style-name="P30"/>
          </table:table-cell>
        </table:table-row>
        <table:table-row>
          <table:table-cell table:style-name="Academic.A2" office:value-type="string">
            <text:p text:style-name="P30"/>
          </table:table-cell>
          <table:table-cell table:style-name="Academic.B2">
            <text:p text:style-name="P30"/>
          </table:table-cell>
          <table:table-cell table:style-name="Academic.B2">
            <text:p text:style-name="P30"/>
          </table:table-cell>
          <table:table-cell table:style-name="Academic.B2">
            <text:p text:style-name="P30"/>
          </table:table-cell>
          <table:table-cell table:style-name="Academic.B2">
            <text:p text:style-name="P30"/>
          </table:table-cell>
          <table:table-cell table:style-name="Academic.B2">
            <text:p text:style-name="P30"/>
          </table:table-cell>
        </table:table-row>
        <table:table-row>
          <table:table-cell table:style-name="Academic.A2" office:value-type="string">
            <text:p text:style-name="P30"/>
          </table:table-cell>
          <table:table-cell table:style-name="Academic.B2">
            <text:p text:style-name="P30"/>
          </table:table-cell>
          <table:table-cell table:style-name="Academic.B2">
            <text:p text:style-name="P30"/>
          </table:table-cell>
          <table:table-cell table:style-name="Academic.B2">
            <text:p text:style-name="P30"/>
          </table:table-cell>
          <table:table-cell table:style-name="Academic.B2">
            <text:p text:style-name="P30"/>
          </table:table-cell>
          <table:table-cell table:style-name="Academic.B2">
            <text:p text:style-name="P30"/>
          </table:table-cell>
        </table:table-row>
        <table:table-row>
          <table:table-cell table:style-name="Academic.A2" office:value-type="string">
            <text:p text:style-name="P30"/>
          </table:table-cell>
          <table:table-cell table:style-name="Academic.B2">
            <text:p text:style-name="P30"/>
          </table:table-cell>
          <table:table-cell table:style-name="Academic.B2">
            <text:p text:style-name="P30"/>
          </table:table-cell>
          <table:table-cell table:style-name="Academic.B2">
            <text:p text:style-name="P30"/>
          </table:table-cell>
          <table:table-cell table:style-name="Academic.B2">
            <text:p text:style-name="P30"/>
          </table:table-cell>
          <table:table-cell table:style-name="Academic.B2">
            <text:p text:style-name="P30"/>
          </table:table-cell>
        </table:table-row>
        <table:table-row>
          <table:table-cell table:style-name="Academic.A6" office:value-type="string">
            <text:p text:style-name="P30"/>
          </table:table-cell>
          <table:table-cell table:style-name="Academic.B6">
            <text:p text:style-name="P30"/>
          </table:table-cell>
          <table:table-cell table:style-name="Academic.B6">
            <text:p text:style-name="P30"/>
          </table:table-cell>
          <table:table-cell table:style-name="Academic.B6">
            <text:p text:style-name="P30"/>
          </table:table-cell>
          <table:table-cell table:style-name="Academic.B6">
            <text:p text:style-name="P30"/>
          </table:table-cell>
          <table:table-cell table:style-name="Academic.B6">
            <text:p text:style-name="P30"/>
          </table:table-cell>
        </table:table-row>
      </table:table>
      <text:p text:style-name="Standard"/>
      <text:p text:style-name="My_20_Style"><text:bookmark-start text:name="__RefHeading___Toc780_3288193316"/><text:alphabetical-index-mark text:string-value="Box List Blue" text:key1="TableStyles"/>Box List Blue<text:bookmark-end text:name="__RefHeading___Toc780_3288193316"/></text:p>
      <table:table table:name="Box List Blue" table:style-name="Box_20_List_20_Blue" table:template-name="Box List Blue">
        <table:table-column table:style-name="Box_20_List_20_Blue.A" table:number-columns-repeated="6"/>
        <table:table-row table:style-name="Box_20_List_20_Blue.1">
          <table:table-cell table:style-name="Box_20_List_20_Blue.A1" office:value-type="string">
            <text:p text:style-name="P31">Box List Blue {TableStyles}</text:p>
          </table:table-cell>
          <table:table-cell table:style-name="Box_20_List_20_Blue.A1" office:value-type="string">
            <text:p text:style-name="P31"/>
          </table:table-cell>
          <table:table-cell table:style-name="Box_20_List_20_Blue.A1" office:value-type="string">
            <text:p text:style-name="P31"/>
          </table:table-cell>
          <table:table-cell table:style-name="Box_20_List_20_Blue.A1" office:value-type="string">
            <text:p text:style-name="P31"/>
          </table:table-cell>
          <table:table-cell table:style-name="Box_20_List_20_Blue.A1" office:value-type="string">
            <text:p text:style-name="P31"/>
          </table:table-cell>
          <table:table-cell table:style-name="Box_20_List_20_Blue.A1" office:value-type="string">
            <text:p text:style-name="P31"/>
          </table:table-cell>
        </table:table-row>
        <table:table-row>
          <table:table-cell table:style-name="Box_20_List_20_Blue.A2" office:value-type="string">
            <text:p text:style-name="P32"/>
          </table:table-cell>
          <table:table-cell table:style-name="Box_20_List_20_Blue.B2">
            <text:p text:style-name="P32"/>
          </table:table-cell>
          <table:table-cell table:style-name="Box_20_List_20_Blue.B2">
            <text:p text:style-name="P32"/>
          </table:table-cell>
          <table:table-cell table:style-name="Box_20_List_20_Blue.B2">
            <text:p text:style-name="P32"/>
          </table:table-cell>
          <table:table-cell table:style-name="Box_20_List_20_Blue.B2">
            <text:p text:style-name="P32"/>
          </table:table-cell>
          <table:table-cell table:style-name="Box_20_List_20_Blue.F2">
            <text:p text:style-name="P32"/>
          </table:table-cell>
        </table:table-row>
        <table:table-row>
          <table:table-cell table:style-name="Box_20_List_20_Blue.A3" office:value-type="string">
            <text:p text:style-name="P32"/>
          </table:table-cell>
          <table:table-cell table:style-name="Box_20_List_20_Blue.B3">
            <text:p text:style-name="P32"/>
          </table:table-cell>
          <table:table-cell table:style-name="Box_20_List_20_Blue.B3">
            <text:p text:style-name="P32"/>
          </table:table-cell>
          <table:table-cell table:style-name="Box_20_List_20_Blue.B3">
            <text:p text:style-name="P32"/>
          </table:table-cell>
          <table:table-cell table:style-name="Box_20_List_20_Blue.B3">
            <text:p text:style-name="P32"/>
          </table:table-cell>
          <table:table-cell table:style-name="Box_20_List_20_Blue.F3">
            <text:p text:style-name="P32"/>
          </table:table-cell>
        </table:table-row>
        <table:table-row>
          <table:table-cell table:style-name="Box_20_List_20_Blue.A2" office:value-type="string">
            <text:p text:style-name="P32"/>
          </table:table-cell>
          <table:table-cell table:style-name="Box_20_List_20_Blue.B2">
            <text:p text:style-name="P32"/>
          </table:table-cell>
          <table:table-cell table:style-name="Box_20_List_20_Blue.B2">
            <text:p text:style-name="P32"/>
          </table:table-cell>
          <table:table-cell table:style-name="Box_20_List_20_Blue.B2">
            <text:p text:style-name="P32"/>
          </table:table-cell>
          <table:table-cell table:style-name="Box_20_List_20_Blue.B2">
            <text:p text:style-name="P32"/>
          </table:table-cell>
          <table:table-cell table:style-name="Box_20_List_20_Blue.F2">
            <text:p text:style-name="P32"/>
          </table:table-cell>
        </table:table-row>
        <table:table-row>
          <table:table-cell table:style-name="Box_20_List_20_Blue.A3" office:value-type="string">
            <text:p text:style-name="P32"/>
          </table:table-cell>
          <table:table-cell table:style-name="Box_20_List_20_Blue.B3">
            <text:p text:style-name="P32"/>
          </table:table-cell>
          <table:table-cell table:style-name="Box_20_List_20_Blue.B3">
            <text:p text:style-name="P32"/>
          </table:table-cell>
          <table:table-cell table:style-name="Box_20_List_20_Blue.B3">
            <text:p text:style-name="P32"/>
          </table:table-cell>
          <table:table-cell table:style-name="Box_20_List_20_Blue.B3">
            <text:p text:style-name="P32"/>
          </table:table-cell>
          <table:table-cell table:style-name="Box_20_List_20_Blue.F3">
            <text:p text:style-name="P32"/>
          </table:table-cell>
        </table:table-row>
        <table:table-row>
          <table:table-cell table:style-name="Box_20_List_20_Blue.A6" office:value-type="string">
            <text:p text:style-name="P33"/>
          </table:table-cell>
          <table:table-cell table:style-name="Box_20_List_20_Blue.B6">
            <text:p text:style-name="P33"/>
          </table:table-cell>
          <table:table-cell table:style-name="Box_20_List_20_Blue.B6">
            <text:p text:style-name="P33"/>
          </table:table-cell>
          <table:table-cell table:style-name="Box_20_List_20_Blue.B6">
            <text:p text:style-name="P33"/>
          </table:table-cell>
          <table:table-cell table:style-name="Box_20_List_20_Blue.B6">
            <text:p text:style-name="P33"/>
          </table:table-cell>
          <table:table-cell table:style-name="Box_20_List_20_Blue.F6">
            <text:p text:style-name="P33"/>
          </table:table-cell>
        </table:table-row>
      </table:table>
      <text:p text:style-name="Standard"/>
      <text:p text:style-name="My_20_Style"><text:bookmark-start text:name="__RefHeading___Toc778_3288193316"/><text:alphabetical-index-mark text:string-value="Box List Green" text:key1="TableStyles"/>Box List Green<text:bookmark-end text:name="__RefHeading___Toc778_3288193316"/></text:p>
      <table:table table:name="Box List Green" table:style-name="Box_20_List_20_Green" table:template-name="Box List Green">
        <table:table-column table:style-name="Box_20_List_20_Green.A" table:number-columns-repeated="6"/>
        <table:table-row table:style-name="Box_20_List_20_Green.1">
          <table:table-cell table:style-name="Box_20_List_20_Green.A1" office:value-type="string">
            <text:p text:style-name="P31">Box List Green {TableStyles}</text:p>
          </table:table-cell>
          <table:table-cell table:style-name="Box_20_List_20_Green.B1" office:value-type="string">
            <text:p text:style-name="P31"/>
          </table:table-cell>
          <table:table-cell table:style-name="Box_20_List_20_Green.B1" office:value-type="string">
            <text:p text:style-name="P31"/>
          </table:table-cell>
          <table:table-cell table:style-name="Box_20_List_20_Green.B1" office:value-type="string">
            <text:p text:style-name="P31"/>
          </table:table-cell>
          <table:table-cell table:style-name="Box_20_List_20_Green.B1" office:value-type="string">
            <text:p text:style-name="P31"/>
          </table:table-cell>
          <table:table-cell table:style-name="Box_20_List_20_Green.F1" office:value-type="string">
            <text:p text:style-name="P31"/>
          </table:table-cell>
        </table:table-row>
        <table:table-row>
          <table:table-cell table:style-name="Box_20_List_20_Green.A2" office:value-type="string">
            <text:p text:style-name="P32"/>
          </table:table-cell>
          <table:table-cell table:style-name="Box_20_List_20_Green.B2">
            <text:p text:style-name="P32"/>
          </table:table-cell>
          <table:table-cell table:style-name="Box_20_List_20_Green.B2">
            <text:p text:style-name="P32"/>
          </table:table-cell>
          <table:table-cell table:style-name="Box_20_List_20_Green.B2">
            <text:p text:style-name="P32"/>
          </table:table-cell>
          <table:table-cell table:style-name="Box_20_List_20_Green.B2">
            <text:p text:style-name="P32"/>
          </table:table-cell>
          <table:table-cell table:style-name="Box_20_List_20_Green.F2">
            <text:p text:style-name="P32"/>
          </table:table-cell>
        </table:table-row>
        <table:table-row>
          <table:table-cell table:style-name="Box_20_List_20_Green.A3" office:value-type="string">
            <text:p text:style-name="P32"/>
          </table:table-cell>
          <table:table-cell table:style-name="Box_20_List_20_Green.B3">
            <text:p text:style-name="P32"/>
          </table:table-cell>
          <table:table-cell table:style-name="Box_20_List_20_Green.B3">
            <text:p text:style-name="P32"/>
          </table:table-cell>
          <table:table-cell table:style-name="Box_20_List_20_Green.B3">
            <text:p text:style-name="P32"/>
          </table:table-cell>
          <table:table-cell table:style-name="Box_20_List_20_Green.B3">
            <text:p text:style-name="P32"/>
          </table:table-cell>
          <table:table-cell table:style-name="Box_20_List_20_Green.F3">
            <text:p text:style-name="P32"/>
          </table:table-cell>
        </table:table-row>
        <table:table-row>
          <table:table-cell table:style-name="Box_20_List_20_Green.A2" office:value-type="string">
            <text:p text:style-name="P32"/>
          </table:table-cell>
          <table:table-cell table:style-name="Box_20_List_20_Green.B2">
            <text:p text:style-name="P32"/>
          </table:table-cell>
          <table:table-cell table:style-name="Box_20_List_20_Green.B2">
            <text:p text:style-name="P32"/>
          </table:table-cell>
          <table:table-cell table:style-name="Box_20_List_20_Green.B2">
            <text:p text:style-name="P32"/>
          </table:table-cell>
          <table:table-cell table:style-name="Box_20_List_20_Green.B2">
            <text:p text:style-name="P32"/>
          </table:table-cell>
          <table:table-cell table:style-name="Box_20_List_20_Green.F2">
            <text:p text:style-name="P32"/>
          </table:table-cell>
        </table:table-row>
        <table:table-row>
          <table:table-cell table:style-name="Box_20_List_20_Green.A3" office:value-type="string">
            <text:p text:style-name="P32"/>
          </table:table-cell>
          <table:table-cell table:style-name="Box_20_List_20_Green.B3">
            <text:p text:style-name="P32"/>
          </table:table-cell>
          <table:table-cell table:style-name="Box_20_List_20_Green.B3">
            <text:p text:style-name="P32"/>
          </table:table-cell>
          <table:table-cell table:style-name="Box_20_List_20_Green.B3">
            <text:p text:style-name="P32"/>
          </table:table-cell>
          <table:table-cell table:style-name="Box_20_List_20_Green.B3">
            <text:p text:style-name="P32"/>
          </table:table-cell>
          <table:table-cell table:style-name="Box_20_List_20_Green.F3">
            <text:p text:style-name="P32"/>
          </table:table-cell>
        </table:table-row>
        <table:table-row>
          <table:table-cell table:style-name="Box_20_List_20_Green.A6" office:value-type="string">
            <text:p text:style-name="P33"/>
          </table:table-cell>
          <table:table-cell table:style-name="Box_20_List_20_Green.B6">
            <text:p text:style-name="P33"/>
          </table:table-cell>
          <table:table-cell table:style-name="Box_20_List_20_Green.B6">
            <text:p text:style-name="P33"/>
          </table:table-cell>
          <table:table-cell table:style-name="Box_20_List_20_Green.B6">
            <text:p text:style-name="P33"/>
          </table:table-cell>
          <table:table-cell table:style-name="Box_20_List_20_Green.B6">
            <text:p text:style-name="P33"/>
          </table:table-cell>
          <table:table-cell table:style-name="Box_20_List_20_Green.F6">
            <text:p text:style-name="P33"/>
          </table:table-cell>
        </table:table-row>
      </table:table>
      <text:p text:style-name="Standard"/>
      <text:p text:style-name="My_20_Style"><text:bookmark-start text:name="__RefHeading___Toc776_3288193316"/><text:alphabetical-index-mark text:string-value="Box List Red" text:key1="TableStyles"/>Box List Red<text:bookmark-end text:name="__RefHeading___Toc776_3288193316"/></text:p>
      <table:table table:name="Box List Red" table:style-name="Box_20_List_20_Red" table:template-name="Box List Red">
        <table:table-column table:style-name="Box_20_List_20_Red.A" table:number-columns-repeated="6"/>
        <table:table-row table:style-name="Box_20_List_20_Red.1">
          <table:table-cell table:style-name="Box_20_List_20_Red.A1" office:value-type="string">
            <text:p text:style-name="P31">Box List Red {TableStyles}</text:p>
          </table:table-cell>
          <table:table-cell table:style-name="Box_20_List_20_Red.B1" office:value-type="string">
            <text:p text:style-name="P31"/>
          </table:table-cell>
          <table:table-cell table:style-name="Box_20_List_20_Red.B1" office:value-type="string">
            <text:p text:style-name="P31"/>
          </table:table-cell>
          <table:table-cell table:style-name="Box_20_List_20_Red.B1" office:value-type="string">
            <text:p text:style-name="P31"/>
          </table:table-cell>
          <table:table-cell table:style-name="Box_20_List_20_Red.B1" office:value-type="string">
            <text:p text:style-name="P31"/>
          </table:table-cell>
          <table:table-cell table:style-name="Box_20_List_20_Red.F1" office:value-type="string">
            <text:p text:style-name="P31"/>
          </table:table-cell>
        </table:table-row>
        <table:table-row>
          <table:table-cell table:style-name="Box_20_List_20_Red.A2" office:value-type="string">
            <text:p text:style-name="P32"/>
          </table:table-cell>
          <table:table-cell table:style-name="Box_20_List_20_Red.B2">
            <text:p text:style-name="P32"/>
          </table:table-cell>
          <table:table-cell table:style-name="Box_20_List_20_Red.B2">
            <text:p text:style-name="P32"/>
          </table:table-cell>
          <table:table-cell table:style-name="Box_20_List_20_Red.B2">
            <text:p text:style-name="P32"/>
          </table:table-cell>
          <table:table-cell table:style-name="Box_20_List_20_Red.B2">
            <text:p text:style-name="P32"/>
          </table:table-cell>
          <table:table-cell table:style-name="Box_20_List_20_Red.F2">
            <text:p text:style-name="P32"/>
          </table:table-cell>
        </table:table-row>
        <table:table-row>
          <table:table-cell table:style-name="Box_20_List_20_Red.A3" office:value-type="string">
            <text:p text:style-name="P32"/>
          </table:table-cell>
          <table:table-cell table:style-name="Box_20_List_20_Red.B3">
            <text:p text:style-name="P32"/>
          </table:table-cell>
          <table:table-cell table:style-name="Box_20_List_20_Red.B3">
            <text:p text:style-name="P32"/>
          </table:table-cell>
          <table:table-cell table:style-name="Box_20_List_20_Red.B3">
            <text:p text:style-name="P32"/>
          </table:table-cell>
          <table:table-cell table:style-name="Box_20_List_20_Red.B3">
            <text:p text:style-name="P32"/>
          </table:table-cell>
          <table:table-cell table:style-name="Box_20_List_20_Red.F3">
            <text:p text:style-name="P32"/>
          </table:table-cell>
        </table:table-row>
        <table:table-row>
          <table:table-cell table:style-name="Box_20_List_20_Red.A2" office:value-type="string">
            <text:p text:style-name="P32"/>
          </table:table-cell>
          <table:table-cell table:style-name="Box_20_List_20_Red.B2">
            <text:p text:style-name="P32"/>
          </table:table-cell>
          <table:table-cell table:style-name="Box_20_List_20_Red.B2">
            <text:p text:style-name="P32"/>
          </table:table-cell>
          <table:table-cell table:style-name="Box_20_List_20_Red.B2">
            <text:p text:style-name="P32"/>
          </table:table-cell>
          <table:table-cell table:style-name="Box_20_List_20_Red.B2">
            <text:p text:style-name="P32"/>
          </table:table-cell>
          <table:table-cell table:style-name="Box_20_List_20_Red.F2">
            <text:p text:style-name="P32"/>
          </table:table-cell>
        </table:table-row>
        <table:table-row>
          <table:table-cell table:style-name="Box_20_List_20_Red.A3" office:value-type="string">
            <text:p text:style-name="P32"/>
          </table:table-cell>
          <table:table-cell table:style-name="Box_20_List_20_Red.B3">
            <text:p text:style-name="P32"/>
          </table:table-cell>
          <table:table-cell table:style-name="Box_20_List_20_Red.B3">
            <text:p text:style-name="P32"/>
          </table:table-cell>
          <table:table-cell table:style-name="Box_20_List_20_Red.B3">
            <text:p text:style-name="P32"/>
          </table:table-cell>
          <table:table-cell table:style-name="Box_20_List_20_Red.B3">
            <text:p text:style-name="P32"/>
          </table:table-cell>
          <table:table-cell table:style-name="Box_20_List_20_Red.F3">
            <text:p text:style-name="P32"/>
          </table:table-cell>
        </table:table-row>
        <table:table-row>
          <table:table-cell table:style-name="Box_20_List_20_Red.A6" office:value-type="string">
            <text:p text:style-name="P33"/>
          </table:table-cell>
          <table:table-cell table:style-name="Box_20_List_20_Red.B6">
            <text:p text:style-name="P33"/>
          </table:table-cell>
          <table:table-cell table:style-name="Box_20_List_20_Red.B6">
            <text:p text:style-name="P33"/>
          </table:table-cell>
          <table:table-cell table:style-name="Box_20_List_20_Red.B6">
            <text:p text:style-name="P33"/>
          </table:table-cell>
          <table:table-cell table:style-name="Box_20_List_20_Red.B6">
            <text:p text:style-name="P33"/>
          </table:table-cell>
          <table:table-cell table:style-name="Box_20_List_20_Red.F6">
            <text:p text:style-name="P33"/>
          </table:table-cell>
        </table:table-row>
      </table:table>
      <text:p text:style-name="Standard"/>
      <text:p text:style-name="My_20_Style"><text:bookmark-start text:name="__RefHeading___Toc774_3288193316"/><text:alphabetical-index-mark text:string-value="Box List Yellow" text:key1="TableStyles"/>Box List Yellow<text:bookmark-end text:name="__RefHeading___Toc774_3288193316"/></text:p>
      <table:table table:name="Box List Yellow" table:style-name="Box_20_List_20_Yellow" table:template-name="Box List Yellow">
        <table:table-column table:style-name="Box_20_List_20_Yellow.A" table:number-columns-repeated="6"/>
        <text:soft-page-break/>
        <table:table-row table:style-name="Box_20_List_20_Yellow.1">
          <table:table-cell table:style-name="Box_20_List_20_Yellow.A1" office:value-type="string">
            <text:p text:style-name="P31">Box List Yellow {TableStyles}</text:p>
          </table:table-cell>
          <table:table-cell table:style-name="Box_20_List_20_Yellow.B1" office:value-type="string">
            <text:p text:style-name="P31"/>
          </table:table-cell>
          <table:table-cell table:style-name="Box_20_List_20_Yellow.B1" office:value-type="string">
            <text:p text:style-name="P31"/>
          </table:table-cell>
          <table:table-cell table:style-name="Box_20_List_20_Yellow.B1" office:value-type="string">
            <text:p text:style-name="P31"/>
          </table:table-cell>
          <table:table-cell table:style-name="Box_20_List_20_Yellow.B1" office:value-type="string">
            <text:p text:style-name="P31"/>
          </table:table-cell>
          <table:table-cell table:style-name="Box_20_List_20_Yellow.F1" office:value-type="string">
            <text:p text:style-name="P31"/>
          </table:table-cell>
        </table:table-row>
        <table:table-row>
          <table:table-cell table:style-name="Box_20_List_20_Yellow.A2" office:value-type="string">
            <text:p text:style-name="P32"/>
          </table:table-cell>
          <table:table-cell table:style-name="Box_20_List_20_Yellow.B2">
            <text:p text:style-name="P32"/>
          </table:table-cell>
          <table:table-cell table:style-name="Box_20_List_20_Yellow.B2">
            <text:p text:style-name="P32"/>
          </table:table-cell>
          <table:table-cell table:style-name="Box_20_List_20_Yellow.B2">
            <text:p text:style-name="P32"/>
          </table:table-cell>
          <table:table-cell table:style-name="Box_20_List_20_Yellow.B2">
            <text:p text:style-name="P32"/>
          </table:table-cell>
          <table:table-cell table:style-name="Box_20_List_20_Yellow.F2">
            <text:p text:style-name="P32"/>
          </table:table-cell>
        </table:table-row>
        <table:table-row>
          <table:table-cell table:style-name="Box_20_List_20_Yellow.A3" office:value-type="string">
            <text:p text:style-name="P32"/>
          </table:table-cell>
          <table:table-cell table:style-name="Box_20_List_20_Yellow.B3">
            <text:p text:style-name="P32"/>
          </table:table-cell>
          <table:table-cell table:style-name="Box_20_List_20_Yellow.B3">
            <text:p text:style-name="P32"/>
          </table:table-cell>
          <table:table-cell table:style-name="Box_20_List_20_Yellow.B3">
            <text:p text:style-name="P32"/>
          </table:table-cell>
          <table:table-cell table:style-name="Box_20_List_20_Yellow.B3">
            <text:p text:style-name="P32"/>
          </table:table-cell>
          <table:table-cell table:style-name="Box_20_List_20_Yellow.F3">
            <text:p text:style-name="P32"/>
          </table:table-cell>
        </table:table-row>
        <table:table-row>
          <table:table-cell table:style-name="Box_20_List_20_Yellow.A2" office:value-type="string">
            <text:p text:style-name="P32"/>
          </table:table-cell>
          <table:table-cell table:style-name="Box_20_List_20_Yellow.B2">
            <text:p text:style-name="P32"/>
          </table:table-cell>
          <table:table-cell table:style-name="Box_20_List_20_Yellow.B2">
            <text:p text:style-name="P32"/>
          </table:table-cell>
          <table:table-cell table:style-name="Box_20_List_20_Yellow.B2">
            <text:p text:style-name="P32"/>
          </table:table-cell>
          <table:table-cell table:style-name="Box_20_List_20_Yellow.B2">
            <text:p text:style-name="P32"/>
          </table:table-cell>
          <table:table-cell table:style-name="Box_20_List_20_Yellow.F2">
            <text:p text:style-name="P32"/>
          </table:table-cell>
        </table:table-row>
        <table:table-row>
          <table:table-cell table:style-name="Box_20_List_20_Yellow.A3" office:value-type="string">
            <text:p text:style-name="P32"/>
          </table:table-cell>
          <table:table-cell table:style-name="Box_20_List_20_Yellow.B3">
            <text:p text:style-name="P32"/>
          </table:table-cell>
          <table:table-cell table:style-name="Box_20_List_20_Yellow.B3">
            <text:p text:style-name="P32"/>
          </table:table-cell>
          <table:table-cell table:style-name="Box_20_List_20_Yellow.B3">
            <text:p text:style-name="P32"/>
          </table:table-cell>
          <table:table-cell table:style-name="Box_20_List_20_Yellow.B3">
            <text:p text:style-name="P32"/>
          </table:table-cell>
          <table:table-cell table:style-name="Box_20_List_20_Yellow.F3">
            <text:p text:style-name="P32"/>
          </table:table-cell>
        </table:table-row>
        <table:table-row>
          <table:table-cell table:style-name="Box_20_List_20_Yellow.A6" office:value-type="string">
            <text:p text:style-name="P33"/>
          </table:table-cell>
          <table:table-cell table:style-name="Box_20_List_20_Yellow.B6">
            <text:p text:style-name="P33"/>
          </table:table-cell>
          <table:table-cell table:style-name="Box_20_List_20_Yellow.B6">
            <text:p text:style-name="P33"/>
          </table:table-cell>
          <table:table-cell table:style-name="Box_20_List_20_Yellow.B6">
            <text:p text:style-name="P33"/>
          </table:table-cell>
          <table:table-cell table:style-name="Box_20_List_20_Yellow.B6">
            <text:p text:style-name="P33"/>
          </table:table-cell>
          <table:table-cell table:style-name="Box_20_List_20_Yellow.F6">
            <text:p text:style-name="P33"/>
          </table:table-cell>
        </table:table-row>
      </table:table>
      <text:p text:style-name="Standard"/>
      <text:p text:style-name="My_20_Style"><text:bookmark-start text:name="__RefHeading___Toc772_3288193316"/><text:alphabetical-index-mark text:string-value="Elegant" text:key1="TableStyles"/>Elegant<text:bookmark-end text:name="__RefHeading___Toc772_3288193316"/></text:p>
      <table:table table:name="Elegant" table:style-name="Elegant" table:template-name="Elegant">
        <table:table-column table:style-name="Elegant.A" table:number-columns-repeated="6"/>
        <table:table-row table:style-name="Elegant.1">
          <table:table-cell table:style-name="Elegant.A1" office:value-type="string">
            <text:p text:style-name="P34">Elegant {TableStyles}</text:p>
          </table:table-cell>
          <table:table-cell table:style-name="Elegant.A1" office:value-type="string">
            <text:p text:style-name="P34"/>
          </table:table-cell>
          <table:table-cell table:style-name="Elegant.A1" office:value-type="string">
            <text:p text:style-name="P34"/>
          </table:table-cell>
          <table:table-cell table:style-name="Elegant.A1" office:value-type="string">
            <text:p text:style-name="P34"/>
          </table:table-cell>
          <table:table-cell table:style-name="Elegant.A1" office:value-type="string">
            <text:p text:style-name="P34"/>
          </table:table-cell>
          <table:table-cell table:style-name="Elegant.A1" office:value-type="string">
            <text:p text:style-name="P34"/>
          </table:table-cell>
        </table:table-row>
        <table:table-row>
          <table:table-cell table:style-name="Elegant.A2" office:value-type="string">
            <text:p text:style-name="P32"/>
          </table:table-cell>
          <table:table-cell table:style-name="Elegant.B2">
            <text:p text:style-name="P32"/>
          </table:table-cell>
          <table:table-cell table:style-name="Elegant.B2">
            <text:p text:style-name="P32"/>
          </table:table-cell>
          <table:table-cell table:style-name="Elegant.B2">
            <text:p text:style-name="P32"/>
          </table:table-cell>
          <table:table-cell table:style-name="Elegant.B2">
            <text:p text:style-name="P32"/>
          </table:table-cell>
          <table:table-cell table:style-name="Elegant.B2">
            <text:p text:style-name="P32"/>
          </table:table-cell>
        </table:table-row>
        <table:table-row>
          <table:table-cell table:style-name="Elegant.A2" office:value-type="string">
            <text:p text:style-name="P32"/>
          </table:table-cell>
          <table:table-cell table:style-name="Elegant.B2">
            <text:p text:style-name="P32"/>
          </table:table-cell>
          <table:table-cell table:style-name="Elegant.B2">
            <text:p text:style-name="P32"/>
          </table:table-cell>
          <table:table-cell table:style-name="Elegant.B2">
            <text:p text:style-name="P32"/>
          </table:table-cell>
          <table:table-cell table:style-name="Elegant.B2">
            <text:p text:style-name="P32"/>
          </table:table-cell>
          <table:table-cell table:style-name="Elegant.B2">
            <text:p text:style-name="P32"/>
          </table:table-cell>
        </table:table-row>
        <table:table-row>
          <table:table-cell table:style-name="Elegant.A2" office:value-type="string">
            <text:p text:style-name="P32"/>
          </table:table-cell>
          <table:table-cell table:style-name="Elegant.B2">
            <text:p text:style-name="P32"/>
          </table:table-cell>
          <table:table-cell table:style-name="Elegant.B2">
            <text:p text:style-name="P32"/>
          </table:table-cell>
          <table:table-cell table:style-name="Elegant.B2">
            <text:p text:style-name="P32"/>
          </table:table-cell>
          <table:table-cell table:style-name="Elegant.B2">
            <text:p text:style-name="P32"/>
          </table:table-cell>
          <table:table-cell table:style-name="Elegant.B2">
            <text:p text:style-name="P32"/>
          </table:table-cell>
        </table:table-row>
        <table:table-row>
          <table:table-cell table:style-name="Elegant.A2" office:value-type="string">
            <text:p text:style-name="P32"/>
          </table:table-cell>
          <table:table-cell table:style-name="Elegant.B2">
            <text:p text:style-name="P32"/>
          </table:table-cell>
          <table:table-cell table:style-name="Elegant.B2">
            <text:p text:style-name="P32"/>
          </table:table-cell>
          <table:table-cell table:style-name="Elegant.B2">
            <text:p text:style-name="P32"/>
          </table:table-cell>
          <table:table-cell table:style-name="Elegant.B2">
            <text:p text:style-name="P32"/>
          </table:table-cell>
          <table:table-cell table:style-name="Elegant.B2">
            <text:p text:style-name="P32"/>
          </table:table-cell>
        </table:table-row>
        <table:table-row>
          <table:table-cell table:style-name="Elegant.A6" office:value-type="string">
            <text:p text:style-name="P32"/>
          </table:table-cell>
          <table:table-cell table:style-name="Elegant.B6">
            <text:p text:style-name="P32"/>
          </table:table-cell>
          <table:table-cell table:style-name="Elegant.B6">
            <text:p text:style-name="P32"/>
          </table:table-cell>
          <table:table-cell table:style-name="Elegant.B6">
            <text:p text:style-name="P32"/>
          </table:table-cell>
          <table:table-cell table:style-name="Elegant.B6">
            <text:p text:style-name="P32"/>
          </table:table-cell>
          <table:table-cell table:style-name="Elegant.B6">
            <text:p text:style-name="P32"/>
          </table:table-cell>
        </table:table-row>
      </table:table>
      <text:p text:style-name="Standard"/>
      <text:p text:style-name="My_20_Style"><text:bookmark-start text:name="__RefHeading___Toc770_3288193316"/><text:alphabetical-index-mark text:string-value="Financial" text:key1="TableStyles"/>Financial<text:bookmark-end text:name="__RefHeading___Toc770_3288193316"/></text:p>
      <table:table table:name="Financial" table:style-name="Financial" table:template-name="Financial">
        <table:table-column table:style-name="Financial.A" table:number-columns-repeated="6"/>
        <table:table-row table:style-name="Financial.1">
          <table:table-cell table:style-name="Financial.A1" office:value-type="string">
            <text:p text:style-name="P29">Financial {TableStyles}</text:p>
          </table:table-cell>
          <table:table-cell table:style-name="Financial.B1" office:value-type="string">
            <text:p text:style-name="P29"/>
          </table:table-cell>
          <table:table-cell table:style-name="Financial.B1" office:value-type="string">
            <text:p text:style-name="P29"/>
          </table:table-cell>
          <table:table-cell table:style-name="Financial.B1" office:value-type="string">
            <text:p text:style-name="P29"/>
          </table:table-cell>
          <table:table-cell table:style-name="Financial.B1" office:value-type="string">
            <text:p text:style-name="P29"/>
          </table:table-cell>
          <table:table-cell table:style-name="Financial.F1" office:value-type="string">
            <text:p text:style-name="P29"/>
          </table:table-cell>
        </table:table-row>
        <table:table-row>
          <table:table-cell table:style-name="Financial.A2" office:value-type="string">
            <text:p text:style-name="P30"/>
          </table:table-cell>
          <table:table-cell table:style-name="Financial.B2">
            <text:p text:style-name="P30"/>
          </table:table-cell>
          <table:table-cell table:style-name="Financial.B2">
            <text:p text:style-name="P30"/>
          </table:table-cell>
          <table:table-cell table:style-name="Financial.B2">
            <text:p text:style-name="P30"/>
          </table:table-cell>
          <table:table-cell table:style-name="Financial.B2">
            <text:p text:style-name="P30"/>
          </table:table-cell>
          <table:table-cell table:style-name="Financial.F2">
            <text:p text:style-name="P30"/>
          </table:table-cell>
        </table:table-row>
        <table:table-row>
          <table:table-cell table:style-name="Financial.A2" office:value-type="string">
            <text:p text:style-name="P30"/>
          </table:table-cell>
          <table:table-cell table:style-name="Financial.B2">
            <text:p text:style-name="P30"/>
          </table:table-cell>
          <table:table-cell table:style-name="Financial.B2">
            <text:p text:style-name="P30"/>
          </table:table-cell>
          <table:table-cell table:style-name="Financial.B2">
            <text:p text:style-name="P30"/>
          </table:table-cell>
          <table:table-cell table:style-name="Financial.B2">
            <text:p text:style-name="P30"/>
          </table:table-cell>
          <table:table-cell table:style-name="Financial.F2">
            <text:p text:style-name="P30"/>
          </table:table-cell>
        </table:table-row>
        <table:table-row>
          <table:table-cell table:style-name="Financial.A2" office:value-type="string">
            <text:p text:style-name="P30"/>
          </table:table-cell>
          <table:table-cell table:style-name="Financial.B2">
            <text:p text:style-name="P30"/>
          </table:table-cell>
          <table:table-cell table:style-name="Financial.B2">
            <text:p text:style-name="P30"/>
          </table:table-cell>
          <table:table-cell table:style-name="Financial.B2">
            <text:p text:style-name="P30"/>
          </table:table-cell>
          <table:table-cell table:style-name="Financial.B2">
            <text:p text:style-name="P30"/>
          </table:table-cell>
          <table:table-cell table:style-name="Financial.F2">
            <text:p text:style-name="P30"/>
          </table:table-cell>
        </table:table-row>
        <table:table-row>
          <table:table-cell table:style-name="Financial.A2" office:value-type="string">
            <text:p text:style-name="P30"/>
          </table:table-cell>
          <table:table-cell table:style-name="Financial.B2">
            <text:p text:style-name="P30"/>
          </table:table-cell>
          <table:table-cell table:style-name="Financial.B2">
            <text:p text:style-name="P30"/>
          </table:table-cell>
          <table:table-cell table:style-name="Financial.B2">
            <text:p text:style-name="P30"/>
          </table:table-cell>
          <table:table-cell table:style-name="Financial.B2">
            <text:p text:style-name="P30"/>
          </table:table-cell>
          <table:table-cell table:style-name="Financial.F2">
            <text:p text:style-name="P30"/>
          </table:table-cell>
        </table:table-row>
        <table:table-row>
          <table:table-cell table:style-name="Financial.A6" office:value-type="string">
            <text:p text:style-name="P35"/>
          </table:table-cell>
          <table:table-cell table:style-name="Financial.B6">
            <text:p text:style-name="P35"/>
          </table:table-cell>
          <table:table-cell table:style-name="Financial.B6">
            <text:p text:style-name="P35"/>
          </table:table-cell>
          <table:table-cell table:style-name="Financial.B6">
            <text:p text:style-name="P35"/>
          </table:table-cell>
          <table:table-cell table:style-name="Financial.B6">
            <text:p text:style-name="P35"/>
          </table:table-cell>
          <table:table-cell table:style-name="Financial.F6">
            <text:p text:style-name="P35"/>
          </table:table-cell>
        </table:table-row>
      </table:table>
      <text:p text:style-name="Standard"/>
      <text:p text:style-name="My_20_Style"><text:bookmark-start text:name="__RefHeading___Toc768_3288193316"/><text:alphabetical-index-mark text:string-value="Simple Grid Columns" text:key1="TableStyles"/>Simple Grid Columns<text:bookmark-end text:name="__RefHeading___Toc768_3288193316"/></text:p>
      <table:table table:name="Simple Grid Columns" table:style-name="Simple_20_Grid_20_Columns" table:template-name="Simple Grid Columns">
        <table:table-column table:style-name="Simple_20_Grid_20_Columns.A" table:number-columns-repeated="6"/>
        <table:table-row table:style-name="Simple_20_Grid_20_Columns.1">
          <table:table-cell table:style-name="Simple_20_Grid_20_Columns.A1" office:value-type="string">
            <text:p text:style-name="P36">Simple Grid Columns {TableStyles}</text:p>
          </table:table-cell>
          <table:table-cell table:style-name="Simple_20_Grid_20_Columns.B1" office:value-type="string">
            <text:p text:style-name="P36"/>
          </table:table-cell>
          <table:table-cell table:style-name="Simple_20_Grid_20_Columns.B1" office:value-type="string">
            <text:p text:style-name="P36"/>
          </table:table-cell>
          <table:table-cell table:style-name="Simple_20_Grid_20_Columns.B1" office:value-type="string">
            <text:p text:style-name="P36"/>
          </table:table-cell>
          <table:table-cell table:style-name="Simple_20_Grid_20_Columns.B1" office:value-type="string">
            <text:p text:style-name="P36"/>
          </table:table-cell>
          <table:table-cell table:style-name="Simple_20_Grid_20_Columns.A1" office:value-type="string">
            <text:p text:style-name="P36"/>
          </table:table-cell>
        </table:table-row>
        <table:table-row>
          <table:table-cell table:style-name="Simple_20_Grid_20_Columns.A2" office:value-type="string">
            <text:p text:style-name="P32"/>
          </table:table-cell>
          <table:table-cell table:style-name="Simple_20_Grid_20_Columns.B2">
            <text:p text:style-name="P32"/>
          </table:table-cell>
          <table:table-cell table:style-name="Simple_20_Grid_20_Columns.C2">
            <text:p text:style-name="P32"/>
          </table:table-cell>
          <table:table-cell table:style-name="Simple_20_Grid_20_Columns.B2">
            <text:p text:style-name="P32"/>
          </table:table-cell>
          <table:table-cell table:style-name="Simple_20_Grid_20_Columns.C2">
            <text:p text:style-name="P32"/>
          </table:table-cell>
          <table:table-cell table:style-name="Simple_20_Grid_20_Columns.F2">
            <text:p text:style-name="P32"/>
          </table:table-cell>
        </table:table-row>
        <table:table-row>
          <table:table-cell table:style-name="Simple_20_Grid_20_Columns.A2" office:value-type="string">
            <text:p text:style-name="P32"/>
          </table:table-cell>
          <table:table-cell table:style-name="Simple_20_Grid_20_Columns.B2">
            <text:p text:style-name="P32"/>
          </table:table-cell>
          <table:table-cell table:style-name="Simple_20_Grid_20_Columns.C2">
            <text:p text:style-name="P32"/>
          </table:table-cell>
          <table:table-cell table:style-name="Simple_20_Grid_20_Columns.B2">
            <text:p text:style-name="P32"/>
          </table:table-cell>
          <table:table-cell table:style-name="Simple_20_Grid_20_Columns.C2">
            <text:p text:style-name="P32"/>
          </table:table-cell>
          <table:table-cell table:style-name="Simple_20_Grid_20_Columns.F2">
            <text:p text:style-name="P32"/>
          </table:table-cell>
        </table:table-row>
        <table:table-row>
          <table:table-cell table:style-name="Simple_20_Grid_20_Columns.A2" office:value-type="string">
            <text:p text:style-name="P32"/>
          </table:table-cell>
          <table:table-cell table:style-name="Simple_20_Grid_20_Columns.B2">
            <text:p text:style-name="P32"/>
          </table:table-cell>
          <table:table-cell table:style-name="Simple_20_Grid_20_Columns.C2">
            <text:p text:style-name="P32"/>
          </table:table-cell>
          <table:table-cell table:style-name="Simple_20_Grid_20_Columns.B2">
            <text:p text:style-name="P32"/>
          </table:table-cell>
          <table:table-cell table:style-name="Simple_20_Grid_20_Columns.C2">
            <text:p text:style-name="P32"/>
          </table:table-cell>
          <table:table-cell table:style-name="Simple_20_Grid_20_Columns.F2">
            <text:p text:style-name="P32"/>
          </table:table-cell>
        </table:table-row>
        <table:table-row>
          <table:table-cell table:style-name="Simple_20_Grid_20_Columns.A2" office:value-type="string">
            <text:p text:style-name="P32"/>
          </table:table-cell>
          <table:table-cell table:style-name="Simple_20_Grid_20_Columns.B2">
            <text:p text:style-name="P32"/>
          </table:table-cell>
          <table:table-cell table:style-name="Simple_20_Grid_20_Columns.C2">
            <text:p text:style-name="P32"/>
          </table:table-cell>
          <table:table-cell table:style-name="Simple_20_Grid_20_Columns.B2">
            <text:p text:style-name="P32"/>
          </table:table-cell>
          <table:table-cell table:style-name="Simple_20_Grid_20_Columns.C2">
            <text:p text:style-name="P32"/>
          </table:table-cell>
          <table:table-cell table:style-name="Simple_20_Grid_20_Columns.F2">
            <text:p text:style-name="P32"/>
          </table:table-cell>
        </table:table-row>
        <table:table-row>
          <table:table-cell table:style-name="Simple_20_Grid_20_Columns.A6" office:value-type="string">
            <text:p text:style-name="P32"/>
          </table:table-cell>
          <table:table-cell table:style-name="Simple_20_Grid_20_Columns.B6">
            <text:p text:style-name="P32"/>
          </table:table-cell>
          <table:table-cell table:style-name="Simple_20_Grid_20_Columns.C6">
            <text:p text:style-name="P32"/>
          </table:table-cell>
          <table:table-cell table:style-name="Simple_20_Grid_20_Columns.B6">
            <text:p text:style-name="P32"/>
          </table:table-cell>
          <table:table-cell table:style-name="Simple_20_Grid_20_Columns.C6">
            <text:p text:style-name="P32"/>
          </table:table-cell>
          <table:table-cell table:style-name="Simple_20_Grid_20_Columns.F6">
            <text:p text:style-name="P32"/>
          </table:table-cell>
        </table:table-row>
      </table:table>
      <text:p text:style-name="Standard"/>
      <text:p text:style-name="My_20_Style"><text:bookmark-start text:name="__RefHeading___Toc766_3288193316"/><text:alphabetical-index-mark text:string-value="Simple Grid Rows" text:key1="TableStyles"/>Simple Grid Rows<text:bookmark-end text:name="__RefHeading___Toc766_3288193316"/></text:p>
      <table:table table:name="Simple Grid Rows" table:style-name="Simple_20_Grid_20_Rows" table:template-name="Simple Grid Rows">
        <table:table-column table:style-name="Simple_20_Grid_20_Rows.A" table:number-columns-repeated="6"/>
        <table:table-row table:style-name="Simple_20_Grid_20_Rows.1">
          <table:table-cell table:style-name="Simple_20_Grid_20_Rows.A1" office:value-type="string">
            <text:p text:style-name="P36">Simple Grid Rows {TableStyles}</text:p>
          </table:table-cell>
          <table:table-cell table:style-name="Simple_20_Grid_20_Rows.B1" office:value-type="string">
            <text:p text:style-name="P36"/>
          </table:table-cell>
          <table:table-cell table:style-name="Simple_20_Grid_20_Rows.B1" office:value-type="string">
            <text:p text:style-name="P36"/>
          </table:table-cell>
          <table:table-cell table:style-name="Simple_20_Grid_20_Rows.B1" office:value-type="string">
            <text:p text:style-name="P36"/>
          </table:table-cell>
          <table:table-cell table:style-name="Simple_20_Grid_20_Rows.B1" office:value-type="string">
            <text:p text:style-name="P36"/>
          </table:table-cell>
          <table:table-cell table:style-name="Simple_20_Grid_20_Rows.A1" office:value-type="string">
            <text:p text:style-name="P36"/>
          </table:table-cell>
        </table:table-row>
        <table:table-row>
          <table:table-cell table:style-name="Simple_20_Grid_20_Rows.A2" office:value-type="string">
            <text:p text:style-name="P32"/>
          </table:table-cell>
          <table:table-cell table:style-name="Simple_20_Grid_20_Rows.B2">
            <text:p text:style-name="P32"/>
          </table:table-cell>
          <table:table-cell table:style-name="Simple_20_Grid_20_Rows.B2">
            <text:p text:style-name="P32"/>
          </table:table-cell>
          <table:table-cell table:style-name="Simple_20_Grid_20_Rows.B2">
            <text:p text:style-name="P32"/>
          </table:table-cell>
          <table:table-cell table:style-name="Simple_20_Grid_20_Rows.B2">
            <text:p text:style-name="P32"/>
          </table:table-cell>
          <table:table-cell table:style-name="Simple_20_Grid_20_Rows.F2">
            <text:p text:style-name="P32"/>
          </table:table-cell>
        </table:table-row>
        <table:table-row>
          <table:table-cell table:style-name="Simple_20_Grid_20_Rows.A3" office:value-type="string">
            <text:p text:style-name="P32"/>
          </table:table-cell>
          <table:table-cell table:style-name="Simple_20_Grid_20_Rows.B3">
            <text:p text:style-name="P32"/>
          </table:table-cell>
          <table:table-cell table:style-name="Simple_20_Grid_20_Rows.B3">
            <text:p text:style-name="P32"/>
          </table:table-cell>
          <table:table-cell table:style-name="Simple_20_Grid_20_Rows.B3">
            <text:p text:style-name="P32"/>
          </table:table-cell>
          <table:table-cell table:style-name="Simple_20_Grid_20_Rows.B3">
            <text:p text:style-name="P32"/>
          </table:table-cell>
          <table:table-cell table:style-name="Simple_20_Grid_20_Rows.F3">
            <text:p text:style-name="P32"/>
          </table:table-cell>
        </table:table-row>
        <table:table-row>
          <table:table-cell table:style-name="Simple_20_Grid_20_Rows.A2" office:value-type="string">
            <text:p text:style-name="P32"/>
          </table:table-cell>
          <table:table-cell table:style-name="Simple_20_Grid_20_Rows.B2">
            <text:p text:style-name="P32"/>
          </table:table-cell>
          <table:table-cell table:style-name="Simple_20_Grid_20_Rows.B2">
            <text:p text:style-name="P32"/>
          </table:table-cell>
          <table:table-cell table:style-name="Simple_20_Grid_20_Rows.B2">
            <text:p text:style-name="P32"/>
          </table:table-cell>
          <table:table-cell table:style-name="Simple_20_Grid_20_Rows.B2">
            <text:p text:style-name="P32"/>
          </table:table-cell>
          <table:table-cell table:style-name="Simple_20_Grid_20_Rows.F2">
            <text:p text:style-name="P32"/>
          </table:table-cell>
        </table:table-row>
        <table:table-row>
          <table:table-cell table:style-name="Simple_20_Grid_20_Rows.A3" office:value-type="string">
            <text:p text:style-name="P32"/>
          </table:table-cell>
          <table:table-cell table:style-name="Simple_20_Grid_20_Rows.B3">
            <text:p text:style-name="P32"/>
          </table:table-cell>
          <table:table-cell table:style-name="Simple_20_Grid_20_Rows.B3">
            <text:p text:style-name="P32"/>
          </table:table-cell>
          <table:table-cell table:style-name="Simple_20_Grid_20_Rows.B3">
            <text:p text:style-name="P32"/>
          </table:table-cell>
          <table:table-cell table:style-name="Simple_20_Grid_20_Rows.B3">
            <text:p text:style-name="P32"/>
          </table:table-cell>
          <table:table-cell table:style-name="Simple_20_Grid_20_Rows.F3">
            <text:p text:style-name="P32"/>
          </table:table-cell>
        </table:table-row>
        <table:table-row>
          <table:table-cell table:style-name="Simple_20_Grid_20_Rows.A6" office:value-type="string">
            <text:p text:style-name="P32"/>
          </table:table-cell>
          <table:table-cell table:style-name="Simple_20_Grid_20_Rows.B6">
            <text:p text:style-name="P32"/>
          </table:table-cell>
          <table:table-cell table:style-name="Simple_20_Grid_20_Rows.B6">
            <text:p text:style-name="P32"/>
          </table:table-cell>
          <table:table-cell table:style-name="Simple_20_Grid_20_Rows.B6">
            <text:p text:style-name="P32"/>
          </table:table-cell>
          <table:table-cell table:style-name="Simple_20_Grid_20_Rows.B6">
            <text:p text:style-name="P32"/>
          </table:table-cell>
          <table:table-cell table:style-name="Simple_20_Grid_20_Rows.F6">
            <text:p text:style-name="P32"/>
          </table:table-cell>
        </table:table-row>
      </table:table>
      <text:p text:style-name="Standard"/>
      <text:p text:style-name="My_20_Style"><text:bookmark-start text:name="__RefHeading___Toc764_3288193316"/><text:alphabetical-index-mark text:string-value="Simple List Shaded" text:key1="TableStyles"/>Simple List Shaded<text:bookmark-end text:name="__RefHeading___Toc764_3288193316"/></text:p>
      <table:table table:name="Simple List Shaded" table:style-name="Simple_20_List_20_Shaded" table:template-name="Simple List Shaded">
        <table:table-column table:style-name="Simple_20_List_20_Shaded.A" table:number-columns-repeated="6"/>
        <table:table-row table:style-name="Simple_20_List_20_Shaded.1">
          <table:table-cell table:style-name="Simple_20_List_20_Shaded.A1" office:value-type="string">
            <text:p text:style-name="P37">Simple List <text:soft-page-break/>Shaded {TableStyles}</text:p>
          </table:table-cell>
          <table:table-cell table:style-name="Simple_20_List_20_Shaded.A1" office:value-type="string">
            <text:p text:style-name="P37"/>
          </table:table-cell>
          <table:table-cell table:style-name="Simple_20_List_20_Shaded.A1" office:value-type="string">
            <text:p text:style-name="P37"/>
          </table:table-cell>
          <table:table-cell table:style-name="Simple_20_List_20_Shaded.A1" office:value-type="string">
            <text:p text:style-name="P37"/>
          </table:table-cell>
          <table:table-cell table:style-name="Simple_20_List_20_Shaded.A1" office:value-type="string">
            <text:p text:style-name="P37"/>
          </table:table-cell>
          <table:table-cell table:style-name="Simple_20_List_20_Shaded.A1" office:value-type="string">
            <text:p text:style-name="P37"/>
          </table:table-cell>
        </table:table-row>
        <table:table-row>
          <table:table-cell table:style-name="Simple_20_List_20_Shaded.A2" office:value-type="string">
            <text:p text:style-name="P30"/>
          </table:table-cell>
          <table:table-cell table:style-name="Simple_20_List_20_Shaded.B2">
            <text:p text:style-name="P30"/>
          </table:table-cell>
          <table:table-cell table:style-name="Simple_20_List_20_Shaded.B2">
            <text:p text:style-name="P30"/>
          </table:table-cell>
          <table:table-cell table:style-name="Simple_20_List_20_Shaded.B2">
            <text:p text:style-name="P30"/>
          </table:table-cell>
          <table:table-cell table:style-name="Simple_20_List_20_Shaded.B2">
            <text:p text:style-name="P30"/>
          </table:table-cell>
          <table:table-cell table:style-name="Simple_20_List_20_Shaded.B2">
            <text:p text:style-name="P30"/>
          </table:table-cell>
        </table:table-row>
        <table:table-row>
          <table:table-cell table:style-name="Simple_20_List_20_Shaded.A3" office:value-type="string">
            <text:p text:style-name="P30"/>
          </table:table-cell>
          <table:table-cell table:style-name="Simple_20_List_20_Shaded.B3">
            <text:p text:style-name="P30"/>
          </table:table-cell>
          <table:table-cell table:style-name="Simple_20_List_20_Shaded.B3">
            <text:p text:style-name="P30"/>
          </table:table-cell>
          <table:table-cell table:style-name="Simple_20_List_20_Shaded.B3">
            <text:p text:style-name="P30"/>
          </table:table-cell>
          <table:table-cell table:style-name="Simple_20_List_20_Shaded.B3">
            <text:p text:style-name="P30"/>
          </table:table-cell>
          <table:table-cell table:style-name="Simple_20_List_20_Shaded.B3">
            <text:p text:style-name="P30"/>
          </table:table-cell>
        </table:table-row>
        <table:table-row>
          <table:table-cell table:style-name="Simple_20_List_20_Shaded.A2" office:value-type="string">
            <text:p text:style-name="P30"/>
          </table:table-cell>
          <table:table-cell table:style-name="Simple_20_List_20_Shaded.B2">
            <text:p text:style-name="P30"/>
          </table:table-cell>
          <table:table-cell table:style-name="Simple_20_List_20_Shaded.B2">
            <text:p text:style-name="P30"/>
          </table:table-cell>
          <table:table-cell table:style-name="Simple_20_List_20_Shaded.B2">
            <text:p text:style-name="P30"/>
          </table:table-cell>
          <table:table-cell table:style-name="Simple_20_List_20_Shaded.B2">
            <text:p text:style-name="P30"/>
          </table:table-cell>
          <table:table-cell table:style-name="Simple_20_List_20_Shaded.B2">
            <text:p text:style-name="P30"/>
          </table:table-cell>
        </table:table-row>
        <table:table-row>
          <table:table-cell table:style-name="Simple_20_List_20_Shaded.A3" office:value-type="string">
            <text:p text:style-name="P30"/>
          </table:table-cell>
          <table:table-cell table:style-name="Simple_20_List_20_Shaded.B3">
            <text:p text:style-name="P30"/>
          </table:table-cell>
          <table:table-cell table:style-name="Simple_20_List_20_Shaded.B3">
            <text:p text:style-name="P30"/>
          </table:table-cell>
          <table:table-cell table:style-name="Simple_20_List_20_Shaded.B3">
            <text:p text:style-name="P30"/>
          </table:table-cell>
          <table:table-cell table:style-name="Simple_20_List_20_Shaded.B3">
            <text:p text:style-name="P30"/>
          </table:table-cell>
          <table:table-cell table:style-name="Simple_20_List_20_Shaded.B3">
            <text:p text:style-name="P30"/>
          </table:table-cell>
        </table:table-row>
        <table:table-row>
          <table:table-cell table:style-name="Simple_20_List_20_Shaded.A6" office:value-type="string">
            <text:p text:style-name="P30"/>
          </table:table-cell>
          <table:table-cell table:style-name="Simple_20_List_20_Shaded.B6">
            <text:p text:style-name="P30"/>
          </table:table-cell>
          <table:table-cell table:style-name="Simple_20_List_20_Shaded.B6">
            <text:p text:style-name="P30"/>
          </table:table-cell>
          <table:table-cell table:style-name="Simple_20_List_20_Shaded.B6">
            <text:p text:style-name="P30"/>
          </table:table-cell>
          <table:table-cell table:style-name="Simple_20_List_20_Shaded.B6">
            <text:p text:style-name="P30"/>
          </table:table-cell>
          <table:table-cell table:style-name="Simple_20_List_20_Shaded.B6">
            <text:p text:style-name="P30"/>
          </table:table-cell>
        </table:table-row>
      </table:table>
      <text:p text:style-name="Standard"/>
      <text:p text:style-name="P6">--- END STYLE FAMILY `TableStyles' ---</text:p>
      <text:p text:style-name="My_20_Family_20_Style"><text:bookmark-start text:name="__RefHeading___Toc394_3288193316"/>STYLE FAMILY: CellStyles<text:bookmark-end text:name="__RefHeading___Toc394_3288193316"/></text:p>
      <text:p text:style-name="My_20_Style"><text:bookmark-start text:name="__RefHeading___Toc762_3288193316"/><text:alphabetical-index-mark text:string-value="Default Style.1" text:key1="CellStyles"/>Default Style.1 {CellStyles}<text:bookmark-end text:name="__RefHeading___Toc762_3288193316"/></text:p>
      <text:p text:style-name="My_20_Style"><text:bookmark-start text:name="__RefHeading___Toc760_3288193316"/><text:alphabetical-index-mark text:string-value="Default Style.2" text:key1="CellStyles"/>Default Style.2 {CellStyles}<text:bookmark-end text:name="__RefHeading___Toc760_3288193316"/></text:p>
      <text:p text:style-name="My_20_Style"><text:bookmark-start text:name="__RefHeading___Toc758_3288193316"/><text:alphabetical-index-mark text:string-value="Default Style.3" text:key1="CellStyles"/>Default Style.3 {CellStyles}<text:bookmark-end text:name="__RefHeading___Toc758_3288193316"/></text:p>
      <text:p text:style-name="My_20_Style"><text:bookmark-start text:name="__RefHeading___Toc756_3288193316"/><text:alphabetical-index-mark text:string-value="Default Style.4" text:key1="CellStyles"/>Default Style.4 {CellStyles}<text:bookmark-end text:name="__RefHeading___Toc756_3288193316"/></text:p>
      <text:p text:style-name="My_20_Style"><text:bookmark-start text:name="__RefHeading___Toc754_3288193316"/><text:alphabetical-index-mark text:string-value="Default Style.5" text:key1="CellStyles"/>Default Style.5 {CellStyles}<text:bookmark-end text:name="__RefHeading___Toc754_3288193316"/></text:p>
      <text:p text:style-name="My_20_Style"><text:bookmark-start text:name="__RefHeading___Toc752_3288193316"/><text:alphabetical-index-mark text:string-value="Default Style.6" text:key1="CellStyles"/>Default Style.6 {CellStyles}<text:bookmark-end text:name="__RefHeading___Toc752_3288193316"/></text:p>
      <text:p text:style-name="My_20_Style"><text:bookmark-start text:name="__RefHeading___Toc750_3288193316"/><text:alphabetical-index-mark text:string-value="Default Style.7" text:key1="CellStyles"/>Default Style.7 {CellStyles}<text:bookmark-end text:name="__RefHeading___Toc750_3288193316"/></text:p>
      <text:p text:style-name="My_20_Style"><text:bookmark-start text:name="__RefHeading___Toc748_3288193316"/><text:alphabetical-index-mark text:string-value="Default Style.8" text:key1="CellStyles"/>Default Style.8 {CellStyles}<text:bookmark-end text:name="__RefHeading___Toc748_3288193316"/></text:p>
      <text:p text:style-name="My_20_Style"><text:bookmark-start text:name="__RefHeading___Toc746_3288193316"/><text:alphabetical-index-mark text:string-value="Default Style.9" text:key1="CellStyles"/>Default Style.9 {CellStyles}<text:bookmark-end text:name="__RefHeading___Toc746_3288193316"/></text:p>
      <text:p text:style-name="My_20_Style"><text:bookmark-start text:name="__RefHeading___Toc744_3288193316"/><text:alphabetical-index-mark text:string-value="Default Style.10" text:key1="CellStyles"/>Default Style.10 {CellStyles}<text:bookmark-end text:name="__RefHeading___Toc744_3288193316"/></text:p>
      <text:p text:style-name="My_20_Style"><text:bookmark-start text:name="__RefHeading___Toc742_3288193316"/><text:alphabetical-index-mark text:string-value="Default Style.11" text:key1="CellStyles"/>Default Style.11 {CellStyles}<text:bookmark-end text:name="__RefHeading___Toc742_3288193316"/></text:p>
      <text:p text:style-name="My_20_Style"><text:bookmark-start text:name="__RefHeading___Toc740_3288193316"/><text:alphabetical-index-mark text:string-value="Default Style.12" text:key1="CellStyles"/>Default Style.12 {CellStyles}<text:bookmark-end text:name="__RefHeading___Toc740_3288193316"/></text:p>
      <text:p text:style-name="My_20_Style"><text:bookmark-start text:name="__RefHeading___Toc738_3288193316"/><text:alphabetical-index-mark text:string-value="Default Style.13" text:key1="CellStyles"/>Default Style.13 {CellStyles}<text:bookmark-end text:name="__RefHeading___Toc738_3288193316"/></text:p>
      <text:p text:style-name="My_20_Style"><text:bookmark-start text:name="__RefHeading___Toc736_3288193316"/><text:alphabetical-index-mark text:string-value="Default Style.14" text:key1="CellStyles"/>Default Style.14 {CellStyles}<text:bookmark-end text:name="__RefHeading___Toc736_3288193316"/></text:p>
      <text:p text:style-name="My_20_Style"><text:bookmark-start text:name="__RefHeading___Toc734_3288193316"/><text:alphabetical-index-mark text:string-value="Default Style.15" text:key1="CellStyles"/>Default Style.15 {CellStyles}<text:bookmark-end text:name="__RefHeading___Toc734_3288193316"/></text:p>
      <text:p text:style-name="My_20_Style"><text:bookmark-start text:name="__RefHeading___Toc732_3288193316"/><text:alphabetical-index-mark text:string-value="Default Style.16" text:key1="CellStyles"/>Default Style.16 {CellStyles}<text:bookmark-end text:name="__RefHeading___Toc732_3288193316"/></text:p>
      <text:p text:style-name="My_20_Style"><text:bookmark-start text:name="__RefHeading___Toc730_3288193316"/><text:alphabetical-index-mark text:string-value="Academic.1" text:key1="CellStyles"/>Academic.1 {CellStyles}<text:bookmark-end text:name="__RefHeading___Toc730_3288193316"/></text:p>
      <text:p text:style-name="My_20_Style"><text:bookmark-start text:name="__RefHeading___Toc728_3288193316"/><text:alphabetical-index-mark text:string-value="Academic.2" text:key1="CellStyles"/>Academic.2 {CellStyles}<text:bookmark-end text:name="__RefHeading___Toc728_3288193316"/></text:p>
      <text:p text:style-name="My_20_Style"><text:bookmark-start text:name="__RefHeading___Toc726_3288193316"/><text:alphabetical-index-mark text:string-value="Academic.3" text:key1="CellStyles"/>Academic.3 {CellStyles}<text:bookmark-end text:name="__RefHeading___Toc726_3288193316"/></text:p>
      <text:p text:style-name="My_20_Style"><text:bookmark-start text:name="__RefHeading___Toc724_3288193316"/><text:alphabetical-index-mark text:string-value="Academic.4" text:key1="CellStyles"/>Academic.4 {CellStyles}<text:bookmark-end text:name="__RefHeading___Toc724_3288193316"/></text:p>
      <text:p text:style-name="My_20_Style"><text:bookmark-start text:name="__RefHeading___Toc722_3288193316"/><text:alphabetical-index-mark text:string-value="Academic.5" text:key1="CellStyles"/>Academic.5 {CellStyles}<text:bookmark-end text:name="__RefHeading___Toc722_3288193316"/></text:p>
      <text:p text:style-name="My_20_Style"><text:bookmark-start text:name="__RefHeading___Toc720_3288193316"/><text:alphabetical-index-mark text:string-value="Academic.6" text:key1="CellStyles"/>Academic.6 {CellStyles}<text:bookmark-end text:name="__RefHeading___Toc720_3288193316"/></text:p>
      <text:p text:style-name="My_20_Style"><text:bookmark-start text:name="__RefHeading___Toc718_3288193316"/><text:alphabetical-index-mark text:string-value="Academic.7" text:key1="CellStyles"/>Academic.7 {CellStyles}<text:bookmark-end text:name="__RefHeading___Toc718_3288193316"/></text:p>
      <text:p text:style-name="My_20_Style"><text:bookmark-start text:name="__RefHeading___Toc716_3288193316"/><text:alphabetical-index-mark text:string-value="Academic.8" text:key1="CellStyles"/>Academic.8 {CellStyles}<text:bookmark-end text:name="__RefHeading___Toc716_3288193316"/></text:p>
      <text:p text:style-name="My_20_Style"><text:bookmark-start text:name="__RefHeading___Toc714_3288193316"/><text:alphabetical-index-mark text:string-value="Academic.9" text:key1="CellStyles"/>Academic.9 {CellStyles}<text:bookmark-end text:name="__RefHeading___Toc714_3288193316"/></text:p>
      <text:p text:style-name="My_20_Style"><text:bookmark-start text:name="__RefHeading___Toc712_3288193316"/><text:alphabetical-index-mark text:string-value="Academic.10" text:key1="CellStyles"/>Academic.10 {CellStyles}<text:bookmark-end text:name="__RefHeading___Toc712_3288193316"/></text:p>
      <text:p text:style-name="My_20_Style"><text:bookmark-start text:name="__RefHeading___Toc710_3288193316"/><text:alphabetical-index-mark text:string-value="Academic.11" text:key1="CellStyles"/>Academic.11 {CellStyles}<text:bookmark-end text:name="__RefHeading___Toc710_3288193316"/></text:p>
      <text:p text:style-name="My_20_Style"><text:bookmark-start text:name="__RefHeading___Toc708_3288193316"/><text:alphabetical-index-mark text:string-value="Academic.12" text:key1="CellStyles"/>Academic.12 {CellStyles}<text:bookmark-end text:name="__RefHeading___Toc708_3288193316"/></text:p>
      <text:p text:style-name="My_20_Style"><text:bookmark-start text:name="__RefHeading___Toc706_3288193316"/><text:alphabetical-index-mark text:string-value="Academic.13" text:key1="CellStyles"/>Academic.13 {CellStyles}<text:bookmark-end text:name="__RefHeading___Toc706_3288193316"/></text:p>
      <text:p text:style-name="My_20_Style"><text:bookmark-start text:name="__RefHeading___Toc704_3288193316"/><text:alphabetical-index-mark text:string-value="Academic.14" text:key1="CellStyles"/>Academic.14 {CellStyles}<text:bookmark-end text:name="__RefHeading___Toc704_3288193316"/></text:p>
      <text:p text:style-name="My_20_Style"><text:bookmark-start text:name="__RefHeading___Toc702_3288193316"/><text:alphabetical-index-mark text:string-value="Academic.15" text:key1="CellStyles"/>Academic.15 {CellStyles}<text:bookmark-end text:name="__RefHeading___Toc702_3288193316"/></text:p>
      <text:p text:style-name="My_20_Style"><text:bookmark-start text:name="__RefHeading___Toc700_3288193316"/><text:alphabetical-index-mark text:string-value="Academic.16" text:key1="CellStyles"/>Academic.16 {CellStyles}<text:bookmark-end text:name="__RefHeading___Toc700_3288193316"/></text:p>
      <text:p text:style-name="My_20_Style"><text:bookmark-start text:name="__RefHeading___Toc698_3288193316"/><text:alphabetical-index-mark text:string-value="Box List Blue.1" text:key1="CellStyles"/>Box List Blue.1 {CellStyles}<text:bookmark-end text:name="__RefHeading___Toc698_3288193316"/></text:p>
      <text:p text:style-name="My_20_Style"><text:bookmark-start text:name="__RefHeading___Toc696_3288193316"/><text:alphabetical-index-mark text:string-value="Box List Blue.2" text:key1="CellStyles"/>Box List Blue.2 {CellStyles}<text:bookmark-end text:name="__RefHeading___Toc696_3288193316"/></text:p>
      <text:p text:style-name="My_20_Style"><text:bookmark-start text:name="__RefHeading___Toc694_3288193316"/><text:alphabetical-index-mark text:string-value="Box List Blue.3" text:key1="CellStyles"/>Box List Blue.3 {CellStyles}<text:bookmark-end text:name="__RefHeading___Toc694_3288193316"/></text:p>
      <text:p text:style-name="My_20_Style"><text:bookmark-start text:name="__RefHeading___Toc692_3288193316"/><text:alphabetical-index-mark text:string-value="Box List Blue.4" text:key1="CellStyles"/>Box List Blue.4 {CellStyles}<text:bookmark-end text:name="__RefHeading___Toc692_3288193316"/></text:p>
      <text:p text:style-name="My_20_Style"><text:bookmark-start text:name="__RefHeading___Toc690_3288193316"/><text:alphabetical-index-mark text:string-value="Box List Blue.5" text:key1="CellStyles"/>Box List Blue.5 {CellStyles}<text:bookmark-end text:name="__RefHeading___Toc690_3288193316"/></text:p>
      <text:p text:style-name="My_20_Style"><text:bookmark-start text:name="__RefHeading___Toc688_3288193316"/><text:alphabetical-index-mark text:string-value="Box List Blue.6" text:key1="CellStyles"/>Box List Blue.6 {CellStyles}<text:bookmark-end text:name="__RefHeading___Toc688_3288193316"/></text:p>
      <text:p text:style-name="My_20_Style"><text:bookmark-start text:name="__RefHeading___Toc686_3288193316"/><text:alphabetical-index-mark text:string-value="Box List Blue.7" text:key1="CellStyles"/>Box List Blue.7 {CellStyles}<text:bookmark-end text:name="__RefHeading___Toc686_3288193316"/></text:p>
      <text:p text:style-name="My_20_Style"><text:bookmark-start text:name="__RefHeading___Toc684_3288193316"/><text:alphabetical-index-mark text:string-value="Box List Blue.8" text:key1="CellStyles"/>Box List Blue.8 {CellStyles}<text:bookmark-end text:name="__RefHeading___Toc684_3288193316"/></text:p>
      <text:p text:style-name="My_20_Style"><text:bookmark-start text:name="__RefHeading___Toc682_3288193316"/><text:alphabetical-index-mark text:string-value="Box List Blue.9" text:key1="CellStyles"/>Box List Blue.9 {CellStyles}<text:bookmark-end text:name="__RefHeading___Toc682_3288193316"/></text:p>
      <text:p text:style-name="My_20_Style"><text:bookmark-start text:name="__RefHeading___Toc680_3288193316"/><text:alphabetical-index-mark text:string-value="Box List Blue.10" text:key1="CellStyles"/>Box List Blue.10 {CellStyles}<text:bookmark-end text:name="__RefHeading___Toc680_3288193316"/></text:p>
      <text:p text:style-name="My_20_Style"><text:bookmark-start text:name="__RefHeading___Toc678_3288193316"/><text:alphabetical-index-mark text:string-value="Box List Blue.11" text:key1="CellStyles"/>Box List Blue.11 {CellStyles}<text:bookmark-end text:name="__RefHeading___Toc678_3288193316"/></text:p>
      <text:p text:style-name="My_20_Style"><text:bookmark-start text:name="__RefHeading___Toc676_3288193316"/><text:alphabetical-index-mark text:string-value="Box List Blue.12" text:key1="CellStyles"/>Box List Blue.12 {CellStyles}<text:bookmark-end text:name="__RefHeading___Toc676_3288193316"/></text:p>
      <text:p text:style-name="My_20_Style"><text:bookmark-start text:name="__RefHeading___Toc674_3288193316"/><text:alphabetical-index-mark text:string-value="Box List Blue.13" text:key1="CellStyles"/>Box List Blue.13 {CellStyles}<text:bookmark-end text:name="__RefHeading___Toc674_3288193316"/></text:p>
      <text:p text:style-name="My_20_Style"><text:bookmark-start text:name="__RefHeading___Toc672_3288193316"/><text:alphabetical-index-mark text:string-value="Box List Blue.14" text:key1="CellStyles"/>Box List Blue.14 {CellStyles}<text:bookmark-end text:name="__RefHeading___Toc672_3288193316"/></text:p>
      <text:p text:style-name="My_20_Style"><text:bookmark-start text:name="__RefHeading___Toc670_3288193316"/><text:alphabetical-index-mark text:string-value="Box List Blue.15" text:key1="CellStyles"/>Box List Blue.15 {CellStyles}<text:bookmark-end text:name="__RefHeading___Toc670_3288193316"/></text:p>
      <text:p text:style-name="My_20_Style"><text:bookmark-start text:name="__RefHeading___Toc668_3288193316"/><text:alphabetical-index-mark text:string-value="Box List Blue.16" text:key1="CellStyles"/>Box List Blue.16 {CellStyles}<text:bookmark-end text:name="__RefHeading___Toc668_3288193316"/></text:p>
      <text:p text:style-name="My_20_Style"><text:bookmark-start text:name="__RefHeading___Toc666_3288193316"/><text:alphabetical-index-mark text:string-value="Box List Green.1" text:key1="CellStyles"/>Box List Green.1 {CellStyles}<text:bookmark-end text:name="__RefHeading___Toc666_3288193316"/></text:p>
      <text:p text:style-name="My_20_Style"><text:bookmark-start text:name="__RefHeading___Toc664_3288193316"/><text:alphabetical-index-mark text:string-value="Box List Green.2" text:key1="CellStyles"/>Box List Green.2 {CellStyles}<text:bookmark-end text:name="__RefHeading___Toc664_3288193316"/></text:p>
      <text:p text:style-name="My_20_Style"><text:bookmark-start text:name="__RefHeading___Toc662_3288193316"/><text:soft-page-break/><text:alphabetical-index-mark text:string-value="Box List Green.3" text:key1="CellStyles"/>Box List Green.3 {CellStyles}<text:bookmark-end text:name="__RefHeading___Toc662_3288193316"/></text:p>
      <text:p text:style-name="My_20_Style"><text:bookmark-start text:name="__RefHeading___Toc660_3288193316"/><text:alphabetical-index-mark text:string-value="Box List Green.4" text:key1="CellStyles"/>Box List Green.4 {CellStyles}<text:bookmark-end text:name="__RefHeading___Toc660_3288193316"/></text:p>
      <text:p text:style-name="My_20_Style"><text:bookmark-start text:name="__RefHeading___Toc658_3288193316"/><text:alphabetical-index-mark text:string-value="Box List Green.5" text:key1="CellStyles"/>Box List Green.5 {CellStyles}<text:bookmark-end text:name="__RefHeading___Toc658_3288193316"/></text:p>
      <text:p text:style-name="My_20_Style"><text:bookmark-start text:name="__RefHeading___Toc656_3288193316"/><text:alphabetical-index-mark text:string-value="Box List Green.6" text:key1="CellStyles"/>Box List Green.6 {CellStyles}<text:bookmark-end text:name="__RefHeading___Toc656_3288193316"/></text:p>
      <text:p text:style-name="My_20_Style"><text:bookmark-start text:name="__RefHeading___Toc654_3288193316"/><text:alphabetical-index-mark text:string-value="Box List Green.7" text:key1="CellStyles"/>Box List Green.7 {CellStyles}<text:bookmark-end text:name="__RefHeading___Toc654_3288193316"/></text:p>
      <text:p text:style-name="My_20_Style"><text:bookmark-start text:name="__RefHeading___Toc652_3288193316"/><text:alphabetical-index-mark text:string-value="Box List Green.8" text:key1="CellStyles"/>Box List Green.8 {CellStyles}<text:bookmark-end text:name="__RefHeading___Toc652_3288193316"/></text:p>
      <text:p text:style-name="My_20_Style"><text:bookmark-start text:name="__RefHeading___Toc650_3288193316"/><text:alphabetical-index-mark text:string-value="Box List Green.9" text:key1="CellStyles"/>Box List Green.9 {CellStyles}<text:bookmark-end text:name="__RefHeading___Toc650_3288193316"/></text:p>
      <text:p text:style-name="My_20_Style"><text:bookmark-start text:name="__RefHeading___Toc648_3288193316"/><text:alphabetical-index-mark text:string-value="Box List Green.10" text:key1="CellStyles"/>Box List Green.10 {CellStyles}<text:bookmark-end text:name="__RefHeading___Toc648_3288193316"/></text:p>
      <text:p text:style-name="My_20_Style"><text:bookmark-start text:name="__RefHeading___Toc646_3288193316"/><text:alphabetical-index-mark text:string-value="Box List Green.11" text:key1="CellStyles"/>Box List Green.11 {CellStyles}<text:bookmark-end text:name="__RefHeading___Toc646_3288193316"/></text:p>
      <text:p text:style-name="My_20_Style"><text:bookmark-start text:name="__RefHeading___Toc644_3288193316"/><text:alphabetical-index-mark text:string-value="Box List Green.12" text:key1="CellStyles"/>Box List Green.12 {CellStyles}<text:bookmark-end text:name="__RefHeading___Toc644_3288193316"/></text:p>
      <text:p text:style-name="My_20_Style"><text:bookmark-start text:name="__RefHeading___Toc642_3288193316"/><text:alphabetical-index-mark text:string-value="Box List Green.13" text:key1="CellStyles"/>Box List Green.13 {CellStyles}<text:bookmark-end text:name="__RefHeading___Toc642_3288193316"/></text:p>
      <text:p text:style-name="My_20_Style"><text:bookmark-start text:name="__RefHeading___Toc640_3288193316"/><text:alphabetical-index-mark text:string-value="Box List Green.14" text:key1="CellStyles"/>Box List Green.14 {CellStyles}<text:bookmark-end text:name="__RefHeading___Toc640_3288193316"/></text:p>
      <text:p text:style-name="My_20_Style"><text:bookmark-start text:name="__RefHeading___Toc638_3288193316"/><text:alphabetical-index-mark text:string-value="Box List Green.15" text:key1="CellStyles"/>Box List Green.15 {CellStyles}<text:bookmark-end text:name="__RefHeading___Toc638_3288193316"/></text:p>
      <text:p text:style-name="My_20_Style"><text:bookmark-start text:name="__RefHeading___Toc636_3288193316"/><text:alphabetical-index-mark text:string-value="Box List Green.16" text:key1="CellStyles"/>Box List Green.16 {CellStyles}<text:bookmark-end text:name="__RefHeading___Toc636_3288193316"/></text:p>
      <text:p text:style-name="My_20_Style"><text:bookmark-start text:name="__RefHeading___Toc634_3288193316"/><text:alphabetical-index-mark text:string-value="Box List Red.1" text:key1="CellStyles"/>Box List Red.1 {CellStyles}<text:bookmark-end text:name="__RefHeading___Toc634_3288193316"/></text:p>
      <text:p text:style-name="My_20_Style"><text:bookmark-start text:name="__RefHeading___Toc632_3288193316"/><text:alphabetical-index-mark text:string-value="Box List Red.2" text:key1="CellStyles"/>Box List Red.2 {CellStyles}<text:bookmark-end text:name="__RefHeading___Toc632_3288193316"/></text:p>
      <text:p text:style-name="My_20_Style"><text:bookmark-start text:name="__RefHeading___Toc630_3288193316"/><text:alphabetical-index-mark text:string-value="Box List Red.3" text:key1="CellStyles"/>Box List Red.3 {CellStyles}<text:bookmark-end text:name="__RefHeading___Toc630_3288193316"/></text:p>
      <text:p text:style-name="My_20_Style"><text:bookmark-start text:name="__RefHeading___Toc628_3288193316"/><text:alphabetical-index-mark text:string-value="Box List Red.4" text:key1="CellStyles"/>Box List Red.4 {CellStyles}<text:bookmark-end text:name="__RefHeading___Toc628_3288193316"/></text:p>
      <text:p text:style-name="My_20_Style"><text:bookmark-start text:name="__RefHeading___Toc626_3288193316"/><text:alphabetical-index-mark text:string-value="Box List Red.5" text:key1="CellStyles"/>Box List Red.5 {CellStyles}<text:bookmark-end text:name="__RefHeading___Toc626_3288193316"/></text:p>
      <text:p text:style-name="My_20_Style"><text:bookmark-start text:name="__RefHeading___Toc624_3288193316"/><text:alphabetical-index-mark text:string-value="Box List Red.6" text:key1="CellStyles"/>Box List Red.6 {CellStyles}<text:bookmark-end text:name="__RefHeading___Toc624_3288193316"/></text:p>
      <text:p text:style-name="My_20_Style"><text:bookmark-start text:name="__RefHeading___Toc622_3288193316"/><text:alphabetical-index-mark text:string-value="Box List Red.7" text:key1="CellStyles"/>Box List Red.7 {CellStyles}<text:bookmark-end text:name="__RefHeading___Toc622_3288193316"/></text:p>
      <text:p text:style-name="My_20_Style"><text:bookmark-start text:name="__RefHeading___Toc620_3288193316"/><text:alphabetical-index-mark text:string-value="Box List Red.8" text:key1="CellStyles"/>Box List Red.8 {CellStyles}<text:bookmark-end text:name="__RefHeading___Toc620_3288193316"/></text:p>
      <text:p text:style-name="My_20_Style"><text:bookmark-start text:name="__RefHeading___Toc618_3288193316"/><text:alphabetical-index-mark text:string-value="Box List Red.9" text:key1="CellStyles"/>Box List Red.9 {CellStyles}<text:bookmark-end text:name="__RefHeading___Toc618_3288193316"/></text:p>
      <text:p text:style-name="My_20_Style"><text:bookmark-start text:name="__RefHeading___Toc616_3288193316"/><text:alphabetical-index-mark text:string-value="Box List Red.10" text:key1="CellStyles"/>Box List Red.10 {CellStyles}<text:bookmark-end text:name="__RefHeading___Toc616_3288193316"/></text:p>
      <text:p text:style-name="My_20_Style"><text:bookmark-start text:name="__RefHeading___Toc614_3288193316"/><text:alphabetical-index-mark text:string-value="Box List Red.11" text:key1="CellStyles"/>Box List Red.11 {CellStyles}<text:bookmark-end text:name="__RefHeading___Toc614_3288193316"/></text:p>
      <text:p text:style-name="My_20_Style"><text:bookmark-start text:name="__RefHeading___Toc612_3288193316"/><text:alphabetical-index-mark text:string-value="Box List Red.12" text:key1="CellStyles"/>Box List Red.12 {CellStyles}<text:bookmark-end text:name="__RefHeading___Toc612_3288193316"/></text:p>
      <text:p text:style-name="My_20_Style"><text:bookmark-start text:name="__RefHeading___Toc610_3288193316"/><text:alphabetical-index-mark text:string-value="Box List Red.13" text:key1="CellStyles"/>Box List Red.13 {CellStyles}<text:bookmark-end text:name="__RefHeading___Toc610_3288193316"/></text:p>
      <text:p text:style-name="My_20_Style"><text:bookmark-start text:name="__RefHeading___Toc608_3288193316"/><text:alphabetical-index-mark text:string-value="Box List Red.14" text:key1="CellStyles"/>Box List Red.14 {CellStyles}<text:bookmark-end text:name="__RefHeading___Toc608_3288193316"/></text:p>
      <text:p text:style-name="My_20_Style"><text:bookmark-start text:name="__RefHeading___Toc606_3288193316"/><text:alphabetical-index-mark text:string-value="Box List Red.15" text:key1="CellStyles"/>Box List Red.15 {CellStyles}<text:bookmark-end text:name="__RefHeading___Toc606_3288193316"/></text:p>
      <text:p text:style-name="My_20_Style"><text:bookmark-start text:name="__RefHeading___Toc604_3288193316"/><text:alphabetical-index-mark text:string-value="Box List Red.16" text:key1="CellStyles"/>Box List Red.16 {CellStyles}<text:bookmark-end text:name="__RefHeading___Toc604_3288193316"/></text:p>
      <text:p text:style-name="My_20_Style"><text:bookmark-start text:name="__RefHeading___Toc602_3288193316"/><text:alphabetical-index-mark text:string-value="Box List Yellow.1" text:key1="CellStyles"/>Box List Yellow.1 {CellStyles}<text:bookmark-end text:name="__RefHeading___Toc602_3288193316"/></text:p>
      <text:p text:style-name="My_20_Style"><text:bookmark-start text:name="__RefHeading___Toc600_3288193316"/><text:alphabetical-index-mark text:string-value="Box List Yellow.2" text:key1="CellStyles"/>Box List Yellow.2 {CellStyles}<text:bookmark-end text:name="__RefHeading___Toc600_3288193316"/></text:p>
      <text:p text:style-name="My_20_Style"><text:bookmark-start text:name="__RefHeading___Toc598_3288193316"/><text:alphabetical-index-mark text:string-value="Box List Yellow.3" text:key1="CellStyles"/>Box List Yellow.3 {CellStyles}<text:bookmark-end text:name="__RefHeading___Toc598_3288193316"/></text:p>
      <text:p text:style-name="My_20_Style"><text:bookmark-start text:name="__RefHeading___Toc596_3288193316"/><text:alphabetical-index-mark text:string-value="Box List Yellow.4" text:key1="CellStyles"/>Box List Yellow.4 {CellStyles}<text:bookmark-end text:name="__RefHeading___Toc596_3288193316"/></text:p>
      <text:p text:style-name="My_20_Style"><text:bookmark-start text:name="__RefHeading___Toc594_3288193316"/><text:alphabetical-index-mark text:string-value="Box List Yellow.5" text:key1="CellStyles"/>Box List Yellow.5 {CellStyles}<text:bookmark-end text:name="__RefHeading___Toc594_3288193316"/></text:p>
      <text:p text:style-name="My_20_Style"><text:bookmark-start text:name="__RefHeading___Toc592_3288193316"/><text:alphabetical-index-mark text:string-value="Box List Yellow.6" text:key1="CellStyles"/>Box List Yellow.6 {CellStyles}<text:bookmark-end text:name="__RefHeading___Toc592_3288193316"/></text:p>
      <text:p text:style-name="My_20_Style"><text:bookmark-start text:name="__RefHeading___Toc590_3288193316"/><text:alphabetical-index-mark text:string-value="Box List Yellow.7" text:key1="CellStyles"/>Box List Yellow.7 {CellStyles}<text:bookmark-end text:name="__RefHeading___Toc590_3288193316"/></text:p>
      <text:p text:style-name="My_20_Style"><text:bookmark-start text:name="__RefHeading___Toc588_3288193316"/><text:alphabetical-index-mark text:string-value="Box List Yellow.8" text:key1="CellStyles"/>Box List Yellow.8 {CellStyles}<text:bookmark-end text:name="__RefHeading___Toc588_3288193316"/></text:p>
      <text:p text:style-name="My_20_Style"><text:bookmark-start text:name="__RefHeading___Toc586_3288193316"/><text:alphabetical-index-mark text:string-value="Box List Yellow.9" text:key1="CellStyles"/>Box List Yellow.9 {CellStyles}<text:bookmark-end text:name="__RefHeading___Toc586_3288193316"/></text:p>
      <text:p text:style-name="My_20_Style"><text:bookmark-start text:name="__RefHeading___Toc584_3288193316"/><text:alphabetical-index-mark text:string-value="Box List Yellow.10" text:key1="CellStyles"/>Box List Yellow.10 {CellStyles}<text:bookmark-end text:name="__RefHeading___Toc584_3288193316"/></text:p>
      <text:p text:style-name="My_20_Style"><text:bookmark-start text:name="__RefHeading___Toc582_3288193316"/><text:alphabetical-index-mark text:string-value="Box List Yellow.11" text:key1="CellStyles"/>Box List Yellow.11 {CellStyles}<text:bookmark-end text:name="__RefHeading___Toc582_3288193316"/></text:p>
      <text:p text:style-name="My_20_Style"><text:bookmark-start text:name="__RefHeading___Toc580_3288193316"/><text:alphabetical-index-mark text:string-value="Box List Yellow.12" text:key1="CellStyles"/>Box List Yellow.12 {CellStyles}<text:bookmark-end text:name="__RefHeading___Toc580_3288193316"/></text:p>
      <text:p text:style-name="My_20_Style"><text:bookmark-start text:name="__RefHeading___Toc578_3288193316"/><text:alphabetical-index-mark text:string-value="Box List Yellow.13" text:key1="CellStyles"/>Box List Yellow.13 {CellStyles}<text:bookmark-end text:name="__RefHeading___Toc578_3288193316"/></text:p>
      <text:p text:style-name="My_20_Style"><text:bookmark-start text:name="__RefHeading___Toc576_3288193316"/><text:alphabetical-index-mark text:string-value="Box List Yellow.14" text:key1="CellStyles"/>Box List Yellow.14 {CellStyles}<text:bookmark-end text:name="__RefHeading___Toc576_3288193316"/></text:p>
      <text:p text:style-name="My_20_Style"><text:bookmark-start text:name="__RefHeading___Toc574_3288193316"/><text:alphabetical-index-mark text:string-value="Box List Yellow.15" text:key1="CellStyles"/>Box List Yellow.15 {CellStyles}<text:bookmark-end text:name="__RefHeading___Toc574_3288193316"/></text:p>
      <text:p text:style-name="My_20_Style"><text:bookmark-start text:name="__RefHeading___Toc572_3288193316"/><text:alphabetical-index-mark text:string-value="Box List Yellow.16" text:key1="CellStyles"/>Box List Yellow.16 {CellStyles}<text:bookmark-end text:name="__RefHeading___Toc572_3288193316"/></text:p>
      <text:p text:style-name="My_20_Style"><text:bookmark-start text:name="__RefHeading___Toc570_3288193316"/><text:alphabetical-index-mark text:string-value="Elegant.1" text:key1="CellStyles"/>Elegant.1 {CellStyles}<text:bookmark-end text:name="__RefHeading___Toc570_3288193316"/></text:p>
      <text:p text:style-name="My_20_Style"><text:bookmark-start text:name="__RefHeading___Toc568_3288193316"/><text:alphabetical-index-mark text:string-value="Elegant.2" text:key1="CellStyles"/>Elegant.2 {CellStyles}<text:bookmark-end text:name="__RefHeading___Toc568_3288193316"/></text:p>
      <text:p text:style-name="My_20_Style"><text:bookmark-start text:name="__RefHeading___Toc566_3288193316"/><text:alphabetical-index-mark text:string-value="Elegant.3" text:key1="CellStyles"/>Elegant.3 {CellStyles}<text:bookmark-end text:name="__RefHeading___Toc566_3288193316"/></text:p>
      <text:p text:style-name="My_20_Style"><text:bookmark-start text:name="__RefHeading___Toc564_3288193316"/><text:alphabetical-index-mark text:string-value="Elegant.4" text:key1="CellStyles"/>Elegant.4 {CellStyles}<text:bookmark-end text:name="__RefHeading___Toc564_3288193316"/></text:p>
      <text:p text:style-name="My_20_Style"><text:bookmark-start text:name="__RefHeading___Toc562_3288193316"/><text:alphabetical-index-mark text:string-value="Elegant.5" text:key1="CellStyles"/>Elegant.5 {CellStyles}<text:bookmark-end text:name="__RefHeading___Toc562_3288193316"/></text:p>
      <text:p text:style-name="My_20_Style"><text:bookmark-start text:name="__RefHeading___Toc560_3288193316"/><text:soft-page-break/><text:alphabetical-index-mark text:string-value="Elegant.6" text:key1="CellStyles"/>Elegant.6 {CellStyles}<text:bookmark-end text:name="__RefHeading___Toc560_3288193316"/></text:p>
      <text:p text:style-name="My_20_Style"><text:bookmark-start text:name="__RefHeading___Toc558_3288193316"/><text:alphabetical-index-mark text:string-value="Elegant.7" text:key1="CellStyles"/>Elegant.7 {CellStyles}<text:bookmark-end text:name="__RefHeading___Toc558_3288193316"/></text:p>
      <text:p text:style-name="My_20_Style"><text:bookmark-start text:name="__RefHeading___Toc556_3288193316"/><text:alphabetical-index-mark text:string-value="Elegant.8" text:key1="CellStyles"/>Elegant.8 {CellStyles}<text:bookmark-end text:name="__RefHeading___Toc556_3288193316"/></text:p>
      <text:p text:style-name="My_20_Style"><text:bookmark-start text:name="__RefHeading___Toc554_3288193316"/><text:alphabetical-index-mark text:string-value="Elegant.9" text:key1="CellStyles"/>Elegant.9 {CellStyles}<text:bookmark-end text:name="__RefHeading___Toc554_3288193316"/></text:p>
      <text:p text:style-name="My_20_Style"><text:bookmark-start text:name="__RefHeading___Toc552_3288193316"/><text:alphabetical-index-mark text:string-value="Elegant.10" text:key1="CellStyles"/>Elegant.10 {CellStyles}<text:bookmark-end text:name="__RefHeading___Toc552_3288193316"/></text:p>
      <text:p text:style-name="My_20_Style"><text:bookmark-start text:name="__RefHeading___Toc550_3288193316"/><text:alphabetical-index-mark text:string-value="Elegant.11" text:key1="CellStyles"/>Elegant.11 {CellStyles}<text:bookmark-end text:name="__RefHeading___Toc550_3288193316"/></text:p>
      <text:p text:style-name="My_20_Style"><text:bookmark-start text:name="__RefHeading___Toc548_3288193316"/><text:alphabetical-index-mark text:string-value="Elegant.12" text:key1="CellStyles"/>Elegant.12 {CellStyles}<text:bookmark-end text:name="__RefHeading___Toc548_3288193316"/></text:p>
      <text:p text:style-name="My_20_Style"><text:bookmark-start text:name="__RefHeading___Toc546_3288193316"/><text:alphabetical-index-mark text:string-value="Elegant.13" text:key1="CellStyles"/>Elegant.13 {CellStyles}<text:bookmark-end text:name="__RefHeading___Toc546_3288193316"/></text:p>
      <text:p text:style-name="My_20_Style"><text:bookmark-start text:name="__RefHeading___Toc544_3288193316"/><text:alphabetical-index-mark text:string-value="Elegant.14" text:key1="CellStyles"/>Elegant.14 {CellStyles}<text:bookmark-end text:name="__RefHeading___Toc544_3288193316"/></text:p>
      <text:p text:style-name="My_20_Style"><text:bookmark-start text:name="__RefHeading___Toc542_3288193316"/><text:alphabetical-index-mark text:string-value="Elegant.15" text:key1="CellStyles"/>Elegant.15 {CellStyles}<text:bookmark-end text:name="__RefHeading___Toc542_3288193316"/></text:p>
      <text:p text:style-name="My_20_Style"><text:bookmark-start text:name="__RefHeading___Toc540_3288193316"/><text:alphabetical-index-mark text:string-value="Elegant.16" text:key1="CellStyles"/>Elegant.16 {CellStyles}<text:bookmark-end text:name="__RefHeading___Toc540_3288193316"/></text:p>
      <text:p text:style-name="My_20_Style"><text:bookmark-start text:name="__RefHeading___Toc538_3288193316"/><text:alphabetical-index-mark text:string-value="Financial.1" text:key1="CellStyles"/>Financial.1 {CellStyles}<text:bookmark-end text:name="__RefHeading___Toc538_3288193316"/></text:p>
      <text:p text:style-name="My_20_Style"><text:bookmark-start text:name="__RefHeading___Toc536_3288193316"/><text:alphabetical-index-mark text:string-value="Financial.2" text:key1="CellStyles"/>Financial.2 {CellStyles}<text:bookmark-end text:name="__RefHeading___Toc536_3288193316"/></text:p>
      <text:p text:style-name="My_20_Style"><text:bookmark-start text:name="__RefHeading___Toc534_3288193316"/><text:alphabetical-index-mark text:string-value="Financial.3" text:key1="CellStyles"/>Financial.3 {CellStyles}<text:bookmark-end text:name="__RefHeading___Toc534_3288193316"/></text:p>
      <text:p text:style-name="My_20_Style"><text:bookmark-start text:name="__RefHeading___Toc532_3288193316"/><text:alphabetical-index-mark text:string-value="Financial.4" text:key1="CellStyles"/>Financial.4 {CellStyles}<text:bookmark-end text:name="__RefHeading___Toc532_3288193316"/></text:p>
      <text:p text:style-name="My_20_Style"><text:bookmark-start text:name="__RefHeading___Toc530_3288193316"/><text:alphabetical-index-mark text:string-value="Financial.5" text:key1="CellStyles"/>Financial.5 {CellStyles}<text:bookmark-end text:name="__RefHeading___Toc530_3288193316"/></text:p>
      <text:p text:style-name="My_20_Style"><text:bookmark-start text:name="__RefHeading___Toc528_3288193316"/><text:alphabetical-index-mark text:string-value="Financial.6" text:key1="CellStyles"/>Financial.6 {CellStyles}<text:bookmark-end text:name="__RefHeading___Toc528_3288193316"/></text:p>
      <text:p text:style-name="My_20_Style"><text:bookmark-start text:name="__RefHeading___Toc526_3288193316"/><text:alphabetical-index-mark text:string-value="Financial.7" text:key1="CellStyles"/>Financial.7 {CellStyles}<text:bookmark-end text:name="__RefHeading___Toc526_3288193316"/></text:p>
      <text:p text:style-name="My_20_Style"><text:bookmark-start text:name="__RefHeading___Toc524_3288193316"/><text:alphabetical-index-mark text:string-value="Financial.8" text:key1="CellStyles"/>Financial.8 {CellStyles}<text:bookmark-end text:name="__RefHeading___Toc524_3288193316"/></text:p>
      <text:p text:style-name="My_20_Style"><text:bookmark-start text:name="__RefHeading___Toc522_3288193316"/><text:alphabetical-index-mark text:string-value="Financial.9" text:key1="CellStyles"/>Financial.9 {CellStyles}<text:bookmark-end text:name="__RefHeading___Toc522_3288193316"/></text:p>
      <text:p text:style-name="My_20_Style"><text:bookmark-start text:name="__RefHeading___Toc520_3288193316"/><text:alphabetical-index-mark text:string-value="Financial.10" text:key1="CellStyles"/>Financial.10 {CellStyles}<text:bookmark-end text:name="__RefHeading___Toc520_3288193316"/></text:p>
      <text:p text:style-name="My_20_Style"><text:bookmark-start text:name="__RefHeading___Toc518_3288193316"/><text:alphabetical-index-mark text:string-value="Financial.11" text:key1="CellStyles"/>Financial.11 {CellStyles}<text:bookmark-end text:name="__RefHeading___Toc518_3288193316"/></text:p>
      <text:p text:style-name="My_20_Style"><text:bookmark-start text:name="__RefHeading___Toc516_3288193316"/><text:alphabetical-index-mark text:string-value="Financial.12" text:key1="CellStyles"/>Financial.12 {CellStyles}<text:bookmark-end text:name="__RefHeading___Toc516_3288193316"/></text:p>
      <text:p text:style-name="My_20_Style"><text:bookmark-start text:name="__RefHeading___Toc514_3288193316"/><text:alphabetical-index-mark text:string-value="Financial.13" text:key1="CellStyles"/>Financial.13 {CellStyles}<text:bookmark-end text:name="__RefHeading___Toc514_3288193316"/></text:p>
      <text:p text:style-name="My_20_Style"><text:bookmark-start text:name="__RefHeading___Toc512_3288193316"/><text:alphabetical-index-mark text:string-value="Financial.14" text:key1="CellStyles"/>Financial.14 {CellStyles}<text:bookmark-end text:name="__RefHeading___Toc512_3288193316"/></text:p>
      <text:p text:style-name="My_20_Style"><text:bookmark-start text:name="__RefHeading___Toc510_3288193316"/><text:alphabetical-index-mark text:string-value="Financial.15" text:key1="CellStyles"/>Financial.15 {CellStyles}<text:bookmark-end text:name="__RefHeading___Toc510_3288193316"/></text:p>
      <text:p text:style-name="My_20_Style"><text:bookmark-start text:name="__RefHeading___Toc508_3288193316"/><text:alphabetical-index-mark text:string-value="Financial.16" text:key1="CellStyles"/>Financial.16 {CellStyles}<text:bookmark-end text:name="__RefHeading___Toc508_3288193316"/></text:p>
      <text:p text:style-name="My_20_Style"><text:bookmark-start text:name="__RefHeading___Toc506_3288193316"/><text:alphabetical-index-mark text:string-value="Simple Grid Columns.1" text:key1="CellStyles"/>Simple Grid Columns.1 {CellStyles}<text:bookmark-end text:name="__RefHeading___Toc506_3288193316"/></text:p>
      <text:p text:style-name="My_20_Style"><text:bookmark-start text:name="__RefHeading___Toc504_3288193316"/><text:alphabetical-index-mark text:string-value="Simple Grid Columns.2" text:key1="CellStyles"/>Simple Grid Columns.2 {CellStyles}<text:bookmark-end text:name="__RefHeading___Toc504_3288193316"/></text:p>
      <text:p text:style-name="My_20_Style"><text:bookmark-start text:name="__RefHeading___Toc502_3288193316"/><text:alphabetical-index-mark text:string-value="Simple Grid Columns.3" text:key1="CellStyles"/>Simple Grid Columns.3 {CellStyles}<text:bookmark-end text:name="__RefHeading___Toc502_3288193316"/></text:p>
      <text:p text:style-name="My_20_Style"><text:bookmark-start text:name="__RefHeading___Toc500_3288193316"/><text:alphabetical-index-mark text:string-value="Simple Grid Columns.4" text:key1="CellStyles"/>Simple Grid Columns.4 {CellStyles}<text:bookmark-end text:name="__RefHeading___Toc500_3288193316"/></text:p>
      <text:p text:style-name="My_20_Style"><text:bookmark-start text:name="__RefHeading___Toc498_3288193316"/><text:alphabetical-index-mark text:string-value="Simple Grid Columns.5" text:key1="CellStyles"/>Simple Grid Columns.5 {CellStyles}<text:bookmark-end text:name="__RefHeading___Toc498_3288193316"/></text:p>
      <text:p text:style-name="My_20_Style"><text:bookmark-start text:name="__RefHeading___Toc496_3288193316"/><text:alphabetical-index-mark text:string-value="Simple Grid Columns.6" text:key1="CellStyles"/>Simple Grid Columns.6 {CellStyles}<text:bookmark-end text:name="__RefHeading___Toc496_3288193316"/></text:p>
      <text:p text:style-name="My_20_Style"><text:bookmark-start text:name="__RefHeading___Toc494_3288193316"/><text:alphabetical-index-mark text:string-value="Simple Grid Columns.7" text:key1="CellStyles"/>Simple Grid Columns.7 {CellStyles}<text:bookmark-end text:name="__RefHeading___Toc494_3288193316"/></text:p>
      <text:p text:style-name="My_20_Style"><text:bookmark-start text:name="__RefHeading___Toc492_3288193316"/><text:alphabetical-index-mark text:string-value="Simple Grid Columns.8" text:key1="CellStyles"/>Simple Grid Columns.8 {CellStyles}<text:bookmark-end text:name="__RefHeading___Toc492_3288193316"/></text:p>
      <text:p text:style-name="My_20_Style"><text:bookmark-start text:name="__RefHeading___Toc490_3288193316"/><text:alphabetical-index-mark text:string-value="Simple Grid Columns.9" text:key1="CellStyles"/>Simple Grid Columns.9 {CellStyles}<text:bookmark-end text:name="__RefHeading___Toc490_3288193316"/></text:p>
      <text:p text:style-name="My_20_Style"><text:bookmark-start text:name="__RefHeading___Toc488_3288193316"/><text:alphabetical-index-mark text:string-value="Simple Grid Columns.10" text:key1="CellStyles"/>Simple Grid Columns.10 {CellStyles}<text:bookmark-end text:name="__RefHeading___Toc488_3288193316"/></text:p>
      <text:p text:style-name="My_20_Style"><text:bookmark-start text:name="__RefHeading___Toc486_3288193316"/><text:alphabetical-index-mark text:string-value="Simple Grid Columns.11" text:key1="CellStyles"/>Simple Grid Columns.11 {CellStyles}<text:bookmark-end text:name="__RefHeading___Toc486_3288193316"/></text:p>
      <text:p text:style-name="My_20_Style"><text:bookmark-start text:name="__RefHeading___Toc484_3288193316"/><text:alphabetical-index-mark text:string-value="Simple Grid Columns.12" text:key1="CellStyles"/>Simple Grid Columns.12 {CellStyles}<text:bookmark-end text:name="__RefHeading___Toc484_3288193316"/></text:p>
      <text:p text:style-name="My_20_Style"><text:bookmark-start text:name="__RefHeading___Toc482_3288193316"/><text:alphabetical-index-mark text:string-value="Simple Grid Columns.13" text:key1="CellStyles"/>Simple Grid Columns.13 {CellStyles}<text:bookmark-end text:name="__RefHeading___Toc482_3288193316"/></text:p>
      <text:p text:style-name="My_20_Style"><text:bookmark-start text:name="__RefHeading___Toc480_3288193316"/><text:alphabetical-index-mark text:string-value="Simple Grid Columns.14" text:key1="CellStyles"/>Simple Grid Columns.14 {CellStyles}<text:bookmark-end text:name="__RefHeading___Toc480_3288193316"/></text:p>
      <text:p text:style-name="My_20_Style"><text:bookmark-start text:name="__RefHeading___Toc478_3288193316"/><text:alphabetical-index-mark text:string-value="Simple Grid Columns.15" text:key1="CellStyles"/>Simple Grid Columns.15 {CellStyles}<text:bookmark-end text:name="__RefHeading___Toc478_3288193316"/></text:p>
      <text:p text:style-name="My_20_Style"><text:bookmark-start text:name="__RefHeading___Toc476_3288193316"/><text:alphabetical-index-mark text:string-value="Simple Grid Columns.16" text:key1="CellStyles"/>Simple Grid Columns.16 {CellStyles}<text:bookmark-end text:name="__RefHeading___Toc476_3288193316"/></text:p>
      <text:p text:style-name="My_20_Style"><text:bookmark-start text:name="__RefHeading___Toc474_3288193316"/><text:alphabetical-index-mark text:string-value="Simple Grid Rows.1" text:key1="CellStyles"/>Simple Grid Rows.1 {CellStyles}<text:bookmark-end text:name="__RefHeading___Toc474_3288193316"/></text:p>
      <text:p text:style-name="My_20_Style"><text:bookmark-start text:name="__RefHeading___Toc472_3288193316"/><text:alphabetical-index-mark text:string-value="Simple Grid Rows.2" text:key1="CellStyles"/>Simple Grid Rows.2 {CellStyles}<text:bookmark-end text:name="__RefHeading___Toc472_3288193316"/></text:p>
      <text:p text:style-name="My_20_Style"><text:bookmark-start text:name="__RefHeading___Toc470_3288193316"/><text:alphabetical-index-mark text:string-value="Simple Grid Rows.3" text:key1="CellStyles"/>Simple Grid Rows.3 {CellStyles}<text:bookmark-end text:name="__RefHeading___Toc470_3288193316"/></text:p>
      <text:p text:style-name="My_20_Style"><text:bookmark-start text:name="__RefHeading___Toc468_3288193316"/><text:alphabetical-index-mark text:string-value="Simple Grid Rows.4" text:key1="CellStyles"/>Simple Grid Rows.4 {CellStyles}<text:bookmark-end text:name="__RefHeading___Toc468_3288193316"/></text:p>
      <text:p text:style-name="My_20_Style"><text:bookmark-start text:name="__RefHeading___Toc466_3288193316"/><text:alphabetical-index-mark text:string-value="Simple Grid Rows.5" text:key1="CellStyles"/>Simple Grid Rows.5 {CellStyles}<text:bookmark-end text:name="__RefHeading___Toc466_3288193316"/></text:p>
      <text:p text:style-name="My_20_Style"><text:bookmark-start text:name="__RefHeading___Toc464_3288193316"/><text:alphabetical-index-mark text:string-value="Simple Grid Rows.6" text:key1="CellStyles"/>Simple Grid Rows.6 {CellStyles}<text:bookmark-end text:name="__RefHeading___Toc464_3288193316"/></text:p>
      <text:p text:style-name="My_20_Style"><text:bookmark-start text:name="__RefHeading___Toc462_3288193316"/><text:alphabetical-index-mark text:string-value="Simple Grid Rows.7" text:key1="CellStyles"/>Simple Grid Rows.7 {CellStyles}<text:bookmark-end text:name="__RefHeading___Toc462_3288193316"/></text:p>
      <text:p text:style-name="My_20_Style"><text:bookmark-start text:name="__RefHeading___Toc460_3288193316"/><text:alphabetical-index-mark text:string-value="Simple Grid Rows.8" text:key1="CellStyles"/>Simple Grid Rows.8 {CellStyles}<text:bookmark-end text:name="__RefHeading___Toc460_3288193316"/></text:p>
      <text:p text:style-name="My_20_Style"><text:bookmark-start text:name="__RefHeading___Toc458_3288193316"/><text:soft-page-break/><text:alphabetical-index-mark text:string-value="Simple Grid Rows.9" text:key1="CellStyles"/>Simple Grid Rows.9 {CellStyles}<text:bookmark-end text:name="__RefHeading___Toc458_3288193316"/></text:p>
      <text:p text:style-name="My_20_Style"><text:bookmark-start text:name="__RefHeading___Toc456_3288193316"/><text:alphabetical-index-mark text:string-value="Simple Grid Rows.10" text:key1="CellStyles"/>Simple Grid Rows.10 {CellStyles}<text:bookmark-end text:name="__RefHeading___Toc456_3288193316"/></text:p>
      <text:p text:style-name="My_20_Style"><text:bookmark-start text:name="__RefHeading___Toc454_3288193316"/><text:alphabetical-index-mark text:string-value="Simple Grid Rows.11" text:key1="CellStyles"/>Simple Grid Rows.11 {CellStyles}<text:bookmark-end text:name="__RefHeading___Toc454_3288193316"/></text:p>
      <text:p text:style-name="My_20_Style"><text:bookmark-start text:name="__RefHeading___Toc452_3288193316"/><text:alphabetical-index-mark text:string-value="Simple Grid Rows.12" text:key1="CellStyles"/>Simple Grid Rows.12 {CellStyles}<text:bookmark-end text:name="__RefHeading___Toc452_3288193316"/></text:p>
      <text:p text:style-name="My_20_Style"><text:bookmark-start text:name="__RefHeading___Toc450_3288193316"/><text:alphabetical-index-mark text:string-value="Simple Grid Rows.13" text:key1="CellStyles"/>Simple Grid Rows.13 {CellStyles}<text:bookmark-end text:name="__RefHeading___Toc450_3288193316"/></text:p>
      <text:p text:style-name="My_20_Style"><text:bookmark-start text:name="__RefHeading___Toc448_3288193316"/><text:alphabetical-index-mark text:string-value="Simple Grid Rows.14" text:key1="CellStyles"/>Simple Grid Rows.14 {CellStyles}<text:bookmark-end text:name="__RefHeading___Toc448_3288193316"/></text:p>
      <text:p text:style-name="My_20_Style"><text:bookmark-start text:name="__RefHeading___Toc446_3288193316"/><text:alphabetical-index-mark text:string-value="Simple Grid Rows.15" text:key1="CellStyles"/>Simple Grid Rows.15 {CellStyles}<text:bookmark-end text:name="__RefHeading___Toc446_3288193316"/></text:p>
      <text:p text:style-name="My_20_Style"><text:bookmark-start text:name="__RefHeading___Toc444_3288193316"/><text:alphabetical-index-mark text:string-value="Simple Grid Rows.16" text:key1="CellStyles"/>Simple Grid Rows.16 {CellStyles}<text:bookmark-end text:name="__RefHeading___Toc444_3288193316"/></text:p>
      <text:p text:style-name="My_20_Style"><text:bookmark-start text:name="__RefHeading___Toc442_3288193316"/><text:alphabetical-index-mark text:string-value="Simple List Shaded.1" text:key1="CellStyles"/>Simple List Shaded.1 {CellStyles}<text:bookmark-end text:name="__RefHeading___Toc442_3288193316"/></text:p>
      <text:p text:style-name="My_20_Style"><text:bookmark-start text:name="__RefHeading___Toc440_3288193316"/><text:alphabetical-index-mark text:string-value="Simple List Shaded.2" text:key1="CellStyles"/>Simple List Shaded.2 {CellStyles}<text:bookmark-end text:name="__RefHeading___Toc440_3288193316"/></text:p>
      <text:p text:style-name="My_20_Style"><text:bookmark-start text:name="__RefHeading___Toc438_3288193316"/><text:alphabetical-index-mark text:string-value="Simple List Shaded.3" text:key1="CellStyles"/>Simple List Shaded.3 {CellStyles}<text:bookmark-end text:name="__RefHeading___Toc438_3288193316"/></text:p>
      <text:p text:style-name="My_20_Style"><text:bookmark-start text:name="__RefHeading___Toc436_3288193316"/><text:alphabetical-index-mark text:string-value="Simple List Shaded.4" text:key1="CellStyles"/>Simple List Shaded.4 {CellStyles}<text:bookmark-end text:name="__RefHeading___Toc436_3288193316"/></text:p>
      <text:p text:style-name="My_20_Style"><text:bookmark-start text:name="__RefHeading___Toc434_3288193316"/><text:alphabetical-index-mark text:string-value="Simple List Shaded.5" text:key1="CellStyles"/>Simple List Shaded.5 {CellStyles}<text:bookmark-end text:name="__RefHeading___Toc434_3288193316"/></text:p>
      <text:p text:style-name="My_20_Style"><text:bookmark-start text:name="__RefHeading___Toc432_3288193316"/><text:alphabetical-index-mark text:string-value="Simple List Shaded.6" text:key1="CellStyles"/>Simple List Shaded.6 {CellStyles}<text:bookmark-end text:name="__RefHeading___Toc432_3288193316"/></text:p>
      <text:p text:style-name="My_20_Style"><text:bookmark-start text:name="__RefHeading___Toc430_3288193316"/><text:alphabetical-index-mark text:string-value="Simple List Shaded.7" text:key1="CellStyles"/>Simple List Shaded.7 {CellStyles}<text:bookmark-end text:name="__RefHeading___Toc430_3288193316"/></text:p>
      <text:p text:style-name="My_20_Style"><text:bookmark-start text:name="__RefHeading___Toc428_3288193316"/><text:alphabetical-index-mark text:string-value="Simple List Shaded.8" text:key1="CellStyles"/>Simple List Shaded.8 {CellStyles}<text:bookmark-end text:name="__RefHeading___Toc428_3288193316"/></text:p>
      <text:p text:style-name="My_20_Style"><text:bookmark-start text:name="__RefHeading___Toc426_3288193316"/><text:alphabetical-index-mark text:string-value="Simple List Shaded.9" text:key1="CellStyles"/>Simple List Shaded.9 {CellStyles}<text:bookmark-end text:name="__RefHeading___Toc426_3288193316"/></text:p>
      <text:p text:style-name="My_20_Style"><text:bookmark-start text:name="__RefHeading___Toc424_3288193316"/><text:alphabetical-index-mark text:string-value="Simple List Shaded.10" text:key1="CellStyles"/>Simple List Shaded.10 {CellStyles}<text:bookmark-end text:name="__RefHeading___Toc424_3288193316"/></text:p>
      <text:p text:style-name="My_20_Style"><text:bookmark-start text:name="__RefHeading___Toc422_3288193316"/><text:alphabetical-index-mark text:string-value="Simple List Shaded.11" text:key1="CellStyles"/>Simple List Shaded.11 {CellStyles}<text:bookmark-end text:name="__RefHeading___Toc422_3288193316"/></text:p>
      <text:p text:style-name="My_20_Style"><text:bookmark-start text:name="__RefHeading___Toc420_3288193316"/><text:alphabetical-index-mark text:string-value="Simple List Shaded.12" text:key1="CellStyles"/>Simple List Shaded.12 {CellStyles}<text:bookmark-end text:name="__RefHeading___Toc420_3288193316"/></text:p>
      <text:p text:style-name="My_20_Style"><text:bookmark-start text:name="__RefHeading___Toc418_3288193316"/><text:alphabetical-index-mark text:string-value="Simple List Shaded.13" text:key1="CellStyles"/>Simple List Shaded.13 {CellStyles}<text:bookmark-end text:name="__RefHeading___Toc418_3288193316"/></text:p>
      <text:p text:style-name="My_20_Style"><text:bookmark-start text:name="__RefHeading___Toc416_3288193316"/><text:alphabetical-index-mark text:string-value="Simple List Shaded.14" text:key1="CellStyles"/>Simple List Shaded.14 {CellStyles}<text:bookmark-end text:name="__RefHeading___Toc416_3288193316"/></text:p>
      <text:p text:style-name="My_20_Style"><text:bookmark-start text:name="__RefHeading___Toc414_3288193316"/><text:alphabetical-index-mark text:string-value="Simple List Shaded.15" text:key1="CellStyles"/>Simple List Shaded.15 {CellStyles}<text:bookmark-end text:name="__RefHeading___Toc414_3288193316"/></text:p>
      <text:p text:style-name="My_20_Style"><text:bookmark-start text:name="__RefHeading___Toc412_3288193316"/><text:alphabetical-index-mark text:string-value="Simple List Shaded.16" text:key1="CellStyles"/>Simple List Shaded.16 {CellStyles}<text:bookmark-end text:name="__RefHeading___Toc412_3288193316"/></text:p>
      <text:p text:style-name="P5"><text:bookmark-start text:name="__RefHeading___Toc410_3288193316"/>--- END STYLE FAMILY `CellStyles' ---<text:bookmark-end text:name="__RefHeading___Toc410_3288193316"/></text:p>
      <text:p text:style-name="My_20_Style"/>
    </office:text>
  </office:body>
</office:document-content>
</file>

<file path=styles.xml><?xml version="1.0" encoding="utf-8"?>
<office:document-styles xmlns:css3t="http://www.w3.org/TR/css3-text/" xmlns:grddl="http://www.w3.org/2003/g/data-view#" xmlns:office="urn:oasis:names:tc:opendocument:xmlns:office:1.0" xmlns:xhtml="http://www.w3.org/1999/xhtml" xmlns:ooo="http://openoffice.org/2004/office" xmlns:xlink="http://www.w3.org/1999/xlink" xmlns:fo="urn:oasis:names:tc:opendocument:xmlns:xsl-fo-compatible:1.0" xmlns:dc="http://purl.org/dc/elements/1.1/" xmlns:ooow="http://openoffice.org/2004/writer" xmlns:meta="urn:oasis:names:tc:opendocument:xmlns:meta:1.0" xmlns:oooc="http://openoffice.org/2004/calc" xmlns:style="urn:oasis:names:tc:opendocument:xmlns:style:1.0" xmlns:text="urn:oasis:names:tc:opendocument:xmlns:text:1.0" xmlns:of="urn:oasis:names:tc:opendocument:xmlns:of:1.2"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dom="http://www.w3.org/2001/xml-events" xmlns:number="urn:oasis:names:tc:opendocument:xmlns:datastyle:1.0" xmlns:math="http://www.w3.org/1998/Math/MathML" xmlns:form="urn:oasis:names:tc:opendocument:xmlns:form:1.0" xmlns:script="urn:oasis:names:tc:opendocument:xmlns:script:1.0"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My_20_Family_20_Style" style:display-name="My Family Style" style:family="paragraph">
      <style:text-properties fo:color="#ff0000" fo:font-weight="bold"/>
    </style:style>
    <style:style style:name="My_20_Style" style:display-name="My Style" style:family="paragraph">
      <style:text-properties fo:color="#069a2e" fo:font-weight="bold"/>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fo:text-indent="-0.635cm" style:auto-text-indent="false"/>
    </style:style>
    <style:style style:name="Numbering_20_1" style:display-name="Numbering 1" style:family="paragraph" style:parent-style-name="List" style:class="list">
      <style:paragraph-properties fo:margin-left="0.635cm" fo:margin-top="0cm" fo:margin-bottom="0.212cm"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fo:text-indent="-0.635cm" style:auto-text-indent="false"/>
    </style:style>
    <style:style style:name="Numbering_20_1_20_Cont." style:display-name="Numbering 1 Cont." style:family="paragraph" style:parent-style-name="List" style:class="list">
      <style:paragraph-properties fo:margin-left="0.635cm" fo:margin-top="0cm" fo:margin-bottom="0.212cm"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fo:text-indent="-0.635cm" style:auto-text-indent="false"/>
    </style:style>
    <style:style style:name="Numbering_20_2" style:display-name="Numbering 2" style:family="paragraph" style:parent-style-name="List" style:class="list">
      <style:paragraph-properties fo:margin-left="1.27cm" fo:margin-top="0cm" fo:margin-bottom="0.212cm"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fo:text-indent="-0.635cm" style:auto-text-indent="false"/>
    </style:style>
    <style:style style:name="Numbering_20_2_20_Cont." style:display-name="Numbering 2 Cont." style:family="paragraph" style:parent-style-name="List" style:class="list">
      <style:paragraph-properties fo:margin-left="1.27cm" fo:margin-top="0cm" fo:margin-bottom="0.212cm"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fo:text-indent="-0.635cm" style:auto-text-indent="false"/>
    </style:style>
    <style:style style:name="Numbering_20_3" style:display-name="Numbering 3" style:family="paragraph" style:parent-style-name="List" style:class="list">
      <style:paragraph-properties fo:margin-left="1.905cm" fo:margin-top="0cm" fo:margin-bottom="0.212cm"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fo:text-indent="-0.635cm" style:auto-text-indent="false"/>
    </style:style>
    <style:style style:name="Numbering_20_3_20_Cont." style:display-name="Numbering 3 Cont." style:family="paragraph" style:parent-style-name="List" style:class="list">
      <style:paragraph-properties fo:margin-left="1.905cm" fo:margin-top="0cm" fo:margin-bottom="0.212cm"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fo:text-indent="-0.635cm" style:auto-text-indent="false"/>
    </style:style>
    <style:style style:name="Numbering_20_4" style:display-name="Numbering 4" style:family="paragraph" style:parent-style-name="List" style:class="list">
      <style:paragraph-properties fo:margin-left="2.54cm" fo:margin-top="0cm" fo:margin-bottom="0.212cm"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fo:text-indent="-0.635cm" style:auto-text-indent="false"/>
    </style:style>
    <style:style style:name="Numbering_20_4_20_Cont." style:display-name="Numbering 4 Cont." style:family="paragraph" style:parent-style-name="List" style:class="list">
      <style:paragraph-properties fo:margin-left="2.54cm" fo:margin-top="0cm" fo:margin-bottom="0.212cm"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fo:text-indent="-0.635cm" style:auto-text-indent="false"/>
    </style:style>
    <style:style style:name="Numbering_20_5" style:display-name="Numbering 5" style:family="paragraph" style:parent-style-name="List" style:class="list">
      <style:paragraph-properties fo:margin-left="3.175cm" fo:margin-top="0cm" fo:margin-bottom="0.212cm"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fo:text-indent="-0.635cm" style:auto-text-indent="false"/>
    </style:style>
    <style:style style:name="Numbering_20_5_20_Cont." style:display-name="Numbering 5 Cont." style:family="paragraph" style:parent-style-name="List" style:class="list">
      <style:paragraph-properties fo:margin-left="3.175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fo:text-indent="-0.635cm" style:auto-text-indent="false"/>
    </style:style>
    <style:style style:name="List_20_1" style:display-name="List 1" style:family="paragraph" style:parent-style-name="List" style:class="list">
      <style:paragraph-properties fo:margin-left="0.635cm" fo:margin-top="0cm" fo:margin-bottom="0.212cm"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fo:text-indent="-0.635cm" style:auto-text-indent="false"/>
    </style:style>
    <style:style style:name="List_20_1_20_Cont." style:display-name="List 1 Cont." style:family="paragraph" style:parent-style-name="List" style:class="list">
      <style:paragraph-properties fo:margin-left="0.635cm" fo:margin-top="0cm" fo:margin-bottom="0.212cm"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fo:text-indent="-0.635cm" style:auto-text-indent="false"/>
    </style:style>
    <style:style style:name="List_20_2" style:display-name="List 2" style:family="paragraph" style:parent-style-name="List" style:class="list">
      <style:paragraph-properties fo:margin-left="1.27cm" fo:margin-top="0cm" fo:margin-bottom="0.212cm"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fo:text-indent="-0.635cm" style:auto-text-indent="false"/>
    </style:style>
    <style:style style:name="List_20_2_20_Cont." style:display-name="List 2 Cont." style:family="paragraph" style:parent-style-name="List" style:class="list">
      <style:paragraph-properties fo:margin-left="1.27cm" fo:margin-top="0cm" fo:margin-bottom="0.212cm"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fo:text-indent="-0.635cm" style:auto-text-indent="false"/>
    </style:style>
    <style:style style:name="List_20_3" style:display-name="List 3" style:family="paragraph" style:parent-style-name="List" style:class="list">
      <style:paragraph-properties fo:margin-left="1.905cm" fo:margin-top="0cm" fo:margin-bottom="0.212cm"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fo:text-indent="-0.635cm" style:auto-text-indent="false"/>
    </style:style>
    <style:style style:name="List_20_3_20_Cont." style:display-name="List 3 Cont." style:family="paragraph" style:parent-style-name="List" style:class="list">
      <style:paragraph-properties fo:margin-left="1.905cm" fo:margin-top="0cm" fo:margin-bottom="0.212cm"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fo:text-indent="-0.635cm" style:auto-text-indent="false"/>
    </style:style>
    <style:style style:name="List_20_4" style:display-name="List 4" style:family="paragraph" style:parent-style-name="List" style:class="list">
      <style:paragraph-properties fo:margin-left="2.54cm" fo:margin-top="0cm" fo:margin-bottom="0.212cm"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fo:text-indent="-0.635cm" style:auto-text-indent="false"/>
    </style:style>
    <style:style style:name="List_20_4_20_Cont." style:display-name="List 4 Cont." style:family="paragraph" style:parent-style-name="List" style:class="list">
      <style:paragraph-properties fo:margin-left="2.54cm" fo:margin-top="0cm" fo:margin-bottom="0.212cm"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fo:text-indent="-0.635cm" style:auto-text-indent="false"/>
    </style:style>
    <style:style style:name="List_20_5" style:display-name="List 5" style:family="paragraph" style:parent-style-name="List" style:class="list">
      <style:paragraph-properties fo:margin-left="3.175cm" fo:margin-top="0cm" fo:margin-bottom="0.212cm"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fo:text-indent="-0.635cm" style:auto-text-indent="false"/>
    </style:style>
    <style:style style:name="List_20_5_20_Cont." style:display-name="List 5 Cont." style:family="paragraph" style:parent-style-name="List" style:class="list">
      <style:paragraph-properties fo:margin-left="3.175cm" fo:margin-top="0cm" fo:margin-bottom="0.212cm" fo:text-indent="0cm" style:auto-text-indent="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3.501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3.501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099cm" fo:margin-right="0.099cm" fo:margin-top="0.099cm" fo:margin-bottom="0cm"/>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draw:fill="no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draw:fill="none"/>
    </style:style>
    <style:style style:name="Labels" style:family="graphic" style:auto-update="true">
      <style:graphic-properties text:anchor-type="as-char" svg:y="0cm" fo:margin-left="0.201cm" fo:margin-right="0.201cm" style:protect="size position" style:vertical-pos="top" style:vertical-rel="base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99cm" fo:text-indent="-0.7cm" fo:margin-left="3.99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4.66cm" fo:text-indent="-0.66cm" fo:margin-left="4.6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32cm" fo:text-indent="-0.66cm" fo:margin-left="5.3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98cm" fo:text-indent="-0.66cm" fo:margin-left="5.98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6.639cm" fo:text-indent="-0.66cm" fo:margin-left="6.63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7.299cm" fo:text-indent="-0.66cm" fo:margin-left="7.29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959cm" fo:text-indent="-0.66cm" fo:margin-left="7.959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618cm" fo:text-indent="-0.66cm" fo:margin-left="8.618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20000" number:language="en" number:country="IN">
      <number:number number:min-integer-digits="1"/>
    </number:number-style>
    <number:text-style style:name="N20100" number:language="en" number:country="IN">
      <number:text-content/>
    </number:text-style>
    <style:style style:name="Academic.1" style:family="table-cell" style:data-style-name="N20100">
      <style:table-cell-properties fo:border-top="0.74pt solid #000000" fo:border-bottom="0.74pt solid #000000" fo:padding="0cm" fo:padding-left="0cm" fo:padding-right="0cm" fo:padding-top="0cm" fo:padding-bottom="0cm"/>
    </style:style>
    <style:style style:name="Academic.2" style:family="table-cell" style:data-style-name="N20000">
      <style:table-cell-properties fo:border-bottom="0.74pt solid #000000" fo:padding="0cm" fo:padding-left="0cm" fo:padding-right="0cm" fo:padding-top="0cm" fo:padding-bottom="0cm"/>
    </style:style>
    <style:style style:name="Academic.3" style:family="table-cell" style:data-style-name="N20100">
      <style:table-cell-properties fo:padding="0cm" fo:padding-left="0cm" fo:padding-right="0cm" fo:padding-top="0cm" fo:padding-bottom="0cm"/>
    </style:style>
    <style:style style:name="Academic.4" style:family="table-cell" style:data-style-name="N20000">
      <style:table-cell-properties fo:padding="0cm" fo:padding-left="0cm" fo:padding-right="0cm" fo:padding-top="0cm" fo:padding-bottom="0cm"/>
    </style:style>
    <style:style style:name="Academic.5" style:family="table-cell" style:data-style-name="N20000">
      <style:table-cell-properties fo:padding="0cm" fo:padding-left="0cm" fo:padding-right="0cm" fo:padding-top="0cm" fo:padding-bottom="0cm"/>
    </style:style>
    <style:style style:name="Academic.6" style:family="table-cell" style:data-style-name="N20100">
      <style:table-cell-properties fo:padding="0cm" fo:padding-left="0cm" fo:padding-right="0cm" fo:padding-top="0cm" fo:padding-bottom="0cm"/>
    </style:style>
    <style:style style:name="Academic.7" style:family="table-cell" style:data-style-name="N20000">
      <style:table-cell-properties fo:padding="0cm" fo:padding-left="0cm" fo:padding-right="0cm" fo:padding-top="0cm" fo:padding-bottom="0cm"/>
    </style:style>
    <style:style style:name="Academic.8" style:family="table-cell" style:data-style-name="N20000">
      <style:table-cell-properties fo:padding="0cm" fo:padding-left="0cm" fo:padding-right="0cm" fo:padding-top="0cm" fo:padding-bottom="0cm"/>
    </style:style>
    <style:style style:name="Academic.9" style:family="table-cell" style:data-style-name="N20000">
      <style:table-cell-properties fo:padding="0cm" fo:padding-left="0cm" fo:padding-right="0cm" fo:padding-top="0cm" fo:padding-bottom="0cm"/>
    </style:style>
    <style:style style:name="Academic.10" style:family="table-cell" style:data-style-name="N20000">
      <style:table-cell-properties fo:padding="0cm" fo:padding-left="0cm" fo:padding-right="0cm" fo:padding-top="0cm" fo:padding-bottom="0cm"/>
    </style:style>
    <style:style style:name="Academic.11" style:family="table-cell" style:data-style-name="N20100">
      <style:table-cell-properties fo:border-top="0.74pt solid #000000" fo:border-bottom="0.74pt solid #000000" fo:padding="0cm" fo:padding-left="0cm" fo:padding-right="0cm" fo:padding-top="0cm" fo:padding-bottom="0cm"/>
    </style:style>
    <style:style style:name="Academic.12" style:family="table-cell" style:data-style-name="N20100">
      <style:table-cell-properties fo:border-top="0.74pt solid #000000" fo:border-bottom="0.74pt solid #000000" fo:padding="0cm" fo:padding-left="0cm" fo:padding-right="0cm" fo:padding-top="0cm" fo:padding-bottom="0cm"/>
    </style:style>
    <style:style style:name="Academic.13" style:family="table-cell" style:data-style-name="N20100">
      <style:table-cell-properties fo:border-bottom="0.74pt solid #000000" fo:padding="0cm" fo:padding-left="0cm" fo:padding-right="0cm" fo:padding-top="0cm" fo:padding-bottom="0cm"/>
    </style:style>
    <style:style style:name="Academic.14" style:family="table-cell" style:data-style-name="N20000">
      <style:table-cell-properties fo:border-bottom="0.74pt solid #000000" fo:padding="0cm" fo:padding-left="0cm" fo:padding-right="0cm" fo:padding-top="0cm" fo:padding-bottom="0cm"/>
    </style:style>
    <style:style style:name="Academic.15" style:family="table-cell" style:data-style-name="N20100">
      <style:table-cell-properties fo:border-top="0.74pt solid #000000" fo:border-bottom="0.74pt solid #000000" fo:padding="0cm" fo:padding-left="0cm" fo:padding-right="0cm" fo:padding-top="0cm" fo:padding-bottom="0cm"/>
    </style:style>
    <style:style style:name="Academic.16" style:family="table-cell" style:data-style-name="N20000">
      <style:table-cell-properties fo:border-bottom="0.74pt solid #000000" fo:padding="0cm" fo:padding-left="0cm" fo:padding-right="0cm" fo:padding-top="0cm" fo:padding-bottom="0cm"/>
    </style:style>
    <style:style style:name="Box_20_List_20_Blue.1" style:display-name="Box List Blue.1"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data-style-name="N2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data-style-name="N20100">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data-style-name="N20000">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data-style-name="N20000">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data-style-name="N20100">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data-style-name="N20000">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data-style-name="N20000">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data-style-name="N2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data-style-name="N2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data-style-name="N2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Green.1" style:display-name="Box List Green.1" style:family="table-cell" style:data-style-name="N2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Green.2" style:display-name="Box List Green.2" style:family="table-cell" style:data-style-name="N2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Green.3" style:display-name="Box List Green.3" style:family="table-cell" style:data-style-name="N20100">
      <style:table-cell-properties fo:border-left="0.74pt solid #009353" fo:padding="0cm" fo:padding-left="0cm" fo:padding-right="0cm" fo:padding-top="0cm" fo:padding-bottom="0cm"/>
      <style:text-properties style:font-name="Liberation Sans" fo:font-family="'Liberation Sans'" style:font-family-generic="swiss"/>
    </style:style>
    <style:style style:name="Box_20_List_20_Green.4" style:display-name="Box List Green.4" style:family="table-cell" style:data-style-name="N20000">
      <style:table-cell-properties fo:border-right="0.74pt solid #009353" fo:padding="0cm" fo:padding-left="0cm" fo:padding-right="0cm" fo:padding-top="0cm" fo:padding-bottom="0cm"/>
      <style:text-properties style:font-name="Liberation Sans" fo:font-family="'Liberation Sans'" style:font-family-generic="swiss"/>
    </style:style>
    <style:style style:name="Box_20_List_20_Green.5" style:display-name="Box List Green.5" style:family="table-cell" style:data-style-name="N20000">
      <style:table-cell-properties fo:padding="0cm" fo:padding-left="0cm" fo:padding-right="0cm" fo:padding-top="0cm" fo:padding-bottom="0cm"/>
      <style:text-properties style:font-name="Liberation Sans" fo:font-family="'Liberation Sans'" style:font-family-generic="swiss"/>
    </style:style>
    <style:style style:name="Box_20_List_20_Green.6" style:display-name="Box List Green.6" style:family="table-cell" style:data-style-name="N20100">
      <style:table-cell-properties fo:background-color="#dddddd" fo:border-left="0.74pt solid #009353" fo:padding="0cm" fo:padding-left="0cm" fo:padding-right="0cm" fo:padding-top="0cm" fo:padding-bottom="0cm"/>
      <style:text-properties style:font-name="Liberation Sans" fo:font-family="'Liberation Sans'" style:font-family-generic="swiss"/>
    </style:style>
    <style:style style:name="Box_20_List_20_Green.7" style:display-name="Box List Green.7" style:family="table-cell" style:data-style-name="N20000">
      <style:table-cell-properties fo:padding="0cm" fo:padding-left="0cm" fo:padding-right="0cm" fo:padding-top="0cm" fo:padding-bottom="0cm"/>
      <style:text-properties style:font-name="Liberation Sans" fo:font-family="'Liberation Sans'" style:font-family-generic="swiss"/>
    </style:style>
    <style:style style:name="Box_20_List_20_Green.8" style:display-name="Box List Green.8"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Green.9" style:display-name="Box List Green.9"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Green.10" style:display-name="Box List Green.10" style:family="table-cell" style:data-style-name="N20000">
      <style:table-cell-properties fo:background-color="#dddddd" fo:border-right="0.74pt solid #009353" fo:padding="0cm" fo:padding-left="0cm" fo:padding-right="0cm" fo:padding-top="0cm" fo:padding-bottom="0cm"/>
      <style:text-properties style:font-name="Liberation Sans" fo:font-family="'Liberation Sans'" style:font-family-generic="swiss"/>
    </style:style>
    <style:style style:name="Box_20_List_20_Green.11" style:display-name="Box List Green.11" style:family="table-cell" style:data-style-name="N20100">
      <style:table-cell-properties fo:background-color="#009353" fo:border-lef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Green.12" style:display-name="Box List Green.12" style:family="table-cell" style:data-style-name="N20100">
      <style:table-cell-properties fo:background-color="#009353" fo:border-righ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Green.13" style:display-name="Box List Green.13" style:family="table-cell" style:data-style-name="N20100">
      <style:table-cell-properties fo:background-color="#bee3d3" fo:border-lef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Green.14" style:display-name="Box List Green.14" style:family="table-cell" style:data-style-name="N20000">
      <style:table-cell-properties fo:background-color="#bee3d3" fo:border-righ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Green.15" style:display-name="Box List Green.15" style:family="table-cell" style:data-style-name="N2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Green.16" style:display-name="Box List Green.16" style:family="table-cell" style:data-style-name="N2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Red.1" style:display-name="Box List Red.1" style:family="table-cell" style:data-style-name="N20100">
      <style:table-cell-properties fo:background-color="#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2" style:display-name="Box List Red.2" style:family="table-cell" style:data-style-name="N20000">
      <style:table-cell-properties fo:background-color="#fcd3c1"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Red.3" style:display-name="Box List Red.3" style:family="table-cell" style:data-style-name="N20100">
      <style:table-cell-properties fo:border-left="0.74pt solid #ce181e" fo:padding="0cm" fo:padding-left="0cm" fo:padding-right="0cm" fo:padding-top="0cm" fo:padding-bottom="0cm"/>
      <style:text-properties style:font-name="Liberation Sans" fo:font-family="'Liberation Sans'" style:font-family-generic="swiss"/>
    </style:style>
    <style:style style:name="Box_20_List_20_Red.4" style:display-name="Box List Red.4" style:family="table-cell" style:data-style-name="N20000">
      <style:table-cell-properties fo:border-right="0.74pt solid #ce181e" fo:padding="0cm" fo:padding-left="0cm" fo:padding-right="0cm" fo:padding-top="0cm" fo:padding-bottom="0cm"/>
      <style:text-properties style:font-name="Liberation Sans" fo:font-family="'Liberation Sans'" style:font-family-generic="swiss"/>
    </style:style>
    <style:style style:name="Box_20_List_20_Red.5" style:display-name="Box List Red.5" style:family="table-cell" style:data-style-name="N20000">
      <style:table-cell-properties fo:padding="0cm" fo:padding-left="0cm" fo:padding-right="0cm" fo:padding-top="0cm" fo:padding-bottom="0cm"/>
      <style:text-properties style:font-name="Liberation Sans" fo:font-family="'Liberation Sans'" style:font-family-generic="swiss"/>
    </style:style>
    <style:style style:name="Box_20_List_20_Red.6" style:display-name="Box List Red.6" style:family="table-cell" style:data-style-name="N20100">
      <style:table-cell-properties fo:background-color="#dddddd" fo:border-left="0.74pt solid #ce181e" fo:padding="0cm" fo:padding-left="0cm" fo:padding-right="0cm" fo:padding-top="0cm" fo:padding-bottom="0cm"/>
      <style:text-properties style:font-name="Liberation Sans" fo:font-family="'Liberation Sans'" style:font-family-generic="swiss"/>
    </style:style>
    <style:style style:name="Box_20_List_20_Red.7" style:display-name="Box List Red.7" style:family="table-cell" style:data-style-name="N20000">
      <style:table-cell-properties fo:padding="0cm" fo:padding-left="0cm" fo:padding-right="0cm" fo:padding-top="0cm" fo:padding-bottom="0cm"/>
      <style:text-properties style:font-name="Liberation Sans" fo:font-family="'Liberation Sans'" style:font-family-generic="swiss"/>
    </style:style>
    <style:style style:name="Box_20_List_20_Red.8" style:display-name="Box List Red.8"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Red.9" style:display-name="Box List Red.9"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Red.10" style:display-name="Box List Red.10" style:family="table-cell" style:data-style-name="N20000">
      <style:table-cell-properties fo:background-color="#dddddd" fo:border-right="0.74pt solid #ce181e" fo:padding="0cm" fo:padding-left="0cm" fo:padding-right="0cm" fo:padding-top="0cm" fo:padding-bottom="0cm"/>
      <style:text-properties style:font-name="Liberation Sans" fo:font-family="'Liberation Sans'" style:font-family-generic="swiss"/>
    </style:style>
    <style:style style:name="Box_20_List_20_Red.11" style:display-name="Box List Red.11" style:family="table-cell" style:data-style-name="N20100">
      <style:table-cell-properties fo:background-color="#ce181e" fo:border-left="0.74pt solid #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12" style:display-name="Box List Red.12" style:family="table-cell" style:data-style-name="N20100">
      <style:table-cell-properties fo:background-color="#ce181e" fo:border-right="0.74pt solid #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13" style:display-name="Box List Red.13" style:family="table-cell" style:data-style-name="N20100">
      <style:table-cell-properties fo:background-color="#fcd3c1" fo:border-left="0.74pt solid #ce181e"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Red.14" style:display-name="Box List Red.14" style:family="table-cell" style:data-style-name="N20000">
      <style:table-cell-properties fo:background-color="#fcd3c1" fo:border-right="0.74pt solid #ce181e"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Red.15" style:display-name="Box List Red.15" style:family="table-cell" style:data-style-name="N20100">
      <style:table-cell-properties fo:background-color="#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16" style:display-name="Box List Red.16" style:family="table-cell" style:data-style-name="N20000">
      <style:table-cell-properties fo:background-color="#fcd3c1"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 style:display-name="Box List Yellow.1" style:family="table-cell" style:data-style-name="N2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2" style:display-name="Box List Yellow.2" style:family="table-cell" style:data-style-name="N2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3" style:display-name="Box List Yellow.3" style:family="table-cell" style:data-style-name="N20100">
      <style:table-cell-properties fo:border-left="0.74pt solid #faa61a" fo:padding="0cm" fo:padding-left="0cm" fo:padding-right="0cm" fo:padding-top="0cm" fo:padding-bottom="0cm"/>
      <style:text-properties style:font-name="Liberation Sans" fo:font-family="'Liberation Sans'" style:font-family-generic="swiss"/>
    </style:style>
    <style:style style:name="Box_20_List_20_Yellow.4" style:display-name="Box List Yellow.4" style:family="table-cell" style:data-style-name="N20000">
      <style:table-cell-properties fo:border-right="0.74pt solid #faa61a" fo:padding="0cm" fo:padding-left="0cm" fo:padding-right="0cm" fo:padding-top="0cm" fo:padding-bottom="0cm"/>
      <style:text-properties style:font-name="Liberation Sans" fo:font-family="'Liberation Sans'" style:font-family-generic="swiss"/>
    </style:style>
    <style:style style:name="Box_20_List_20_Yellow.5" style:display-name="Box List Yellow.5" style:family="table-cell" style:data-style-name="N20000">
      <style:table-cell-properties fo:padding="0cm" fo:padding-left="0cm" fo:padding-right="0cm" fo:padding-top="0cm" fo:padding-bottom="0cm"/>
      <style:text-properties style:font-name="Liberation Sans" fo:font-family="'Liberation Sans'" style:font-family-generic="swiss"/>
    </style:style>
    <style:style style:name="Box_20_List_20_Yellow.6" style:display-name="Box List Yellow.6" style:family="table-cell" style:data-style-name="N20100">
      <style:table-cell-properties fo:background-color="#dddddd" fo:border-left="0.74pt solid #faa61a" fo:padding="0cm" fo:padding-left="0cm" fo:padding-right="0cm" fo:padding-top="0cm" fo:padding-bottom="0cm"/>
      <style:text-properties style:font-name="Liberation Sans" fo:font-family="'Liberation Sans'" style:font-family-generic="swiss"/>
    </style:style>
    <style:style style:name="Box_20_List_20_Yellow.7" style:display-name="Box List Yellow.7" style:family="table-cell" style:data-style-name="N20000">
      <style:table-cell-properties fo:padding="0cm" fo:padding-left="0cm" fo:padding-right="0cm" fo:padding-top="0cm" fo:padding-bottom="0cm"/>
      <style:text-properties style:font-name="Liberation Sans" fo:font-family="'Liberation Sans'" style:font-family-generic="swiss"/>
    </style:style>
    <style:style style:name="Box_20_List_20_Yellow.8" style:display-name="Box List Yellow.8"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9" style:display-name="Box List Yellow.9"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10" style:display-name="Box List Yellow.10" style:family="table-cell" style:data-style-name="N20000">
      <style:table-cell-properties fo:background-color="#dddddd" fo:border-right="0.74pt solid #faa61a" fo:padding="0cm" fo:padding-left="0cm" fo:padding-right="0cm" fo:padding-top="0cm" fo:padding-bottom="0cm"/>
      <style:text-properties style:font-name="Liberation Sans" fo:font-family="'Liberation Sans'" style:font-family-generic="swiss"/>
    </style:style>
    <style:style style:name="Box_20_List_20_Yellow.11" style:display-name="Box List Yellow.11" style:family="table-cell" style:data-style-name="N2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2" style:display-name="Box List Yellow.12" style:family="table-cell" style:data-style-name="N2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3" style:display-name="Box List Yellow.13" style:family="table-cell" style:data-style-name="N2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4" style:display-name="Box List Yellow.14" style:family="table-cell" style:data-style-name="N2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5" style:display-name="Box List Yellow.15" style:family="table-cell" style:data-style-name="N2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6" style:display-name="Box List Yellow.16" style:family="table-cell" style:data-style-name="N2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2" style:family="table-cell" style:data-style-name="N2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3" style:family="table-cell" style:data-style-name="N2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4"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5"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6" style:family="table-cell" style:data-style-name="N2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7"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8"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9"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0"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1"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2"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3" style:family="table-cell" style:data-style-name="N2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4" style:family="table-cell" style:data-style-name="N2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5"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6" style:family="table-cell" style:data-style-name="N2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Financial.1" style:family="table-cell" style:data-style-name="N20100">
      <style:table-cell-properties fo:background-color="#cccccc" fo:border-right="0.74pt solid #b2b2b2"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20100">
      <style:table-cell-properties fo:border-left="0.74pt solid #000000"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6" style:family="table-cell" style:data-style-name="N20100">
      <style:table-cell-properties fo:border-left="0.74pt solid #000000"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1" style:family="table-cell" style:data-style-name="N20100">
      <style:table-cell-properties fo:background-color="#cccccc" fo:border-left="0.74pt solid #000000" fo:border-right="0.74pt solid #b2b2b2"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2" style:family="table-cell" style:data-style-name="N20100">
      <style:table-cell-properties fo:background-color="#cccccc" fo:border-left="0.74pt solid #b2b2b2" fo:border-right="0.74pt solid #000000"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3" style:family="table-cell" style:data-style-name="N20100">
      <style:table-cell-properties fo:border-left="0.74pt solid #000000" fo:border-right="0.74pt solid #b2b2b2"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20100">
      <style:table-cell-properties fo:background-color="#cccccc" fo:border-right="0.74pt solid #b2b2b2"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Simple_20_Grid_20_Columns.1" style:display-name="Simple Grid Columns.1"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data-style-name="N2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data-style-name="N2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data-style-name="N2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data-style-name="N2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data-style-name="N2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data-style-name="N2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data-style-name="N2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 style:display-name="Simple Grid Rows.1"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2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2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2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2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2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2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List_20_Shaded.1" style:display-name="Simple List Shaded.1" style:family="table-cell" style:data-style-name="N20100">
      <style:table-cell-properties fo:background-color="#000000" fo:padding="0cm" fo:padding-left="0cm" fo:padding-right="0cm" fo:padding-top="0cm" fo:padding-bottom="0cm"/>
      <style:text-properties fo:color="#ffffff" fo:font-weight="bold" style:font-weight-asian="bold" style:font-weight-complex="bold"/>
    </style:style>
    <style:style style:name="Simple_20_List_20_Shaded.2" style:display-name="Simple List Shaded.2" style:family="table-cell" style:data-style-name="N20000">
      <style:table-cell-properties fo:border-bottom="0.74pt solid #000000" fo:padding="0cm" fo:padding-left="0cm" fo:padding-right="0cm" fo:padding-top="0cm" fo:padding-bottom="0cm"/>
    </style:style>
    <style:style style:name="Simple_20_List_20_Shaded.3" style:display-name="Simple List Shaded.3" style:family="table-cell" style:data-style-name="N20100">
      <style:table-cell-properties fo:padding="0cm" fo:padding-left="0cm" fo:padding-right="0cm" fo:padding-top="0cm" fo:padding-bottom="0cm"/>
    </style:style>
    <style:style style:name="Simple_20_List_20_Shaded.4" style:display-name="Simple List Shaded.4" style:family="table-cell" style:data-style-name="N20000">
      <style:table-cell-properties fo:padding="0cm" fo:padding-left="0cm" fo:padding-right="0cm" fo:padding-top="0cm" fo:padding-bottom="0cm"/>
    </style:style>
    <style:style style:name="Simple_20_List_20_Shaded.5" style:display-name="Simple List Shaded.5" style:family="table-cell" style:data-style-name="N20000">
      <style:table-cell-properties fo:padding="0cm" fo:padding-left="0cm" fo:padding-right="0cm" fo:padding-top="0cm" fo:padding-bottom="0cm"/>
    </style:style>
    <style:style style:name="Simple_20_List_20_Shaded.6" style:display-name="Simple List Shaded.6" style:family="table-cell" style:data-style-name="N20100">
      <style:table-cell-properties fo:background-color="#cccccc" fo:padding="0cm" fo:padding-left="0cm" fo:padding-right="0cm" fo:padding-top="0cm" fo:padding-bottom="0cm"/>
    </style:style>
    <style:style style:name="Simple_20_List_20_Shaded.7" style:display-name="Simple List Shaded.7" style:family="table-cell" style:data-style-name="N20000">
      <style:table-cell-properties fo:padding="0cm" fo:padding-left="0cm" fo:padding-right="0cm" fo:padding-top="0cm" fo:padding-bottom="0cm"/>
    </style:style>
    <style:style style:name="Simple_20_List_20_Shaded.8" style:display-name="Simple List Shaded.8" style:family="table-cell" style:data-style-name="N20000">
      <style:table-cell-properties fo:background-color="#cccccc" fo:padding="0cm" fo:padding-left="0cm" fo:padding-right="0cm" fo:padding-top="0cm" fo:padding-bottom="0cm"/>
    </style:style>
    <style:style style:name="Simple_20_List_20_Shaded.9" style:display-name="Simple List Shaded.9" style:family="table-cell" style:data-style-name="N20000">
      <style:table-cell-properties fo:background-color="#cccccc" fo:padding="0cm" fo:padding-left="0cm" fo:padding-right="0cm" fo:padding-top="0cm" fo:padding-bottom="0cm"/>
    </style:style>
    <style:style style:name="Simple_20_List_20_Shaded.10" style:display-name="Simple List Shaded.10" style:family="table-cell" style:data-style-name="N20000">
      <style:table-cell-properties fo:background-color="#cccccc" fo:padding="0cm" fo:padding-left="0cm" fo:padding-right="0cm" fo:padding-top="0cm" fo:padding-bottom="0cm"/>
    </style:style>
    <style:style style:name="Simple_20_List_20_Shaded.11" style:display-name="Simple List Shaded.11" style:family="table-cell" style:data-style-name="N20100">
      <style:table-cell-properties fo:background-color="#000000" fo:padding="0cm" fo:padding-left="0cm" fo:padding-right="0cm" fo:padding-top="0cm" fo:padding-bottom="0cm"/>
      <style:text-properties fo:color="#ffffff" fo:font-weight="bold" style:font-weight-asian="bold" style:font-weight-complex="bold"/>
    </style:style>
    <style:style style:name="Simple_20_List_20_Shaded.12" style:display-name="Simple List Shaded.12" style:family="table-cell" style:data-style-name="N20100">
      <style:table-cell-properties fo:background-color="#000000" fo:padding="0cm" fo:padding-left="0cm" fo:padding-right="0cm" fo:padding-top="0cm" fo:padding-bottom="0cm"/>
      <style:text-properties fo:color="#ffffff" fo:font-weight="bold" style:font-weight-asian="bold" style:font-weight-complex="bold"/>
    </style:style>
    <style:style style:name="Simple_20_List_20_Shaded.13" style:display-name="Simple List Shaded.13" style:family="table-cell" style:data-style-name="N20100">
      <style:table-cell-properties fo:border-bottom="0.74pt solid #000000" fo:padding="0cm" fo:padding-left="0cm" fo:padding-right="0cm" fo:padding-top="0cm" fo:padding-bottom="0cm"/>
    </style:style>
    <style:style style:name="Simple_20_List_20_Shaded.14" style:display-name="Simple List Shaded.14" style:family="table-cell" style:data-style-name="N20000">
      <style:table-cell-properties fo:border-bottom="0.74pt solid #000000" fo:padding="0cm" fo:padding-left="0cm" fo:padding-right="0cm" fo:padding-top="0cm" fo:padding-bottom="0cm"/>
    </style:style>
    <style:style style:name="Simple_20_List_20_Shaded.15" style:display-name="Simple List Shaded.15" style:family="table-cell" style:data-style-name="N20100">
      <style:table-cell-properties fo:background-color="#000000" fo:padding="0cm" fo:padding-left="0cm" fo:padding-right="0cm" fo:padding-top="0cm" fo:padding-bottom="0cm"/>
      <style:text-properties fo:color="#ffffff" fo:font-weight="bold" style:font-weight-asian="bold" style:font-weight-complex="bold"/>
    </style:style>
    <style:style style:name="Simple_20_List_20_Shaded.16" style:display-name="Simple List Shaded.16" style:family="table-cell" style:data-style-name="N2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table:table-templat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table:table-templat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table:table-template>
    <table:table-template table:name="Box List Red" table:first-row-end-column="row" table:first-row-start-column="row" table:last-row-end-column="row" table:last-row-start-column="row">
      <table:first-row table:style-name="Box_20_List_20_Red.1"/>
      <table:last-row table:style-name="Box_20_List_20_Red.2"/>
      <table:first-column table:style-name="Box_20_List_20_Red.3"/>
      <table:last-column table:style-name="Box_20_List_20_Red.4"/>
      <table:body table:style-name="Box_20_List_20_Red.9"/>
      <table:even-rows table:style-name="Box_20_List_20_Red.5"/>
      <table:odd-rows table:style-name="Box_20_List_20_Red.6"/>
      <table:even-columns table:style-name="Box_20_List_20_Red.7"/>
      <table:odd-columns table:style-name="Box_20_List_20_Red.8"/>
      <table:background table:style-name="Box_20_List_20_Red.10"/>
    </table:table-templat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table:table-templat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table:table-templat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table:table-templat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table:table-templat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previous" text:page-adjust="1">1</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4-11-19T07:59:44.419865733</meta:creation-date>
    <dc:date>2024-11-19T08:13:13.136219166</dc:date>
    <meta:editing-duration>PT4M46S</meta:editing-duration>
    <meta:editing-cycles>1</meta:editing-cycles>
    <meta:document-statistic meta:table-count="11" meta:image-count="0" meta:object-count="0" meta:page-count="73" meta:paragraph-count="1408" meta:word-count="22461" meta:character-count="133854" meta:non-whitespace-character-count="112638"/>
    <meta:generator>LibreOffice/24.8.2.1$Linux_X86_64 LibreOffice_project/480$Build-1</meta:generator>
  </office:meta>
</office:document-meta>
</file>